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FZSongS-Extended(SIP)" svg:font-family="FZSongS-Extended(SIP)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74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1563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1.2327in"/>
    </style:style>
    <style:style style:name="co8" style:family="table-column">
      <style:table-column-properties fo:break-before="auto" style:column-width="1.2008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35in" fo:break-before="auto" style:use-optimal-row-height="true"/>
    </style:style>
    <style:style style:name="ta1" style:family="table" style:master-page-name="PageStyle_5f_location">
      <style:table-properties table:display="true" style:writing-mode="lr-tb" tableooo:tab-color="#b3b3b3"/>
    </style:style>
    <style:style style:name="ta2" style:family="table" style:master-page-name="PageStyle_5f_Sheet1">
      <style:table-properties table:display="true" style:writing-mode="lr-tb" tableooo:tab-color="#b3b3b3"/>
    </style:style>
    <style:style style:name="ta3" style:family="table" style:master-page-name="PageStyle_5f_filtered">
      <style:table-properties table:display="true" style:writing-mode="lr-tb" tableooo:tab-color="#b3b3b3"/>
    </style:style>
    <style:style style:name="ta4" style:family="table" style:master-page-name="PageStyle_5f_vio_5f_stat">
      <style:table-properties table:display="true" style:writing-mode="lr-tb" tableooo:tab-color="#b3b3b3"/>
    </style:style>
    <style:style style:name="ta5" style:family="table" style:master-page-name="PageStyle_5f_loc-vio">
      <style:table-properties table:display="true" style:writing-mode="lr-tb" tableooo:tab-color="#b3b3b3"/>
    </style:style>
    <style:style style:name="ta6" style:family="table" style:master-page-name="PageStyle_5f_joint">
      <style:table-properties table:display="true" style:writing-mode="lr-tb" tableooo:tab-color="#b3b3b3"/>
    </style:style>
    <style:style style:name="ta7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60"/>
    <style:style style:name="ce3" style:family="table-cell" style:parent-style-name="Default" style:data-style-name="N60">
      <style:table-cell-properties fo:padding="0.028in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3c3c3c" fo:padding="0.028in" style:rotation-align="none"/>
    </style:style>
    <style:style style:name="ce6" style:family="table-cell" style:parent-style-name="Default">
      <style:table-cell-properties style:diagonal-bl-tr="none" style:diagonal-tl-br="none" fo:border="0.06pt solid #3c3c3c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3c3c3c" fo:padding="0.028in" style:rotation-align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fo:border="0.06pt solid #3c3c3c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draw:ole-draw-aspect="1"/>
    </style:style>
    <style:style style:name="gr3" style:family="graphic">
      <style:graphic-properties draw:stroke="none" draw:fill-color="#ffffff" draw:textarea-horizontal-align="justify" draw:textarea-vertical-align="middle" draw:ole-draw-aspect="1"/>
    </style:style>
    <style:style style:name="gr4" style:family="graphic">
      <style:graphic-properties draw:stroke="none" draw:fill="none" draw:textarea-horizontal-align="justify" draw:textarea-vertical-align="middle" draw:ole-draw-aspect="1"/>
    </style:style>
    <style:style style:name="gr5" style:family="graphic">
      <style:graphic-properties draw:stroke="none" draw:stroke-dash="Ultrafine_20_Dashed" draw:fill="none" draw:textarea-horizontal-align="justify" draw:textarea-vertical-align="middle" draw:ole-draw-aspect="1"/>
    </style:style>
    <style:style style:name="gr6" style:family="graphic">
      <style:graphic-properties draw:stroke="none" draw:fill-color="#ffffff" draw:textarea-horizontal-align="justify" draw:textarea-vertical-align="middle" draw:shadow-offset-x="0.1201in" draw:shadow-offset-y="0.1201in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location_wf_change_to_30" table:style-name="ta1">
        <office:forms form:automatic-focus="false" form:apply-design-mode="false"/>
        <table:shapes>
          <draw:frame draw:z-index="0" draw:style-name="gr1" draw:text-style-name="P1" svg:width="6.2988in" svg:height="3.5429in" svg:x="5.1803in" svg:y="3.6228in">
            <draw:object draw:notify-on-update-of-ranges="location_wf_change_to_30.A2:location_wf_change_to_30.A40 location_wf_change_to_30.B1:location_wf_change_to_30.B1 location_wf_change_to_30.B2:location_wf_change_to_30.B40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" draw:style-name="gr1" draw:text-style-name="P1" svg:width="6.2988in" svg:height="3.5429in" svg:x="5.1201in" svg:y="8.063in">
            <draw:object draw:notify-on-update-of-ranges="location_wf_change_to_30.C1:location_wf_change_to_30.C1 location_wf_change_to_30.C2:location_wf_change_to_30.C40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2" draw:style-name="gr1" draw:text-style-name="P1" svg:width="6.2988in" svg:height="3.5429in" svg:x="5.1524in" svg:y="12.3957in">
            <draw:object draw:notify-on-update-of-ranges="location_wf_change_to_30.D1:location_wf_change_to_30.D1 location_wf_change_to_30.D2:location_wf_change_to_30.D40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3" draw:style-name="gr1" draw:text-style-name="P1" svg:width="6.2988in" svg:height="3.5429in" svg:x="5.0984in" svg:y="16.6563in">
            <draw:object draw:notify-on-update-of-ranges="location_wf_change_to_30.E1:location_wf_change_to_30.E1 location_wf_change_to_30.E2:location_wf_change_to_30.E40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55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BUS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47.20471" calcext:value-type="float">
            <text:p>47.20471</text:p>
          </table:table-cell>
          <table:table-cell table:style-name="Default" office:value-type="float" office:value="47.252897" calcext:value-type="float">
            <text:p>47.252897</text:p>
          </table:table-cell>
          <table:table-cell table:style-name="Default" office:value-type="float" office:value="50.50278" calcext:value-type="float">
            <text:p>50.50278</text:p>
          </table:table-cell>
          <table:table-cell table:style-name="Default" office:value-type="float" office:value="55.874945" calcext:value-type="float">
            <text:p>55.87494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46.376873" calcext:value-type="float">
            <text:p>46.376873</text:p>
          </table:table-cell>
          <table:table-cell table:style-name="Default" office:value-type="float" office:value="46.413416" calcext:value-type="float">
            <text:p>46.413416</text:p>
          </table:table-cell>
          <table:table-cell table:style-name="Default" office:value-type="float" office:value="49.394436" calcext:value-type="float">
            <text:p>49.394436</text:p>
          </table:table-cell>
          <table:table-cell table:style-name="Default" office:value-type="float" office:value="54.551341" calcext:value-type="float">
            <text:p>54.55134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46.797449" calcext:value-type="float">
            <text:p>46.797449</text:p>
          </table:table-cell>
          <table:table-cell table:style-name="Default" office:value-type="float" office:value="46.836684" calcext:value-type="float">
            <text:p>46.836684</text:p>
          </table:table-cell>
          <table:table-cell table:style-name="Default" office:value-type="float" office:value="49.884565" calcext:value-type="float">
            <text:p>49.884565</text:p>
          </table:table-cell>
          <table:table-cell table:style-name="Default" office:value-type="float" office:value="55.101317" calcext:value-type="float">
            <text:p>55.10131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6.608465" calcext:value-type="float">
            <text:p>46.608465</text:p>
          </table:table-cell>
          <table:table-cell table:style-name="Default" office:value-type="float" office:value="46.662742" calcext:value-type="float">
            <text:p>46.662742</text:p>
          </table:table-cell>
          <table:table-cell table:style-name="Default" office:value-type="float" office:value="50.049204" calcext:value-type="float">
            <text:p>50.049204</text:p>
          </table:table-cell>
          <table:table-cell table:style-name="Default" office:value-type="float" office:value="55.527797" calcext:value-type="float">
            <text:p>55.52779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45.61302" calcext:value-type="float">
            <text:p>45.61302</text:p>
          </table:table-cell>
          <table:table-cell table:style-name="Default" office:value-type="float" office:value="45.680525" calcext:value-type="float">
            <text:p>45.680525</text:p>
          </table:table-cell>
          <table:table-cell table:style-name="Default" office:value-type="float" office:value="49.350497" calcext:value-type="float">
            <text:p>49.350497</text:p>
          </table:table-cell>
          <table:table-cell table:style-name="Default" office:value-type="float" office:value="55.030973" calcext:value-type="float">
            <text:p>55.03097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45.215598" calcext:value-type="float">
            <text:p>45.215598</text:p>
          </table:table-cell>
          <table:table-cell table:style-name="Default" office:value-type="float" office:value="45.286804" calcext:value-type="float">
            <text:p>45.286804</text:p>
          </table:table-cell>
          <table:table-cell table:style-name="Default" office:value-type="float" office:value="49.035067" calcext:value-type="float">
            <text:p>49.035067</text:p>
          </table:table-cell>
          <table:table-cell table:style-name="Default" office:value-type="float" office:value="54.76997" calcext:value-type="float">
            <text:p>54.7699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46.003712" calcext:value-type="float">
            <text:p>46.003712</text:p>
          </table:table-cell>
          <table:table-cell table:style-name="Default" office:value-type="float" office:value="46.07091" calcext:value-type="float">
            <text:p>46.07091</text:p>
          </table:table-cell>
          <table:table-cell table:style-name="Default" office:value-type="float" office:value="49.73882" calcext:value-type="float">
            <text:p>49.73882</text:p>
          </table:table-cell>
          <table:table-cell table:style-name="Default" office:value-type="float" office:value="55.42302" calcext:value-type="float">
            <text:p>55.4230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46.275244" calcext:value-type="float">
            <text:p>46.275244</text:p>
          </table:table-cell>
          <table:table-cell table:style-name="Default" office:value-type="float" office:value="46.340499" calcext:value-type="float">
            <text:p>46.340499</text:p>
          </table:table-cell>
          <table:table-cell table:style-name="Default" office:value-type="float" office:value="49.967777" calcext:value-type="float">
            <text:p>49.967777</text:p>
          </table:table-cell>
          <table:table-cell table:style-name="Default" office:value-type="float" office:value="55.624202" calcext:value-type="float">
            <text:p>55.62420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46.929704" calcext:value-type="float">
            <text:p>46.929704</text:p>
          </table:table-cell>
          <table:table-cell table:style-name="Default" office:value-type="float" office:value="46.984811" calcext:value-type="float">
            <text:p>46.984811</text:p>
          </table:table-cell>
          <table:table-cell table:style-name="Default" office:value-type="float" office:value="50.39131" calcext:value-type="float">
            <text:p>50.39131</text:p>
          </table:table-cell>
          <table:table-cell table:style-name="Default" office:value-type="float" office:value="55.885348" calcext:value-type="float">
            <text:p>55.88534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44.775864" calcext:value-type="float">
            <text:p>44.775864</text:p>
          </table:table-cell>
          <table:table-cell table:style-name="Default" office:value-type="float" office:value="44.84079" calcext:value-type="float">
            <text:p>44.84079</text:p>
          </table:table-cell>
          <table:table-cell table:style-name="Default" office:value-type="float" office:value="48.446918" calcext:value-type="float">
            <text:p>48.446918</text:p>
          </table:table-cell>
          <table:table-cell table:style-name="Default" office:value-type="float" office:value="54.071179" calcext:value-type="float">
            <text:p>54.07117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44.94956" calcext:value-type="float">
            <text:p>44.94956</text:p>
          </table:table-cell>
          <table:table-cell table:style-name="Default" office:value-type="float" office:value="45.016503" calcext:value-type="float">
            <text:p>45.016503</text:p>
          </table:table-cell>
          <table:table-cell table:style-name="Default" office:value-type="float" office:value="48.668651" calcext:value-type="float">
            <text:p>48.668651</text:p>
          </table:table-cell>
          <table:table-cell table:style-name="Default" office:value-type="float" office:value="54.329106" calcext:value-type="float">
            <text:p>54.32910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45.145325" calcext:value-type="float">
            <text:p>45.145325</text:p>
          </table:table-cell>
          <table:table-cell table:style-name="Default" office:value-type="float" office:value="45.209565" calcext:value-type="float">
            <text:p>45.209565</text:p>
          </table:table-cell>
          <table:table-cell table:style-name="Default" office:value-type="float" office:value="48.803621" calcext:value-type="float">
            <text:p>48.803621</text:p>
          </table:table-cell>
          <table:table-cell table:style-name="Default" office:value-type="float" office:value="54.422582" calcext:value-type="float">
            <text:p>54.42258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45.144501" calcext:value-type="float">
            <text:p>45.144501</text:p>
          </table:table-cell>
          <table:table-cell table:style-name="Default" office:value-type="float" office:value="45.206563" calcext:value-type="float">
            <text:p>45.206563</text:p>
          </table:table-cell>
          <table:table-cell table:style-name="Default" office:value-type="float" office:value="48.751623" calcext:value-type="float">
            <text:p>48.751623</text:p>
          </table:table-cell>
          <table:table-cell table:style-name="Default" office:value-type="float" office:value="54.332958" calcext:value-type="float">
            <text:p>54.332958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45.996356" calcext:value-type="float">
            <text:p>45.996356</text:p>
          </table:table-cell>
          <table:table-cell table:style-name="Default" office:value-type="float" office:value="46.050893" calcext:value-type="float">
            <text:p>46.050893</text:p>
          </table:table-cell>
          <table:table-cell table:style-name="Default" office:value-type="float" office:value="49.435701" calcext:value-type="float">
            <text:p>49.435701</text:p>
          </table:table-cell>
          <table:table-cell table:style-name="Default" office:value-type="float" office:value="54.904375" calcext:value-type="float">
            <text:p>54.904375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46.450707" calcext:value-type="float">
            <text:p>46.450707</text:p>
          </table:table-cell>
          <table:table-cell table:style-name="Default" office:value-type="float" office:value="46.490692" calcext:value-type="float">
            <text:p>46.490692</text:p>
          </table:table-cell>
          <table:table-cell table:style-name="Default" office:value-type="float" office:value="49.552884" calcext:value-type="float">
            <text:p>49.552884</text:p>
          </table:table-cell>
          <table:table-cell table:style-name="Default" office:value-type="float" office:value="54.779058" calcext:value-type="float">
            <text:p>54.77905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46.037353" calcext:value-type="float">
            <text:p>46.037353</text:p>
          </table:table-cell>
          <table:table-cell table:style-name="Default" office:value-type="float" office:value="46.071215" calcext:value-type="float">
            <text:p>46.071215</text:p>
          </table:table-cell>
          <table:table-cell table:style-name="Default" office:value-type="float" office:value="48.992006" calcext:value-type="float">
            <text:p>48.992006</text:p>
          </table:table-cell>
          <table:table-cell table:style-name="Default" office:value-type="float" office:value="54.105409" calcext:value-type="float">
            <text:p>54.105409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46.279007" calcext:value-type="float">
            <text:p>46.279007</text:p>
          </table:table-cell>
          <table:table-cell table:style-name="Default" office:value-type="float" office:value="46.307725" calcext:value-type="float">
            <text:p>46.307725</text:p>
          </table:table-cell>
          <table:table-cell table:style-name="Default" office:value-type="float" office:value="49.113303" calcext:value-type="float">
            <text:p>49.113303</text:p>
          </table:table-cell>
          <table:table-cell table:style-name="Default" office:value-type="float" office:value="54.139066" calcext:value-type="float">
            <text:p>54.13906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46.626454" calcext:value-type="float">
            <text:p>46.626454</text:p>
          </table:table-cell>
          <table:table-cell table:style-name="Default" office:value-type="float" office:value="46.657047" calcext:value-type="float">
            <text:p>46.657047</text:p>
          </table:table-cell>
          <table:table-cell table:style-name="Default" office:value-type="float" office:value="49.507194" calcext:value-type="float">
            <text:p>49.507194</text:p>
          </table:table-cell>
          <table:table-cell table:style-name="Default" office:value-type="float" office:value="54.56925" calcext:value-type="float">
            <text:p>54.56925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44.894445" calcext:value-type="float">
            <text:p>44.894445</text:p>
          </table:table-cell>
          <table:table-cell table:style-name="Default" office:value-type="float" office:value="44.929065" calcext:value-type="float">
            <text:p>44.929065</text:p>
          </table:table-cell>
          <table:table-cell table:style-name="Default" office:value-type="float" office:value="47.862443" calcext:value-type="float">
            <text:p>47.862443</text:p>
          </table:table-cell>
          <table:table-cell table:style-name="Default" office:value-type="float" office:value="52.979957" calcext:value-type="float">
            <text:p>52.979957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45.286447" calcext:value-type="float">
            <text:p>45.286447</text:p>
          </table:table-cell>
          <table:table-cell table:style-name="Default" office:value-type="float" office:value="45.320846" calcext:value-type="float">
            <text:p>45.320846</text:p>
          </table:table-cell>
          <table:table-cell table:style-name="Default" office:value-type="float" office:value="48.249975" calcext:value-type="float">
            <text:p>48.249975</text:p>
          </table:table-cell>
          <table:table-cell table:style-name="Default" office:value-type="float" office:value="53.365117" calcext:value-type="float">
            <text:p>53.365117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45.546285" calcext:value-type="float">
            <text:p>45.546285</text:p>
          </table:table-cell>
          <table:table-cell table:style-name="Default" office:value-type="float" office:value="45.580541" calcext:value-type="float">
            <text:p>45.580541</text:p>
          </table:table-cell>
          <table:table-cell table:style-name="Default" office:value-type="float" office:value="48.507492" calcext:value-type="float">
            <text:p>48.507492</text:p>
          </table:table-cell>
          <table:table-cell table:style-name="Default" office:value-type="float" office:value="53.622228" calcext:value-type="float">
            <text:p>53.622228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44.617205" calcext:value-type="float">
            <text:p>44.617205</text:p>
          </table:table-cell>
          <table:table-cell table:style-name="Default" office:value-type="float" office:value="44.652062" calcext:value-type="float">
            <text:p>44.652062</text:p>
          </table:table-cell>
          <table:table-cell table:style-name="Default" office:value-type="float" office:value="47.589229" calcext:value-type="float">
            <text:p>47.589229</text:p>
          </table:table-cell>
          <table:table-cell table:style-name="Default" office:value-type="float" office:value="52.707722" calcext:value-type="float">
            <text:p>52.707722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44.663028" calcext:value-type="float">
            <text:p>44.663028</text:p>
          </table:table-cell>
          <table:table-cell table:style-name="Default" office:value-type="float" office:value="44.697858" calcext:value-type="float">
            <text:p>44.697858</text:p>
          </table:table-cell>
          <table:table-cell table:style-name="Default" office:value-type="float" office:value="47.634541" calcext:value-type="float">
            <text:p>47.634541</text:p>
          </table:table-cell>
          <table:table-cell table:style-name="Default" office:value-type="float" office:value="52.752826" calcext:value-type="float">
            <text:p>52.752826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46.048495" calcext:value-type="float">
            <text:p>46.048495</text:p>
          </table:table-cell>
          <table:table-cell table:style-name="Default" office:value-type="float" office:value="46.082349" calcext:value-type="float">
            <text:p>46.082349</text:p>
          </table:table-cell>
          <table:table-cell table:style-name="Default" office:value-type="float" office:value="49.002923" calcext:value-type="float">
            <text:p>49.002923</text:p>
          </table:table-cell>
          <table:table-cell table:style-name="Default" office:value-type="float" office:value="54.116128" calcext:value-type="float">
            <text:p>54.116128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44.344202" calcext:value-type="float">
            <text:p>44.344202</text:p>
          </table:table-cell>
          <table:table-cell table:style-name="Default" office:value-type="float" office:value="44.34252" calcext:value-type="float">
            <text:p>44.34252</text:p>
          </table:table-cell>
          <table:table-cell table:style-name="Default" office:value-type="float" office:value="46.446445" calcext:value-type="float">
            <text:p>46.446445</text:p>
          </table:table-cell>
          <table:table-cell table:style-name="Default" office:value-type="float" office:value="50.91683" calcext:value-type="float">
            <text:p>50.91683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45.312301" calcext:value-type="float">
            <text:p>45.312301</text:p>
          </table:table-cell>
          <table:table-cell table:style-name="Default" office:value-type="float" office:value="45.31446" calcext:value-type="float">
            <text:p>45.31446</text:p>
          </table:table-cell>
          <table:table-cell table:style-name="Default" office:value-type="float" office:value="47.507261" calcext:value-type="float">
            <text:p>47.507261</text:p>
          </table:table-cell>
          <table:table-cell table:style-name="Default" office:value-type="float" office:value="52.046073" calcext:value-type="float">
            <text:p>52.04607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46.154025" calcext:value-type="float">
            <text:p>46.154025</text:p>
          </table:table-cell>
          <table:table-cell table:style-name="Default" office:value-type="float" office:value="46.16898" calcext:value-type="float">
            <text:p>46.16898</text:p>
          </table:table-cell>
          <table:table-cell table:style-name="Default" office:value-type="float" office:value="48.660534" calcext:value-type="float">
            <text:p>48.660534</text:p>
          </table:table-cell>
          <table:table-cell table:style-name="Default" office:value-type="float" office:value="53.441211" calcext:value-type="float">
            <text:p>53.441211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44.554976" calcext:value-type="float">
            <text:p>44.554976</text:p>
          </table:table-cell>
          <table:table-cell table:style-name="Default" office:value-type="float" office:value="44.538429" calcext:value-type="float">
            <text:p>44.538429</text:p>
          </table:table-cell>
          <table:table-cell table:style-name="Default" office:value-type="float" office:value="46.29358" calcext:value-type="float">
            <text:p>46.29358</text:p>
          </table:table-cell>
          <table:table-cell table:style-name="Default" office:value-type="float" office:value="50.475557" calcext:value-type="float">
            <text:p>50.47555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43.708732" calcext:value-type="float">
            <text:p>43.708732</text:p>
          </table:table-cell>
          <table:table-cell table:style-name="Default" office:value-type="float" office:value="43.691964" calcext:value-type="float">
            <text:p>43.691964</text:p>
          </table:table-cell>
          <table:table-cell table:style-name="Default" office:value-type="float" office:value="45.4386" calcext:value-type="float">
            <text:p>45.4386</text:p>
          </table:table-cell>
          <table:table-cell table:style-name="Default" office:value-type="float" office:value="49.609594" calcext:value-type="float">
            <text:p>49.609594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46.382586" calcext:value-type="float">
            <text:p>46.382586</text:p>
          </table:table-cell>
          <table:table-cell table:style-name="Default" office:value-type="float" office:value="46.419264" calcext:value-type="float">
            <text:p>46.419264</text:p>
          </table:table-cell>
          <table:table-cell table:style-name="Default" office:value-type="float" office:value="49.403086" calcext:value-type="float">
            <text:p>49.403086</text:p>
          </table:table-cell>
          <table:table-cell table:style-name="Default" office:value-type="float" office:value="54.561441" calcext:value-type="float">
            <text:p>54.561441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44.945271" calcext:value-type="float">
            <text:p>44.945271</text:p>
          </table:table-cell>
          <table:table-cell table:style-name="Default" office:value-type="float" office:value="45.022639" calcext:value-type="float">
            <text:p>45.022639</text:p>
          </table:table-cell>
          <table:table-cell table:style-name="Default" office:value-type="float" office:value="48.877011" calcext:value-type="float">
            <text:p>48.877011</text:p>
          </table:table-cell>
          <table:table-cell table:style-name="Default" office:value-type="float" office:value="54.661577" calcext:value-type="float">
            <text:p>54.661577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44.721215" calcext:value-type="float">
            <text:p>44.721215</text:p>
          </table:table-cell>
          <table:table-cell table:style-name="Default" office:value-type="float" office:value="44.786831" calcext:value-type="float">
            <text:p>44.786831</text:p>
          </table:table-cell>
          <table:table-cell table:style-name="Default" office:value-type="float" office:value="48.404734" calcext:value-type="float">
            <text:p>48.404734</text:p>
          </table:table-cell>
          <table:table-cell table:style-name="Default" office:value-type="float" office:value="54.033686" calcext:value-type="float">
            <text:p>54.033686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44.040729" calcext:value-type="float">
            <text:p>44.040729</text:p>
          </table:table-cell>
          <table:table-cell table:style-name="Default" office:value-type="float" office:value="44.075774" calcext:value-type="float">
            <text:p>44.075774</text:p>
          </table:table-cell>
          <table:table-cell table:style-name="Default" office:value-type="float" office:value="47.01723" calcext:value-type="float">
            <text:p>47.01723</text:p>
          </table:table-cell>
          <table:table-cell table:style-name="Default" office:value-type="float" office:value="52.139196" calcext:value-type="float">
            <text:p>52.139196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44.433417" calcext:value-type="float">
            <text:p>44.433417</text:p>
          </table:table-cell>
          <table:table-cell table:style-name="Default" office:value-type="float" office:value="44.46822" calcext:value-type="float">
            <text:p>44.46822</text:p>
          </table:table-cell>
          <table:table-cell table:style-name="Default" office:value-type="float" office:value="47.40543" calcext:value-type="float">
            <text:p>47.40543</text:p>
          </table:table-cell>
          <table:table-cell table:style-name="Default" office:value-type="float" office:value="52.525584" calcext:value-type="float">
            <text:p>52.525584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44.608273" calcext:value-type="float">
            <text:p>44.608273</text:p>
          </table:table-cell>
          <table:table-cell table:style-name="Default" office:value-type="float" office:value="44.643143" calcext:value-type="float">
            <text:p>44.643143</text:p>
          </table:table-cell>
          <table:table-cell table:style-name="Default" office:value-type="float" office:value="47.58011" calcext:value-type="float">
            <text:p>47.58011</text:p>
          </table:table-cell>
          <table:table-cell table:style-name="Default" office:value-type="float" office:value="52.697808" calcext:value-type="float">
            <text:p>52.697808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44.177428" calcext:value-type="float">
            <text:p>44.177428</text:p>
          </table:table-cell>
          <table:table-cell table:style-name="Default" office:value-type="float" office:value="44.212515" calcext:value-type="float">
            <text:p>44.212515</text:p>
          </table:table-cell>
          <table:table-cell table:style-name="Default" office:value-type="float" office:value="47.153631" calcext:value-type="float">
            <text:p>47.153631</text:p>
          </table:table-cell>
          <table:table-cell table:style-name="Default" office:value-type="float" office:value="52.273663" calcext:value-type="float">
            <text:p>52.273663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43.747711" calcext:value-type="float">
            <text:p>43.747711</text:p>
          </table:table-cell>
          <table:table-cell table:style-name="Default" office:value-type="float" office:value="43.743099" calcext:value-type="float">
            <text:p>43.743099</text:p>
          </table:table-cell>
          <table:table-cell table:style-name="Default" office:value-type="float" office:value="45.776208" calcext:value-type="float">
            <text:p>45.776208</text:p>
          </table:table-cell>
          <table:table-cell table:style-name="Default" office:value-type="float" office:value="50.186278" calcext:value-type="float">
            <text:p>50.186278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42.506317" calcext:value-type="float">
            <text:p>42.506317</text:p>
          </table:table-cell>
          <table:table-cell table:style-name="Default" office:value-type="float" office:value="42.48697" calcext:value-type="float">
            <text:p>42.48697</text:p>
          </table:table-cell>
          <table:table-cell table:style-name="Default" office:value-type="float" office:value="44.171107" calcext:value-type="float">
            <text:p>44.171107</text:p>
          </table:table-cell>
          <table:table-cell table:style-name="Default" office:value-type="float" office:value="48.289068" calcext:value-type="float">
            <text:p>48.289068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47.171776" calcext:value-type="float">
            <text:p>47.171776</text:p>
          </table:table-cell>
          <table:table-cell table:style-name="Default" office:value-type="float" office:value="47.223338" calcext:value-type="float">
            <text:p>47.223338</text:p>
          </table:table-cell>
          <table:table-cell table:style-name="Default" office:value-type="float" office:value="50.550173" calcext:value-type="float">
            <text:p>50.550173</text:p>
          </table:table-cell>
          <table:table-cell table:style-name="Default" office:value-type="float" office:value="55.982846" calcext:value-type="float">
            <text:p>55.98284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39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9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39">
          <table:table-cell/>
          <table:table-cell table:style-name="Default"/>
          <table:table-cell table:number-columns-repeated="1022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/>
          <table:table-cell office:value-type="string" calcext:value-type="string">
            <text:p>--case39_no_wtgs.m-----</text:p>
          </table:table-cell>
          <table:table-cell table:number-columns-repeated="3"/>
          <table:table-cell table:formula="of:=[.B46]" office:value-type="string" office:string-value="--case39_wtgs_5high.m-----" calcext:value-type="string">
            <text:p>--case39_wtgs_5high.m-----</text:p>
          </table:table-cell>
          <table:table-cell table:number-columns-repeated="3"/>
          <table:table-cell table:formula="of:=[.B91]" office:value-type="string" office:string-value="--case39_wtgs_5low.m-----" calcext:value-type="string">
            <text:p>--case39_wtgs_5low.m-----</text:p>
          </table:table-cell>
          <table:table-cell table:number-columns-repeated="3"/>
          <table:table-cell table:formula="of:=[.B136]" office:value-type="string" office:string-value="--case39_wtgs_5mid.m-----" calcext:value-type="string">
            <text:p>--case39_wtgs_5mid.m-----</text:p>
          </table:table-cell>
          <table:table-cell table:number-columns-repeated="101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2" office:value-type="float" office:value="44.94527" calcext:value-type="float">
            <text:p>4.49E+001</text:p>
          </table:table-cell>
          <table:table-cell table:style-name="ce2" table:formula="of:=[.B13]" office:value-type="float" office:value="44.94527" calcext:value-type="float">
            <text:p>4.49E+001</text:p>
          </table:table-cell>
          <table:table-cell table:style-name="ce2" table:formula="of:=[.B24]" office:value-type="float" office:value="44.94527" calcext:value-type="float">
            <text:p>4.49E+001</text:p>
          </table:table-cell>
          <table:table-cell table:style-name="ce2" table:formula="of:=[.B35]" office:value-type="float" office:value="44.94527" calcext:value-type="float">
            <text:p>4.49E+001</text:p>
          </table:table-cell>
          <table:table-cell table:style-name="ce2" table:formula="of:=[.B47]" office:value-type="float" office:value="57.19864" calcext:value-type="float">
            <text:p>5.72E+001</text:p>
          </table:table-cell>
          <table:table-cell table:style-name="ce2" table:formula="of:=[.F13]" office:value-type="float" office:value="57.19864" calcext:value-type="float">
            <text:p>5.72E+001</text:p>
          </table:table-cell>
          <table:table-cell table:style-name="ce2" table:formula="of:=[.F24]" office:value-type="float" office:value="57.19864" calcext:value-type="float">
            <text:p>5.72E+001</text:p>
          </table:table-cell>
          <table:table-cell table:style-name="ce2" table:formula="of:=[.F35]" office:value-type="float" office:value="57.19864" calcext:value-type="float">
            <text:p>5.72E+001</text:p>
          </table:table-cell>
          <table:table-cell table:style-name="ce2" table:formula="of:=[.B92]" office:value-type="float" office:value="45.07242" calcext:value-type="float">
            <text:p>4.51E+001</text:p>
          </table:table-cell>
          <table:table-cell table:style-name="ce2" table:formula="of:=[.J13]" office:value-type="float" office:value="45.07242" calcext:value-type="float">
            <text:p>4.51E+001</text:p>
          </table:table-cell>
          <table:table-cell table:style-name="ce2" table:formula="of:=[.J24]" office:value-type="float" office:value="45.07242" calcext:value-type="float">
            <text:p>4.51E+001</text:p>
          </table:table-cell>
          <table:table-cell table:style-name="ce2" table:formula="of:=[.J35]" office:value-type="float" office:value="45.07242" calcext:value-type="float">
            <text:p>4.51E+001</text:p>
          </table:table-cell>
          <table:table-cell table:style-name="ce2" table:formula="of:=[.B137]" office:value-type="float" office:value="50.212" calcext:value-type="float">
            <text:p>5.02E+001</text:p>
          </table:table-cell>
          <table:table-cell table:style-name="ce2" table:formula="of:=[.N13]" office:value-type="float" office:value="50.212" calcext:value-type="float">
            <text:p>5.02E+001</text:p>
          </table:table-cell>
          <table:table-cell table:style-name="ce2" table:formula="of:=[.N24]" office:value-type="float" office:value="50.212" calcext:value-type="float">
            <text:p>5.02E+001</text:p>
          </table:table-cell>
          <table:table-cell table:style-name="ce2" table:formula="of:=[.N35]" office:value-type="float" office:value="50.212" calcext:value-type="float">
            <text:p>5.02E+001</text:p>
          </table:table-cell>
          <table:table-cell table:number-columns-repeated="1007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ce2" office:value-type="float" office:value="45.98714" calcext:value-type="float">
            <text:p>4.60E+001</text:p>
          </table:table-cell>
          <table:table-cell table:style-name="ce2" table:formula="of:=[.B14]" office:value-type="float" office:value="44.94527" calcext:value-type="float">
            <text:p>4.49E+001</text:p>
          </table:table-cell>
          <table:table-cell table:style-name="ce2" table:formula="of:=[.B25]" office:value-type="float" office:value="43.52307" calcext:value-type="float">
            <text:p>4.35E+001</text:p>
          </table:table-cell>
          <table:table-cell table:style-name="ce2" table:formula="of:=[.B36]" office:value-type="float" office:value="45.97814" calcext:value-type="float">
            <text:p>4.60E+001</text:p>
          </table:table-cell>
          <table:table-cell table:style-name="ce2" table:formula="of:=[.B48]" office:value-type="float" office:value="57.80212" calcext:value-type="float">
            <text:p>5.78E+001</text:p>
          </table:table-cell>
          <table:table-cell table:style-name="ce2" table:formula="of:=[.F14]" office:value-type="float" office:value="57.19864" calcext:value-type="float">
            <text:p>5.72E+001</text:p>
          </table:table-cell>
          <table:table-cell table:style-name="ce2" table:formula="of:=[.F25]" office:value-type="float" office:value="53.76513" calcext:value-type="float">
            <text:p>5.38E+001</text:p>
          </table:table-cell>
          <table:table-cell table:style-name="ce2" table:formula="of:=[.F36]" office:value-type="float" office:value="57.84815" calcext:value-type="float">
            <text:p>5.78E+001</text:p>
          </table:table-cell>
          <table:table-cell table:style-name="ce2" table:formula="of:=[.B93]" office:value-type="float" office:value="46.10192" calcext:value-type="float">
            <text:p>4.61E+001</text:p>
          </table:table-cell>
          <table:table-cell table:style-name="ce2" table:formula="of:=[.J14]" office:value-type="float" office:value="45.07242" calcext:value-type="float">
            <text:p>4.51E+001</text:p>
          </table:table-cell>
          <table:table-cell table:style-name="ce2" table:formula="of:=[.J25]" office:value-type="float" office:value="43.60114" calcext:value-type="float">
            <text:p>4.36E+001</text:p>
          </table:table-cell>
          <table:table-cell table:style-name="ce2" table:formula="of:=[.J36]" office:value-type="float" office:value="46.09425" calcext:value-type="float">
            <text:p>4.61E+001</text:p>
          </table:table-cell>
          <table:table-cell table:style-name="ce2" table:formula="of:=[.B138]" office:value-type="float" office:value="50.98714" calcext:value-type="float">
            <text:p>5.10E+001</text:p>
          </table:table-cell>
          <table:table-cell table:style-name="ce2" table:formula="of:=[.N14]" office:value-type="float" office:value="50.212" calcext:value-type="float">
            <text:p>5.02E+001</text:p>
          </table:table-cell>
          <table:table-cell table:style-name="ce2" table:formula="of:=[.N25]" office:value-type="float" office:value="47.63411" calcext:value-type="float">
            <text:p>4.76E+001</text:p>
          </table:table-cell>
          <table:table-cell table:style-name="ce2" table:formula="of:=[.N36]" office:value-type="float" office:value="51.00957" calcext:value-type="float">
            <text:p>5.10E+001</text:p>
          </table:table-cell>
          <table:table-cell table:number-columns-repeated="1007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ce2" office:value-type="float" office:value="47.20471" calcext:value-type="float">
            <text:p>4.72E+001</text:p>
          </table:table-cell>
          <table:table-cell table:style-name="ce2" table:formula="of:=[.B15]" office:value-type="float" office:value="44.94527" calcext:value-type="float">
            <text:p>4.49E+001</text:p>
          </table:table-cell>
          <table:table-cell table:style-name="ce2" table:formula="of:=[.B26]" office:value-type="float" office:value="42.50632" calcext:value-type="float">
            <text:p>4.25E+001</text:p>
          </table:table-cell>
          <table:table-cell table:style-name="ce2" table:formula="of:=[.B37]" office:value-type="float" office:value="47.17178" calcext:value-type="float">
            <text:p>4.72E+001</text:p>
          </table:table-cell>
          <table:table-cell table:style-name="ce2" table:formula="of:=[.B49]" office:value-type="float" office:value="58.56202" calcext:value-type="float">
            <text:p>5.86E+001</text:p>
          </table:table-cell>
          <table:table-cell table:style-name="ce2" table:formula="of:=[.F15]" office:value-type="float" office:value="57.19864" calcext:value-type="float">
            <text:p>5.72E+001</text:p>
          </table:table-cell>
          <table:table-cell table:style-name="ce2" table:formula="of:=[.F26]" office:value-type="float" office:value="50.72446" calcext:value-type="float">
            <text:p>5.07E+001</text:p>
          </table:table-cell>
          <table:table-cell table:style-name="ce2" table:formula="of:=[.F37]" office:value-type="float" office:value="58.63834" calcext:value-type="float">
            <text:p>5.86E+001</text:p>
          </table:table-cell>
          <table:table-cell table:style-name="ce2" table:formula="of:=[.B94]" office:value-type="float" office:value="47.30636" calcext:value-type="float">
            <text:p>4.73E+001</text:p>
          </table:table-cell>
          <table:table-cell table:style-name="ce2" table:formula="of:=[.J15]" office:value-type="float" office:value="45.07242" calcext:value-type="float">
            <text:p>4.51E+001</text:p>
          </table:table-cell>
          <table:table-cell table:style-name="ce2" table:formula="of:=[.J26]" office:value-type="float" office:value="42.53446" calcext:value-type="float">
            <text:p>4.25E+001</text:p>
          </table:table-cell>
          <table:table-cell table:style-name="ce2" table:formula="of:=[.J37]" office:value-type="float" office:value="47.27607" calcext:value-type="float">
            <text:p>4.73E+001</text:p>
          </table:table-cell>
          <table:table-cell table:style-name="ce2" table:formula="of:=[.B139]" office:value-type="float" office:value="51.92428" calcext:value-type="float">
            <text:p>5.19E+001</text:p>
          </table:table-cell>
          <table:table-cell table:style-name="ce2" table:formula="of:=[.N15]" office:value-type="float" office:value="50.212" calcext:value-type="float">
            <text:p>5.02E+001</text:p>
          </table:table-cell>
          <table:table-cell table:style-name="ce2" table:formula="of:=[.N26]" office:value-type="float" office:value="45.44924" calcext:value-type="float">
            <text:p>4.54E+001</text:p>
          </table:table-cell>
          <table:table-cell table:style-name="ce2" table:formula="of:=[.N37]" office:value-type="float" office:value="51.95382" calcext:value-type="float">
            <text:p>5.20E+001</text:p>
          </table:table-cell>
          <table:table-cell table:number-columns-repeated="1007"/>
        </table:table-row>
        <table:table-row table:style-name="ro1">
          <table:table-cell table:style-name="Default" office:value-type="float" office:value="150" calcext:value-type="float">
            <text:p>150</text:p>
          </table:table-cell>
          <table:table-cell table:style-name="ce2" office:value-type="float" office:value="48.60397" calcext:value-type="float">
            <text:p>4.86E+001</text:p>
          </table:table-cell>
          <table:table-cell table:style-name="ce2" table:formula="of:=[.B16]" office:value-type="float" office:value="44.94527" calcext:value-type="float">
            <text:p>4.49E+001</text:p>
          </table:table-cell>
          <table:table-cell table:style-name="ce2" table:formula="of:=[.B27]" office:value-type="float" office:value="41.89887" calcext:value-type="float">
            <text:p>4.19E+001</text:p>
          </table:table-cell>
          <table:table-cell table:style-name="ce2" table:formula="of:=[.B38]" office:value-type="float" office:value="48.5324" calcext:value-type="float">
            <text:p>4.85E+001</text:p>
          </table:table-cell>
          <table:table-cell table:style-name="ce2" table:formula="of:=[.B50]" office:value-type="float" office:value="59.48131" calcext:value-type="float">
            <text:p>5.95E+001</text:p>
          </table:table-cell>
          <table:table-cell table:style-name="ce2" table:formula="of:=[.F16]" office:value-type="float" office:value="57.19864" calcext:value-type="float">
            <text:p>5.72E+001</text:p>
          </table:table-cell>
          <table:table-cell table:style-name="ce2" table:formula="of:=[.F27]" office:value-type="float" office:value="48.07293" calcext:value-type="float">
            <text:p>4.81E+001</text:p>
          </table:table-cell>
          <table:table-cell table:style-name="ce2" table:formula="of:=[.F38]" office:value-type="float" office:value="59.57218" calcext:value-type="float">
            <text:p>5.96E+001</text:p>
          </table:table-cell>
          <table:table-cell table:style-name="ce2" table:formula="of:=[.B95]" office:value-type="float" office:value="48.69161" calcext:value-type="float">
            <text:p>4.87E+001</text:p>
          </table:table-cell>
          <table:table-cell table:style-name="ce2" table:formula="of:=[.J16]" office:value-type="float" office:value="45.07242" calcext:value-type="float">
            <text:p>4.51E+001</text:p>
          </table:table-cell>
          <table:table-cell table:style-name="ce2" table:formula="of:=[.J27]" office:value-type="float" office:value="41.876" calcext:value-type="float">
            <text:p>4.19E+001</text:p>
          </table:table-cell>
          <table:table-cell table:style-name="ce2" table:formula="of:=[.J38]" office:value-type="float" office:value="48.62397" calcext:value-type="float">
            <text:p>4.86E+001</text:p>
          </table:table-cell>
          <table:table-cell table:style-name="ce2" table:formula="of:=[.B140]" office:value-type="float" office:value="53.02733" calcext:value-type="float">
            <text:p>5.30E+001</text:p>
          </table:table-cell>
          <table:table-cell table:style-name="ce2" table:formula="of:=[.N16]" office:value-type="float" office:value="50.212" calcext:value-type="float">
            <text:p>5.02E+001</text:p>
          </table:table-cell>
          <table:table-cell table:style-name="ce2" table:formula="of:=[.N27]" office:value-type="float" office:value="43.65658" calcext:value-type="float">
            <text:p>4.37E+001</text:p>
          </table:table-cell>
          <table:table-cell table:style-name="ce2" table:formula="of:=[.N38]" office:value-type="float" office:value="53.04874" calcext:value-type="float">
            <text:p>5.30E+001</text:p>
          </table:table-cell>
          <table:table-cell table:number-columns-repeated="1007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table:style-name="ce2" office:value-type="float" office:value="50.19184" calcext:value-type="float">
            <text:p>5.02E+001</text:p>
          </table:table-cell>
          <table:table-cell table:style-name="ce2" table:formula="of:=[.B17]" office:value-type="float" office:value="44.94527" calcext:value-type="float">
            <text:p>4.49E+001</text:p>
          </table:table-cell>
          <table:table-cell table:style-name="ce2" table:formula="of:=[.B28]" office:value-type="float" office:value="41.70643" calcext:value-type="float">
            <text:p>4.17E+001</text:p>
          </table:table-cell>
          <table:table-cell table:style-name="ce2" table:formula="of:=[.B39]" office:value-type="float" office:value="50.06724" calcext:value-type="float">
            <text:p>5.01E+001</text:p>
          </table:table-cell>
          <table:table-cell table:style-name="ce2" table:formula="of:=[.B51]" office:value-type="float" office:value="60.56335" calcext:value-type="float">
            <text:p>6.06E+001</text:p>
          </table:table-cell>
          <table:table-cell table:style-name="ce2" table:formula="of:=[.F17]" office:value-type="float" office:value="57.19864" calcext:value-type="float">
            <text:p>5.72E+001</text:p>
          </table:table-cell>
          <table:table-cell table:style-name="ce2" table:formula="of:=[.F28]" office:value-type="float" office:value="45.80829" calcext:value-type="float">
            <text:p>4.58E+001</text:p>
          </table:table-cell>
          <table:table-cell table:style-name="ce2" table:formula="of:=[.F39]" office:value-type="float" office:value="60.65315" calcext:value-type="float">
            <text:p>6.07E+001</text:p>
          </table:table-cell>
          <table:table-cell table:style-name="ce2" table:formula="of:=[.B96]" office:value-type="float" office:value="50.26443" calcext:value-type="float">
            <text:p>5.03E+001</text:p>
          </table:table-cell>
          <table:table-cell table:style-name="ce2" table:formula="of:=[.J17]" office:value-type="float" office:value="45.07242" calcext:value-type="float">
            <text:p>4.51E+001</text:p>
          </table:table-cell>
          <table:table-cell table:style-name="ce2" table:formula="of:=[.J28]" office:value-type="float" office:value="41.63121" calcext:value-type="float">
            <text:p>4.16E+001</text:p>
          </table:table-cell>
          <table:table-cell table:style-name="ce2" table:formula="of:=[.J39]" office:value-type="float" office:value="50.14504" calcext:value-type="float">
            <text:p>5.01E+001</text:p>
          </table:table-cell>
          <table:table-cell table:style-name="ce2" table:formula="of:=[.B141]" office:value-type="float" office:value="54.3007" calcext:value-type="float">
            <text:p>5.43E+001</text:p>
          </table:table-cell>
          <table:table-cell table:style-name="ce2" table:formula="of:=[.N17]" office:value-type="float" office:value="50.212" calcext:value-type="float">
            <text:p>5.02E+001</text:p>
          </table:table-cell>
          <table:table-cell table:style-name="ce2" table:formula="of:=[.N28]" office:value-type="float" office:value="42.2568" calcext:value-type="float">
            <text:p>4.23E+001</text:p>
          </table:table-cell>
          <table:table-cell table:style-name="ce2" table:formula="of:=[.N39]" office:value-type="float" office:value="54.29894" calcext:value-type="float">
            <text:p>5.43E+001</text:p>
          </table:table-cell>
          <table:table-cell table:number-columns-repeated="1007"/>
        </table:table-row>
        <table:table-row table:style-name="ro1">
          <table:table-cell table:style-name="Default" office:value-type="float" office:value="250" calcext:value-type="float">
            <text:p>250</text:p>
          </table:table-cell>
          <table:table-cell table:style-name="ce2" office:value-type="float" office:value="51.9763" calcext:value-type="float">
            <text:p>5.20E+001</text:p>
          </table:table-cell>
          <table:table-cell table:style-name="ce2" table:formula="of:=[.B18]" office:value-type="float" office:value="44.94527" calcext:value-type="float">
            <text:p>4.49E+001</text:p>
          </table:table-cell>
          <table:table-cell table:style-name="ce2" table:formula="of:=[.B29]" office:value-type="float" office:value="41.93671" calcext:value-type="float">
            <text:p>4.19E+001</text:p>
          </table:table-cell>
          <table:table-cell table:style-name="ce2" table:formula="of:=[.B40]" office:value-type="float" office:value="51.78474" calcext:value-type="float">
            <text:p>5.18E+001</text:p>
          </table:table-cell>
          <table:table-cell table:style-name="ce2" table:formula="of:=[.B52]" office:value-type="float" office:value="61.812" calcext:value-type="float">
            <text:p>6.18E+001</text:p>
          </table:table-cell>
          <table:table-cell table:style-name="ce2" table:formula="of:=[.F18]" office:value-type="float" office:value="57.19864" calcext:value-type="float">
            <text:p>5.72E+001</text:p>
          </table:table-cell>
          <table:table-cell table:style-name="ce2" table:formula="of:=[.F29]" office:value-type="float" office:value="43.92969" calcext:value-type="float">
            <text:p>4.39E+001</text:p>
          </table:table-cell>
          <table:table-cell table:style-name="ce2" table:formula="of:=[.F40]" office:value-type="float" office:value="61.88523" calcext:value-type="float">
            <text:p>6.19E+001</text:p>
          </table:table-cell>
          <table:table-cell table:style-name="ce2" table:formula="of:=[.B97]" office:value-type="float" office:value="52.03266" calcext:value-type="float">
            <text:p>5.20E+001</text:p>
          </table:table-cell>
          <table:table-cell table:style-name="ce2" table:formula="of:=[.J18]" office:value-type="float" office:value="45.07242" calcext:value-type="float">
            <text:p>4.51E+001</text:p>
          </table:table-cell>
          <table:table-cell table:style-name="ce2" table:formula="of:=[.J29]" office:value-type="float" office:value="41.80751" calcext:value-type="float">
            <text:p>4.18E+001</text:p>
          </table:table-cell>
          <table:table-cell table:style-name="ce2" table:formula="of:=[.J40]" office:value-type="float" office:value="51.84754" calcext:value-type="float">
            <text:p>5.18E+001</text:p>
          </table:table-cell>
          <table:table-cell table:style-name="ce2" table:formula="of:=[.B142]" office:value-type="float" office:value="55.74949" calcext:value-type="float">
            <text:p>5.57E+001</text:p>
          </table:table-cell>
          <table:table-cell table:style-name="ce2" table:formula="of:=[.N18]" office:value-type="float" office:value="50.212" calcext:value-type="float">
            <text:p>5.02E+001</text:p>
          </table:table-cell>
          <table:table-cell table:style-name="ce2" table:formula="of:=[.N29]" office:value-type="float" office:value="41.25208" calcext:value-type="float">
            <text:p>4.13E+001</text:p>
          </table:table-cell>
          <table:table-cell table:style-name="ce2" table:formula="of:=[.N40]" office:value-type="float" office:value="55.70974" calcext:value-type="float">
            <text:p>5.57E+001</text:p>
          </table:table-cell>
          <table:table-cell table:number-columns-repeated="1007"/>
        </table:table-row>
        <table:table-row table:style-name="ro1">
          <table:table-cell table:style-name="Default" office:value-type="float" office:value="300" calcext:value-type="float">
            <text:p>300</text:p>
          </table:table-cell>
          <table:table-cell table:style-name="ce2" office:value-type="float" office:value="53.96667" calcext:value-type="float">
            <text:p>5.40E+001</text:p>
          </table:table-cell>
          <table:table-cell table:style-name="ce2" table:formula="of:=[.B19]" office:value-type="float" office:value="44.94527" calcext:value-type="float">
            <text:p>4.49E+001</text:p>
          </table:table-cell>
          <table:table-cell table:style-name="ce2" table:formula="of:=[.B30]" office:value-type="float" office:value="42.59966" calcext:value-type="float">
            <text:p>4.26E+001</text:p>
          </table:table-cell>
          <table:table-cell table:style-name="ce2" table:formula="of:=[.B41]" office:value-type="float" office:value="53.69478" calcext:value-type="float">
            <text:p>5.37E+001</text:p>
          </table:table-cell>
          <table:table-cell table:style-name="ce2" table:formula="of:=[.B53]" office:value-type="float" office:value="63.23166" calcext:value-type="float">
            <text:p>6.32E+001</text:p>
          </table:table-cell>
          <table:table-cell table:style-name="ce2" table:formula="of:=[.F19]" office:value-type="float" office:value="57.19864" calcext:value-type="float">
            <text:p>5.72E+001</text:p>
          </table:table-cell>
          <table:table-cell table:style-name="ce2" table:formula="of:=[.F30]" office:value-type="float" office:value="42.43765" calcext:value-type="float">
            <text:p>4.24E+001</text:p>
          </table:table-cell>
          <table:table-cell table:style-name="ce2" table:formula="of:=[.F41]" office:value-type="float" office:value="63.27299" calcext:value-type="float">
            <text:p>6.33E+001</text:p>
          </table:table-cell>
          <table:table-cell table:style-name="ce2" table:formula="of:=[.B98]" office:value-type="float" office:value="54.00538" calcext:value-type="float">
            <text:p>5.40E+001</text:p>
          </table:table-cell>
          <table:table-cell table:style-name="ce2" table:formula="of:=[.J19]" office:value-type="float" office:value="45.07242" calcext:value-type="float">
            <text:p>4.51E+001</text:p>
          </table:table-cell>
          <table:table-cell table:style-name="ce2" table:formula="of:=[.J30]" office:value-type="float" office:value="42.41451" calcext:value-type="float">
            <text:p>4.24E+001</text:p>
          </table:table-cell>
          <table:table-cell table:style-name="ce2" table:formula="of:=[.J41]" office:value-type="float" office:value="53.74111" calcext:value-type="float">
            <text:p>5.37E+001</text:p>
          </table:table-cell>
          <table:table-cell table:style-name="ce2" table:formula="of:=[.B143]" office:value-type="float" office:value="57.37949" calcext:value-type="float">
            <text:p>5.74E+001</text:p>
          </table:table-cell>
          <table:table-cell table:style-name="ce2" table:formula="of:=[.N19]" office:value-type="float" office:value="50.212" calcext:value-type="float">
            <text:p>5.02E+001</text:p>
          </table:table-cell>
          <table:table-cell table:style-name="ce2" table:formula="of:=[.N30]" office:value-type="float" office:value="40.64616" calcext:value-type="float">
            <text:p>4.06E+001</text:p>
          </table:table-cell>
          <table:table-cell table:style-name="ce2" table:formula="of:=[.N41]" office:value-type="float" office:value="57.28726" calcext:value-type="float">
            <text:p>5.73E+001</text:p>
          </table:table-cell>
          <table:table-cell table:number-columns-repeated="1007"/>
        </table:table-row>
        <table:table-row table:style-name="ro1">
          <table:table-cell table:style-name="Default" office:value-type="float" office:value="350" calcext:value-type="float">
            <text:p>350</text:p>
          </table:table-cell>
          <table:table-cell table:style-name="ce2" office:value-type="float" office:value="56.17385" calcext:value-type="float">
            <text:p>5.62E+001</text:p>
          </table:table-cell>
          <table:table-cell table:style-name="ce2" table:formula="of:=[.B20]" office:value-type="float" office:value="44.94527" calcext:value-type="float">
            <text:p>4.49E+001</text:p>
          </table:table-cell>
          <table:table-cell table:style-name="ce2" table:formula="of:=[.B31]" office:value-type="float" office:value="43.70776" calcext:value-type="float">
            <text:p>4.37E+001</text:p>
          </table:table-cell>
          <table:table-cell table:style-name="ce2" table:formula="of:=[.B42]" office:value-type="float" office:value="55.80897" calcext:value-type="float">
            <text:p>5.58E+001</text:p>
          </table:table-cell>
          <table:table-cell table:style-name="ce2" table:formula="of:=[.B54]" office:value-type="float" office:value="64.82734" calcext:value-type="float">
            <text:p>6.48E+001</text:p>
          </table:table-cell>
          <table:table-cell table:style-name="ce2" table:formula="of:=[.F20]" office:value-type="float" office:value="57.19864" calcext:value-type="float">
            <text:p>5.72E+001</text:p>
          </table:table-cell>
          <table:table-cell table:style-name="ce2" table:formula="of:=[.F31]" office:value-type="float" office:value="41.33411" calcext:value-type="float">
            <text:p>4.13E+001</text:p>
          </table:table-cell>
          <table:table-cell table:style-name="ce2" table:formula="of:=[.F42]" office:value-type="float" office:value="64.8217" calcext:value-type="float">
            <text:p>6.48E+001</text:p>
          </table:table-cell>
          <table:table-cell table:style-name="ce2" table:formula="of:=[.B99]" office:value-type="float" office:value="56.19323" calcext:value-type="float">
            <text:p>5.62E+001</text:p>
          </table:table-cell>
          <table:table-cell table:style-name="ce2" table:formula="of:=[.J20]" office:value-type="float" office:value="45.07242" calcext:value-type="float">
            <text:p>4.51E+001</text:p>
          </table:table-cell>
          <table:table-cell table:style-name="ce2" table:formula="of:=[.J31]" office:value-type="float" office:value="43.46429" calcext:value-type="float">
            <text:p>4.35E+001</text:p>
          </table:table-cell>
          <table:table-cell table:style-name="ce2" table:formula="of:=[.J42]" office:value-type="float" office:value="55.8371" calcext:value-type="float">
            <text:p>5.58E+001</text:p>
          </table:table-cell>
          <table:table-cell table:style-name="ce2" table:formula="of:=[.B144]" office:value-type="float" office:value="59.19734" calcext:value-type="float">
            <text:p>5.92E+001</text:p>
          </table:table-cell>
          <table:table-cell table:style-name="ce2" table:formula="of:=[.N20]" office:value-type="float" office:value="50.212" calcext:value-type="float">
            <text:p>5.02E+001</text:p>
          </table:table-cell>
          <table:table-cell table:style-name="ce2" table:formula="of:=[.N31]" office:value-type="float" office:value="40.44439" calcext:value-type="float">
            <text:p>4.04E+001</text:p>
          </table:table-cell>
          <table:table-cell table:style-name="ce2" table:formula="of:=[.N42]" office:value-type="float" office:value="59.03856" calcext:value-type="float">
            <text:p>5.90E+001</text:p>
          </table:table-cell>
          <table:table-cell table:number-columns-repeated="1007"/>
        </table:table-row>
        <table:table-row table:style-name="ro1">
          <table:table-cell table:style-name="Default" office:value-type="float" office:value="400" calcext:value-type="float">
            <text:p>400</text:p>
          </table:table-cell>
          <table:table-cell table:style-name="ce2" office:value-type="float" office:value="58.61066" calcext:value-type="float">
            <text:p>5.86E+001</text:p>
          </table:table-cell>
          <table:table-cell table:style-name="ce2" table:formula="of:=[.B21]" office:value-type="float" office:value="44.94527" calcext:value-type="float">
            <text:p>4.49E+001</text:p>
          </table:table-cell>
          <table:table-cell table:style-name="ce2" table:formula="of:=[.B32]" office:value-type="float" office:value="45.27645" calcext:value-type="float">
            <text:p>4.53E+001</text:p>
          </table:table-cell>
          <table:table-cell table:style-name="ce2" table:formula="of:=[.B43]" office:value-type="float" office:value="58.14113" calcext:value-type="float">
            <text:p>5.81E+001</text:p>
          </table:table-cell>
          <table:table-cell table:style-name="ce2" table:formula="of:=[.B55]" office:value-type="float" office:value="66.60472" calcext:value-type="float">
            <text:p>6.66E+001</text:p>
          </table:table-cell>
          <table:table-cell table:style-name="ce2" table:formula="of:=[.F21]" office:value-type="float" office:value="57.19864" calcext:value-type="float">
            <text:p>5.72E+001</text:p>
          </table:table-cell>
          <table:table-cell table:style-name="ce2" table:formula="of:=[.F32]" office:value-type="float" office:value="40.62242" calcext:value-type="float">
            <text:p>4.06E+001</text:p>
          </table:table-cell>
          <table:table-cell table:style-name="ce2" table:formula="of:=[.F43]" office:value-type="float" office:value="66.53735" calcext:value-type="float">
            <text:p>6.65E+001</text:p>
          </table:table-cell>
          <table:table-cell table:style-name="ce2" table:formula="of:=[.B100]" office:value-type="float" office:value="58.60872" calcext:value-type="float">
            <text:p>5.86E+001</text:p>
          </table:table-cell>
          <table:table-cell table:style-name="ce2" table:formula="of:=[.J21]" office:value-type="float" office:value="45.07242" calcext:value-type="float">
            <text:p>4.51E+001</text:p>
          </table:table-cell>
          <table:table-cell table:style-name="ce2" table:formula="of:=[.J32]" office:value-type="float" office:value="44.97181" calcext:value-type="float">
            <text:p>4.50E+001</text:p>
          </table:table-cell>
          <table:table-cell table:style-name="ce2" table:formula="of:=[.J43]" office:value-type="float" office:value="58.14897" calcext:value-type="float">
            <text:p>5.81E+001</text:p>
          </table:table-cell>
          <table:table-cell table:style-name="ce2" table:formula="of:=[.B145]" office:value-type="float" office:value="61.21065" calcext:value-type="float">
            <text:p>6.12E+001</text:p>
          </table:table-cell>
          <table:table-cell table:style-name="ce2" table:formula="of:=[.N21]" office:value-type="float" office:value="50.212" calcext:value-type="float">
            <text:p>5.02E+001</text:p>
          </table:table-cell>
          <table:table-cell table:style-name="ce2" table:formula="of:=[.N32]" office:value-type="float" office:value="40.65392" calcext:value-type="float">
            <text:p>4.07E+001</text:p>
          </table:table-cell>
          <table:table-cell table:style-name="ce2" table:formula="of:=[.N43]" office:value-type="float" office:value="60.97177" calcext:value-type="float">
            <text:p>6.10E+001</text:p>
          </table:table-cell>
          <table:table-cell table:number-columns-repeated="1007"/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table:style-name="ce2" office:value-type="float" office:value="61.29239" calcext:value-type="float">
            <text:p>6.13E+001</text:p>
          </table:table-cell>
          <table:table-cell table:style-name="ce2" table:formula="of:=[.B22]" office:value-type="float" office:value="44.94527" calcext:value-type="float">
            <text:p>4.49E+001</text:p>
          </table:table-cell>
          <table:table-cell table:style-name="ce2" table:formula="of:=[.B33]" office:value-type="float" office:value="47.32464" calcext:value-type="float">
            <text:p>4.73E+001</text:p>
          </table:table-cell>
          <table:table-cell table:style-name="ce2" table:formula="of:=[.B44]" office:value-type="float" office:value="60.70778" calcext:value-type="float">
            <text:p>6.07E+001</text:p>
          </table:table-cell>
          <table:table-cell table:style-name="ce2" table:formula="of:=[.B56]" office:value-type="float" office:value="68.57027" calcext:value-type="float">
            <text:p>6.86E+001</text:p>
          </table:table-cell>
          <table:table-cell table:style-name="ce2" table:formula="of:=[.F22]" office:value-type="float" office:value="57.19864" calcext:value-type="float">
            <text:p>5.72E+001</text:p>
          </table:table-cell>
          <table:table-cell table:style-name="ce2" table:formula="of:=[.F33]" office:value-type="float" office:value="40.30745" calcext:value-type="float">
            <text:p>4.03E+001</text:p>
          </table:table-cell>
          <table:table-cell table:style-name="ce2" table:formula="of:=[.F44]" office:value-type="float" office:value="68.42687" calcext:value-type="float">
            <text:p>6.84E+001</text:p>
          </table:table-cell>
          <table:table-cell table:style-name="ce2" table:formula="of:=[.B101]" office:value-type="float" office:value="61.26671" calcext:value-type="float">
            <text:p>6.13E+001</text:p>
          </table:table-cell>
          <table:table-cell table:style-name="ce2" table:formula="of:=[.J22]" office:value-type="float" office:value="45.07242" calcext:value-type="float">
            <text:p>4.51E+001</text:p>
          </table:table-cell>
          <table:table-cell table:style-name="ce2" table:formula="of:=[.J33]" office:value-type="float" office:value="46.95538" calcext:value-type="float">
            <text:p>4.70E+001</text:p>
          </table:table-cell>
          <table:table-cell table:style-name="ce2" table:formula="of:=[.J44]" office:value-type="float" office:value="60.69279" calcext:value-type="float">
            <text:p>6.07E+001</text:p>
          </table:table-cell>
          <table:table-cell table:style-name="ce2" table:formula="of:=[.B146]" office:value-type="float" office:value="63.42818" calcext:value-type="float">
            <text:p>6.34E+001</text:p>
          </table:table-cell>
          <table:table-cell table:style-name="ce2" table:formula="of:=[.N22]" office:value-type="float" office:value="50.212" calcext:value-type="float">
            <text:p>5.02E+001</text:p>
          </table:table-cell>
          <table:table-cell table:style-name="ce2" table:formula="of:=[.N33]" office:value-type="float" office:value="41.28379" calcext:value-type="float">
            <text:p>4.13E+001</text:p>
          </table:table-cell>
          <table:table-cell table:style-name="ce2" table:formula="of:=[.N44]" office:value-type="float" office:value="63.09635" calcext:value-type="float">
            <text:p>6.31E+001</text:p>
          </table:table-cell>
          <table:table-cell table:number-columns-repeated="1007"/>
        </table:table-row>
        <table:table-row table:style-name="ro1">
          <table:table-cell table:style-name="Default" office:value-type="float" office:value="500" calcext:value-type="float">
            <text:p>500</text:p>
          </table:table-cell>
          <table:table-cell table:style-name="ce2" office:value-type="float" office:value="64.23743" calcext:value-type="float">
            <text:p>6.42E+001</text:p>
          </table:table-cell>
          <table:table-cell table:style-name="ce2" table:formula="of:=[.B23]" office:value-type="float" office:value="44.94527" calcext:value-type="float">
            <text:p>4.49E+001</text:p>
          </table:table-cell>
          <table:table-cell table:style-name="ce2" table:formula="of:=[.B34]" office:value-type="float" office:value="49.87552" calcext:value-type="float">
            <text:p>4.99E+001</text:p>
          </table:table-cell>
          <table:table-cell table:style-name="ce2" table:formula="of:=[.B45]" office:value-type="float" office:value="63.52898" calcext:value-type="float">
            <text:p>6.35E+001</text:p>
          </table:table-cell>
          <table:table-cell table:style-name="ce2" table:formula="of:=[.B57]" office:value-type="float" office:value="70.73137" calcext:value-type="float">
            <text:p>7.07E+001</text:p>
          </table:table-cell>
          <table:table-cell table:style-name="ce2" table:formula="of:=[.F23]" office:value-type="float" office:value="57.19864" calcext:value-type="float">
            <text:p>5.72E+001</text:p>
          </table:table-cell>
          <table:table-cell table:style-name="ce2" table:formula="of:=[.F34]" office:value-type="float" office:value="40.39565" calcext:value-type="float">
            <text:p>4.04E+001</text:p>
          </table:table-cell>
          <table:table-cell table:style-name="ce2" table:formula="of:=[.F45]" office:value-type="float" office:value="70.49817" calcext:value-type="float">
            <text:p>7.05E+001</text:p>
          </table:table-cell>
          <table:table-cell table:style-name="ce2" table:formula="of:=[.B102]" office:value-type="float" office:value="64.18504" calcext:value-type="float">
            <text:p>6.42E+001</text:p>
          </table:table-cell>
          <table:table-cell table:style-name="ce2" table:formula="of:=[.J23]" office:value-type="float" office:value="45.07242" calcext:value-type="float">
            <text:p>4.51E+001</text:p>
          </table:table-cell>
          <table:table-cell table:style-name="ce2" table:formula="of:=[.J34]" office:value-type="float" office:value="49.43744" calcext:value-type="float">
            <text:p>4.94E+001</text:p>
          </table:table-cell>
          <table:table-cell table:style-name="ce2" table:formula="of:=[.J45]" office:value-type="float" office:value="63.48803" calcext:value-type="float">
            <text:p>6.35E+001</text:p>
          </table:table-cell>
          <table:table-cell table:style-name="ce2" table:formula="of:=[.B147]" office:value-type="float" office:value="65.86008" calcext:value-type="float">
            <text:p>6.59E+001</text:p>
          </table:table-cell>
          <table:table-cell table:style-name="ce2" table:formula="of:=[.N23]" office:value-type="float" office:value="50.212" calcext:value-type="float">
            <text:p>5.02E+001</text:p>
          </table:table-cell>
          <table:table-cell table:style-name="ce2" table:formula="of:=[.N34]" office:value-type="float" office:value="42.34524" calcext:value-type="float">
            <text:p>4.23E+001</text:p>
          </table:table-cell>
          <table:table-cell table:style-name="ce2" table:formula="of:=[.N45]" office:value-type="float" office:value="65.42332" calcext:value-type="float">
            <text:p>6.54E+001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44.94527" calcext:value-type="float">
            <text:p>4.49E+001</text:p>
          </table:table-cell>
          <table:table-cell table:style-name="ce3" table:number-columns-repeated="3"/>
          <table:table-cell table:style-name="ce3" table:formula="of:=[.B58]" office:value-type="float" office:value="57.19864" calcext:value-type="float">
            <text:p>5.72E+001</text:p>
          </table:table-cell>
          <table:table-cell table:style-name="ce3" table:number-columns-repeated="3"/>
          <table:table-cell table:style-name="ce3" table:formula="of:=[.B103]" office:value-type="float" office:value="45.07242" calcext:value-type="float">
            <text:p>4.51E+001</text:p>
          </table:table-cell>
          <table:table-cell table:style-name="ce3" table:number-columns-repeated="3"/>
          <table:table-cell table:style-name="ce3" table:formula="of:=[.B148]" office:value-type="float" office:value="50.212" calcext:value-type="float">
            <text:p>5.02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4.94527" calcext:value-type="float">
            <text:p>4.49E+001</text:p>
          </table:table-cell>
          <table:table-cell table:style-name="ce3" table:number-columns-repeated="3"/>
          <table:table-cell table:style-name="ce3" table:formula="of:=[.B59]" office:value-type="float" office:value="57.19864" calcext:value-type="float">
            <text:p>5.72E+001</text:p>
          </table:table-cell>
          <table:table-cell table:style-name="ce3" table:number-columns-repeated="3"/>
          <table:table-cell table:style-name="ce3" table:formula="of:=[.B104]" office:value-type="float" office:value="45.07242" calcext:value-type="float">
            <text:p>4.51E+001</text:p>
          </table:table-cell>
          <table:table-cell table:style-name="ce3" table:number-columns-repeated="3"/>
          <table:table-cell table:style-name="ce3" table:formula="of:=[.B149]" office:value-type="float" office:value="50.212" calcext:value-type="float">
            <text:p>5.02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4.94527" calcext:value-type="float">
            <text:p>4.49E+001</text:p>
          </table:table-cell>
          <table:table-cell table:style-name="ce3" table:number-columns-repeated="3"/>
          <table:table-cell table:style-name="ce3" table:formula="of:=[.B60]" office:value-type="float" office:value="57.19864" calcext:value-type="float">
            <text:p>5.72E+001</text:p>
          </table:table-cell>
          <table:table-cell table:style-name="ce3" table:number-columns-repeated="3"/>
          <table:table-cell table:style-name="ce3" table:formula="of:=[.B105]" office:value-type="float" office:value="45.07242" calcext:value-type="float">
            <text:p>4.51E+001</text:p>
          </table:table-cell>
          <table:table-cell table:style-name="ce3" table:number-columns-repeated="3"/>
          <table:table-cell table:style-name="ce3" table:formula="of:=[.B150]" office:value-type="float" office:value="50.212" calcext:value-type="float">
            <text:p>5.02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4.94527" calcext:value-type="float">
            <text:p>4.49E+001</text:p>
          </table:table-cell>
          <table:table-cell table:style-name="ce3" table:number-columns-repeated="3"/>
          <table:table-cell table:style-name="ce3" table:formula="of:=[.B61]" office:value-type="float" office:value="57.19864" calcext:value-type="float">
            <text:p>5.72E+001</text:p>
          </table:table-cell>
          <table:table-cell table:style-name="ce3" table:number-columns-repeated="3"/>
          <table:table-cell table:style-name="ce3" table:formula="of:=[.B106]" office:value-type="float" office:value="45.07242" calcext:value-type="float">
            <text:p>4.51E+001</text:p>
          </table:table-cell>
          <table:table-cell table:style-name="ce3" table:number-columns-repeated="3"/>
          <table:table-cell table:style-name="ce3" table:formula="of:=[.B151]" office:value-type="float" office:value="50.212" calcext:value-type="float">
            <text:p>5.02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4.94527" calcext:value-type="float">
            <text:p>4.49E+001</text:p>
          </table:table-cell>
          <table:table-cell table:style-name="ce3" table:number-columns-repeated="3"/>
          <table:table-cell table:style-name="ce3" table:formula="of:=[.B62]" office:value-type="float" office:value="57.19864" calcext:value-type="float">
            <text:p>5.72E+001</text:p>
          </table:table-cell>
          <table:table-cell table:style-name="ce3" table:number-columns-repeated="3"/>
          <table:table-cell table:style-name="ce3" table:formula="of:=[.B107]" office:value-type="float" office:value="45.07242" calcext:value-type="float">
            <text:p>4.51E+001</text:p>
          </table:table-cell>
          <table:table-cell table:style-name="ce3" table:number-columns-repeated="3"/>
          <table:table-cell table:style-name="ce3" table:formula="of:=[.B152]" office:value-type="float" office:value="50.212" calcext:value-type="float">
            <text:p>5.02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4.94527" calcext:value-type="float">
            <text:p>4.49E+001</text:p>
          </table:table-cell>
          <table:table-cell table:style-name="ce3" table:number-columns-repeated="3"/>
          <table:table-cell table:style-name="ce3" table:formula="of:=[.B63]" office:value-type="float" office:value="57.19864" calcext:value-type="float">
            <text:p>5.72E+001</text:p>
          </table:table-cell>
          <table:table-cell table:style-name="ce3" table:number-columns-repeated="3"/>
          <table:table-cell table:style-name="ce3" table:formula="of:=[.B108]" office:value-type="float" office:value="45.07242" calcext:value-type="float">
            <text:p>4.51E+001</text:p>
          </table:table-cell>
          <table:table-cell table:style-name="ce3" table:number-columns-repeated="3"/>
          <table:table-cell table:style-name="ce3" table:formula="of:=[.B153]" office:value-type="float" office:value="50.212" calcext:value-type="float">
            <text:p>5.02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4.94527" calcext:value-type="float">
            <text:p>4.49E+001</text:p>
          </table:table-cell>
          <table:table-cell table:style-name="ce3" table:number-columns-repeated="3"/>
          <table:table-cell table:style-name="ce3" table:formula="of:=[.B64]" office:value-type="float" office:value="57.19864" calcext:value-type="float">
            <text:p>5.72E+001</text:p>
          </table:table-cell>
          <table:table-cell table:style-name="ce3" table:number-columns-repeated="3"/>
          <table:table-cell table:style-name="ce3" table:formula="of:=[.B109]" office:value-type="float" office:value="45.07242" calcext:value-type="float">
            <text:p>4.51E+001</text:p>
          </table:table-cell>
          <table:table-cell table:style-name="ce3" table:number-columns-repeated="3"/>
          <table:table-cell table:style-name="ce3" table:formula="of:=[.B154]" office:value-type="float" office:value="50.212" calcext:value-type="float">
            <text:p>5.02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4.94527" calcext:value-type="float">
            <text:p>4.49E+001</text:p>
          </table:table-cell>
          <table:table-cell table:style-name="ce3" table:number-columns-repeated="3"/>
          <table:table-cell table:style-name="ce3" table:formula="of:=[.B65]" office:value-type="float" office:value="57.19864" calcext:value-type="float">
            <text:p>5.72E+001</text:p>
          </table:table-cell>
          <table:table-cell table:style-name="ce3" table:number-columns-repeated="3"/>
          <table:table-cell table:style-name="ce3" table:formula="of:=[.B110]" office:value-type="float" office:value="45.07242" calcext:value-type="float">
            <text:p>4.51E+001</text:p>
          </table:table-cell>
          <table:table-cell table:style-name="ce3" table:number-columns-repeated="3"/>
          <table:table-cell table:style-name="ce3" table:formula="of:=[.B155]" office:value-type="float" office:value="50.212" calcext:value-type="float">
            <text:p>5.02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4.94527" calcext:value-type="float">
            <text:p>4.49E+001</text:p>
          </table:table-cell>
          <table:table-cell table:style-name="ce3" table:number-columns-repeated="3"/>
          <table:table-cell table:style-name="ce3" table:formula="of:=[.B66]" office:value-type="float" office:value="57.19864" calcext:value-type="float">
            <text:p>5.72E+001</text:p>
          </table:table-cell>
          <table:table-cell table:style-name="ce3" table:number-columns-repeated="3"/>
          <table:table-cell table:style-name="ce3" table:formula="of:=[.B111]" office:value-type="float" office:value="45.07242" calcext:value-type="float">
            <text:p>4.51E+001</text:p>
          </table:table-cell>
          <table:table-cell table:style-name="ce3" table:number-columns-repeated="3"/>
          <table:table-cell table:style-name="ce3" table:formula="of:=[.B156]" office:value-type="float" office:value="50.212" calcext:value-type="float">
            <text:p>5.02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4.94527" calcext:value-type="float">
            <text:p>4.49E+001</text:p>
          </table:table-cell>
          <table:table-cell table:style-name="ce3" table:number-columns-repeated="3"/>
          <table:table-cell table:style-name="ce3" table:formula="of:=[.B67]" office:value-type="float" office:value="57.19864" calcext:value-type="float">
            <text:p>5.72E+001</text:p>
          </table:table-cell>
          <table:table-cell table:style-name="ce3" table:number-columns-repeated="3"/>
          <table:table-cell table:style-name="ce3" table:formula="of:=[.B112]" office:value-type="float" office:value="45.07242" calcext:value-type="float">
            <text:p>4.51E+001</text:p>
          </table:table-cell>
          <table:table-cell table:style-name="ce3" table:number-columns-repeated="3"/>
          <table:table-cell table:style-name="ce3" table:formula="of:=[.B157]" office:value-type="float" office:value="50.212" calcext:value-type="float">
            <text:p>5.02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4.94527" calcext:value-type="float">
            <text:p>4.49E+001</text:p>
          </table:table-cell>
          <table:table-cell table:style-name="ce3" table:number-columns-repeated="3"/>
          <table:table-cell table:style-name="ce3" table:formula="of:=[.B68]" office:value-type="float" office:value="57.19864" calcext:value-type="float">
            <text:p>5.72E+001</text:p>
          </table:table-cell>
          <table:table-cell table:style-name="ce3" table:number-columns-repeated="3"/>
          <table:table-cell table:style-name="ce3" table:formula="of:=[.B113]" office:value-type="float" office:value="45.07242" calcext:value-type="float">
            <text:p>4.51E+001</text:p>
          </table:table-cell>
          <table:table-cell table:style-name="ce3" table:number-columns-repeated="3"/>
          <table:table-cell table:style-name="ce3" table:formula="of:=[.B158]" office:value-type="float" office:value="50.212" calcext:value-type="float">
            <text:p>5.02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4.94527" calcext:value-type="float">
            <text:p>4.49E+001</text:p>
          </table:table-cell>
          <table:table-cell table:style-name="ce3" table:number-columns-repeated="3"/>
          <table:table-cell table:style-name="ce3" table:formula="of:=[.B69]" office:value-type="float" office:value="57.19864" calcext:value-type="float">
            <text:p>5.72E+001</text:p>
          </table:table-cell>
          <table:table-cell table:style-name="ce3" table:number-columns-repeated="3"/>
          <table:table-cell table:style-name="ce3" table:formula="of:=[.B114]" office:value-type="float" office:value="45.07242" calcext:value-type="float">
            <text:p>4.51E+001</text:p>
          </table:table-cell>
          <table:table-cell table:style-name="ce3" table:number-columns-repeated="3"/>
          <table:table-cell table:style-name="ce3" table:formula="of:=[.B159]" office:value-type="float" office:value="50.212" calcext:value-type="float">
            <text:p>5.02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3.52307" calcext:value-type="float">
            <text:p>4.35E+001</text:p>
          </table:table-cell>
          <table:table-cell table:style-name="ce3" table:number-columns-repeated="3"/>
          <table:table-cell table:style-name="ce3" table:formula="of:=[.B70]" office:value-type="float" office:value="53.76513" calcext:value-type="float">
            <text:p>5.38E+001</text:p>
          </table:table-cell>
          <table:table-cell table:style-name="ce3" table:number-columns-repeated="3"/>
          <table:table-cell table:style-name="ce3" table:formula="of:=[.B115]" office:value-type="float" office:value="43.60114" calcext:value-type="float">
            <text:p>4.36E+001</text:p>
          </table:table-cell>
          <table:table-cell table:style-name="ce3" table:number-columns-repeated="3"/>
          <table:table-cell table:style-name="ce3" table:formula="of:=[.B160]" office:value-type="float" office:value="47.63411" calcext:value-type="float">
            <text:p>4.76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2.50632" calcext:value-type="float">
            <text:p>4.25E+001</text:p>
          </table:table-cell>
          <table:table-cell table:style-name="ce3" table:number-columns-repeated="3"/>
          <table:table-cell table:style-name="ce3" table:formula="of:=[.B71]" office:value-type="float" office:value="50.72446" calcext:value-type="float">
            <text:p>5.07E+001</text:p>
          </table:table-cell>
          <table:table-cell table:style-name="ce3" table:number-columns-repeated="3"/>
          <table:table-cell table:style-name="ce3" table:formula="of:=[.B116]" office:value-type="float" office:value="42.53446" calcext:value-type="float">
            <text:p>4.25E+001</text:p>
          </table:table-cell>
          <table:table-cell table:style-name="ce3" table:number-columns-repeated="3"/>
          <table:table-cell table:style-name="ce3" table:formula="of:=[.B161]" office:value-type="float" office:value="45.44924" calcext:value-type="float">
            <text:p>4.54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1.89887" calcext:value-type="float">
            <text:p>4.19E+001</text:p>
          </table:table-cell>
          <table:table-cell table:style-name="ce3" table:number-columns-repeated="3"/>
          <table:table-cell table:style-name="ce3" table:formula="of:=[.B72]" office:value-type="float" office:value="48.07293" calcext:value-type="float">
            <text:p>4.81E+001</text:p>
          </table:table-cell>
          <table:table-cell table:style-name="ce3" table:number-columns-repeated="3"/>
          <table:table-cell table:style-name="ce3" table:formula="of:=[.B117]" office:value-type="float" office:value="41.876" calcext:value-type="float">
            <text:p>4.19E+001</text:p>
          </table:table-cell>
          <table:table-cell table:style-name="ce3" table:number-columns-repeated="3"/>
          <table:table-cell table:style-name="ce3" table:formula="of:=[.B162]" office:value-type="float" office:value="43.65658" calcext:value-type="float">
            <text:p>4.37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1.70643" calcext:value-type="float">
            <text:p>4.17E+001</text:p>
          </table:table-cell>
          <table:table-cell table:style-name="ce3" table:number-columns-repeated="3"/>
          <table:table-cell table:style-name="ce3" table:formula="of:=[.B73]" office:value-type="float" office:value="45.80829" calcext:value-type="float">
            <text:p>4.58E+001</text:p>
          </table:table-cell>
          <table:table-cell table:style-name="ce3" table:number-columns-repeated="3"/>
          <table:table-cell table:style-name="ce3" table:formula="of:=[.B118]" office:value-type="float" office:value="41.63121" calcext:value-type="float">
            <text:p>4.16E+001</text:p>
          </table:table-cell>
          <table:table-cell table:style-name="ce3" table:number-columns-repeated="3"/>
          <table:table-cell table:style-name="ce3" table:formula="of:=[.B163]" office:value-type="float" office:value="42.2568" calcext:value-type="float">
            <text:p>4.23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1.93671" calcext:value-type="float">
            <text:p>4.19E+001</text:p>
          </table:table-cell>
          <table:table-cell table:style-name="ce3" table:number-columns-repeated="3"/>
          <table:table-cell table:style-name="ce3" table:formula="of:=[.B74]" office:value-type="float" office:value="43.92969" calcext:value-type="float">
            <text:p>4.39E+001</text:p>
          </table:table-cell>
          <table:table-cell table:style-name="ce3" table:number-columns-repeated="3"/>
          <table:table-cell table:style-name="ce3" table:formula="of:=[.B119]" office:value-type="float" office:value="41.80751" calcext:value-type="float">
            <text:p>4.18E+001</text:p>
          </table:table-cell>
          <table:table-cell table:style-name="ce3" table:number-columns-repeated="3"/>
          <table:table-cell table:style-name="ce3" table:formula="of:=[.B164]" office:value-type="float" office:value="41.25208" calcext:value-type="float">
            <text:p>4.13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2.59966" calcext:value-type="float">
            <text:p>4.26E+001</text:p>
          </table:table-cell>
          <table:table-cell table:style-name="ce3" table:number-columns-repeated="3"/>
          <table:table-cell table:style-name="ce3" table:formula="of:=[.B75]" office:value-type="float" office:value="42.43765" calcext:value-type="float">
            <text:p>4.24E+001</text:p>
          </table:table-cell>
          <table:table-cell table:style-name="ce3" table:number-columns-repeated="3"/>
          <table:table-cell table:style-name="ce3" table:formula="of:=[.B120]" office:value-type="float" office:value="42.41451" calcext:value-type="float">
            <text:p>4.24E+001</text:p>
          </table:table-cell>
          <table:table-cell table:style-name="ce3" table:number-columns-repeated="3"/>
          <table:table-cell table:style-name="ce3" table:formula="of:=[.B165]" office:value-type="float" office:value="40.64616" calcext:value-type="float">
            <text:p>4.06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3.70776" calcext:value-type="float">
            <text:p>4.37E+001</text:p>
          </table:table-cell>
          <table:table-cell table:style-name="ce3" table:number-columns-repeated="3"/>
          <table:table-cell table:style-name="ce3" table:formula="of:=[.B76]" office:value-type="float" office:value="41.33411" calcext:value-type="float">
            <text:p>4.13E+001</text:p>
          </table:table-cell>
          <table:table-cell table:style-name="ce3" table:number-columns-repeated="3"/>
          <table:table-cell table:style-name="ce3" table:formula="of:=[.B121]" office:value-type="float" office:value="43.46429" calcext:value-type="float">
            <text:p>4.35E+001</text:p>
          </table:table-cell>
          <table:table-cell table:style-name="ce3" table:number-columns-repeated="3"/>
          <table:table-cell table:style-name="ce3" table:formula="of:=[.B166]" office:value-type="float" office:value="40.44439" calcext:value-type="float">
            <text:p>4.04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5.27645" calcext:value-type="float">
            <text:p>4.53E+001</text:p>
          </table:table-cell>
          <table:table-cell table:style-name="ce3" table:number-columns-repeated="3"/>
          <table:table-cell table:style-name="ce3" table:formula="of:=[.B77]" office:value-type="float" office:value="40.62242" calcext:value-type="float">
            <text:p>4.06E+001</text:p>
          </table:table-cell>
          <table:table-cell table:style-name="ce3" table:number-columns-repeated="3"/>
          <table:table-cell table:style-name="ce3" table:formula="of:=[.B122]" office:value-type="float" office:value="44.97181" calcext:value-type="float">
            <text:p>4.50E+001</text:p>
          </table:table-cell>
          <table:table-cell table:style-name="ce3" table:number-columns-repeated="3"/>
          <table:table-cell table:style-name="ce3" table:formula="of:=[.B167]" office:value-type="float" office:value="40.65392" calcext:value-type="float">
            <text:p>4.07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7.32464" calcext:value-type="float">
            <text:p>4.73E+001</text:p>
          </table:table-cell>
          <table:table-cell table:style-name="ce3" table:number-columns-repeated="3"/>
          <table:table-cell table:style-name="ce3" table:formula="of:=[.B78]" office:value-type="float" office:value="40.30745" calcext:value-type="float">
            <text:p>4.03E+001</text:p>
          </table:table-cell>
          <table:table-cell table:style-name="ce3" table:number-columns-repeated="3"/>
          <table:table-cell table:style-name="ce3" table:formula="of:=[.B123]" office:value-type="float" office:value="46.95538" calcext:value-type="float">
            <text:p>4.70E+001</text:p>
          </table:table-cell>
          <table:table-cell table:style-name="ce3" table:number-columns-repeated="3"/>
          <table:table-cell table:style-name="ce3" table:formula="of:=[.B168]" office:value-type="float" office:value="41.28379" calcext:value-type="float">
            <text:p>4.13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9.87552" calcext:value-type="float">
            <text:p>4.99E+001</text:p>
          </table:table-cell>
          <table:table-cell table:style-name="ce3" table:number-columns-repeated="3"/>
          <table:table-cell table:style-name="ce3" table:formula="of:=[.B79]" office:value-type="float" office:value="40.39565" calcext:value-type="float">
            <text:p>4.04E+001</text:p>
          </table:table-cell>
          <table:table-cell table:style-name="ce3" table:number-columns-repeated="3"/>
          <table:table-cell table:style-name="ce3" table:formula="of:=[.B124]" office:value-type="float" office:value="49.43744" calcext:value-type="float">
            <text:p>4.94E+001</text:p>
          </table:table-cell>
          <table:table-cell table:style-name="ce3" table:number-columns-repeated="3"/>
          <table:table-cell table:style-name="ce3" table:formula="of:=[.B169]" office:value-type="float" office:value="42.34524" calcext:value-type="float">
            <text:p>4.23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4.94527" calcext:value-type="float">
            <text:p>4.49E+001</text:p>
          </table:table-cell>
          <table:table-cell table:style-name="ce3" table:number-columns-repeated="3"/>
          <table:table-cell table:style-name="ce3" table:formula="of:=[.B80]" office:value-type="float" office:value="57.19864" calcext:value-type="float">
            <text:p>5.72E+001</text:p>
          </table:table-cell>
          <table:table-cell table:style-name="ce3" table:number-columns-repeated="3"/>
          <table:table-cell table:style-name="ce3" table:formula="of:=[.B125]" office:value-type="float" office:value="45.07242" calcext:value-type="float">
            <text:p>4.51E+001</text:p>
          </table:table-cell>
          <table:table-cell table:style-name="ce3" table:number-columns-repeated="3"/>
          <table:table-cell table:style-name="ce3" table:formula="of:=[.B170]" office:value-type="float" office:value="50.212" calcext:value-type="float">
            <text:p>5.02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5.97814" calcext:value-type="float">
            <text:p>4.60E+001</text:p>
          </table:table-cell>
          <table:table-cell table:style-name="ce3" table:number-columns-repeated="3"/>
          <table:table-cell table:style-name="ce3" table:formula="of:=[.B81]" office:value-type="float" office:value="57.84815" calcext:value-type="float">
            <text:p>5.78E+001</text:p>
          </table:table-cell>
          <table:table-cell table:style-name="ce3" table:number-columns-repeated="3"/>
          <table:table-cell table:style-name="ce3" table:formula="of:=[.B126]" office:value-type="float" office:value="46.09425" calcext:value-type="float">
            <text:p>4.61E+001</text:p>
          </table:table-cell>
          <table:table-cell table:style-name="ce3" table:number-columns-repeated="3"/>
          <table:table-cell table:style-name="ce3" table:formula="of:=[.B171]" office:value-type="float" office:value="51.00957" calcext:value-type="float">
            <text:p>5.10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7.17178" calcext:value-type="float">
            <text:p>4.72E+001</text:p>
          </table:table-cell>
          <table:table-cell table:style-name="ce3" table:number-columns-repeated="3"/>
          <table:table-cell table:style-name="ce3" table:formula="of:=[.B82]" office:value-type="float" office:value="58.63834" calcext:value-type="float">
            <text:p>5.86E+001</text:p>
          </table:table-cell>
          <table:table-cell table:style-name="ce3" table:number-columns-repeated="3"/>
          <table:table-cell table:style-name="ce3" table:formula="of:=[.B127]" office:value-type="float" office:value="47.27607" calcext:value-type="float">
            <text:p>4.73E+001</text:p>
          </table:table-cell>
          <table:table-cell table:style-name="ce3" table:number-columns-repeated="3"/>
          <table:table-cell table:style-name="ce3" table:formula="of:=[.B172]" office:value-type="float" office:value="51.95382" calcext:value-type="float">
            <text:p>5.20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48.5324" calcext:value-type="float">
            <text:p>4.85E+001</text:p>
          </table:table-cell>
          <table:table-cell table:style-name="ce3" table:number-columns-repeated="3"/>
          <table:table-cell table:style-name="ce3" table:formula="of:=[.B83]" office:value-type="float" office:value="59.57218" calcext:value-type="float">
            <text:p>5.96E+001</text:p>
          </table:table-cell>
          <table:table-cell table:style-name="ce3" table:number-columns-repeated="3"/>
          <table:table-cell table:style-name="ce3" table:formula="of:=[.B128]" office:value-type="float" office:value="48.62397" calcext:value-type="float">
            <text:p>4.86E+001</text:p>
          </table:table-cell>
          <table:table-cell table:style-name="ce3" table:number-columns-repeated="3"/>
          <table:table-cell table:style-name="ce3" table:formula="of:=[.B173]" office:value-type="float" office:value="53.04874" calcext:value-type="float">
            <text:p>5.30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50.06724" calcext:value-type="float">
            <text:p>5.01E+001</text:p>
          </table:table-cell>
          <table:table-cell table:style-name="ce3" table:number-columns-repeated="3"/>
          <table:table-cell table:style-name="ce3" table:formula="of:=[.B84]" office:value-type="float" office:value="60.65315" calcext:value-type="float">
            <text:p>6.07E+001</text:p>
          </table:table-cell>
          <table:table-cell table:style-name="ce3" table:number-columns-repeated="3"/>
          <table:table-cell table:style-name="ce3" table:formula="of:=[.B129]" office:value-type="float" office:value="50.14504" calcext:value-type="float">
            <text:p>5.01E+001</text:p>
          </table:table-cell>
          <table:table-cell table:style-name="ce3" table:number-columns-repeated="3"/>
          <table:table-cell table:style-name="ce3" table:formula="of:=[.B174]" office:value-type="float" office:value="54.29894" calcext:value-type="float">
            <text:p>5.43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51.78474" calcext:value-type="float">
            <text:p>5.18E+001</text:p>
          </table:table-cell>
          <table:table-cell table:style-name="ce3" table:number-columns-repeated="3"/>
          <table:table-cell table:style-name="ce3" table:formula="of:=[.B85]" office:value-type="float" office:value="61.88523" calcext:value-type="float">
            <text:p>6.19E+001</text:p>
          </table:table-cell>
          <table:table-cell table:style-name="ce3" table:number-columns-repeated="3"/>
          <table:table-cell table:style-name="ce3" table:formula="of:=[.B130]" office:value-type="float" office:value="51.84754" calcext:value-type="float">
            <text:p>5.18E+001</text:p>
          </table:table-cell>
          <table:table-cell table:style-name="ce3" table:number-columns-repeated="3"/>
          <table:table-cell table:style-name="ce3" table:formula="of:=[.B175]" office:value-type="float" office:value="55.70974" calcext:value-type="float">
            <text:p>5.57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53.69478" calcext:value-type="float">
            <text:p>5.37E+001</text:p>
          </table:table-cell>
          <table:table-cell table:style-name="ce3" table:number-columns-repeated="3"/>
          <table:table-cell table:style-name="ce3" table:formula="of:=[.B86]" office:value-type="float" office:value="63.27299" calcext:value-type="float">
            <text:p>6.33E+001</text:p>
          </table:table-cell>
          <table:table-cell table:style-name="ce3" table:number-columns-repeated="3"/>
          <table:table-cell table:style-name="ce3" table:formula="of:=[.B131]" office:value-type="float" office:value="53.74111" calcext:value-type="float">
            <text:p>5.37E+001</text:p>
          </table:table-cell>
          <table:table-cell table:style-name="ce3" table:number-columns-repeated="3"/>
          <table:table-cell table:style-name="ce3" table:formula="of:=[.B176]" office:value-type="float" office:value="57.28726" calcext:value-type="float">
            <text:p>5.73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55.80897" calcext:value-type="float">
            <text:p>5.58E+001</text:p>
          </table:table-cell>
          <table:table-cell table:style-name="ce3" table:number-columns-repeated="3"/>
          <table:table-cell table:style-name="ce3" table:formula="of:=[.B87]" office:value-type="float" office:value="64.8217" calcext:value-type="float">
            <text:p>6.48E+001</text:p>
          </table:table-cell>
          <table:table-cell table:style-name="ce3" table:number-columns-repeated="3"/>
          <table:table-cell table:style-name="ce3" table:formula="of:=[.B132]" office:value-type="float" office:value="55.8371" calcext:value-type="float">
            <text:p>5.58E+001</text:p>
          </table:table-cell>
          <table:table-cell table:style-name="ce3" table:number-columns-repeated="3"/>
          <table:table-cell table:style-name="ce3" table:formula="of:=[.B177]" office:value-type="float" office:value="59.03856" calcext:value-type="float">
            <text:p>5.90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58.14113" calcext:value-type="float">
            <text:p>5.81E+001</text:p>
          </table:table-cell>
          <table:table-cell table:style-name="ce3" table:number-columns-repeated="3"/>
          <table:table-cell table:style-name="ce3" table:formula="of:=[.B88]" office:value-type="float" office:value="66.53735" calcext:value-type="float">
            <text:p>6.65E+001</text:p>
          </table:table-cell>
          <table:table-cell table:style-name="ce3" table:number-columns-repeated="3"/>
          <table:table-cell table:style-name="ce3" table:formula="of:=[.B133]" office:value-type="float" office:value="58.14897" calcext:value-type="float">
            <text:p>5.81E+001</text:p>
          </table:table-cell>
          <table:table-cell table:style-name="ce3" table:number-columns-repeated="3"/>
          <table:table-cell table:style-name="ce3" table:formula="of:=[.B178]" office:value-type="float" office:value="60.97177" calcext:value-type="float">
            <text:p>6.10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60.70778" calcext:value-type="float">
            <text:p>6.07E+001</text:p>
          </table:table-cell>
          <table:table-cell table:style-name="ce3" table:number-columns-repeated="3"/>
          <table:table-cell table:style-name="ce3" table:formula="of:=[.B89]" office:value-type="float" office:value="68.42687" calcext:value-type="float">
            <text:p>6.84E+001</text:p>
          </table:table-cell>
          <table:table-cell table:style-name="ce3" table:number-columns-repeated="3"/>
          <table:table-cell table:style-name="ce3" table:formula="of:=[.B134]" office:value-type="float" office:value="60.69279" calcext:value-type="float">
            <text:p>6.07E+001</text:p>
          </table:table-cell>
          <table:table-cell table:style-name="ce3" table:number-columns-repeated="3"/>
          <table:table-cell table:style-name="ce3" table:formula="of:=[.B179]" office:value-type="float" office:value="63.09635" calcext:value-type="float">
            <text:p>6.31E+00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63.52898" calcext:value-type="float">
            <text:p>6.35E+001</text:p>
          </table:table-cell>
          <table:table-cell table:style-name="ce3" table:number-columns-repeated="3"/>
          <table:table-cell table:style-name="ce3" table:formula="of:=[.B90]" office:value-type="float" office:value="70.49817" calcext:value-type="float">
            <text:p>7.05E+001</text:p>
          </table:table-cell>
          <table:table-cell table:style-name="ce3" table:number-columns-repeated="3"/>
          <table:table-cell table:style-name="ce3" table:formula="of:=[.B135]" office:value-type="float" office:value="63.48803" calcext:value-type="float">
            <text:p>6.35E+001</text:p>
          </table:table-cell>
          <table:table-cell table:style-name="ce3" table:number-columns-repeated="3"/>
          <table:table-cell table:style-name="ce3" table:formula="of:=[.B180]" office:value-type="float" office:value="65.42332" calcext:value-type="float">
            <text:p>6.54E+0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-case39_wtgs_5high.m-----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7.19864" calcext:value-type="float">
            <text:p>5.7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7.80212" calcext:value-type="float">
            <text:p>5.78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8.56202" calcext:value-type="float">
            <text:p>5.86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9.48131" calcext:value-type="float">
            <text:p>5.95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0.56335" calcext:value-type="float">
            <text:p>6.06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1.812" calcext:value-type="float">
            <text:p>6.18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3.23166" calcext:value-type="float">
            <text:p>6.3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4.82734" calcext:value-type="float">
            <text:p>6.48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6.60472" calcext:value-type="float">
            <text:p>6.66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8.57027" calcext:value-type="float">
            <text:p>6.86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70.73137" calcext:value-type="float">
            <text:p>7.07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7.19864" calcext:value-type="float">
            <text:p>5.7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7.19864" calcext:value-type="float">
            <text:p>5.7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7.19864" calcext:value-type="float">
            <text:p>5.7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7.19864" calcext:value-type="float">
            <text:p>5.7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7.19864" calcext:value-type="float">
            <text:p>5.7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7.19864" calcext:value-type="float">
            <text:p>5.7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7.19864" calcext:value-type="float">
            <text:p>5.7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7.19864" calcext:value-type="float">
            <text:p>5.7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7.19864" calcext:value-type="float">
            <text:p>5.7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7.19864" calcext:value-type="float">
            <text:p>5.7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7.19864" calcext:value-type="float">
            <text:p>5.7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7.19864" calcext:value-type="float">
            <text:p>5.7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3.76513" calcext:value-type="float">
            <text:p>5.38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0.72446" calcext:value-type="float">
            <text:p>5.07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8.07293" calcext:value-type="float">
            <text:p>4.81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5.80829" calcext:value-type="float">
            <text:p>4.58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3.92969" calcext:value-type="float">
            <text:p>4.39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2.43765" calcext:value-type="float">
            <text:p>4.24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1.33411" calcext:value-type="float">
            <text:p>4.13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0.62242" calcext:value-type="float">
            <text:p>4.06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0.30745" calcext:value-type="float">
            <text:p>4.03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0.39565" calcext:value-type="float">
            <text:p>4.04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7.19864" calcext:value-type="float">
            <text:p>5.7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7.84815" calcext:value-type="float">
            <text:p>5.78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8.63834" calcext:value-type="float">
            <text:p>5.86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9.57218" calcext:value-type="float">
            <text:p>5.96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0.65315" calcext:value-type="float">
            <text:p>6.07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1.88523" calcext:value-type="float">
            <text:p>6.19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3.27299" calcext:value-type="float">
            <text:p>6.33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4.8217" calcext:value-type="float">
            <text:p>6.48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6.53735" calcext:value-type="float">
            <text:p>6.65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8.42687" calcext:value-type="float">
            <text:p>6.84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70.49817" calcext:value-type="float">
            <text:p>7.05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-case39_wtgs_5low.m-----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5.07242" calcext:value-type="float">
            <text:p>4.51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6.10192" calcext:value-type="float">
            <text:p>4.61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7.30636" calcext:value-type="float">
            <text:p>4.73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8.69161" calcext:value-type="float">
            <text:p>4.87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0.26443" calcext:value-type="float">
            <text:p>5.03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2.03266" calcext:value-type="float">
            <text:p>5.20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4.00538" calcext:value-type="float">
            <text:p>5.40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6.19323" calcext:value-type="float">
            <text:p>5.6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8.60872" calcext:value-type="float">
            <text:p>5.86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1.26671" calcext:value-type="float">
            <text:p>6.13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4.18504" calcext:value-type="float">
            <text:p>6.4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5.07242" calcext:value-type="float">
            <text:p>4.51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5.07242" calcext:value-type="float">
            <text:p>4.51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5.07242" calcext:value-type="float">
            <text:p>4.51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5.07242" calcext:value-type="float">
            <text:p>4.51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5.07242" calcext:value-type="float">
            <text:p>4.51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5.07242" calcext:value-type="float">
            <text:p>4.51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5.07242" calcext:value-type="float">
            <text:p>4.51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5.07242" calcext:value-type="float">
            <text:p>4.51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5.07242" calcext:value-type="float">
            <text:p>4.51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5.07242" calcext:value-type="float">
            <text:p>4.51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5.07242" calcext:value-type="float">
            <text:p>4.51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5.07242" calcext:value-type="float">
            <text:p>4.51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3.60114" calcext:value-type="float">
            <text:p>4.36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2.53446" calcext:value-type="float">
            <text:p>4.25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1.876" calcext:value-type="float">
            <text:p>4.19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1.63121" calcext:value-type="float">
            <text:p>4.16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1.80751" calcext:value-type="float">
            <text:p>4.18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2.41451" calcext:value-type="float">
            <text:p>4.24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3.46429" calcext:value-type="float">
            <text:p>4.35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4.97181" calcext:value-type="float">
            <text:p>4.50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6.95538" calcext:value-type="float">
            <text:p>4.70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9.43744" calcext:value-type="float">
            <text:p>4.94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5.07242" calcext:value-type="float">
            <text:p>4.51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6.09425" calcext:value-type="float">
            <text:p>4.61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7.27607" calcext:value-type="float">
            <text:p>4.73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8.62397" calcext:value-type="float">
            <text:p>4.86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0.14504" calcext:value-type="float">
            <text:p>5.01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1.84754" calcext:value-type="float">
            <text:p>5.18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3.74111" calcext:value-type="float">
            <text:p>5.37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5.8371" calcext:value-type="float">
            <text:p>5.58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8.14897" calcext:value-type="float">
            <text:p>5.81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0.69279" calcext:value-type="float">
            <text:p>6.07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3.48803" calcext:value-type="float">
            <text:p>6.35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-case39_wtgs_5mid.m-----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0.212" calcext:value-type="float">
            <text:p>5.0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0.98714" calcext:value-type="float">
            <text:p>5.10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1.92428" calcext:value-type="float">
            <text:p>5.19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3.02733" calcext:value-type="float">
            <text:p>5.30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4.3007" calcext:value-type="float">
            <text:p>5.43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5.74949" calcext:value-type="float">
            <text:p>5.57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7.37949" calcext:value-type="float">
            <text:p>5.74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9.19734" calcext:value-type="float">
            <text:p>5.9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1.21065" calcext:value-type="float">
            <text:p>6.1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3.42818" calcext:value-type="float">
            <text:p>6.34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5.86008" calcext:value-type="float">
            <text:p>6.59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0.212" calcext:value-type="float">
            <text:p>5.0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0.212" calcext:value-type="float">
            <text:p>5.0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0.212" calcext:value-type="float">
            <text:p>5.0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0.212" calcext:value-type="float">
            <text:p>5.0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0.212" calcext:value-type="float">
            <text:p>5.0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0.212" calcext:value-type="float">
            <text:p>5.0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0.212" calcext:value-type="float">
            <text:p>5.0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0.212" calcext:value-type="float">
            <text:p>5.0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0.212" calcext:value-type="float">
            <text:p>5.0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0.212" calcext:value-type="float">
            <text:p>5.0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0.212" calcext:value-type="float">
            <text:p>5.0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0.212" calcext:value-type="float">
            <text:p>5.0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7.63411" calcext:value-type="float">
            <text:p>4.76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5.44924" calcext:value-type="float">
            <text:p>4.54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3.65658" calcext:value-type="float">
            <text:p>4.37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2.2568" calcext:value-type="float">
            <text:p>4.23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1.25208" calcext:value-type="float">
            <text:p>4.13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0.64616" calcext:value-type="float">
            <text:p>4.06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0.44439" calcext:value-type="float">
            <text:p>4.04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0.65392" calcext:value-type="float">
            <text:p>4.07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1.28379" calcext:value-type="float">
            <text:p>4.13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42.34524" calcext:value-type="float">
            <text:p>4.23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0.212" calcext:value-type="float">
            <text:p>5.02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1.00957" calcext:value-type="float">
            <text:p>5.10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1.95382" calcext:value-type="float">
            <text:p>5.20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3.04874" calcext:value-type="float">
            <text:p>5.30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4.29894" calcext:value-type="float">
            <text:p>5.43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5.70974" calcext:value-type="float">
            <text:p>5.57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7.28726" calcext:value-type="float">
            <text:p>5.73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59.03856" calcext:value-type="float">
            <text:p>5.90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0.97177" calcext:value-type="float">
            <text:p>6.10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3.09635" calcext:value-type="float">
            <text:p>6.31E+001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float" office:value="65.42332" calcext:value-type="float">
            <text:p>6.54E+001</text:p>
          </table:table-cell>
          <table:table-cell table:style-name="ce3" table:number-columns-repeated="3"/>
          <table:table-cell table:number-columns-repeated="1019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tered" table:style-name="ta3">
        <office:forms form:automatic-focus="false" form:apply-design-mode="false"/>
        <table:shapes>
          <draw:frame draw:z-index="0" draw:style-name="gr1" draw:text-style-name="P1" svg:width="6.2992in" svg:height="3.9378in" svg:x="1.1795in" svg:y="7.7295in">
            <draw:object draw:notify-on-update-of-ranges="filtered.A24:filtered.A34 filtered.B23:filtered.B23 filtered.B24:filtered.B34 filtered.B2:filtered.B2 filtered.B3:filtered.B13 filtered.C2:filtered.C2 filtered.C3:filtered.C13 filtered.D2:filtered.D2 filtered.D3:filtered.D13 filtered.E2:filtered.E2 filtered.E3:filtered.E13 filtered.C23:filtered.C23 filtered.C24:filtered.C34 filtered.D23:filtered.D23 filtered.D24:filtered.D34 filtered.E23:filtered.E23 filtered.E24:filtered.E34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6.2992in" svg:height="3.9378in" svg:x="7.8799in" svg:y="7.7508in">
            <draw:object draw:notify-on-update-of-ranges="filtered.A24:filtered.A34 filtered.B23:filtered.B23 filtered.F24:filtered.F34 filtered.B2:filtered.B2 filtered.F3:filtered.F13 filtered.C2:filtered.C2 filtered.G3:filtered.G13 filtered.D2:filtered.D2 filtered.H3:filtered.H13 filtered.E2:filtered.E2 filtered.I3:filtered.I13 filtered.C23:filtered.C23 filtered.G24:filtered.G34 filtered.D23:filtered.D23 filtered.H24:filtered.H34 filtered.E23:filtered.E23 filtered.I24:filtered.I3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6.2992in" svg:height="3.9378in" svg:x="1.0398in" svg:y="12.3535in">
            <draw:object draw:notify-on-update-of-ranges="filtered.A24:filtered.A34 filtered.B23:filtered.B23 filtered.J24:filtered.J34 filtered.B2:filtered.B2 filtered.J3:filtered.J13 filtered.C2:filtered.C2 filtered.K3:filtered.K13 filtered.D2:filtered.D2 filtered.L3:filtered.L13 filtered.E2:filtered.E2 filtered.M3:filtered.M13 filtered.C23:filtered.C23 filtered.K24:filtered.K34 filtered.D23:filtered.D23 filtered.L24:filtered.L34 filtered.E23:filtered.E23 filtered.M24:filtered.M34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draw:text-style-name="P1" svg:width="6.2992in" svg:height="3.9378in" svg:x="7.9547in" svg:y="12.3949in">
            <draw:object draw:notify-on-update-of-ranges="filtered.A24:filtered.A34 filtered.B23:filtered.B23 filtered.N24:filtered.N34 filtered.B2:filtered.B2 filtered.N3:filtered.N13 filtered.C2:filtered.C2 filtered.O3:filtered.O13 filtered.D2:filtered.D2 filtered.P3:filtered.P13 filtered.E2:filtered.E2 filtered.Q3:filtered.Q13 filtered.C23:filtered.C23 filtered.O24:filtered.O34 filtered.D23:filtered.D23 filtered.P24:filtered.P34 filtered.E23:filtered.E23 filtered.Q24:filtered.Q34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3" office:value-type="string" calcext:value-type="string">
            <text:p>ZERO</text:p>
          </table:table-cell>
          <table:table-cell table:style-name="ce3" table:number-columns-repeated="3"/>
          <table:table-cell table:style-name="ce3" office:value-type="string" calcext:value-type="string">
            <text:p>LOW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MEDIUM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HIGH</text:p>
          </table:table-cell>
          <table:table-cell table:style-name="ce3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DC size</text:p>
          </table:table-cell>
          <table:table-cell table:style-name="ce3" office:value-type="string" calcext:value-type="string">
            <text:p>@Bus 2</text:p>
          </table:table-cell>
          <table:table-cell table:style-name="ce3" office:value-type="string" calcext:value-type="string">
            <text:p>@Bus 18</text:p>
          </table:table-cell>
          <table:table-cell table:style-name="ce3" office:value-type="string" calcext:value-type="string">
            <text:p>@Bus 25</text:p>
          </table:table-cell>
          <table:table-cell table:style-name="ce3" office:value-type="string" calcext:value-type="string">
            <text:p>@Bus 36</text:p>
          </table:table-cell>
          <table:table-cell table:style-name="ce3" office:value-type="string" calcext:value-type="string">
            <text:p>@Bus 2</text:p>
          </table:table-cell>
          <table:table-cell table:style-name="ce3" office:value-type="string" calcext:value-type="string">
            <text:p>@Bus 18</text:p>
          </table:table-cell>
          <table:table-cell table:style-name="ce3" office:value-type="string" calcext:value-type="string">
            <text:p>@Bus 25</text:p>
          </table:table-cell>
          <table:table-cell table:style-name="ce3" office:value-type="string" calcext:value-type="string">
            <text:p>@Bus 36</text:p>
          </table:table-cell>
          <table:table-cell table:style-name="ce3" office:value-type="string" calcext:value-type="string">
            <text:p>@Bus 2</text:p>
          </table:table-cell>
          <table:table-cell table:style-name="ce3" office:value-type="string" calcext:value-type="string">
            <text:p>@Bus 18</text:p>
          </table:table-cell>
          <table:table-cell table:style-name="ce3" office:value-type="string" calcext:value-type="string">
            <text:p>@Bus 25</text:p>
          </table:table-cell>
          <table:table-cell table:style-name="ce3" office:value-type="string" calcext:value-type="string">
            <text:p>@Bus 36</text:p>
          </table:table-cell>
          <table:table-cell table:style-name="ce3" office:value-type="string" calcext:value-type="string">
            <text:p>@Bus 2</text:p>
          </table:table-cell>
          <table:table-cell table:style-name="ce3" office:value-type="string" calcext:value-type="string">
            <text:p>@Bus 18</text:p>
          </table:table-cell>
          <table:table-cell table:style-name="ce3" office:value-type="string" calcext:value-type="string">
            <text:p>@Bus 25</text:p>
          </table:table-cell>
          <table:table-cell table:style-name="ce3" office:value-type="string" calcext:value-type="string">
            <text:p>@Bus 36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4.94527" calcext:value-type="float">
            <text:p>44.94527</text:p>
          </table:table-cell>
          <table:table-cell table:number-columns-repeated="4" office:value-type="float" office:value="45.07242" calcext:value-type="float">
            <text:p>45.07242</text:p>
          </table:table-cell>
          <table:table-cell table:number-columns-repeated="4" office:value-type="float" office:value="50.212" calcext:value-type="float">
            <text:p>50.212</text:p>
          </table:table-cell>
          <table:table-cell table:number-columns-repeated="4" office:value-type="float" office:value="57.19864" calcext:value-type="float">
            <text:p>57.19864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.59171" calcext:value-type="float">
            <text:p>45.59171</text:p>
          </table:table-cell>
          <table:table-cell office:value-type="float" office:value="45.71993" calcext:value-type="float">
            <text:p>45.71993</text:p>
          </table:table-cell>
          <table:table-cell office:value-type="float" office:value="44.48914" calcext:value-type="float">
            <text:p>44.48914</text:p>
          </table:table-cell>
          <table:table-cell office:value-type="float" office:value="44.45387" calcext:value-type="float">
            <text:p>44.45387</text:p>
          </table:table-cell>
          <table:table-cell office:value-type="float" office:value="45.70162" calcext:value-type="float">
            <text:p>45.70162</text:p>
          </table:table-cell>
          <table:table-cell office:value-type="float" office:value="45.8235" calcext:value-type="float">
            <text:p>45.8235</text:p>
          </table:table-cell>
          <table:table-cell office:value-type="float" office:value="44.57674" calcext:value-type="float">
            <text:p>44.57674</text:p>
          </table:table-cell>
          <table:table-cell office:value-type="float" office:value="44.55423" calcext:value-type="float">
            <text:p>44.55423</text:p>
          </table:table-cell>
          <table:table-cell office:value-type="float" office:value="50.4747" calcext:value-type="float">
            <text:p>50.4747</text:p>
          </table:table-cell>
          <table:table-cell office:value-type="float" office:value="50.45324" calcext:value-type="float">
            <text:p>50.45324</text:p>
          </table:table-cell>
          <table:table-cell office:value-type="float" office:value="48.83681" calcext:value-type="float">
            <text:p>48.83681</text:p>
          </table:table-cell>
          <table:table-cell office:value-type="float" office:value="49.10335" calcext:value-type="float">
            <text:p>49.10335</text:p>
          </table:table-cell>
          <table:table-cell office:value-type="float" office:value="57.19997" calcext:value-type="float">
            <text:p>57.19997</text:p>
          </table:table-cell>
          <table:table-cell office:value-type="float" office:value="57.06877" calcext:value-type="float">
            <text:p>57.06877</text:p>
          </table:table-cell>
          <table:table-cell office:value-type="float" office:value="55.15961" calcext:value-type="float">
            <text:p>55.15961</text:p>
          </table:table-cell>
          <table:table-cell office:value-type="float" office:value="55.64722" calcext:value-type="float">
            <text:p>55.64722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.37687" calcext:value-type="float">
            <text:p>46.37687</text:p>
          </table:table-cell>
          <table:table-cell office:value-type="float" office:value="46.62645" calcext:value-type="float">
            <text:p>46.62645</text:p>
          </table:table-cell>
          <table:table-cell office:value-type="float" office:value="44.3442" calcext:value-type="float">
            <text:p>44.3442</text:p>
          </table:table-cell>
          <table:table-cell office:value-type="float" office:value="44.17743" calcext:value-type="float">
            <text:p>44.17743</text:p>
          </table:table-cell>
          <table:table-cell office:value-type="float" office:value="46.4688" calcext:value-type="float">
            <text:p>46.4688</text:p>
          </table:table-cell>
          <table:table-cell office:value-type="float" office:value="46.70558" calcext:value-type="float">
            <text:p>46.70558</text:p>
          </table:table-cell>
          <table:table-cell office:value-type="float" office:value="44.39119" calcext:value-type="float">
            <text:p>44.39119</text:p>
          </table:table-cell>
          <table:table-cell office:value-type="float" office:value="44.25027" calcext:value-type="float">
            <text:p>44.25027</text:p>
          </table:table-cell>
          <table:table-cell office:value-type="float" office:value="50.86272" calcext:value-type="float">
            <text:p>50.86272</text:p>
          </table:table-cell>
          <table:table-cell office:value-type="float" office:value="50.81071" calcext:value-type="float">
            <text:p>50.81071</text:p>
          </table:table-cell>
          <table:table-cell office:value-type="float" office:value="47.75362" calcext:value-type="float">
            <text:p>47.75362</text:p>
          </table:table-cell>
          <table:table-cell office:value-type="float" office:value="48.19768" calcext:value-type="float">
            <text:p>48.19768</text:p>
          </table:table-cell>
          <table:table-cell office:value-type="float" office:value="57.32155" calcext:value-type="float">
            <text:p>57.32155</text:p>
          </table:table-cell>
          <table:table-cell office:value-type="float" office:value="57.04902" calcext:value-type="float">
            <text:p>57.04902</text:p>
          </table:table-cell>
          <table:table-cell office:value-type="float" office:value="53.40446" calcext:value-type="float">
            <text:p>53.40446</text:p>
          </table:table-cell>
          <table:table-cell office:value-type="float" office:value="54.29557" calcext:value-type="float">
            <text:p>54.29557</text:p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7.30533" calcext:value-type="float">
            <text:p>47.30533</text:p>
          </table:table-cell>
          <table:table-cell office:value-type="float" office:value="47.67" calcext:value-type="float">
            <text:p>47.67</text:p>
          </table:table-cell>
          <table:table-cell office:value-type="float" office:value="44.51752" calcext:value-type="float">
            <text:p>44.51752</text:p>
          </table:table-cell>
          <table:table-cell office:value-type="float" office:value="44.1192" calcext:value-type="float">
            <text:p>44.1192</text:p>
          </table:table-cell>
          <table:table-cell office:value-type="float" office:value="47.37839" calcext:value-type="float">
            <text:p>47.37839</text:p>
          </table:table-cell>
          <table:table-cell office:value-type="float" office:value="47.72366" calcext:value-type="float">
            <text:p>47.72366</text:p>
          </table:table-cell>
          <table:table-cell office:value-type="float" office:value="44.52271" calcext:value-type="float">
            <text:p>44.52271</text:p>
          </table:table-cell>
          <table:table-cell office:value-type="float" office:value="44.16367" calcext:value-type="float">
            <text:p>44.16367</text:p>
          </table:table-cell>
          <table:table-cell office:value-type="float" office:value="51.37849" calcext:value-type="float">
            <text:p>51.37849</text:p>
          </table:table-cell>
          <table:table-cell office:value-type="float" office:value="51.28717" calcext:value-type="float">
            <text:p>51.28717</text:p>
          </table:table-cell>
          <table:table-cell office:value-type="float" office:value="46.96674" calcext:value-type="float">
            <text:p>46.96674</text:p>
          </table:table-cell>
          <table:table-cell office:value-type="float" office:value="47.49575" calcext:value-type="float">
            <text:p>47.49575</text:p>
          </table:table-cell>
          <table:table-cell office:value-type="float" office:value="57.56484" calcext:value-type="float">
            <text:p>57.56484</text:p>
          </table:table-cell>
          <table:table-cell office:value-type="float" office:value="57.14104" calcext:value-type="float">
            <text:p>57.14104</text:p>
          </table:table-cell>
          <table:table-cell office:value-type="float" office:value="51.93616" calcext:value-type="float">
            <text:p>51.93616</text:p>
          </table:table-cell>
          <table:table-cell office:value-type="float" office:value="53.14311" calcext:value-type="float">
            <text:p>53.14311</text:p>
          </table:table-cell>
          <table:table-cell table:number-columns-repeated="100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.38235" calcext:value-type="float">
            <text:p>48.38235</text:p>
          </table:table-cell>
          <table:table-cell office:value-type="float" office:value="48.85652" calcext:value-type="float">
            <text:p>48.85652</text:p>
          </table:table-cell>
          <table:table-cell office:value-type="float" office:value="45.01712" calcext:value-type="float">
            <text:p>45.01712</text:p>
          </table:table-cell>
          <table:table-cell office:value-type="float" office:value="44.28337" calcext:value-type="float">
            <text:p>44.28337</text:p>
          </table:table-cell>
          <table:table-cell office:value-type="float" office:value="48.43551" calcext:value-type="float">
            <text:p>48.43551</text:p>
          </table:table-cell>
          <table:table-cell office:value-type="float" office:value="48.88353" calcext:value-type="float">
            <text:p>48.88353</text:p>
          </table:table-cell>
          <table:table-cell office:value-type="float" office:value="44.97912" calcext:value-type="float">
            <text:p>44.97912</text:p>
          </table:table-cell>
          <table:table-cell office:value-type="float" office:value="44.29846" calcext:value-type="float">
            <text:p>44.29846</text:p>
          </table:table-cell>
          <table:table-cell office:value-type="float" office:value="52.02483" calcext:value-type="float">
            <text:p>52.02483</text:p>
          </table:table-cell>
          <table:table-cell office:value-type="float" office:value="51.88579" calcext:value-type="float">
            <text:p>51.88579</text:p>
          </table:table-cell>
          <table:table-cell office:value-type="float" office:value="46.48102" calcext:value-type="float">
            <text:p>46.48102</text:p>
          </table:table-cell>
          <table:table-cell office:value-type="float" office:value="46.99891" calcext:value-type="float">
            <text:p>46.99891</text:p>
          </table:table-cell>
          <table:table-cell office:value-type="float" office:value="57.93157" calcext:value-type="float">
            <text:p>57.93157</text:p>
          </table:table-cell>
          <table:table-cell office:value-type="float" office:value="57.34676" calcext:value-type="float">
            <text:p>57.34676</text:p>
          </table:table-cell>
          <table:table-cell office:value-type="float" office:value="50.75809" calcext:value-type="float">
            <text:p>50.75809</text:p>
          </table:table-cell>
          <table:table-cell office:value-type="float" office:value="52.18981" calcext:value-type="float">
            <text:p>52.18981</text:p>
          </table:table-cell>
          <table:table-cell table:number-columns-repeated="100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9.61402" calcext:value-type="float">
            <text:p>49.61402</text:p>
          </table:table-cell>
          <table:table-cell office:value-type="float" office:value="50.19286" calcext:value-type="float">
            <text:p>50.19286</text:p>
          </table:table-cell>
          <table:table-cell office:value-type="float" office:value="45.85213" calcext:value-type="float">
            <text:p>45.85213</text:p>
          </table:table-cell>
          <table:table-cell office:value-type="float" office:value="44.6752" calcext:value-type="float">
            <text:p>44.6752</text:p>
          </table:table-cell>
          <table:table-cell office:value-type="float" office:value="49.64609" calcext:value-type="float">
            <text:p>49.64609</text:p>
          </table:table-cell>
          <table:table-cell office:value-type="float" office:value="50.19186" calcext:value-type="float">
            <text:p>50.19186</text:p>
          </table:table-cell>
          <table:table-cell office:value-type="float" office:value="45.76936" calcext:value-type="float">
            <text:p>45.76936</text:p>
          </table:table-cell>
          <table:table-cell office:value-type="float" office:value="44.6597" calcext:value-type="float">
            <text:p>44.6597</text:p>
          </table:table-cell>
          <table:table-cell office:value-type="float" office:value="52.80499" calcext:value-type="float">
            <text:p>52.80499</text:p>
          </table:table-cell>
          <table:table-cell office:value-type="float" office:value="52.6102" calcext:value-type="float">
            <text:p>52.6102</text:p>
          </table:table-cell>
          <table:table-cell office:value-type="float" office:value="46.30194" calcext:value-type="float">
            <text:p>46.30194</text:p>
          </table:table-cell>
          <table:table-cell office:value-type="float" office:value="46.7092" calcext:value-type="float">
            <text:p>46.7092</text:p>
          </table:table-cell>
          <table:table-cell office:value-type="float" office:value="58.42378" calcext:value-type="float">
            <text:p>58.42378</text:p>
          </table:table-cell>
          <table:table-cell office:value-type="float" office:value="57.66845" calcext:value-type="float">
            <text:p>57.66845</text:p>
          </table:table-cell>
          <table:table-cell office:value-type="float" office:value="49.87409" calcext:value-type="float">
            <text:p>49.87409</text:p>
          </table:table-cell>
          <table:table-cell office:value-type="float" office:value="51.43618" calcext:value-type="float">
            <text:p>51.43618</text:p>
          </table:table-cell>
          <table:table-cell table:number-columns-repeated="100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1.00745" calcext:value-type="float">
            <text:p>51.00745</text:p>
          </table:table-cell>
          <table:table-cell office:value-type="float" office:value="51.68698" calcext:value-type="float">
            <text:p>51.68698</text:p>
          </table:table-cell>
          <table:table-cell office:value-type="float" office:value="47.03298" calcext:value-type="float">
            <text:p>47.03298</text:p>
          </table:table-cell>
          <table:table-cell office:value-type="float" office:value="45.30111" calcext:value-type="float">
            <text:p>45.30111</text:p>
          </table:table-cell>
          <table:table-cell office:value-type="float" office:value="51.01704" calcext:value-type="float">
            <text:p>51.01704</text:p>
          </table:table-cell>
          <table:table-cell office:value-type="float" office:value="51.65639" calcext:value-type="float">
            <text:p>51.65639</text:p>
          </table:table-cell>
          <table:table-cell office:value-type="float" office:value="46.90359" calcext:value-type="float">
            <text:p>46.90359</text:p>
          </table:table-cell>
          <table:table-cell office:value-type="float" office:value="45.25361" calcext:value-type="float">
            <text:p>45.25361</text:p>
          </table:table-cell>
          <table:table-cell office:value-type="float" office:value="53.72271" calcext:value-type="float">
            <text:p>53.72271</text:p>
          </table:table-cell>
          <table:table-cell office:value-type="float" office:value="53.46457" calcext:value-type="float">
            <text:p>53.46457</text:p>
          </table:table-cell>
          <table:table-cell office:value-type="float" office:value="46.43565" calcext:value-type="float">
            <text:p>46.43565</text:p>
          </table:table-cell>
          <table:table-cell office:value-type="float" office:value="46.62933" calcext:value-type="float">
            <text:p>46.62933</text:p>
          </table:table-cell>
          <table:table-cell office:value-type="float" office:value="59.04383" calcext:value-type="float">
            <text:p>59.04383</text:p>
          </table:table-cell>
          <table:table-cell office:value-type="float" office:value="58.10873" calcext:value-type="float">
            <text:p>58.10873</text:p>
          </table:table-cell>
          <table:table-cell office:value-type="float" office:value="49.28848" calcext:value-type="float">
            <text:p>49.28848</text:p>
          </table:table-cell>
          <table:table-cell office:value-type="float" office:value="50.88329" calcext:value-type="float">
            <text:p>50.88329</text:p>
          </table:table-cell>
          <table:table-cell table:number-columns-repeated="100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2.57093" calcext:value-type="float">
            <text:p>52.57093</text:p>
          </table:table-cell>
          <table:table-cell office:value-type="float" office:value="53.34818" calcext:value-type="float">
            <text:p>53.34818</text:p>
          </table:table-cell>
          <table:table-cell office:value-type="float" office:value="48.57166" calcext:value-type="float">
            <text:p>48.57166</text:p>
          </table:table-cell>
          <table:table-cell office:value-type="float" office:value="46.16893" calcext:value-type="float">
            <text:p>46.16893</text:p>
          </table:table-cell>
          <table:table-cell office:value-type="float" office:value="52.5564" calcext:value-type="float">
            <text:p>52.5564</text:p>
          </table:table-cell>
          <table:table-cell office:value-type="float" office:value="53.28612" calcext:value-type="float">
            <text:p>53.28612</text:p>
          </table:table-cell>
          <table:table-cell office:value-type="float" office:value="48.39352" calcext:value-type="float">
            <text:p>48.39352</text:p>
          </table:table-cell>
          <table:table-cell office:value-type="float" office:value="46.08777" calcext:value-type="float">
            <text:p>46.08777</text:p>
          </table:table-cell>
          <table:table-cell office:value-type="float" office:value="54.7823" calcext:value-type="float">
            <text:p>54.7823</text:p>
          </table:table-cell>
          <table:table-cell office:value-type="float" office:value="54.45367" calcext:value-type="float">
            <text:p>54.45367</text:p>
          </table:table-cell>
          <table:table-cell office:value-type="float" office:value="46.88907" calcext:value-type="float">
            <text:p>46.88907</text:p>
          </table:table-cell>
          <table:table-cell office:value-type="float" office:value="46.76282" calcext:value-type="float">
            <text:p>46.76282</text:p>
          </table:table-cell>
          <table:table-cell office:value-type="float" office:value="59.79447" calcext:value-type="float">
            <text:p>59.79447</text:p>
          </table:table-cell>
          <table:table-cell office:value-type="float" office:value="58.6706" calcext:value-type="float">
            <text:p>58.6706</text:p>
          </table:table-cell>
          <table:table-cell office:value-type="float" office:value="49.00612" calcext:value-type="float">
            <text:p>49.00612</text:p>
          </table:table-cell>
          <table:table-cell office:value-type="float" office:value="50.5328" calcext:value-type="float">
            <text:p>50.5328</text:p>
          </table:table-cell>
          <table:table-cell table:number-columns-repeated="100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4.31422" calcext:value-type="float">
            <text:p>54.31422</text:p>
          </table:table-cell>
          <table:table-cell office:value-type="float" office:value="55.18739" calcext:value-type="float">
            <text:p>55.18739</text:p>
          </table:table-cell>
          <table:table-cell office:value-type="float" office:value="50.48206" calcext:value-type="float">
            <text:p>50.48206</text:p>
          </table:table-cell>
          <table:table-cell office:value-type="float" office:value="47.28817" calcext:value-type="float">
            <text:p>47.28817</text:p>
          </table:table-cell>
          <table:table-cell office:value-type="float" office:value="54.27363" calcext:value-type="float">
            <text:p>54.27363</text:p>
          </table:table-cell>
          <table:table-cell office:value-type="float" office:value="55.09165" calcext:value-type="float">
            <text:p>55.09165</text:p>
          </table:table-cell>
          <table:table-cell office:value-type="float" office:value="50.25263" calcext:value-type="float">
            <text:p>50.25263</text:p>
          </table:table-cell>
          <table:table-cell office:value-type="float" office:value="47.17136" calcext:value-type="float">
            <text:p>47.17136</text:p>
          </table:table-cell>
          <table:table-cell office:value-type="float" office:value="55.98871" calcext:value-type="float">
            <text:p>55.98871</text:p>
          </table:table-cell>
          <table:table-cell office:value-type="float" office:value="55.58298" calcext:value-type="float">
            <text:p>55.58298</text:p>
          </table:table-cell>
          <table:table-cell office:value-type="float" office:value="47.67003" calcext:value-type="float">
            <text:p>47.67003</text:p>
          </table:table-cell>
          <table:table-cell office:value-type="float" office:value="47.11401" calcext:value-type="float">
            <text:p>47.11401</text:p>
          </table:table-cell>
          <table:table-cell office:value-type="float" office:value="60.67887" calcext:value-type="float">
            <text:p>60.67887</text:p>
          </table:table-cell>
          <table:table-cell office:value-type="float" office:value="59.35751" calcext:value-type="float">
            <text:p>59.35751</text:p>
          </table:table-cell>
          <table:table-cell office:value-type="float" office:value="49.03246" calcext:value-type="float">
            <text:p>49.03246</text:p>
          </table:table-cell>
          <table:table-cell office:value-type="float" office:value="50.387" calcext:value-type="float">
            <text:p>50.387</text:p>
          </table:table-cell>
          <table:table-cell table:number-columns-repeated="100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6.24889" calcext:value-type="float">
            <text:p>56.24889</text:p>
          </table:table-cell>
          <table:table-cell office:value-type="float" office:value="57.21758" calcext:value-type="float">
            <text:p>57.21758</text:p>
          </table:table-cell>
          <table:table-cell office:value-type="float" office:value="52.78036" calcext:value-type="float">
            <text:p>52.78036</text:p>
          </table:table-cell>
          <table:table-cell office:value-type="float" office:value="48.67029" calcext:value-type="float">
            <text:p>48.67029</text:p>
          </table:table-cell>
          <table:table-cell office:value-type="float" office:value="56.17993" calcext:value-type="float">
            <text:p>56.17993</text:p>
          </table:table-cell>
          <table:table-cell office:value-type="float" office:value="57.08552" calcext:value-type="float">
            <text:p>57.08552</text:p>
          </table:table-cell>
          <table:table-cell office:value-type="float" office:value="52.49667" calcext:value-type="float">
            <text:p>52.49667</text:p>
          </table:table-cell>
          <table:table-cell office:value-type="float" office:value="48.51546" calcext:value-type="float">
            <text:p>48.51546</text:p>
          </table:table-cell>
          <table:table-cell office:value-type="float" office:value="57.34765" calcext:value-type="float">
            <text:p>57.34765</text:p>
          </table:table-cell>
          <table:table-cell office:value-type="float" office:value="56.85879" calcext:value-type="float">
            <text:p>56.85879</text:p>
          </table:table-cell>
          <table:table-cell office:value-type="float" office:value="48.78737" calcext:value-type="float">
            <text:p>48.78737</text:p>
          </table:table-cell>
          <table:table-cell office:value-type="float" office:value="47.68821" calcext:value-type="float">
            <text:p>47.68821</text:p>
          </table:table-cell>
          <table:table-cell office:value-type="float" office:value="61.70065" calcext:value-type="float">
            <text:p>61.70065</text:p>
          </table:table-cell>
          <table:table-cell office:value-type="float" office:value="60.17342" calcext:value-type="float">
            <text:p>60.17342</text:p>
          </table:table-cell>
          <table:table-cell office:value-type="float" office:value="49.37362" calcext:value-type="float">
            <text:p>49.37362</text:p>
          </table:table-cell>
          <table:table-cell office:value-type="float" office:value="50.44884" calcext:value-type="float">
            <text:p>50.44884</text:p>
          </table:table-cell>
          <table:table-cell table:number-columns-repeated="100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8.38885" calcext:value-type="float">
            <text:p>58.38885</text:p>
          </table:table-cell>
          <table:table-cell office:value-type="float" office:value="59.4543" calcext:value-type="float">
            <text:p>59.4543</text:p>
          </table:table-cell>
          <table:table-cell office:value-type="float" office:value="55.48569" calcext:value-type="float">
            <text:p>55.48569</text:p>
          </table:table-cell>
          <table:table-cell office:value-type="float" office:value="50.32925" calcext:value-type="float">
            <text:p>50.32925</text:p>
          </table:table-cell>
          <table:table-cell office:value-type="float" office:value="58.28871" calcext:value-type="float">
            <text:p>58.28871</text:p>
          </table:table-cell>
          <table:table-cell office:value-type="float" office:value="59.28271" calcext:value-type="float">
            <text:p>59.28271</text:p>
          </table:table-cell>
          <table:table-cell office:value-type="float" office:value="55.14415" calcext:value-type="float">
            <text:p>55.14415</text:p>
          </table:table-cell>
          <table:table-cell office:value-type="float" office:value="50.13355" calcext:value-type="float">
            <text:p>50.13355</text:p>
          </table:table-cell>
          <table:table-cell office:value-type="float" office:value="58.86572" calcext:value-type="float">
            <text:p>58.86572</text:p>
          </table:table-cell>
          <table:table-cell office:value-type="float" office:value="58.2884" calcext:value-type="float">
            <text:p>58.2884</text:p>
          </table:table-cell>
          <table:table-cell office:value-type="float" office:value="50.25113" calcext:value-type="float">
            <text:p>50.25113</text:p>
          </table:table-cell>
          <table:table-cell office:value-type="float" office:value="48.49183" calcext:value-type="float">
            <text:p>48.49183</text:p>
          </table:table-cell>
          <table:table-cell office:value-type="float" office:value="62.86396" calcext:value-type="float">
            <text:p>62.86396</text:p>
          </table:table-cell>
          <table:table-cell office:value-type="float" office:value="61.12284" calcext:value-type="float">
            <text:p>61.12284</text:p>
          </table:table-cell>
          <table:table-cell office:value-type="float" office:value="50.03648" calcext:value-type="float">
            <text:p>50.03648</text:p>
          </table:table-cell>
          <table:table-cell office:value-type="float" office:value="50.72203" calcext:value-type="float">
            <text:p>50.72203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formula="of:=MIN([.B3:.B13])" office:value-type="float" office:value="44.94527" calcext:value-type="float">
            <text:p>44.94527</text:p>
          </table:table-cell>
          <table:table-cell table:number-columns-repeated="1022"/>
        </table:table-row>
        <table:table-row table:style-name="ro1">
          <table:table-cell/>
          <table:table-cell table:formula="of:=MAX([.B3:.B13])" office:value-type="float" office:value="58.38885" calcext:value-type="float">
            <text:p>58.38885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ZERO</text:p>
          </table:table-cell>
          <table:table-cell table:style-name="ce3" table:number-columns-repeated="3"/>
          <table:table-cell table:style-name="ce3" office:value-type="string" calcext:value-type="string">
            <text:p>LOW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MEDIUM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HIGH</text:p>
          </table:table-cell>
          <table:table-cell table:style-name="ce3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DC size</text:p>
          </table:table-cell>
          <table:table-cell table:style-name="ce3" office:value-type="string" calcext:value-type="string">
            <text:p>@Bus 1</text:p>
          </table:table-cell>
          <table:table-cell table:style-name="ce3" office:value-type="string" calcext:value-type="string">
            <text:p>@Bus 31</text:p>
          </table:table-cell>
          <table:table-cell table:style-name="ce3" office:value-type="string" calcext:value-type="string">
            <text:p>@Bus 38</text:p>
          </table:table-cell>
          <table:table-cell table:style-name="ce3" office:value-type="string" calcext:value-type="string">
            <text:p>@Bus 39</text:p>
          </table:table-cell>
          <table:table-cell table:style-name="ce3" office:value-type="string" calcext:value-type="string">
            <text:p>@Bus 1</text:p>
          </table:table-cell>
          <table:table-cell table:style-name="ce3" office:value-type="string" calcext:value-type="string">
            <text:p>@Bus 31</text:p>
          </table:table-cell>
          <table:table-cell table:style-name="ce3" office:value-type="string" calcext:value-type="string">
            <text:p>@Bus 38</text:p>
          </table:table-cell>
          <table:table-cell table:style-name="ce3" office:value-type="string" calcext:value-type="string">
            <text:p>@Bus 39</text:p>
          </table:table-cell>
          <table:table-cell table:style-name="ce3" office:value-type="string" calcext:value-type="string">
            <text:p>@Bus 1</text:p>
          </table:table-cell>
          <table:table-cell table:style-name="ce3" office:value-type="string" calcext:value-type="string">
            <text:p>@Bus 31</text:p>
          </table:table-cell>
          <table:table-cell table:style-name="ce3" office:value-type="string" calcext:value-type="string">
            <text:p>@Bus 38</text:p>
          </table:table-cell>
          <table:table-cell table:style-name="ce3" office:value-type="string" calcext:value-type="string">
            <text:p>@Bus 39</text:p>
          </table:table-cell>
          <table:table-cell table:style-name="ce3" office:value-type="string" calcext:value-type="string">
            <text:p>@Bus 1</text:p>
          </table:table-cell>
          <table:table-cell table:style-name="ce3" office:value-type="string" calcext:value-type="string">
            <text:p>@Bus 31</text:p>
          </table:table-cell>
          <table:table-cell table:style-name="ce3" office:value-type="string" calcext:value-type="string">
            <text:p>@Bus 38</text:p>
          </table:table-cell>
          <table:table-cell table:style-name="ce3" office:value-type="string" calcext:value-type="string">
            <text:p>@Bus 39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4.94527" calcext:value-type="float">
            <text:p>44.94527</text:p>
          </table:table-cell>
          <table:table-cell table:number-columns-repeated="4" office:value-type="float" office:value="45.07242" calcext:value-type="float">
            <text:p>45.07242</text:p>
          </table:table-cell>
          <table:table-cell table:number-columns-repeated="4" office:value-type="float" office:value="50.212" calcext:value-type="float">
            <text:p>50.212</text:p>
          </table:table-cell>
          <table:table-cell table:number-columns-repeated="4" office:value-type="float" office:value="57.19864" calcext:value-type="float">
            <text:p>57.19864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.98714" calcext:value-type="float">
            <text:p>45.98714</text:p>
          </table:table-cell>
          <table:table-cell office:value-type="float" office:value="44.94527" calcext:value-type="float">
            <text:p>44.94527</text:p>
          </table:table-cell>
          <table:table-cell office:value-type="float" office:value="43.52307" calcext:value-type="float">
            <text:p>43.52307</text:p>
          </table:table-cell>
          <table:table-cell office:value-type="float" office:value="45.97814" calcext:value-type="float">
            <text:p>45.97814</text:p>
          </table:table-cell>
          <table:table-cell office:value-type="float" office:value="46.10192" calcext:value-type="float">
            <text:p>46.10192</text:p>
          </table:table-cell>
          <table:table-cell office:value-type="float" office:value="45.07242" calcext:value-type="float">
            <text:p>45.07242</text:p>
          </table:table-cell>
          <table:table-cell office:value-type="float" office:value="43.60114" calcext:value-type="float">
            <text:p>43.60114</text:p>
          </table:table-cell>
          <table:table-cell office:value-type="float" office:value="46.09425" calcext:value-type="float">
            <text:p>46.09425</text:p>
          </table:table-cell>
          <table:table-cell office:value-type="float" office:value="50.98714" calcext:value-type="float">
            <text:p>50.98714</text:p>
          </table:table-cell>
          <table:table-cell office:value-type="float" office:value="50.212" calcext:value-type="float">
            <text:p>50.212</text:p>
          </table:table-cell>
          <table:table-cell office:value-type="float" office:value="47.63411" calcext:value-type="float">
            <text:p>47.63411</text:p>
          </table:table-cell>
          <table:table-cell office:value-type="float" office:value="51.00957" calcext:value-type="float">
            <text:p>51.00957</text:p>
          </table:table-cell>
          <table:table-cell office:value-type="float" office:value="57.80212" calcext:value-type="float">
            <text:p>57.80212</text:p>
          </table:table-cell>
          <table:table-cell office:value-type="float" office:value="57.19864" calcext:value-type="float">
            <text:p>57.19864</text:p>
          </table:table-cell>
          <table:table-cell office:value-type="float" office:value="53.76513" calcext:value-type="float">
            <text:p>53.76513</text:p>
          </table:table-cell>
          <table:table-cell office:value-type="float" office:value="57.84815" calcext:value-type="float">
            <text:p>57.84815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.20471" calcext:value-type="float">
            <text:p>47.20471</text:p>
          </table:table-cell>
          <table:table-cell office:value-type="float" office:value="44.94527" calcext:value-type="float">
            <text:p>44.94527</text:p>
          </table:table-cell>
          <table:table-cell office:value-type="float" office:value="42.50632" calcext:value-type="float">
            <text:p>42.50632</text:p>
          </table:table-cell>
          <table:table-cell office:value-type="float" office:value="47.17178" calcext:value-type="float">
            <text:p>47.17178</text:p>
          </table:table-cell>
          <table:table-cell office:value-type="float" office:value="47.30636" calcext:value-type="float">
            <text:p>47.30636</text:p>
          </table:table-cell>
          <table:table-cell office:value-type="float" office:value="45.07242" calcext:value-type="float">
            <text:p>45.07242</text:p>
          </table:table-cell>
          <table:table-cell office:value-type="float" office:value="42.53446" calcext:value-type="float">
            <text:p>42.53446</text:p>
          </table:table-cell>
          <table:table-cell office:value-type="float" office:value="47.27607" calcext:value-type="float">
            <text:p>47.27607</text:p>
          </table:table-cell>
          <table:table-cell office:value-type="float" office:value="51.92428" calcext:value-type="float">
            <text:p>51.92428</text:p>
          </table:table-cell>
          <table:table-cell office:value-type="float" office:value="50.212" calcext:value-type="float">
            <text:p>50.212</text:p>
          </table:table-cell>
          <table:table-cell office:value-type="float" office:value="45.44924" calcext:value-type="float">
            <text:p>45.44924</text:p>
          </table:table-cell>
          <table:table-cell office:value-type="float" office:value="51.95382" calcext:value-type="float">
            <text:p>51.95382</text:p>
          </table:table-cell>
          <table:table-cell office:value-type="float" office:value="58.56202" calcext:value-type="float">
            <text:p>58.56202</text:p>
          </table:table-cell>
          <table:table-cell office:value-type="float" office:value="57.19864" calcext:value-type="float">
            <text:p>57.19864</text:p>
          </table:table-cell>
          <table:table-cell office:value-type="float" office:value="50.72446" calcext:value-type="float">
            <text:p>50.72446</text:p>
          </table:table-cell>
          <table:table-cell office:value-type="float" office:value="58.63834" calcext:value-type="float">
            <text:p>58.63834</text:p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.60397" calcext:value-type="float">
            <text:p>48.60397</text:p>
          </table:table-cell>
          <table:table-cell office:value-type="float" office:value="44.94527" calcext:value-type="float">
            <text:p>44.94527</text:p>
          </table:table-cell>
          <table:table-cell office:value-type="float" office:value="41.89887" calcext:value-type="float">
            <text:p>41.89887</text:p>
          </table:table-cell>
          <table:table-cell office:value-type="float" office:value="48.5324" calcext:value-type="float">
            <text:p>48.5324</text:p>
          </table:table-cell>
          <table:table-cell office:value-type="float" office:value="48.69161" calcext:value-type="float">
            <text:p>48.69161</text:p>
          </table:table-cell>
          <table:table-cell office:value-type="float" office:value="45.07242" calcext:value-type="float">
            <text:p>45.07242</text:p>
          </table:table-cell>
          <table:table-cell office:value-type="float" office:value="41.876" calcext:value-type="float">
            <text:p>41.876</text:p>
          </table:table-cell>
          <table:table-cell office:value-type="float" office:value="48.62397" calcext:value-type="float">
            <text:p>48.62397</text:p>
          </table:table-cell>
          <table:table-cell office:value-type="float" office:value="53.02733" calcext:value-type="float">
            <text:p>53.02733</text:p>
          </table:table-cell>
          <table:table-cell office:value-type="float" office:value="50.212" calcext:value-type="float">
            <text:p>50.212</text:p>
          </table:table-cell>
          <table:table-cell office:value-type="float" office:value="43.65658" calcext:value-type="float">
            <text:p>43.65658</text:p>
          </table:table-cell>
          <table:table-cell office:value-type="float" office:value="53.04874" calcext:value-type="float">
            <text:p>53.04874</text:p>
          </table:table-cell>
          <table:table-cell office:value-type="float" office:value="59.48131" calcext:value-type="float">
            <text:p>59.48131</text:p>
          </table:table-cell>
          <table:table-cell office:value-type="float" office:value="57.19864" calcext:value-type="float">
            <text:p>57.19864</text:p>
          </table:table-cell>
          <table:table-cell office:value-type="float" office:value="48.07293" calcext:value-type="float">
            <text:p>48.07293</text:p>
          </table:table-cell>
          <table:table-cell office:value-type="float" office:value="59.57218" calcext:value-type="float">
            <text:p>59.57218</text:p>
          </table:table-cell>
          <table:table-cell table:number-columns-repeated="100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.19184" calcext:value-type="float">
            <text:p>50.19184</text:p>
          </table:table-cell>
          <table:table-cell office:value-type="float" office:value="44.94527" calcext:value-type="float">
            <text:p>44.94527</text:p>
          </table:table-cell>
          <table:table-cell office:value-type="float" office:value="41.70643" calcext:value-type="float">
            <text:p>41.70643</text:p>
          </table:table-cell>
          <table:table-cell office:value-type="float" office:value="50.06724" calcext:value-type="float">
            <text:p>50.06724</text:p>
          </table:table-cell>
          <table:table-cell office:value-type="float" office:value="50.26443" calcext:value-type="float">
            <text:p>50.26443</text:p>
          </table:table-cell>
          <table:table-cell office:value-type="float" office:value="45.07242" calcext:value-type="float">
            <text:p>45.07242</text:p>
          </table:table-cell>
          <table:table-cell office:value-type="float" office:value="41.63121" calcext:value-type="float">
            <text:p>41.63121</text:p>
          </table:table-cell>
          <table:table-cell office:value-type="float" office:value="50.14504" calcext:value-type="float">
            <text:p>50.14504</text:p>
          </table:table-cell>
          <table:table-cell office:value-type="float" office:value="54.3007" calcext:value-type="float">
            <text:p>54.3007</text:p>
          </table:table-cell>
          <table:table-cell office:value-type="float" office:value="50.212" calcext:value-type="float">
            <text:p>50.212</text:p>
          </table:table-cell>
          <table:table-cell office:value-type="float" office:value="42.2568" calcext:value-type="float">
            <text:p>42.2568</text:p>
          </table:table-cell>
          <table:table-cell office:value-type="float" office:value="54.29894" calcext:value-type="float">
            <text:p>54.29894</text:p>
          </table:table-cell>
          <table:table-cell office:value-type="float" office:value="60.56335" calcext:value-type="float">
            <text:p>60.56335</text:p>
          </table:table-cell>
          <table:table-cell office:value-type="float" office:value="57.19864" calcext:value-type="float">
            <text:p>57.19864</text:p>
          </table:table-cell>
          <table:table-cell office:value-type="float" office:value="45.80829" calcext:value-type="float">
            <text:p>45.80829</text:p>
          </table:table-cell>
          <table:table-cell office:value-type="float" office:value="60.65315" calcext:value-type="float">
            <text:p>60.65315</text:p>
          </table:table-cell>
          <table:table-cell table:number-columns-repeated="100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1.9763" calcext:value-type="float">
            <text:p>51.9763</text:p>
          </table:table-cell>
          <table:table-cell office:value-type="float" office:value="44.94527" calcext:value-type="float">
            <text:p>44.94527</text:p>
          </table:table-cell>
          <table:table-cell office:value-type="float" office:value="41.93671" calcext:value-type="float">
            <text:p>41.93671</text:p>
          </table:table-cell>
          <table:table-cell office:value-type="float" office:value="51.78474" calcext:value-type="float">
            <text:p>51.78474</text:p>
          </table:table-cell>
          <table:table-cell office:value-type="float" office:value="52.03266" calcext:value-type="float">
            <text:p>52.03266</text:p>
          </table:table-cell>
          <table:table-cell office:value-type="float" office:value="45.07242" calcext:value-type="float">
            <text:p>45.07242</text:p>
          </table:table-cell>
          <table:table-cell office:value-type="float" office:value="41.80751" calcext:value-type="float">
            <text:p>41.80751</text:p>
          </table:table-cell>
          <table:table-cell office:value-type="float" office:value="51.84754" calcext:value-type="float">
            <text:p>51.84754</text:p>
          </table:table-cell>
          <table:table-cell office:value-type="float" office:value="55.74949" calcext:value-type="float">
            <text:p>55.74949</text:p>
          </table:table-cell>
          <table:table-cell office:value-type="float" office:value="50.212" calcext:value-type="float">
            <text:p>50.212</text:p>
          </table:table-cell>
          <table:table-cell office:value-type="float" office:value="41.25208" calcext:value-type="float">
            <text:p>41.25208</text:p>
          </table:table-cell>
          <table:table-cell office:value-type="float" office:value="55.70974" calcext:value-type="float">
            <text:p>55.70974</text:p>
          </table:table-cell>
          <table:table-cell office:value-type="float" office:value="61.812" calcext:value-type="float">
            <text:p>61.812</text:p>
          </table:table-cell>
          <table:table-cell office:value-type="float" office:value="57.19864" calcext:value-type="float">
            <text:p>57.19864</text:p>
          </table:table-cell>
          <table:table-cell office:value-type="float" office:value="43.92969" calcext:value-type="float">
            <text:p>43.92969</text:p>
          </table:table-cell>
          <table:table-cell office:value-type="float" office:value="61.88523" calcext:value-type="float">
            <text:p>61.88523</text:p>
          </table:table-cell>
          <table:table-cell table:number-columns-repeated="100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3.96667" calcext:value-type="float">
            <text:p>53.96667</text:p>
          </table:table-cell>
          <table:table-cell office:value-type="float" office:value="44.94527" calcext:value-type="float">
            <text:p>44.94527</text:p>
          </table:table-cell>
          <table:table-cell office:value-type="float" office:value="42.59966" calcext:value-type="float">
            <text:p>42.59966</text:p>
          </table:table-cell>
          <table:table-cell office:value-type="float" office:value="53.69478" calcext:value-type="float">
            <text:p>53.69478</text:p>
          </table:table-cell>
          <table:table-cell office:value-type="float" office:value="54.00538" calcext:value-type="float">
            <text:p>54.00538</text:p>
          </table:table-cell>
          <table:table-cell office:value-type="float" office:value="45.07242" calcext:value-type="float">
            <text:p>45.07242</text:p>
          </table:table-cell>
          <table:table-cell office:value-type="float" office:value="42.41451" calcext:value-type="float">
            <text:p>42.41451</text:p>
          </table:table-cell>
          <table:table-cell office:value-type="float" office:value="53.74111" calcext:value-type="float">
            <text:p>53.74111</text:p>
          </table:table-cell>
          <table:table-cell office:value-type="float" office:value="57.37949" calcext:value-type="float">
            <text:p>57.37949</text:p>
          </table:table-cell>
          <table:table-cell office:value-type="float" office:value="50.212" calcext:value-type="float">
            <text:p>50.212</text:p>
          </table:table-cell>
          <table:table-cell office:value-type="float" office:value="40.64616" calcext:value-type="float">
            <text:p>40.64616</text:p>
          </table:table-cell>
          <table:table-cell office:value-type="float" office:value="57.28726" calcext:value-type="float">
            <text:p>57.28726</text:p>
          </table:table-cell>
          <table:table-cell office:value-type="float" office:value="63.23166" calcext:value-type="float">
            <text:p>63.23166</text:p>
          </table:table-cell>
          <table:table-cell office:value-type="float" office:value="57.19864" calcext:value-type="float">
            <text:p>57.19864</text:p>
          </table:table-cell>
          <table:table-cell office:value-type="float" office:value="42.43765" calcext:value-type="float">
            <text:p>42.43765</text:p>
          </table:table-cell>
          <table:table-cell office:value-type="float" office:value="63.27299" calcext:value-type="float">
            <text:p>63.27299</text:p>
          </table:table-cell>
          <table:table-cell table:number-columns-repeated="100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6.17385" calcext:value-type="float">
            <text:p>56.17385</text:p>
          </table:table-cell>
          <table:table-cell office:value-type="float" office:value="44.94527" calcext:value-type="float">
            <text:p>44.94527</text:p>
          </table:table-cell>
          <table:table-cell office:value-type="float" office:value="43.70776" calcext:value-type="float">
            <text:p>43.70776</text:p>
          </table:table-cell>
          <table:table-cell office:value-type="float" office:value="55.80897" calcext:value-type="float">
            <text:p>55.80897</text:p>
          </table:table-cell>
          <table:table-cell office:value-type="float" office:value="56.19323" calcext:value-type="float">
            <text:p>56.19323</text:p>
          </table:table-cell>
          <table:table-cell office:value-type="float" office:value="45.07242" calcext:value-type="float">
            <text:p>45.07242</text:p>
          </table:table-cell>
          <table:table-cell office:value-type="float" office:value="43.46429" calcext:value-type="float">
            <text:p>43.46429</text:p>
          </table:table-cell>
          <table:table-cell office:value-type="float" office:value="55.8371" calcext:value-type="float">
            <text:p>55.8371</text:p>
          </table:table-cell>
          <table:table-cell office:value-type="float" office:value="59.19734" calcext:value-type="float">
            <text:p>59.19734</text:p>
          </table:table-cell>
          <table:table-cell office:value-type="float" office:value="50.212" calcext:value-type="float">
            <text:p>50.212</text:p>
          </table:table-cell>
          <table:table-cell office:value-type="float" office:value="40.44439" calcext:value-type="float">
            <text:p>40.44439</text:p>
          </table:table-cell>
          <table:table-cell office:value-type="float" office:value="59.03856" calcext:value-type="float">
            <text:p>59.03856</text:p>
          </table:table-cell>
          <table:table-cell office:value-type="float" office:value="64.82734" calcext:value-type="float">
            <text:p>64.82734</text:p>
          </table:table-cell>
          <table:table-cell office:value-type="float" office:value="57.19864" calcext:value-type="float">
            <text:p>57.19864</text:p>
          </table:table-cell>
          <table:table-cell office:value-type="float" office:value="41.33411" calcext:value-type="float">
            <text:p>41.33411</text:p>
          </table:table-cell>
          <table:table-cell office:value-type="float" office:value="64.8217" calcext:value-type="float">
            <text:p>64.8217</text:p>
          </table:table-cell>
          <table:table-cell table:number-columns-repeated="100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8.61066" calcext:value-type="float">
            <text:p>58.61066</text:p>
          </table:table-cell>
          <table:table-cell office:value-type="float" office:value="44.94527" calcext:value-type="float">
            <text:p>44.94527</text:p>
          </table:table-cell>
          <table:table-cell office:value-type="float" office:value="45.27645" calcext:value-type="float">
            <text:p>45.27645</text:p>
          </table:table-cell>
          <table:table-cell office:value-type="float" office:value="58.14113" calcext:value-type="float">
            <text:p>58.14113</text:p>
          </table:table-cell>
          <table:table-cell office:value-type="float" office:value="58.60872" calcext:value-type="float">
            <text:p>58.60872</text:p>
          </table:table-cell>
          <table:table-cell office:value-type="float" office:value="45.07242" calcext:value-type="float">
            <text:p>45.07242</text:p>
          </table:table-cell>
          <table:table-cell office:value-type="float" office:value="44.97181" calcext:value-type="float">
            <text:p>44.97181</text:p>
          </table:table-cell>
          <table:table-cell office:value-type="float" office:value="58.14897" calcext:value-type="float">
            <text:p>58.14897</text:p>
          </table:table-cell>
          <table:table-cell office:value-type="float" office:value="61.21065" calcext:value-type="float">
            <text:p>61.21065</text:p>
          </table:table-cell>
          <table:table-cell office:value-type="float" office:value="50.212" calcext:value-type="float">
            <text:p>50.212</text:p>
          </table:table-cell>
          <table:table-cell office:value-type="float" office:value="40.65392" calcext:value-type="float">
            <text:p>40.65392</text:p>
          </table:table-cell>
          <table:table-cell office:value-type="float" office:value="60.97177" calcext:value-type="float">
            <text:p>60.97177</text:p>
          </table:table-cell>
          <table:table-cell office:value-type="float" office:value="66.60472" calcext:value-type="float">
            <text:p>66.60472</text:p>
          </table:table-cell>
          <table:table-cell office:value-type="float" office:value="57.19864" calcext:value-type="float">
            <text:p>57.19864</text:p>
          </table:table-cell>
          <table:table-cell office:value-type="float" office:value="40.62242" calcext:value-type="float">
            <text:p>40.62242</text:p>
          </table:table-cell>
          <table:table-cell office:value-type="float" office:value="66.53735" calcext:value-type="float">
            <text:p>66.53735</text:p>
          </table:table-cell>
          <table:table-cell table:number-columns-repeated="100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1.29239" calcext:value-type="float">
            <text:p>61.29239</text:p>
          </table:table-cell>
          <table:table-cell office:value-type="float" office:value="44.94527" calcext:value-type="float">
            <text:p>44.94527</text:p>
          </table:table-cell>
          <table:table-cell office:value-type="float" office:value="47.32464" calcext:value-type="float">
            <text:p>47.32464</text:p>
          </table:table-cell>
          <table:table-cell office:value-type="float" office:value="60.70778" calcext:value-type="float">
            <text:p>60.70778</text:p>
          </table:table-cell>
          <table:table-cell office:value-type="float" office:value="61.26671" calcext:value-type="float">
            <text:p>61.26671</text:p>
          </table:table-cell>
          <table:table-cell office:value-type="float" office:value="45.07242" calcext:value-type="float">
            <text:p>45.07242</text:p>
          </table:table-cell>
          <table:table-cell office:value-type="float" office:value="46.95538" calcext:value-type="float">
            <text:p>46.95538</text:p>
          </table:table-cell>
          <table:table-cell office:value-type="float" office:value="60.69279" calcext:value-type="float">
            <text:p>60.69279</text:p>
          </table:table-cell>
          <table:table-cell office:value-type="float" office:value="63.42818" calcext:value-type="float">
            <text:p>63.42818</text:p>
          </table:table-cell>
          <table:table-cell office:value-type="float" office:value="50.212" calcext:value-type="float">
            <text:p>50.212</text:p>
          </table:table-cell>
          <table:table-cell office:value-type="float" office:value="41.28379" calcext:value-type="float">
            <text:p>41.28379</text:p>
          </table:table-cell>
          <table:table-cell office:value-type="float" office:value="63.09635" calcext:value-type="float">
            <text:p>63.09635</text:p>
          </table:table-cell>
          <table:table-cell office:value-type="float" office:value="68.57027" calcext:value-type="float">
            <text:p>68.57027</text:p>
          </table:table-cell>
          <table:table-cell office:value-type="float" office:value="57.19864" calcext:value-type="float">
            <text:p>57.19864</text:p>
          </table:table-cell>
          <table:table-cell office:value-type="float" office:value="40.30745" calcext:value-type="float">
            <text:p>40.30745</text:p>
          </table:table-cell>
          <table:table-cell office:value-type="float" office:value="68.42687" calcext:value-type="float">
            <text:p>68.42687</text:p>
          </table:table-cell>
          <table:table-cell table:number-columns-repeated="100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4.23743" calcext:value-type="float">
            <text:p>64.23743</text:p>
          </table:table-cell>
          <table:table-cell office:value-type="float" office:value="44.94527" calcext:value-type="float">
            <text:p>44.94527</text:p>
          </table:table-cell>
          <table:table-cell office:value-type="float" office:value="49.87552" calcext:value-type="float">
            <text:p>49.87552</text:p>
          </table:table-cell>
          <table:table-cell office:value-type="float" office:value="63.52898" calcext:value-type="float">
            <text:p>63.52898</text:p>
          </table:table-cell>
          <table:table-cell office:value-type="float" office:value="64.18504" calcext:value-type="float">
            <text:p>64.18504</text:p>
          </table:table-cell>
          <table:table-cell office:value-type="float" office:value="45.07242" calcext:value-type="float">
            <text:p>45.07242</text:p>
          </table:table-cell>
          <table:table-cell office:value-type="float" office:value="49.43744" calcext:value-type="float">
            <text:p>49.43744</text:p>
          </table:table-cell>
          <table:table-cell office:value-type="float" office:value="63.48803" calcext:value-type="float">
            <text:p>63.48803</text:p>
          </table:table-cell>
          <table:table-cell office:value-type="float" office:value="65.86008" calcext:value-type="float">
            <text:p>65.86008</text:p>
          </table:table-cell>
          <table:table-cell office:value-type="float" office:value="50.212" calcext:value-type="float">
            <text:p>50.212</text:p>
          </table:table-cell>
          <table:table-cell office:value-type="float" office:value="42.34524" calcext:value-type="float">
            <text:p>42.34524</text:p>
          </table:table-cell>
          <table:table-cell office:value-type="float" office:value="65.42332" calcext:value-type="float">
            <text:p>65.42332</text:p>
          </table:table-cell>
          <table:table-cell office:value-type="float" office:value="70.73137" calcext:value-type="float">
            <text:p>70.73137</text:p>
          </table:table-cell>
          <table:table-cell office:value-type="float" office:value="57.19864" calcext:value-type="float">
            <text:p>57.19864</text:p>
          </table:table-cell>
          <table:table-cell office:value-type="float" office:value="40.39565" calcext:value-type="float">
            <text:p>40.39565</text:p>
          </table:table-cell>
          <table:table-cell office:value-type="float" office:value="70.49817" calcext:value-type="float">
            <text:p>70.49817</text:p>
          </table:table-cell>
          <table:table-cell table:number-columns-repeated="1007"/>
        </table:table-row>
        <table:table-row table:style-name="ro1" table:number-rows-repeated="27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 table:number-rows-repeated="3">
          <table:table-cell table:number-columns-repeated="5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5">
          <table:table-cell table:number-columns-repeated="5"/>
          <table:table-cell table:style-name="Default" table:number-columns-repeated="9"/>
          <table:table-cell table:number-columns-repeated="1010"/>
        </table:table-row>
        <table:table-row table:style-name="ro1" table:number-rows-repeated="2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o_stat" table:style-name="ta4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DC_No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C_size</text:p>
          </table:table-cell>
          <table:table-cell office:value-type="string" calcext:value-type="string">
            <text:p>@bus2</text:p>
          </table:table-cell>
          <table:table-cell office:value-type="string" calcext:value-type="string">
            <text:p>@bus18</text:p>
          </table:table-cell>
          <table:table-cell office:value-type="string" calcext:value-type="string">
            <text:p>@bus25</text:p>
          </table:table-cell>
          <table:table-cell office:value-type="string" calcext:value-type="string">
            <text:p>@bus36</text:p>
          </table:table-cell>
          <table:table-cell office:value-type="string" calcext:value-type="string">
            <text:p>@bus2</text:p>
          </table:table-cell>
          <table:table-cell office:value-type="string" calcext:value-type="string">
            <text:p>@bus18</text:p>
          </table:table-cell>
          <table:table-cell office:value-type="string" calcext:value-type="string">
            <text:p>@bus25</text:p>
          </table:table-cell>
          <table:table-cell office:value-type="string" calcext:value-type="string">
            <text:p>@bus36</text:p>
          </table:table-cell>
          <table:table-cell office:value-type="string" calcext:value-type="string">
            <text:p>@bus2</text:p>
          </table:table-cell>
          <table:table-cell office:value-type="string" calcext:value-type="string">
            <text:p>@bus18</text:p>
          </table:table-cell>
          <table:table-cell office:value-type="string" calcext:value-type="string">
            <text:p>@bus25</text:p>
          </table:table-cell>
          <table:table-cell office:value-type="string" calcext:value-type="string">
            <text:p>@bus36</text:p>
          </table:table-cell>
          <table:table-cell office:value-type="string" calcext:value-type="string">
            <text:p>@bus2</text:p>
          </table:table-cell>
          <table:table-cell office:value-type="string" calcext:value-type="string">
            <text:p>@bus18</text:p>
          </table:table-cell>
          <table:table-cell office:value-type="string" calcext:value-type="string">
            <text:p>@bus25</text:p>
          </table:table-cell>
          <table:table-cell office:value-type="string" calcext:value-type="string">
            <text:p>@bus36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  <table:table-cell table:formula="of:=[.B13]" office:value-type="float" office:value="0" calcext:value-type="float">
            <text:p>0</text:p>
          </table:table-cell>
          <table:table-cell table:formula="of:=[.B24]" office:value-type="float" office:value="0" calcext:value-type="float">
            <text:p>0</text:p>
          </table:table-cell>
          <table:table-cell table:formula="of:=[.B35]" office:value-type="float" office:value="0" calcext:value-type="float">
            <text:p>0</text:p>
          </table:table-cell>
          <table:table-cell table:formula="of:=[.B46]" office:value-type="float" office:value="0" calcext:value-type="float">
            <text:p>0</text:p>
          </table:table-cell>
          <table:table-cell table:formula="of:=[.B57]" office:value-type="float" office:value="0" calcext:value-type="float">
            <text:p>0</text:p>
          </table:table-cell>
          <table:table-cell table:formula="of:=[.B68]" office:value-type="float" office:value="0" calcext:value-type="float">
            <text:p>0</text:p>
          </table:table-cell>
          <table:table-cell table:formula="of:=[.B79]" office:value-type="float" office:value="0" calcext:value-type="float">
            <text:p>0</text:p>
          </table:table-cell>
          <table:table-cell table:formula="of:=[.B90]" office:value-type="float" office:value="0" calcext:value-type="float">
            <text:p>0</text:p>
          </table:table-cell>
          <table:table-cell table:formula="of:=[.B101]" office:value-type="float" office:value="0" calcext:value-type="float">
            <text:p>0</text:p>
          </table:table-cell>
          <table:table-cell table:formula="of:=[.B112]" office:value-type="float" office:value="0" calcext:value-type="float">
            <text:p>0</text:p>
          </table:table-cell>
          <table:table-cell table:formula="of:=[.B123]" office:value-type="float" office:value="0" calcext:value-type="float">
            <text:p>0</text:p>
          </table:table-cell>
          <table:table-cell table:formula="of:=[.B134]" office:value-type="float" office:value="0" calcext:value-type="float">
            <text:p>0</text:p>
          </table:table-cell>
          <table:table-cell table:formula="of:=[.B145]" office:value-type="float" office:value="0" calcext:value-type="float">
            <text:p>0</text:p>
          </table:table-cell>
          <table:table-cell table:formula="of:=[.B156]" office:value-type="float" office:value="0" calcext:value-type="float">
            <text:p>0</text:p>
          </table:table-cell>
          <table:table-cell table:formula="of:=[.B16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table:formula="of:=[.B3]" office:value-type="float" office:value="0" calcext:value-type="float">
            <text:p>0</text:p>
          </table:table-cell>
          <table:table-cell table:formula="of:=[.B14]" office:value-type="float" office:value="0" calcext:value-type="float">
            <text:p>0</text:p>
          </table:table-cell>
          <table:table-cell table:formula="of:=[.B25]" office:value-type="float" office:value="0" calcext:value-type="float">
            <text:p>0</text:p>
          </table:table-cell>
          <table:table-cell table:formula="of:=[.B36]" office:value-type="float" office:value="0" calcext:value-type="float">
            <text:p>0</text:p>
          </table:table-cell>
          <table:table-cell table:formula="of:=[.B47]" office:value-type="float" office:value="0" calcext:value-type="float">
            <text:p>0</text:p>
          </table:table-cell>
          <table:table-cell table:formula="of:=[.B58]" office:value-type="float" office:value="0" calcext:value-type="float">
            <text:p>0</text:p>
          </table:table-cell>
          <table:table-cell table:formula="of:=[.B69]" office:value-type="float" office:value="0" calcext:value-type="float">
            <text:p>0</text:p>
          </table:table-cell>
          <table:table-cell table:formula="of:=[.B80]" office:value-type="float" office:value="0" calcext:value-type="float">
            <text:p>0</text:p>
          </table:table-cell>
          <table:table-cell table:formula="of:=[.B91]" office:value-type="float" office:value="0" calcext:value-type="float">
            <text:p>0</text:p>
          </table:table-cell>
          <table:table-cell table:formula="of:=[.B102]" office:value-type="float" office:value="0" calcext:value-type="float">
            <text:p>0</text:p>
          </table:table-cell>
          <table:table-cell table:formula="of:=[.B113]" office:value-type="float" office:value="0" calcext:value-type="float">
            <text:p>0</text:p>
          </table:table-cell>
          <table:table-cell table:formula="of:=[.B124]" office:value-type="float" office:value="0" calcext:value-type="float">
            <text:p>0</text:p>
          </table:table-cell>
          <table:table-cell table:formula="of:=[.B135]" office:value-type="float" office:value="0" calcext:value-type="float">
            <text:p>0</text:p>
          </table:table-cell>
          <table:table-cell table:formula="of:=[.B146]" office:value-type="float" office:value="0" calcext:value-type="float">
            <text:p>0</text:p>
          </table:table-cell>
          <table:table-cell table:formula="of:=[.B157]" office:value-type="float" office:value="0" calcext:value-type="float">
            <text:p>0</text:p>
          </table:table-cell>
          <table:table-cell table:formula="of:=[.B168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formula="of:=[.B4]" office:value-type="float" office:value="0" calcext:value-type="float">
            <text:p>0</text:p>
          </table:table-cell>
          <table:table-cell table:formula="of:=[.B15]" office:value-type="float" office:value="0" calcext:value-type="float">
            <text:p>0</text:p>
          </table:table-cell>
          <table:table-cell table:formula="of:=[.B26]" office:value-type="float" office:value="0" calcext:value-type="float">
            <text:p>0</text:p>
          </table:table-cell>
          <table:table-cell table:formula="of:=[.B37]" office:value-type="float" office:value="0" calcext:value-type="float">
            <text:p>0</text:p>
          </table:table-cell>
          <table:table-cell table:formula="of:=[.B48]" office:value-type="float" office:value="0" calcext:value-type="float">
            <text:p>0</text:p>
          </table:table-cell>
          <table:table-cell table:formula="of:=[.B59]" office:value-type="float" office:value="0" calcext:value-type="float">
            <text:p>0</text:p>
          </table:table-cell>
          <table:table-cell table:formula="of:=[.B70]" office:value-type="float" office:value="0" calcext:value-type="float">
            <text:p>0</text:p>
          </table:table-cell>
          <table:table-cell table:formula="of:=[.B81]" office:value-type="float" office:value="0" calcext:value-type="float">
            <text:p>0</text:p>
          </table:table-cell>
          <table:table-cell table:formula="of:=[.B92]" office:value-type="float" office:value="0" calcext:value-type="float">
            <text:p>0</text:p>
          </table:table-cell>
          <table:table-cell table:formula="of:=[.B103]" office:value-type="float" office:value="0" calcext:value-type="float">
            <text:p>0</text:p>
          </table:table-cell>
          <table:table-cell table:formula="of:=[.B114]" office:value-type="float" office:value="0" calcext:value-type="float">
            <text:p>0</text:p>
          </table:table-cell>
          <table:table-cell table:formula="of:=[.B125]" office:value-type="float" office:value="0" calcext:value-type="float">
            <text:p>0</text:p>
          </table:table-cell>
          <table:table-cell table:formula="of:=[.B136]" office:value-type="float" office:value="0" calcext:value-type="float">
            <text:p>0</text:p>
          </table:table-cell>
          <table:table-cell table:formula="of:=[.B147]" office:value-type="float" office:value="0" calcext:value-type="float">
            <text:p>0</text:p>
          </table:table-cell>
          <table:table-cell table:formula="of:=[.B158]" office:value-type="float" office:value="0" calcext:value-type="float">
            <text:p>0</text:p>
          </table:table-cell>
          <table:table-cell table:formula="of:=[.B169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150" calcext:value-type="float">
            <text:p>150</text:p>
          </table:table-cell>
          <table:table-cell table:formula="of:=[.B5]" office:value-type="float" office:value="0" calcext:value-type="float">
            <text:p>0</text:p>
          </table:table-cell>
          <table:table-cell table:formula="of:=[.B16]" office:value-type="float" office:value="0" calcext:value-type="float">
            <text:p>0</text:p>
          </table:table-cell>
          <table:table-cell table:formula="of:=[.B27]" office:value-type="float" office:value="0" calcext:value-type="float">
            <text:p>0</text:p>
          </table:table-cell>
          <table:table-cell table:formula="of:=[.B38]" office:value-type="float" office:value="0" calcext:value-type="float">
            <text:p>0</text:p>
          </table:table-cell>
          <table:table-cell table:formula="of:=[.B49]" office:value-type="float" office:value="0" calcext:value-type="float">
            <text:p>0</text:p>
          </table:table-cell>
          <table:table-cell table:formula="of:=[.B60]" office:value-type="float" office:value="0" calcext:value-type="float">
            <text:p>0</text:p>
          </table:table-cell>
          <table:table-cell table:formula="of:=[.B71]" office:value-type="float" office:value="0" calcext:value-type="float">
            <text:p>0</text:p>
          </table:table-cell>
          <table:table-cell table:formula="of:=[.B82]" office:value-type="float" office:value="0" calcext:value-type="float">
            <text:p>0</text:p>
          </table:table-cell>
          <table:table-cell table:formula="of:=[.B93]" office:value-type="float" office:value="0" calcext:value-type="float">
            <text:p>0</text:p>
          </table:table-cell>
          <table:table-cell table:formula="of:=[.B104]" office:value-type="float" office:value="0" calcext:value-type="float">
            <text:p>0</text:p>
          </table:table-cell>
          <table:table-cell table:formula="of:=[.B115]" office:value-type="float" office:value="0" calcext:value-type="float">
            <text:p>0</text:p>
          </table:table-cell>
          <table:table-cell table:formula="of:=[.B126]" office:value-type="float" office:value="0" calcext:value-type="float">
            <text:p>0</text:p>
          </table:table-cell>
          <table:table-cell table:formula="of:=[.B137]" office:value-type="float" office:value="0" calcext:value-type="float">
            <text:p>0</text:p>
          </table:table-cell>
          <table:table-cell table:formula="of:=[.B148]" office:value-type="float" office:value="0" calcext:value-type="float">
            <text:p>0</text:p>
          </table:table-cell>
          <table:table-cell table:formula="of:=[.B159]" office:value-type="float" office:value="0" calcext:value-type="float">
            <text:p>0</text:p>
          </table:table-cell>
          <table:table-cell table:formula="of:=[.B17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200" calcext:value-type="float">
            <text:p>200</text:p>
          </table:table-cell>
          <table:table-cell table:formula="of:=[.B6]" office:value-type="float" office:value="0" calcext:value-type="float">
            <text:p>0</text:p>
          </table:table-cell>
          <table:table-cell table:formula="of:=[.B17]" office:value-type="float" office:value="0" calcext:value-type="float">
            <text:p>0</text:p>
          </table:table-cell>
          <table:table-cell table:formula="of:=[.B28]" office:value-type="float" office:value="0" calcext:value-type="float">
            <text:p>0</text:p>
          </table:table-cell>
          <table:table-cell table:formula="of:=[.B39]" office:value-type="float" office:value="0" calcext:value-type="float">
            <text:p>0</text:p>
          </table:table-cell>
          <table:table-cell table:formula="of:=[.B50]" office:value-type="float" office:value="0" calcext:value-type="float">
            <text:p>0</text:p>
          </table:table-cell>
          <table:table-cell table:formula="of:=[.B61]" office:value-type="float" office:value="0" calcext:value-type="float">
            <text:p>0</text:p>
          </table:table-cell>
          <table:table-cell table:formula="of:=[.B72]" office:value-type="float" office:value="0" calcext:value-type="float">
            <text:p>0</text:p>
          </table:table-cell>
          <table:table-cell table:formula="of:=[.B83]" office:value-type="float" office:value="0" calcext:value-type="float">
            <text:p>0</text:p>
          </table:table-cell>
          <table:table-cell table:formula="of:=[.B94]" office:value-type="float" office:value="0" calcext:value-type="float">
            <text:p>0</text:p>
          </table:table-cell>
          <table:table-cell table:formula="of:=[.B105]" office:value-type="float" office:value="0" calcext:value-type="float">
            <text:p>0</text:p>
          </table:table-cell>
          <table:table-cell table:formula="of:=[.B116]" office:value-type="float" office:value="0" calcext:value-type="float">
            <text:p>0</text:p>
          </table:table-cell>
          <table:table-cell table:formula="of:=[.B127]" office:value-type="float" office:value="0" calcext:value-type="float">
            <text:p>0</text:p>
          </table:table-cell>
          <table:table-cell table:formula="of:=[.B138]" office:value-type="float" office:value="0" calcext:value-type="float">
            <text:p>0</text:p>
          </table:table-cell>
          <table:table-cell table:formula="of:=[.B149]" office:value-type="float" office:value="0" calcext:value-type="float">
            <text:p>0</text:p>
          </table:table-cell>
          <table:table-cell table:formula="of:=[.B160]" office:value-type="float" office:value="0" calcext:value-type="float">
            <text:p>0</text:p>
          </table:table-cell>
          <table:table-cell table:formula="of:=[.B17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.943884" calcext:value-type="float">
            <text:p>8.94E+000</text:p>
          </table:table-cell>
          <table:table-cell office:value-type="float" office:value="250" calcext:value-type="float">
            <text:p>250</text:p>
          </table:table-cell>
          <table:table-cell table:formula="of:=[.B7]" office:value-type="float" office:value="1" calcext:value-type="float">
            <text:p>1</text:p>
          </table:table-cell>
          <table:table-cell table:formula="of:=[.B18]" office:value-type="float" office:value="1" calcext:value-type="float">
            <text:p>1</text:p>
          </table:table-cell>
          <table:table-cell table:formula="of:=[.B29]" office:value-type="float" office:value="1" calcext:value-type="float">
            <text:p>1</text:p>
          </table:table-cell>
          <table:table-cell table:formula="of:=[.B40]" office:value-type="float" office:value="1" calcext:value-type="float">
            <text:p>1</text:p>
          </table:table-cell>
          <table:table-cell table:formula="of:=[.B51]" office:value-type="float" office:value="1" calcext:value-type="float">
            <text:p>1</text:p>
          </table:table-cell>
          <table:table-cell table:formula="of:=[.B62]" office:value-type="float" office:value="1" calcext:value-type="float">
            <text:p>1</text:p>
          </table:table-cell>
          <table:table-cell table:formula="of:=[.B73]" office:value-type="float" office:value="1" calcext:value-type="float">
            <text:p>1</text:p>
          </table:table-cell>
          <table:table-cell table:formula="of:=[.B84]" office:value-type="float" office:value="1" calcext:value-type="float">
            <text:p>1</text:p>
          </table:table-cell>
          <table:table-cell table:formula="of:=[.B95]" office:value-type="float" office:value="0" calcext:value-type="float">
            <text:p>0</text:p>
          </table:table-cell>
          <table:table-cell table:formula="of:=[.B106]" office:value-type="float" office:value="0" calcext:value-type="float">
            <text:p>0</text:p>
          </table:table-cell>
          <table:table-cell table:formula="of:=[.B117]" office:value-type="float" office:value="0" calcext:value-type="float">
            <text:p>0</text:p>
          </table:table-cell>
          <table:table-cell table:formula="of:=[.B128]" office:value-type="float" office:value="0" calcext:value-type="float">
            <text:p>0</text:p>
          </table:table-cell>
          <table:table-cell table:formula="of:=[.B139]" office:value-type="float" office:value="0" calcext:value-type="float">
            <text:p>0</text:p>
          </table:table-cell>
          <table:table-cell table:formula="of:=[.B150]" office:value-type="float" office:value="0" calcext:value-type="float">
            <text:p>0</text:p>
          </table:table-cell>
          <table:table-cell table:formula="of:=[.B161]" office:value-type="float" office:value="0" calcext:value-type="float">
            <text:p>0</text:p>
          </table:table-cell>
          <table:table-cell table:formula="of:=[.B17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4.98037" calcext:value-type="float">
            <text:p>3.50E+001</text:p>
          </table:table-cell>
          <table:table-cell office:value-type="float" office:value="300" calcext:value-type="float">
            <text:p>300</text:p>
          </table:table-cell>
          <table:table-cell table:formula="of:=[.B8]" office:value-type="float" office:value="1" calcext:value-type="float">
            <text:p>1</text:p>
          </table:table-cell>
          <table:table-cell table:formula="of:=[.B19]" office:value-type="float" office:value="1" calcext:value-type="float">
            <text:p>1</text:p>
          </table:table-cell>
          <table:table-cell table:formula="of:=[.B30]" office:value-type="float" office:value="1" calcext:value-type="float">
            <text:p>1</text:p>
          </table:table-cell>
          <table:table-cell table:formula="of:=[.B41]" office:value-type="float" office:value="1" calcext:value-type="float">
            <text:p>1</text:p>
          </table:table-cell>
          <table:table-cell table:formula="of:=[.B52]" office:value-type="float" office:value="1" calcext:value-type="float">
            <text:p>1</text:p>
          </table:table-cell>
          <table:table-cell table:formula="of:=[.B63]" office:value-type="float" office:value="1" calcext:value-type="float">
            <text:p>1</text:p>
          </table:table-cell>
          <table:table-cell table:formula="of:=[.B74]" office:value-type="float" office:value="1" calcext:value-type="float">
            <text:p>1</text:p>
          </table:table-cell>
          <table:table-cell table:formula="of:=[.B85]" office:value-type="float" office:value="1" calcext:value-type="float">
            <text:p>1</text:p>
          </table:table-cell>
          <table:table-cell table:formula="of:=[.B96]" office:value-type="float" office:value="0" calcext:value-type="float">
            <text:p>0</text:p>
          </table:table-cell>
          <table:table-cell table:formula="of:=[.B107]" office:value-type="float" office:value="0" calcext:value-type="float">
            <text:p>0</text:p>
          </table:table-cell>
          <table:table-cell table:formula="of:=[.B118]" office:value-type="float" office:value="0" calcext:value-type="float">
            <text:p>0</text:p>
          </table:table-cell>
          <table:table-cell table:formula="of:=[.B129]" office:value-type="float" office:value="0" calcext:value-type="float">
            <text:p>0</text:p>
          </table:table-cell>
          <table:table-cell table:formula="of:=[.B140]" office:value-type="float" office:value="0" calcext:value-type="float">
            <text:p>0</text:p>
          </table:table-cell>
          <table:table-cell table:formula="of:=[.B151]" office:value-type="float" office:value="0" calcext:value-type="float">
            <text:p>0</text:p>
          </table:table-cell>
          <table:table-cell table:formula="of:=[.B162]" office:value-type="float" office:value="0" calcext:value-type="float">
            <text:p>0</text:p>
          </table:table-cell>
          <table:table-cell table:formula="of:=[.B173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1.10944" calcext:value-type="float">
            <text:p>6.11E+001</text:p>
          </table:table-cell>
          <table:table-cell office:value-type="float" office:value="350" calcext:value-type="float">
            <text:p>350</text:p>
          </table:table-cell>
          <table:table-cell table:formula="of:=[.B9]" office:value-type="float" office:value="1" calcext:value-type="float">
            <text:p>1</text:p>
          </table:table-cell>
          <table:table-cell table:formula="of:=[.B20]" office:value-type="float" office:value="1" calcext:value-type="float">
            <text:p>1</text:p>
          </table:table-cell>
          <table:table-cell table:formula="of:=[.B31]" office:value-type="float" office:value="1" calcext:value-type="float">
            <text:p>1</text:p>
          </table:table-cell>
          <table:table-cell table:formula="of:=[.B42]" office:value-type="float" office:value="1" calcext:value-type="float">
            <text:p>1</text:p>
          </table:table-cell>
          <table:table-cell table:formula="of:=[.B53]" office:value-type="float" office:value="1" calcext:value-type="float">
            <text:p>1</text:p>
          </table:table-cell>
          <table:table-cell table:formula="of:=[.B64]" office:value-type="float" office:value="1" calcext:value-type="float">
            <text:p>1</text:p>
          </table:table-cell>
          <table:table-cell table:formula="of:=[.B75]" office:value-type="float" office:value="1" calcext:value-type="float">
            <text:p>1</text:p>
          </table:table-cell>
          <table:table-cell table:formula="of:=[.B86]" office:value-type="float" office:value="1" calcext:value-type="float">
            <text:p>1</text:p>
          </table:table-cell>
          <table:table-cell table:formula="of:=[.B97]" office:value-type="float" office:value="0" calcext:value-type="float">
            <text:p>0</text:p>
          </table:table-cell>
          <table:table-cell table:formula="of:=[.B108]" office:value-type="float" office:value="0" calcext:value-type="float">
            <text:p>0</text:p>
          </table:table-cell>
          <table:table-cell table:formula="of:=[.B119]" office:value-type="float" office:value="0" calcext:value-type="float">
            <text:p>0</text:p>
          </table:table-cell>
          <table:table-cell table:formula="of:=[.B130]" office:value-type="float" office:value="0" calcext:value-type="float">
            <text:p>0</text:p>
          </table:table-cell>
          <table:table-cell table:formula="of:=[.B141]" office:value-type="float" office:value="0" calcext:value-type="float">
            <text:p>0</text:p>
          </table:table-cell>
          <table:table-cell table:formula="of:=[.B152]" office:value-type="float" office:value="0" calcext:value-type="float">
            <text:p>0</text:p>
          </table:table-cell>
          <table:table-cell table:formula="of:=[.B163]" office:value-type="float" office:value="0" calcext:value-type="float">
            <text:p>0</text:p>
          </table:table-cell>
          <table:table-cell table:formula="of:=[.B174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7.20749" calcext:value-type="float">
            <text:p>5.72E+001</text:p>
          </table:table-cell>
          <table:table-cell office:value-type="float" office:value="400" calcext:value-type="float">
            <text:p>400</text:p>
          </table:table-cell>
          <table:table-cell table:formula="of:=[.B10]" office:value-type="float" office:value="2" calcext:value-type="float">
            <text:p>2</text:p>
          </table:table-cell>
          <table:table-cell table:formula="of:=[.B21]" office:value-type="float" office:value="2" calcext:value-type="float">
            <text:p>2</text:p>
          </table:table-cell>
          <table:table-cell table:formula="of:=[.B32]" office:value-type="float" office:value="2" calcext:value-type="float">
            <text:p>2</text:p>
          </table:table-cell>
          <table:table-cell table:formula="of:=[.B43]" office:value-type="float" office:value="3" calcext:value-type="float">
            <text:p>3</text:p>
          </table:table-cell>
          <table:table-cell table:formula="of:=[.B54]" office:value-type="float" office:value="2" calcext:value-type="float">
            <text:p>2</text:p>
          </table:table-cell>
          <table:table-cell table:formula="of:=[.B65]" office:value-type="float" office:value="2" calcext:value-type="float">
            <text:p>2</text:p>
          </table:table-cell>
          <table:table-cell table:formula="of:=[.B76]" office:value-type="float" office:value="2" calcext:value-type="float">
            <text:p>2</text:p>
          </table:table-cell>
          <table:table-cell table:formula="of:=[.B87]" office:value-type="float" office:value="3" calcext:value-type="float">
            <text:p>3</text:p>
          </table:table-cell>
          <table:table-cell table:formula="of:=[.B98]" office:value-type="float" office:value="0" calcext:value-type="float">
            <text:p>0</text:p>
          </table:table-cell>
          <table:table-cell table:formula="of:=[.B109]" office:value-type="float" office:value="0" calcext:value-type="float">
            <text:p>0</text:p>
          </table:table-cell>
          <table:table-cell table:formula="of:=[.B120]" office:value-type="float" office:value="0" calcext:value-type="float">
            <text:p>0</text:p>
          </table:table-cell>
          <table:table-cell table:formula="of:=[.B131]" office:value-type="float" office:value="0" calcext:value-type="float">
            <text:p>0</text:p>
          </table:table-cell>
          <table:table-cell table:formula="of:=[.B142]" office:value-type="float" office:value="0" calcext:value-type="float">
            <text:p>0</text:p>
          </table:table-cell>
          <table:table-cell table:formula="of:=[.B153]" office:value-type="float" office:value="0" calcext:value-type="float">
            <text:p>0</text:p>
          </table:table-cell>
          <table:table-cell table:formula="of:=[.B164]" office:value-type="float" office:value="0" calcext:value-type="float">
            <text:p>0</text:p>
          </table:table-cell>
          <table:table-cell table:formula="of:=[.B175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03.9305" calcext:value-type="float">
            <text:p>1.04E+002</text:p>
          </table:table-cell>
          <table:table-cell office:value-type="float" office:value="450" calcext:value-type="float">
            <text:p>450</text:p>
          </table:table-cell>
          <table:table-cell table:formula="of:=[.B11]" office:value-type="float" office:value="2" calcext:value-type="float">
            <text:p>2</text:p>
          </table:table-cell>
          <table:table-cell table:formula="of:=[.B22]" office:value-type="float" office:value="3" calcext:value-type="float">
            <text:p>3</text:p>
          </table:table-cell>
          <table:table-cell table:formula="of:=[.B33]" office:value-type="float" office:value="2" calcext:value-type="float">
            <text:p>2</text:p>
          </table:table-cell>
          <table:table-cell table:formula="of:=[.B44]" office:value-type="float" office:value="4" calcext:value-type="float">
            <text:p>4</text:p>
          </table:table-cell>
          <table:table-cell table:formula="of:=[.B55]" office:value-type="float" office:value="2" calcext:value-type="float">
            <text:p>2</text:p>
          </table:table-cell>
          <table:table-cell table:formula="of:=[.B66]" office:value-type="float" office:value="3" calcext:value-type="float">
            <text:p>3</text:p>
          </table:table-cell>
          <table:table-cell table:formula="of:=[.B77]" office:value-type="float" office:value="2" calcext:value-type="float">
            <text:p>2</text:p>
          </table:table-cell>
          <table:table-cell table:formula="of:=[.B88]" office:value-type="float" office:value="4" calcext:value-type="float">
            <text:p>4</text:p>
          </table:table-cell>
          <table:table-cell table:formula="of:=[.B99]" office:value-type="float" office:value="0" calcext:value-type="float">
            <text:p>0</text:p>
          </table:table-cell>
          <table:table-cell table:formula="of:=[.B110]" office:value-type="float" office:value="0" calcext:value-type="float">
            <text:p>0</text:p>
          </table:table-cell>
          <table:table-cell table:formula="of:=[.B121]" office:value-type="float" office:value="0" calcext:value-type="float">
            <text:p>0</text:p>
          </table:table-cell>
          <table:table-cell table:formula="of:=[.B132]" office:value-type="float" office:value="0" calcext:value-type="float">
            <text:p>0</text:p>
          </table:table-cell>
          <table:table-cell table:formula="of:=[.B143]" office:value-type="float" office:value="0" calcext:value-type="float">
            <text:p>0</text:p>
          </table:table-cell>
          <table:table-cell table:formula="of:=[.B154]" office:value-type="float" office:value="0" calcext:value-type="float">
            <text:p>0</text:p>
          </table:table-cell>
          <table:table-cell table:formula="of:=[.B165]" office:value-type="float" office:value="0" calcext:value-type="float">
            <text:p>0</text:p>
          </table:table-cell>
          <table:table-cell table:formula="of:=[.B176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3.0581" calcext:value-type="float">
            <text:p>1.03E+002</text:p>
          </table:table-cell>
          <table:table-cell office:value-type="float" office:value="500" calcext:value-type="float">
            <text:p>500</text:p>
          </table:table-cell>
          <table:table-cell table:formula="of:=[.B12]" office:value-type="float" office:value="3" calcext:value-type="float">
            <text:p>3</text:p>
          </table:table-cell>
          <table:table-cell table:formula="of:=[.B23]" office:value-type="float" office:value="4" calcext:value-type="float">
            <text:p>4</text:p>
          </table:table-cell>
          <table:table-cell table:formula="of:=[.B34]" office:value-type="float" office:value="3" calcext:value-type="float">
            <text:p>3</text:p>
          </table:table-cell>
          <table:table-cell table:formula="of:=[.B45]" office:value-type="float" office:value="4" calcext:value-type="float">
            <text:p>4</text:p>
          </table:table-cell>
          <table:table-cell table:formula="of:=[.B56]" office:value-type="float" office:value="3" calcext:value-type="float">
            <text:p>3</text:p>
          </table:table-cell>
          <table:table-cell table:formula="of:=[.B67]" office:value-type="float" office:value="4" calcext:value-type="float">
            <text:p>4</text:p>
          </table:table-cell>
          <table:table-cell table:formula="of:=[.B78]" office:value-type="float" office:value="3" calcext:value-type="float">
            <text:p>3</text:p>
          </table:table-cell>
          <table:table-cell table:formula="of:=[.B89]" office:value-type="float" office:value="4" calcext:value-type="float">
            <text:p>4</text:p>
          </table:table-cell>
          <table:table-cell table:formula="of:=[.B100]" office:value-type="float" office:value="1" calcext:value-type="float">
            <text:p>1</text:p>
          </table:table-cell>
          <table:table-cell table:formula="of:=[.B111]" office:value-type="float" office:value="1" calcext:value-type="float">
            <text:p>1</text:p>
          </table:table-cell>
          <table:table-cell table:formula="of:=[.B122]" office:value-type="float" office:value="1" calcext:value-type="float">
            <text:p>1</text:p>
          </table:table-cell>
          <table:table-cell table:formula="of:=[.B133]" office:value-type="float" office:value="1" calcext:value-type="float">
            <text:p>1</text:p>
          </table:table-cell>
          <table:table-cell table:formula="of:=[.B144]" office:value-type="float" office:value="0" calcext:value-type="float">
            <text:p>0</text:p>
          </table:table-cell>
          <table:table-cell table:formula="of:=[.B155]" office:value-type="float" office:value="0" calcext:value-type="float">
            <text:p>0</text:p>
          </table:table-cell>
          <table:table-cell table:formula="of:=[.B166]" office:value-type="float" office:value="0" calcext:value-type="float">
            <text:p>0</text:p>
          </table:table-cell>
          <table:table-cell table:formula="of:=[.B177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/>
          <table:table-cell>
            <draw:frame table:end-cell-address="vio_stat.M31" table:end-x="0.0441in" table:end-y="0.1677in" draw:z-index="0" draw:name="Chart 1" draw:style-name="gr2" draw:text-style-name="P1" svg:width="6.3476in" svg:height="3.5417in" svg:x="0.7965in" svg:y="0.1677in">
              <draw:object draw:notify-on-update-of-ranges="vio_stat.A2:vio_stat.A12 vio_stat.G1:vio_stat.G1 vio_stat.G2:vio_stat.G12 vio_stat.K2:vio_stat.K12 vio_stat.O2:vio_stat.O12 vio_stat.S2:vio_stat.S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7.09837" calcext:value-type="float">
            <text:p>1.71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4.71851" calcext:value-type="float">
            <text:p>4.47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2.41514" calcext:value-type="float">
            <text:p>7.24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64.84808" calcext:value-type="float">
            <text:p>6.48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78.81894" calcext:value-type="float">
            <text:p>7.88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0.10253" calcext:value-type="float">
            <text:p>9.01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.293465" calcext:value-type="float">
            <text:p>8.29E+000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4.51287" calcext:value-type="float">
            <text:p>3.45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0.93242" calcext:value-type="float">
            <text:p>6.09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3.90798" calcext:value-type="float">
            <text:p>5.39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00.8981" calcext:value-type="float">
            <text:p>1.01E+002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2.5293" calcext:value-type="float">
            <text:p>1.03E+002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/>
          <table:table-cell>
            <draw:frame table:end-cell-address="vio_stat.L54" table:end-x="0.5307in" table:end-y="0.0232in" draw:z-index="1" draw:name="Chart 2" draw:style-name="gr2" draw:text-style-name="P1" svg:width="6.2835in" svg:height="3.5417in" svg:x="0.4602in" svg:y="0.0236in">
              <draw:object draw:notify-on-update-of-ranges="vio_stat.A2:vio_stat.A12 vio_stat.G1:vio_stat.G1 vio_stat.G2:vio_stat.G12 vio_stat.E1:vio_stat.E1 vio_stat.E2:vio_stat.E12 vio_stat.F2:vio_stat.F12 vio_stat.H2:vio_stat.H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.824219" calcext:value-type="float">
            <text:p>8.82E+000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5.0005" calcext:value-type="float">
            <text:p>3.50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1.32309" calcext:value-type="float">
            <text:p>6.13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7.47219" calcext:value-type="float">
            <text:p>3.75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58.16694" calcext:value-type="float">
            <text:p>5.82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1.29408" calcext:value-type="float">
            <text:p>9.13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.353528" calcext:value-type="float">
            <text:p>3.35E+000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9.3739" calcext:value-type="float">
            <text:p>2.94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5.48605" calcext:value-type="float">
            <text:p>5.55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7.56442" calcext:value-type="float">
            <text:p>4.76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94.10933" calcext:value-type="float">
            <text:p>9.41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5.13769" calcext:value-type="float">
            <text:p>9.51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1.50159" calcext:value-type="float">
            <text:p>1.15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9.10435" calcext:value-type="float">
            <text:p>3.91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6.78288" calcext:value-type="float">
            <text:p>6.68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5.1509" calcext:value-type="float">
            <text:p>5.52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70.99462" calcext:value-type="float">
            <text:p>7.10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3.2753" calcext:value-type="float">
            <text:p>8.33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39046" calcext:value-type="float">
            <text:p>2.64E+000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8.82915" calcext:value-type="float">
            <text:p>2.88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5.2184" calcext:value-type="float">
            <text:p>5.52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4.10965" calcext:value-type="float">
            <text:p>4.41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90.89727" calcext:value-type="float">
            <text:p>9.09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94.44909" calcext:value-type="float">
            <text:p>9.44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.199372" calcext:value-type="float">
            <text:p>3.20E+000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9.3526" calcext:value-type="float">
            <text:p>2.94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5.65125" calcext:value-type="float">
            <text:p>5.57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9.78671" calcext:value-type="float">
            <text:p>2.98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51.46637" calcext:value-type="float">
            <text:p>5.15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4.48179" calcext:value-type="float">
            <text:p>8.45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.967589" calcext:value-type="float">
            <text:p>3.97E+000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9.59047" calcext:value-type="float">
            <text:p>1.96E+00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160537" calcext:value-type="float">
            <text:p>2.16E+000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.421738" calcext:value-type="float">
            <text:p>3.42E+000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tion" table:style-name="ta1">
        <office:forms form:automatic-focus="false" form:apply-design-mode="false"/>
        <table:shapes>
          <draw:frame draw:z-index="0" draw:style-name="gr1" draw:text-style-name="P1" svg:width="6.2988in" svg:height="3.5429in" svg:x="5.1803in" svg:y="3.6228in">
            <draw:object draw:notify-on-update-of-ranges="location.A2:location.A40 location.B1:location.B1 location.B2:location.B4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5.2606in" svg:y="8.1669in">
            <draw:object draw:notify-on-update-of-ranges="location.C1:location.C1 location.C2:location.C4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5.1524in" svg:y="12.3957in">
            <draw:object draw:notify-on-update-of-ranges="location.D1:location.D1 location.D2:location.D4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6.2988in" svg:height="3.5429in" svg:x="5.0984in" svg:y="16.6563in">
            <draw:object draw:notify-on-update-of-ranges="location.E1:location.E1 location.E2:location.E40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BUS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47.20471" calcext:value-type="float">
            <text:p>47.20471</text:p>
          </table:table-cell>
          <table:table-cell table:style-name="ce2" table:formula="of:=[.B42]" office:value-type="float" office:value="47.30636" calcext:value-type="float">
            <text:p>4.73E+001</text:p>
          </table:table-cell>
          <table:table-cell table:style-name="ce2" table:formula="of:=[.B82]" office:value-type="float" office:value="51.92428" calcext:value-type="float">
            <text:p>5.19E+001</text:p>
          </table:table-cell>
          <table:table-cell table:style-name="ce2" table:formula="of:=[.B122]" office:value-type="float" office:value="58.56202" calcext:value-type="float">
            <text:p>5.86E+00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46.37687" calcext:value-type="float">
            <text:p>46.37687</text:p>
          </table:table-cell>
          <table:table-cell table:style-name="ce2" table:formula="of:=[.B43]" office:value-type="float" office:value="46.4688" calcext:value-type="float">
            <text:p>4.65E+001</text:p>
          </table:table-cell>
          <table:table-cell table:style-name="ce2" table:formula="of:=[.B83]" office:value-type="float" office:value="50.86272" calcext:value-type="float">
            <text:p>5.09E+001</text:p>
          </table:table-cell>
          <table:table-cell table:style-name="ce2" table:formula="of:=[.B123]" office:value-type="float" office:value="57.32155" calcext:value-type="float">
            <text:p>5.73E+00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46.79745" calcext:value-type="float">
            <text:p>46.79745</text:p>
          </table:table-cell>
          <table:table-cell table:style-name="ce2" table:formula="of:=[.B44]" office:value-type="float" office:value="46.88793" calcext:value-type="float">
            <text:p>4.69E+001</text:p>
          </table:table-cell>
          <table:table-cell table:style-name="ce2" table:formula="of:=[.B84]" office:value-type="float" office:value="51.25322" calcext:value-type="float">
            <text:p>5.13E+001</text:p>
          </table:table-cell>
          <table:table-cell table:style-name="ce2" table:formula="of:=[.B124]" office:value-type="float" office:value="57.69594" calcext:value-type="float">
            <text:p>5.77E+00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6.60847" calcext:value-type="float">
            <text:p>46.60847</text:p>
          </table:table-cell>
          <table:table-cell table:style-name="ce2" table:formula="of:=[.B45]" office:value-type="float" office:value="46.71265" calcext:value-type="float">
            <text:p>4.67E+001</text:p>
          </table:table-cell>
          <table:table-cell table:style-name="ce2" table:formula="of:=[.B85]" office:value-type="float" office:value="51.38646" calcext:value-type="float">
            <text:p>5.14E+001</text:p>
          </table:table-cell>
          <table:table-cell table:style-name="ce2" table:formula="of:=[.B125]" office:value-type="float" office:value="58.06781" calcext:value-type="float">
            <text:p>5.81E+00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45.61302" calcext:value-type="float">
            <text:p>45.61302</text:p>
          </table:table-cell>
          <table:table-cell table:style-name="ce2" table:formula="of:=[.B46]" office:value-type="float" office:value="45.73048" calcext:value-type="float">
            <text:p>4.57E+001</text:p>
          </table:table-cell>
          <table:table-cell table:style-name="ce2" table:formula="of:=[.B86]" office:value-type="float" office:value="50.68896" calcext:value-type="float">
            <text:p>5.07E+001</text:p>
          </table:table-cell>
          <table:table-cell table:style-name="ce2" table:formula="of:=[.B126]" office:value-type="float" office:value="57.57342" calcext:value-type="float">
            <text:p>5.76E+00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45.2156" calcext:value-type="float">
            <text:p>45.2156</text:p>
          </table:table-cell>
          <table:table-cell table:style-name="ce2" table:formula="of:=[.B47]" office:value-type="float" office:value="45.33668" calcext:value-type="float">
            <text:p>4.53E+001</text:p>
          </table:table-cell>
          <table:table-cell table:style-name="ce2" table:formula="of:=[.B87]" office:value-type="float" office:value="50.37185" calcext:value-type="float">
            <text:p>5.04E+001</text:p>
          </table:table-cell>
          <table:table-cell table:style-name="ce2" table:formula="of:=[.B127]" office:value-type="float" office:value="57.30959" calcext:value-type="float">
            <text:p>5.73E+00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46.00371" calcext:value-type="float">
            <text:p>46.00371</text:p>
          </table:table-cell>
          <table:table-cell table:style-name="ce2" table:formula="of:=[.B48]" office:value-type="float" office:value="46.12106" calcext:value-type="float">
            <text:p>4.61E+001</text:p>
          </table:table-cell>
          <table:table-cell table:style-name="ce2" table:formula="of:=[.B88]" office:value-type="float" office:value="51.08183" calcext:value-type="float">
            <text:p>5.11E+001</text:p>
          </table:table-cell>
          <table:table-cell table:style-name="ce2" table:formula="of:=[.B128]" office:value-type="float" office:value="57.97327" calcext:value-type="float">
            <text:p>5.80E+00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46.27524" calcext:value-type="float">
            <text:p>46.27524</text:p>
          </table:table-cell>
          <table:table-cell table:style-name="ce2" table:formula="of:=[.B49]" office:value-type="float" office:value="46.3908" calcext:value-type="float">
            <text:p>4.64E+001</text:p>
          </table:table-cell>
          <table:table-cell table:style-name="ce2" table:formula="of:=[.B89]" office:value-type="float" office:value="51.31429" calcext:value-type="float">
            <text:p>5.13E+001</text:p>
          </table:table-cell>
          <table:table-cell table:style-name="ce2" table:formula="of:=[.B129]" office:value-type="float" office:value="58.18046" calcext:value-type="float">
            <text:p>5.82E+00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46.9297" calcext:value-type="float">
            <text:p>46.9297</text:p>
          </table:table-cell>
          <table:table-cell table:style-name="ce2" table:formula="of:=[.B50]" office:value-type="float" office:value="47.03677" calcext:value-type="float">
            <text:p>4.70E+001</text:p>
          </table:table-cell>
          <table:table-cell table:style-name="ce2" table:formula="of:=[.B90]" office:value-type="float" office:value="51.77663" calcext:value-type="float">
            <text:p>5.18E+001</text:p>
          </table:table-cell>
          <table:table-cell table:style-name="ce2" table:formula="of:=[.B130]" office:value-type="float" office:value="58.50874" calcext:value-type="float">
            <text:p>5.85E+00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44.77586" calcext:value-type="float">
            <text:p>44.77586</text:p>
          </table:table-cell>
          <table:table-cell table:style-name="ce2" table:formula="of:=[.B51]" office:value-type="float" office:value="44.89017" calcext:value-type="float">
            <text:p>4.49E+001</text:p>
          </table:table-cell>
          <table:table-cell table:style-name="ce2" table:formula="of:=[.B91]" office:value-type="float" office:value="49.77191" calcext:value-type="float">
            <text:p>4.98E+001</text:p>
          </table:table-cell>
          <table:table-cell table:style-name="ce2" table:formula="of:=[.B131]" office:value-type="float" office:value="56.59006" calcext:value-type="float">
            <text:p>5.66E+00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44.94956" calcext:value-type="float">
            <text:p>44.94956</text:p>
          </table:table-cell>
          <table:table-cell table:style-name="ce2" table:formula="of:=[.B52]" office:value-type="float" office:value="45.06605" calcext:value-type="float">
            <text:p>4.51E+001</text:p>
          </table:table-cell>
          <table:table-cell table:style-name="ce2" table:formula="of:=[.B92]" office:value-type="float" office:value="49.99748" calcext:value-type="float">
            <text:p>5.00E+001</text:p>
          </table:table-cell>
          <table:table-cell table:style-name="ce2" table:formula="of:=[.B132]" office:value-type="float" office:value="56.85476" calcext:value-type="float">
            <text:p>5.69E+00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45.14532" calcext:value-type="float">
            <text:p>45.14532</text:p>
          </table:table-cell>
          <table:table-cell table:style-name="ce2" table:formula="of:=[.B53]" office:value-type="float" office:value="45.25897" calcext:value-type="float">
            <text:p>4.53E+001</text:p>
          </table:table-cell>
          <table:table-cell table:style-name="ce2" table:formula="of:=[.B93]" office:value-type="float" office:value="50.12909" calcext:value-type="float">
            <text:p>5.01E+001</text:p>
          </table:table-cell>
          <table:table-cell table:style-name="ce2" table:formula="of:=[.B133]" office:value-type="float" office:value="56.94234" calcext:value-type="float">
            <text:p>5.69E+00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45.1445" calcext:value-type="float">
            <text:p>45.1445</text:p>
          </table:table-cell>
          <table:table-cell table:style-name="ce2" table:formula="of:=[.B54]" office:value-type="float" office:value="45.25581" calcext:value-type="float">
            <text:p>4.53E+001</text:p>
          </table:table-cell>
          <table:table-cell table:style-name="ce2" table:formula="of:=[.B94]" office:value-type="float" office:value="50.07338" calcext:value-type="float">
            <text:p>5.01E+001</text:p>
          </table:table-cell>
          <table:table-cell table:style-name="ce2" table:formula="of:=[.B134]" office:value-type="float" office:value="56.84616" calcext:value-type="float">
            <text:p>5.68E+001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45.99636" calcext:value-type="float">
            <text:p>45.99636</text:p>
          </table:table-cell>
          <table:table-cell table:style-name="ce2" table:formula="of:=[.B55]" office:value-type="float" office:value="46.09979" calcext:value-type="float">
            <text:p>4.61E+001</text:p>
          </table:table-cell>
          <table:table-cell table:style-name="ce2" table:formula="of:=[.B95]" office:value-type="float" office:value="50.74903" calcext:value-type="float">
            <text:p>5.07E+001</text:p>
          </table:table-cell>
          <table:table-cell table:style-name="ce2" table:formula="of:=[.B135]" office:value-type="float" office:value="57.40277" calcext:value-type="float">
            <text:p>5.74E+00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46.45071" calcext:value-type="float">
            <text:p>46.45071</text:p>
          </table:table-cell>
          <table:table-cell table:style-name="ce2" table:formula="of:=[.B56]" office:value-type="float" office:value="46.53687" calcext:value-type="float">
            <text:p>4.65E+001</text:p>
          </table:table-cell>
          <table:table-cell table:style-name="ce2" table:formula="of:=[.B96]" office:value-type="float" office:value="50.80107" calcext:value-type="float">
            <text:p>5.08E+001</text:p>
          </table:table-cell>
          <table:table-cell table:style-name="ce2" table:formula="of:=[.B136]" office:value-type="float" office:value="57.16252" calcext:value-type="float">
            <text:p>5.72E+00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46.03735" calcext:value-type="float">
            <text:p>46.03735</text:p>
          </table:table-cell>
          <table:table-cell table:style-name="ce2" table:formula="of:=[.B57]" office:value-type="float" office:value="46.11608" calcext:value-type="float">
            <text:p>4.61E+001</text:p>
          </table:table-cell>
          <table:table-cell table:style-name="ce2" table:formula="of:=[.B97]" office:value-type="float" office:value="50.208" calcext:value-type="float">
            <text:p>5.02E+001</text:p>
          </table:table-cell>
          <table:table-cell table:style-name="ce2" table:formula="of:=[.B137]" office:value-type="float" office:value="56.43136" calcext:value-type="float">
            <text:p>5.64E+00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46.27901" calcext:value-type="float">
            <text:p>46.27901</text:p>
          </table:table-cell>
          <table:table-cell table:style-name="ce2" table:formula="of:=[.B58]" office:value-type="float" office:value="46.35452" calcext:value-type="float">
            <text:p>4.64E+001</text:p>
          </table:table-cell>
          <table:table-cell table:style-name="ce2" table:formula="of:=[.B98]" office:value-type="float" office:value="50.37518" calcext:value-type="float">
            <text:p>5.04E+001</text:p>
          </table:table-cell>
          <table:table-cell table:style-name="ce2" table:formula="of:=[.B138]" office:value-type="float" office:value="56.54538" calcext:value-type="float">
            <text:p>5.65E+00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46.62645" calcext:value-type="float">
            <text:p>46.62645</text:p>
          </table:table-cell>
          <table:table-cell table:style-name="ce2" table:formula="of:=[.B59]" office:value-type="float" office:value="46.70558" calcext:value-type="float">
            <text:p>4.67E+001</text:p>
          </table:table-cell>
          <table:table-cell table:style-name="ce2" table:formula="of:=[.B99]" office:value-type="float" office:value="50.81071" calcext:value-type="float">
            <text:p>5.08E+001</text:p>
          </table:table-cell>
          <table:table-cell table:style-name="ce2" table:formula="of:=[.B139]" office:value-type="float" office:value="57.04902" calcext:value-type="float">
            <text:p>5.70E+00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44.89445" calcext:value-type="float">
            <text:p>44.89445</text:p>
          </table:table-cell>
          <table:table-cell table:style-name="ce2" table:formula="of:=[.B60]" office:value-type="float" office:value="44.97385" calcext:value-type="float">
            <text:p>4.50E+001</text:p>
          </table:table-cell>
          <table:table-cell table:style-name="ce2" table:formula="of:=[.B100]" office:value-type="float" office:value="49.07621" calcext:value-type="float">
            <text:p>4.91E+001</text:p>
          </table:table-cell>
          <table:table-cell table:style-name="ce2" table:formula="of:=[.B140]" office:value-type="float" office:value="55.30172" calcext:value-type="float">
            <text:p>5.53E+00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45.28645" calcext:value-type="float">
            <text:p>45.28645</text:p>
          </table:table-cell>
          <table:table-cell table:style-name="ce2" table:formula="of:=[.B61]" office:value-type="float" office:value="45.36563" calcext:value-type="float">
            <text:p>4.54E+001</text:p>
          </table:table-cell>
          <table:table-cell table:style-name="ce2" table:formula="of:=[.B101]" office:value-type="float" office:value="49.46375" calcext:value-type="float">
            <text:p>4.95E+001</text:p>
          </table:table-cell>
          <table:table-cell table:style-name="ce2" table:formula="of:=[.B141]" office:value-type="float" office:value="55.68693" calcext:value-type="float">
            <text:p>5.57E+00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45.54628" calcext:value-type="float">
            <text:p>45.54628</text:p>
          </table:table-cell>
          <table:table-cell table:style-name="ce2" table:formula="of:=[.B62]" office:value-type="float" office:value="45.62352" calcext:value-type="float">
            <text:p>4.56E+001</text:p>
          </table:table-cell>
          <table:table-cell table:style-name="ce2" table:formula="of:=[.B102]" office:value-type="float" office:value="49.678" calcext:value-type="float">
            <text:p>4.97E+001</text:p>
          </table:table-cell>
          <table:table-cell table:style-name="ce2" table:formula="of:=[.B142]" office:value-type="float" office:value="55.86773" calcext:value-type="float">
            <text:p>5.59E+00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44.6172" calcext:value-type="float">
            <text:p>44.6172</text:p>
          </table:table-cell>
          <table:table-cell table:style-name="ce2" table:formula="of:=[.B63]" office:value-type="float" office:value="44.69317" calcext:value-type="float">
            <text:p>4.47E+001</text:p>
          </table:table-cell>
          <table:table-cell table:style-name="ce2" table:formula="of:=[.B103]" office:value-type="float" office:value="48.71429" calcext:value-type="float">
            <text:p>4.87E+001</text:p>
          </table:table-cell>
          <table:table-cell table:style-name="ce2" table:formula="of:=[.B143]" office:value-type="float" office:value="54.87278" calcext:value-type="float">
            <text:p>5.49E+001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44.66303" calcext:value-type="float">
            <text:p>44.66303</text:p>
          </table:table-cell>
          <table:table-cell table:style-name="ce2" table:formula="of:=[.B64]" office:value-type="float" office:value="44.73772" calcext:value-type="float">
            <text:p>4.47E+001</text:p>
          </table:table-cell>
          <table:table-cell table:style-name="ce2" table:formula="of:=[.B104]" office:value-type="float" office:value="48.72963" calcext:value-type="float">
            <text:p>4.87E+001</text:p>
          </table:table-cell>
          <table:table-cell table:style-name="ce2" table:formula="of:=[.B144]" office:value-type="float" office:value="54.86514" calcext:value-type="float">
            <text:p>5.49E+00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46.0485" calcext:value-type="float">
            <text:p>46.0485</text:p>
          </table:table-cell>
          <table:table-cell table:style-name="ce2" table:formula="of:=[.B65]" office:value-type="float" office:value="46.12663" calcext:value-type="float">
            <text:p>4.61E+001</text:p>
          </table:table-cell>
          <table:table-cell table:style-name="ce2" table:formula="of:=[.B105]" office:value-type="float" office:value="50.20491" calcext:value-type="float">
            <text:p>5.02E+001</text:p>
          </table:table-cell>
          <table:table-cell table:style-name="ce2" table:formula="of:=[.B145]" office:value-type="float" office:value="56.41738" calcext:value-type="float">
            <text:p>5.64E+00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44.3442" calcext:value-type="float">
            <text:p>44.3442</text:p>
          </table:table-cell>
          <table:table-cell table:style-name="ce2" table:formula="of:=[.B66]" office:value-type="float" office:value="44.39119" calcext:value-type="float">
            <text:p>4.44E+001</text:p>
          </table:table-cell>
          <table:table-cell table:style-name="ce2" table:formula="of:=[.B106]" office:value-type="float" office:value="47.75362" calcext:value-type="float">
            <text:p>4.78E+001</text:p>
          </table:table-cell>
          <table:table-cell table:style-name="ce2" table:formula="of:=[.B146]" office:value-type="float" office:value="53.40446" calcext:value-type="float">
            <text:p>5.34E+001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45.3123" calcext:value-type="float">
            <text:p>45.3123</text:p>
          </table:table-cell>
          <table:table-cell table:style-name="ce2" table:formula="of:=[.B67]" office:value-type="float" office:value="45.36196" calcext:value-type="float">
            <text:p>4.54E+001</text:p>
          </table:table-cell>
          <table:table-cell table:style-name="ce2" table:formula="of:=[.B107]" office:value-type="float" office:value="48.78546" calcext:value-type="float">
            <text:p>4.88E+001</text:p>
          </table:table-cell>
          <table:table-cell table:style-name="ce2" table:formula="of:=[.B147]" office:value-type="float" office:value="54.48138" calcext:value-type="float">
            <text:p>5.45E+001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46.15403" calcext:value-type="float">
            <text:p>46.15403</text:p>
          </table:table-cell>
          <table:table-cell table:style-name="ce2" table:formula="of:=[.B68]" office:value-type="float" office:value="46.21601" calcext:value-type="float">
            <text:p>4.62E+001</text:p>
          </table:table-cell>
          <table:table-cell table:style-name="ce2" table:formula="of:=[.B108]" office:value-type="float" office:value="49.92742" calcext:value-type="float">
            <text:p>4.99E+001</text:p>
          </table:table-cell>
          <table:table-cell table:style-name="ce2" table:formula="of:=[.B148]" office:value-type="float" office:value="55.85603" calcext:value-type="float">
            <text:p>5.59E+001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44.55498" calcext:value-type="float">
            <text:p>44.55498</text:p>
          </table:table-cell>
          <table:table-cell table:style-name="ce2" table:formula="of:=[.B69]" office:value-type="float" office:value="44.58591" calcext:value-type="float">
            <text:p>4.46E+001</text:p>
          </table:table-cell>
          <table:table-cell table:style-name="ce2" table:formula="of:=[.B109]" office:value-type="float" office:value="47.57136" calcext:value-type="float">
            <text:p>4.76E+001</text:p>
          </table:table-cell>
          <table:table-cell table:style-name="ce2" table:formula="of:=[.B149]" office:value-type="float" office:value="52.91022" calcext:value-type="float">
            <text:p>5.29E+001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43.70873" calcext:value-type="float">
            <text:p>43.70873</text:p>
          </table:table-cell>
          <table:table-cell table:style-name="ce2" table:formula="of:=[.B70]" office:value-type="float" office:value="43.73944" calcext:value-type="float">
            <text:p>4.37E+001</text:p>
          </table:table-cell>
          <table:table-cell table:style-name="ce2" table:formula="of:=[.B110]" office:value-type="float" office:value="46.71645" calcext:value-type="float">
            <text:p>4.67E+001</text:p>
          </table:table-cell>
          <table:table-cell table:style-name="ce2" table:formula="of:=[.B150]" office:value-type="float" office:value="52.04443" calcext:value-type="float">
            <text:p>5.20E+001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46.38259" calcext:value-type="float">
            <text:p>46.38259</text:p>
          </table:table-cell>
          <table:table-cell table:style-name="ce2" table:formula="of:=[.B71]" office:value-type="float" office:value="46.4746" calcext:value-type="float">
            <text:p>4.65E+001</text:p>
          </table:table-cell>
          <table:table-cell table:style-name="ce2" table:formula="of:=[.B111]" office:value-type="float" office:value="50.86987" calcext:value-type="float">
            <text:p>5.09E+001</text:p>
          </table:table-cell>
          <table:table-cell table:style-name="ce2" table:formula="of:=[.B151]" office:value-type="float" office:value="57.32897" calcext:value-type="float">
            <text:p>5.73E+001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44.94527" calcext:value-type="float">
            <text:p>44.94527</text:p>
          </table:table-cell>
          <table:table-cell table:style-name="ce2" table:formula="of:=[.B72]" office:value-type="float" office:value="45.07242" calcext:value-type="float">
            <text:p>4.51E+001</text:p>
          </table:table-cell>
          <table:table-cell table:style-name="ce2" table:formula="of:=[.B112]" office:value-type="float" office:value="50.212" calcext:value-type="float">
            <text:p>5.02E+001</text:p>
          </table:table-cell>
          <table:table-cell table:style-name="ce2" table:formula="of:=[.B152]" office:value-type="float" office:value="57.19864" calcext:value-type="float">
            <text:p>5.72E+001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44.72121" calcext:value-type="float">
            <text:p>44.72121</text:p>
          </table:table-cell>
          <table:table-cell table:style-name="ce2" table:formula="of:=[.B73]" office:value-type="float" office:value="44.8362" calcext:value-type="float">
            <text:p>4.48E+001</text:p>
          </table:table-cell>
          <table:table-cell table:style-name="ce2" table:formula="of:=[.B113]" office:value-type="float" office:value="49.72923" calcext:value-type="float">
            <text:p>4.97E+001</text:p>
          </table:table-cell>
          <table:table-cell table:style-name="ce2" table:formula="of:=[.B153]" office:value-type="float" office:value="56.55157" calcext:value-type="float">
            <text:p>5.66E+001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44.04073" calcext:value-type="float">
            <text:p>44.04073</text:p>
          </table:table-cell>
          <table:table-cell table:style-name="ce2" table:formula="of:=[.B74]" office:value-type="float" office:value="44.12056" calcext:value-type="float">
            <text:p>4.41E+001</text:p>
          </table:table-cell>
          <table:table-cell table:style-name="ce2" table:formula="of:=[.B114]" office:value-type="float" office:value="48.23104" calcext:value-type="float">
            <text:p>4.82E+001</text:p>
          </table:table-cell>
          <table:table-cell table:style-name="ce2" table:formula="of:=[.B154]" office:value-type="float" office:value="54.46096" calcext:value-type="float">
            <text:p>5.45E+00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44.43342" calcext:value-type="float">
            <text:p>44.43342</text:p>
          </table:table-cell>
          <table:table-cell table:style-name="ce2" table:formula="of:=[.B75]" office:value-type="float" office:value="44.51302" calcext:value-type="float">
            <text:p>4.45E+001</text:p>
          </table:table-cell>
          <table:table-cell table:style-name="ce2" table:formula="of:=[.B115]" office:value-type="float" office:value="48.61967" calcext:value-type="float">
            <text:p>4.86E+001</text:p>
          </table:table-cell>
          <table:table-cell table:style-name="ce2" table:formula="of:=[.B155]" office:value-type="float" office:value="54.84817" calcext:value-type="float">
            <text:p>5.48E+001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44.60827" calcext:value-type="float">
            <text:p>44.60827</text:p>
          </table:table-cell>
          <table:table-cell table:style-name="ce2" table:formula="of:=[.B76]" office:value-type="float" office:value="44.6842" calcext:value-type="float">
            <text:p>4.47E+001</text:p>
          </table:table-cell>
          <table:table-cell table:style-name="ce2" table:formula="of:=[.B116]" office:value-type="float" office:value="48.70396" calcext:value-type="float">
            <text:p>4.87E+001</text:p>
          </table:table-cell>
          <table:table-cell table:style-name="ce2" table:formula="of:=[.B156]" office:value-type="float" office:value="54.86063" calcext:value-type="float">
            <text:p>5.49E+001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44.17743" calcext:value-type="float">
            <text:p>44.17743</text:p>
          </table:table-cell>
          <table:table-cell table:style-name="ce2" table:formula="of:=[.B77]" office:value-type="float" office:value="44.25027" calcext:value-type="float">
            <text:p>4.43E+001</text:p>
          </table:table-cell>
          <table:table-cell table:style-name="ce2" table:formula="of:=[.B117]" office:value-type="float" office:value="48.19768" calcext:value-type="float">
            <text:p>4.82E+001</text:p>
          </table:table-cell>
          <table:table-cell table:style-name="ce2" table:formula="of:=[.B157]" office:value-type="float" office:value="54.29557" calcext:value-type="float">
            <text:p>5.43E+001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43.74771" calcext:value-type="float">
            <text:p>43.74771</text:p>
          </table:table-cell>
          <table:table-cell table:style-name="ce2" table:formula="of:=[.B78]" office:value-type="float" office:value="43.79172" calcext:value-type="float">
            <text:p>4.38E+001</text:p>
          </table:table-cell>
          <table:table-cell table:style-name="ce2" table:formula="of:=[.B118]" office:value-type="float" office:value="47.08162" calcext:value-type="float">
            <text:p>4.71E+001</text:p>
          </table:table-cell>
          <table:table-cell table:style-name="ce2" table:formula="of:=[.B158]" office:value-type="float" office:value="52.67016" calcext:value-type="float">
            <text:p>5.27E+001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42.50632" calcext:value-type="float">
            <text:p>42.50632</text:p>
          </table:table-cell>
          <table:table-cell table:style-name="ce2" table:formula="of:=[.B79]" office:value-type="float" office:value="42.53446" calcext:value-type="float">
            <text:p>4.25E+001</text:p>
          </table:table-cell>
          <table:table-cell table:style-name="ce2" table:formula="of:=[.B119]" office:value-type="float" office:value="45.44924" calcext:value-type="float">
            <text:p>4.54E+001</text:p>
          </table:table-cell>
          <table:table-cell table:style-name="ce2" table:formula="of:=[.B159]" office:value-type="float" office:value="50.72446" calcext:value-type="float">
            <text:p>5.07E+001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47.17178" calcext:value-type="float">
            <text:p>47.17178</text:p>
          </table:table-cell>
          <table:table-cell table:style-name="ce2" table:formula="of:=[.B80]" office:value-type="float" office:value="47.27607" calcext:value-type="float">
            <text:p>4.73E+001</text:p>
          </table:table-cell>
          <table:table-cell table:style-name="ce2" table:formula="of:=[.B120]" office:value-type="float" office:value="51.95382" calcext:value-type="float">
            <text:p>5.20E+001</text:p>
          </table:table-cell>
          <table:table-cell table:style-name="ce2" table:formula="of:=[.B160]" office:value-type="float" office:value="58.63834" calcext:value-type="float">
            <text:p>5.86E+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-case39_wtgs_0002.m-----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7.30636" calcext:value-type="float">
            <text:p>4.73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6.4688" calcext:value-type="float">
            <text:p>4.65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6.88793" calcext:value-type="float">
            <text:p>4.69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6.71265" calcext:value-type="float">
            <text:p>4.67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5.73048" calcext:value-type="float">
            <text:p>4.57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5.33668" calcext:value-type="float">
            <text:p>4.53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6.12106" calcext:value-type="float">
            <text:p>4.61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6.3908" calcext:value-type="float">
            <text:p>4.64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7.03677" calcext:value-type="float">
            <text:p>4.70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4.89017" calcext:value-type="float">
            <text:p>4.49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5.06605" calcext:value-type="float">
            <text:p>4.51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5.25897" calcext:value-type="float">
            <text:p>4.53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5.25581" calcext:value-type="float">
            <text:p>4.53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6.09979" calcext:value-type="float">
            <text:p>4.61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6.53687" calcext:value-type="float">
            <text:p>4.65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6.11608" calcext:value-type="float">
            <text:p>4.61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6.35452" calcext:value-type="float">
            <text:p>4.64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6.70558" calcext:value-type="float">
            <text:p>4.67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4.97385" calcext:value-type="float">
            <text:p>4.50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5.36563" calcext:value-type="float">
            <text:p>4.54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5.62352" calcext:value-type="float">
            <text:p>4.56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4.69317" calcext:value-type="float">
            <text:p>4.47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4.73772" calcext:value-type="float">
            <text:p>4.47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6.12663" calcext:value-type="float">
            <text:p>4.61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4.39119" calcext:value-type="float">
            <text:p>4.44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5.36196" calcext:value-type="float">
            <text:p>4.54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6.21601" calcext:value-type="float">
            <text:p>4.62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4.58591" calcext:value-type="float">
            <text:p>4.46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3.73944" calcext:value-type="float">
            <text:p>4.37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6.4746" calcext:value-type="float">
            <text:p>4.65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5.07242" calcext:value-type="float">
            <text:p>4.51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4.8362" calcext:value-type="float">
            <text:p>4.48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4.12056" calcext:value-type="float">
            <text:p>4.41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4.51302" calcext:value-type="float">
            <text:p>4.45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4.6842" calcext:value-type="float">
            <text:p>4.47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4.25027" calcext:value-type="float">
            <text:p>4.43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3.79172" calcext:value-type="float">
            <text:p>4.38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2.53446" calcext:value-type="float">
            <text:p>4.25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7.27607" calcext:value-type="float">
            <text:p>4.73E+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-case39_wtgs_0003.m-----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1.92428" calcext:value-type="float">
            <text:p>5.19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0.86272" calcext:value-type="float">
            <text:p>5.09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1.25322" calcext:value-type="float">
            <text:p>5.13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1.38646" calcext:value-type="float">
            <text:p>5.14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0.68896" calcext:value-type="float">
            <text:p>5.07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0.37185" calcext:value-type="float">
            <text:p>5.04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1.08183" calcext:value-type="float">
            <text:p>5.11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1.31429" calcext:value-type="float">
            <text:p>5.13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1.77663" calcext:value-type="float">
            <text:p>5.18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9.77191" calcext:value-type="float">
            <text:p>4.98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9.99748" calcext:value-type="float">
            <text:p>5.00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0.12909" calcext:value-type="float">
            <text:p>5.01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0.07338" calcext:value-type="float">
            <text:p>5.01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0.74903" calcext:value-type="float">
            <text:p>5.07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0.80107" calcext:value-type="float">
            <text:p>5.08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0.208" calcext:value-type="float">
            <text:p>5.02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0.37518" calcext:value-type="float">
            <text:p>5.04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0.81071" calcext:value-type="float">
            <text:p>5.08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9.07621" calcext:value-type="float">
            <text:p>4.91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9.46375" calcext:value-type="float">
            <text:p>4.95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9.678" calcext:value-type="float">
            <text:p>4.97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8.71429" calcext:value-type="float">
            <text:p>4.87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8.72963" calcext:value-type="float">
            <text:p>4.87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0.20491" calcext:value-type="float">
            <text:p>5.02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7.75362" calcext:value-type="float">
            <text:p>4.78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8.78546" calcext:value-type="float">
            <text:p>4.88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9.92742" calcext:value-type="float">
            <text:p>4.99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7.57136" calcext:value-type="float">
            <text:p>4.76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6.71645" calcext:value-type="float">
            <text:p>4.67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0.86987" calcext:value-type="float">
            <text:p>5.09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0.212" calcext:value-type="float">
            <text:p>5.02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9.72923" calcext:value-type="float">
            <text:p>4.97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8.23104" calcext:value-type="float">
            <text:p>4.82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8.61967" calcext:value-type="float">
            <text:p>4.86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8.70396" calcext:value-type="float">
            <text:p>4.87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8.19768" calcext:value-type="float">
            <text:p>4.82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7.08162" calcext:value-type="float">
            <text:p>4.71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45.44924" calcext:value-type="float">
            <text:p>4.54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1.95382" calcext:value-type="float">
            <text:p>5.20E+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-case39_wtgs_0004.m-----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8.56202" calcext:value-type="float">
            <text:p>5.86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7.32155" calcext:value-type="float">
            <text:p>5.73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7.69594" calcext:value-type="float">
            <text:p>5.77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8.06781" calcext:value-type="float">
            <text:p>5.81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7.57342" calcext:value-type="float">
            <text:p>5.76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7.30959" calcext:value-type="float">
            <text:p>5.73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7.97327" calcext:value-type="float">
            <text:p>5.80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8.18046" calcext:value-type="float">
            <text:p>5.82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8.50874" calcext:value-type="float">
            <text:p>5.85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6.59006" calcext:value-type="float">
            <text:p>5.66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6.85476" calcext:value-type="float">
            <text:p>5.69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6.94234" calcext:value-type="float">
            <text:p>5.69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6.84616" calcext:value-type="float">
            <text:p>5.68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7.40277" calcext:value-type="float">
            <text:p>5.74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7.16252" calcext:value-type="float">
            <text:p>5.72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6.43136" calcext:value-type="float">
            <text:p>5.64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6.54538" calcext:value-type="float">
            <text:p>5.65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7.04902" calcext:value-type="float">
            <text:p>5.70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5.30172" calcext:value-type="float">
            <text:p>5.53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5.68693" calcext:value-type="float">
            <text:p>5.57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5.86773" calcext:value-type="float">
            <text:p>5.59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4.87278" calcext:value-type="float">
            <text:p>5.49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4.86514" calcext:value-type="float">
            <text:p>5.49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6.41738" calcext:value-type="float">
            <text:p>5.64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3.40446" calcext:value-type="float">
            <text:p>5.34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4.48138" calcext:value-type="float">
            <text:p>5.45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5.85603" calcext:value-type="float">
            <text:p>5.59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2.91022" calcext:value-type="float">
            <text:p>5.29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2.04443" calcext:value-type="float">
            <text:p>5.20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7.32897" calcext:value-type="float">
            <text:p>5.73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7.19864" calcext:value-type="float">
            <text:p>5.72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6.55157" calcext:value-type="float">
            <text:p>5.66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4.46096" calcext:value-type="float">
            <text:p>5.45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4.84817" calcext:value-type="float">
            <text:p>5.48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4.86063" calcext:value-type="float">
            <text:p>5.49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4.29557" calcext:value-type="float">
            <text:p>5.43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2.67016" calcext:value-type="float">
            <text:p>5.27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0.72446" calcext:value-type="float">
            <text:p>5.07E+00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8.63834" calcext:value-type="float">
            <text:p>5.86E+001</text:p>
          </table:table-cell>
          <table:table-cell table:number-columns-repeated="1022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-vio" table:style-name="ta5">
        <office:forms form:automatic-focus="false" form:apply-design-mode="false"/>
        <table:table-column table:style-name="co1" table:default-cell-style-name="ce1"/>
        <table:table-column table:style-name="co1" table:number-columns-repeated="6" table:default-cell-style-name="Default"/>
        <table:table-column table:style-name="co1" table:number-columns-repeated="250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BUS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m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4.5222" calcext:value-type="float">
            <text:p>224.5222</text:p>
          </table:table-cell>
          <table:table-cell table:formula="of:=[.B41]" office:value-type="float" office:value="4" calcext:value-type="float">
            <text:p>4</text:p>
          </table:table-cell>
          <table:table-cell table:formula="of:=[.B80]" office:value-type="float" office:value="3" calcext:value-type="float">
            <text:p>3</text:p>
          </table:table-cell>
          <table:table-cell table:formula="of:=[.B119]" office:value-type="float" office:value="0" calcext:value-type="float">
            <text:p>0</text:p>
          </table:table-cell>
          <table:table-cell table:formula="of:=AVERAGE([.B2];[.D2:.F2])" office:value-type="float" office:value="2.75" calcext:value-type="float">
            <text:p>2.7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5.4787" calcext:value-type="float">
            <text:p>185.4787</text:p>
          </table:table-cell>
          <table:table-cell table:formula="of:=[.B42]" office:value-type="float" office:value="4" calcext:value-type="float">
            <text:p>4</text:p>
          </table:table-cell>
          <table:table-cell table:formula="of:=[.B81]" office:value-type="float" office:value="3" calcext:value-type="float">
            <text:p>3</text:p>
          </table:table-cell>
          <table:table-cell table:formula="of:=[.B120]" office:value-type="float" office:value="1" calcext:value-type="float">
            <text:p>1</text:p>
          </table:table-cell>
          <table:table-cell table:formula="of:=AVERAGE([.B3];[.D3:.F3])" office:value-type="float" office:value="3.25" calcext:value-type="float">
            <text:p>3.2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7.8808" calcext:value-type="float">
            <text:p>187.8808</text:p>
          </table:table-cell>
          <table:table-cell table:formula="of:=[.B43]" office:value-type="float" office:value="4" calcext:value-type="float">
            <text:p>4</text:p>
          </table:table-cell>
          <table:table-cell table:formula="of:=[.B82]" office:value-type="float" office:value="3" calcext:value-type="float">
            <text:p>3</text:p>
          </table:table-cell>
          <table:table-cell table:formula="of:=[.B121]" office:value-type="float" office:value="1" calcext:value-type="float">
            <text:p>1</text:p>
          </table:table-cell>
          <table:table-cell table:formula="of:=AVERAGE([.B4];[.D4:.F4])" office:value-type="float" office:value="3.25" calcext:value-type="float">
            <text:p>3.2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9.7499" calcext:value-type="float">
            <text:p>189.7499</text:p>
          </table:table-cell>
          <table:table-cell table:formula="of:=[.B44]" office:value-type="float" office:value="5" calcext:value-type="float">
            <text:p>5</text:p>
          </table:table-cell>
          <table:table-cell table:formula="of:=[.B83]" office:value-type="float" office:value="3" calcext:value-type="float">
            <text:p>3</text:p>
          </table:table-cell>
          <table:table-cell table:formula="of:=[.B122]" office:value-type="float" office:value="1" calcext:value-type="float">
            <text:p>1</text:p>
          </table:table-cell>
          <table:table-cell table:formula="of:=AVERAGE([.B5];[.D5:.F5])" office:value-type="float" office:value="3.5" calcext:value-type="float">
            <text:p>3.5</text:p>
          </table:table-cell>
          <table:table-cell table:number-columns-repeated="2"/>
          <table:table-cell>
            <draw:frame table:end-cell-address="'loc-vio'.P22" table:end-x="0.715in" table:end-y="0.0213in" draw:z-index="1" draw:name="Chart 1" draw:style-name="gr3" draw:text-style-name="P1" svg:width="5.6394in" svg:height="3.5417in" svg:x="0.4004in" svg:y="0.0213in">
              <draw:object draw:notify-on-update-of-ranges="'loc-vio'.B1:'loc-vio'.B1 'loc-vio'.B2:'loc-vio'.B4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69.1301" calcext:value-type="float">
            <text:p>169.1301</text:p>
          </table:table-cell>
          <table:table-cell table:formula="of:=[.B45]" office:value-type="float" office:value="5" calcext:value-type="float">
            <text:p>5</text:p>
          </table:table-cell>
          <table:table-cell table:formula="of:=[.B84]" office:value-type="float" office:value="2" calcext:value-type="float">
            <text:p>2</text:p>
          </table:table-cell>
          <table:table-cell table:formula="of:=[.B123]" office:value-type="float" office:value="0" calcext:value-type="float">
            <text:p>0</text:p>
          </table:table-cell>
          <table:table-cell table:formula="of:=AVERAGE([.B6];[.D6: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1.7446" calcext:value-type="float">
            <text:p>201.7446</text:p>
          </table:table-cell>
          <table:table-cell table:formula="of:=[.B46]" office:value-type="float" office:value="4" calcext:value-type="float">
            <text:p>4</text:p>
          </table:table-cell>
          <table:table-cell table:formula="of:=[.B85]" office:value-type="float" office:value="2" calcext:value-type="float">
            <text:p>2</text:p>
          </table:table-cell>
          <table:table-cell table:formula="of:=[.B124]" office:value-type="float" office:value="0" calcext:value-type="float">
            <text:p>0</text:p>
          </table:table-cell>
          <table:table-cell table:formula="of:=AVERAGE([.B7];[.D7:.F7]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4.8683" calcext:value-type="float">
            <text:p>204.8683</text:p>
          </table:table-cell>
          <table:table-cell table:formula="of:=[.B47]" office:value-type="float" office:value="4" calcext:value-type="float">
            <text:p>4</text:p>
          </table:table-cell>
          <table:table-cell table:formula="of:=[.B86]" office:value-type="float" office:value="2" calcext:value-type="float">
            <text:p>2</text:p>
          </table:table-cell>
          <table:table-cell table:formula="of:=[.B125]" office:value-type="float" office:value="0" calcext:value-type="float">
            <text:p>0</text:p>
          </table:table-cell>
          <table:table-cell table:formula="of:=AVERAGE([.B8];[.D8:.F8]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5.9927" calcext:value-type="float">
            <text:p>205.9927</text:p>
          </table:table-cell>
          <table:table-cell table:formula="of:=[.B48]" office:value-type="float" office:value="4" calcext:value-type="float">
            <text:p>4</text:p>
          </table:table-cell>
          <table:table-cell table:formula="of:=[.B87]" office:value-type="float" office:value="2" calcext:value-type="float">
            <text:p>2</text:p>
          </table:table-cell>
          <table:table-cell table:formula="of:=[.B126]" office:value-type="float" office:value="0" calcext:value-type="float">
            <text:p>0</text:p>
          </table:table-cell>
          <table:table-cell table:formula="of:=AVERAGE([.B9];[.D9:.F9]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15.0838" calcext:value-type="float">
            <text:p>215.0838</text:p>
          </table:table-cell>
          <table:table-cell table:formula="of:=[.B49]" office:value-type="float" office:value="4" calcext:value-type="float">
            <text:p>4</text:p>
          </table:table-cell>
          <table:table-cell table:formula="of:=[.B88]" office:value-type="float" office:value="2" calcext:value-type="float">
            <text:p>2</text:p>
          </table:table-cell>
          <table:table-cell table:formula="of:=[.B127]" office:value-type="float" office:value="0" calcext:value-type="float">
            <text:p>0</text:p>
          </table:table-cell>
          <table:table-cell table:formula="of:=AVERAGE([.B10];[.D10:.F10]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94.4242" calcext:value-type="float">
            <text:p>194.4242</text:p>
          </table:table-cell>
          <table:table-cell table:formula="of:=[.B50]" office:value-type="float" office:value="4" calcext:value-type="float">
            <text:p>4</text:p>
          </table:table-cell>
          <table:table-cell table:formula="of:=[.B89]" office:value-type="float" office:value="2" calcext:value-type="float">
            <text:p>2</text:p>
          </table:table-cell>
          <table:table-cell table:formula="of:=[.B128]" office:value-type="float" office:value="0" calcext:value-type="float">
            <text:p>0</text:p>
          </table:table-cell>
          <table:table-cell table:formula="of:=AVERAGE([.B11];[.D11:.F11]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97.5451" calcext:value-type="float">
            <text:p>197.5451</text:p>
          </table:table-cell>
          <table:table-cell table:formula="of:=[.B51]" office:value-type="float" office:value="4" calcext:value-type="float">
            <text:p>4</text:p>
          </table:table-cell>
          <table:table-cell table:formula="of:=[.B90]" office:value-type="float" office:value="2" calcext:value-type="float">
            <text:p>2</text:p>
          </table:table-cell>
          <table:table-cell table:formula="of:=[.B129]" office:value-type="float" office:value="0" calcext:value-type="float">
            <text:p>0</text:p>
          </table:table-cell>
          <table:table-cell table:formula="of:=AVERAGE([.B12];[.D12:.F12]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7.6229" calcext:value-type="float">
            <text:p>207.6229</text:p>
          </table:table-cell>
          <table:table-cell table:formula="of:=[.B52]" office:value-type="float" office:value="4" calcext:value-type="float">
            <text:p>4</text:p>
          </table:table-cell>
          <table:table-cell table:formula="of:=[.B91]" office:value-type="float" office:value="2" calcext:value-type="float">
            <text:p>2</text:p>
          </table:table-cell>
          <table:table-cell table:formula="of:=[.B130]" office:value-type="float" office:value="0" calcext:value-type="float">
            <text:p>0</text:p>
          </table:table-cell>
          <table:table-cell table:formula="of:=AVERAGE([.B13];[.D13:.F13]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17.1026" calcext:value-type="float">
            <text:p>217.1026</text:p>
          </table:table-cell>
          <table:table-cell table:formula="of:=[.B53]" office:value-type="float" office:value="4" calcext:value-type="float">
            <text:p>4</text:p>
          </table:table-cell>
          <table:table-cell table:formula="of:=[.B92]" office:value-type="float" office:value="3" calcext:value-type="float">
            <text:p>3</text:p>
          </table:table-cell>
          <table:table-cell table:formula="of:=[.B131]" office:value-type="float" office:value="0" calcext:value-type="float">
            <text:p>0</text:p>
          </table:table-cell>
          <table:table-cell table:formula="of:=AVERAGE([.B14];[.D14:.F14])" office:value-type="float" office:value="2.75" calcext:value-type="float">
            <text:p>2.75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39.064" calcext:value-type="float">
            <text:p>239.064</text:p>
          </table:table-cell>
          <table:table-cell table:formula="of:=[.B54]" office:value-type="float" office:value="4" calcext:value-type="float">
            <text:p>4</text:p>
          </table:table-cell>
          <table:table-cell table:formula="of:=[.B93]" office:value-type="float" office:value="4" calcext:value-type="float">
            <text:p>4</text:p>
          </table:table-cell>
          <table:table-cell table:formula="of:=[.B132]" office:value-type="float" office:value="1" calcext:value-type="float">
            <text:p>1</text:p>
          </table:table-cell>
          <table:table-cell table:formula="of:=AVERAGE([.B15];[.D15:.F15])" office:value-type="float" office:value="3.25" calcext:value-type="float">
            <text:p>3.25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37.9062" calcext:value-type="float">
            <text:p>237.9062</text:p>
          </table:table-cell>
          <table:table-cell table:formula="of:=[.B55]" office:value-type="float" office:value="4" calcext:value-type="float">
            <text:p>4</text:p>
          </table:table-cell>
          <table:table-cell table:formula="of:=[.B94]" office:value-type="float" office:value="4" calcext:value-type="float">
            <text:p>4</text:p>
          </table:table-cell>
          <table:table-cell table:formula="of:=[.B133]" office:value-type="float" office:value="1" calcext:value-type="float">
            <text:p>1</text:p>
          </table:table-cell>
          <table:table-cell table:formula="of:=AVERAGE([.B16];[.D16:.F16])" office:value-type="float" office:value="3.25" calcext:value-type="float">
            <text:p>3.25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36.6457" calcext:value-type="float">
            <text:p>236.6457</text:p>
          </table:table-cell>
          <table:table-cell table:formula="of:=[.B56]" office:value-type="float" office:value="4" calcext:value-type="float">
            <text:p>4</text:p>
          </table:table-cell>
          <table:table-cell table:formula="of:=[.B95]" office:value-type="float" office:value="4" calcext:value-type="float">
            <text:p>4</text:p>
          </table:table-cell>
          <table:table-cell table:formula="of:=[.B134]" office:value-type="float" office:value="1" calcext:value-type="float">
            <text:p>1</text:p>
          </table:table-cell>
          <table:table-cell table:formula="of:=AVERAGE([.B17];[.D17:.F17])" office:value-type="float" office:value="3.25" calcext:value-type="float">
            <text:p>3.25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5.8037" calcext:value-type="float">
            <text:p>235.8037</text:p>
          </table:table-cell>
          <table:table-cell table:formula="of:=[.B57]" office:value-type="float" office:value="4" calcext:value-type="float">
            <text:p>4</text:p>
          </table:table-cell>
          <table:table-cell table:formula="of:=[.B96]" office:value-type="float" office:value="3" calcext:value-type="float">
            <text:p>3</text:p>
          </table:table-cell>
          <table:table-cell table:formula="of:=[.B135]" office:value-type="float" office:value="1" calcext:value-type="float">
            <text:p>1</text:p>
          </table:table-cell>
          <table:table-cell table:formula="of:=AVERAGE([.B18];[.D18: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88.3336" calcext:value-type="float">
            <text:p>188.3336</text:p>
          </table:table-cell>
          <table:table-cell table:formula="of:=[.B58]" office:value-type="float" office:value="4" calcext:value-type="float">
            <text:p>4</text:p>
          </table:table-cell>
          <table:table-cell table:formula="of:=[.B97]" office:value-type="float" office:value="3" calcext:value-type="float">
            <text:p>3</text:p>
          </table:table-cell>
          <table:table-cell table:formula="of:=[.B136]" office:value-type="float" office:value="1" calcext:value-type="float">
            <text:p>1</text:p>
          </table:table-cell>
          <table:table-cell table:formula="of:=AVERAGE([.B19];[.D19:.F19])" office:value-type="float" office:value="3.25" calcext:value-type="float">
            <text:p>3.25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35.7266" calcext:value-type="float">
            <text:p>235.7266</text:p>
          </table:table-cell>
          <table:table-cell table:formula="of:=[.B59]" office:value-type="float" office:value="4" calcext:value-type="float">
            <text:p>4</text:p>
            <draw:frame table:end-cell-address="'loc-vio'.K37" table:end-x="0.0232in" table:end-y="0.1976in" draw:z-index="0" draw:name="Chart 1" draw:style-name="gr4" draw:text-style-name="P1" svg:width="5.6386in" svg:height="3.5417in" svg:x="0.598in" svg:y="0.1976in">
              <draw:object draw:notify-on-update-of-ranges="'loc-vio'.E1:'loc-vio'.E1 'loc-vio'.E2:'loc-vio'.E4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formula="of:=[.B98]" office:value-type="float" office:value="4" calcext:value-type="float">
            <text:p>4</text:p>
          </table:table-cell>
          <table:table-cell table:formula="of:=[.B137]" office:value-type="float" office:value="1" calcext:value-type="float">
            <text:p>1</text:p>
          </table:table-cell>
          <table:table-cell table:formula="of:=AVERAGE([.B20];[.D20:.F20])" office:value-type="float" office:value="3.25" calcext:value-type="float">
            <text:p>3.25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36.0715" calcext:value-type="float">
            <text:p>236.0715</text:p>
          </table:table-cell>
          <table:table-cell table:formula="of:=[.B60]" office:value-type="float" office:value="4" calcext:value-type="float">
            <text:p>4</text:p>
          </table:table-cell>
          <table:table-cell table:formula="of:=[.B99]" office:value-type="float" office:value="4" calcext:value-type="float">
            <text:p>4</text:p>
          </table:table-cell>
          <table:table-cell table:formula="of:=[.B138]" office:value-type="float" office:value="1" calcext:value-type="float">
            <text:p>1</text:p>
          </table:table-cell>
          <table:table-cell table:formula="of:=AVERAGE([.B21];[.D21:.F21])" office:value-type="float" office:value="3.25" calcext:value-type="float">
            <text:p>3.25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36.2552" calcext:value-type="float">
            <text:p>236.2552</text:p>
          </table:table-cell>
          <table:table-cell table:formula="of:=[.B61]" office:value-type="float" office:value="4" calcext:value-type="float">
            <text:p>4</text:p>
          </table:table-cell>
          <table:table-cell table:formula="of:=[.B100]" office:value-type="float" office:value="4" calcext:value-type="float">
            <text:p>4</text:p>
          </table:table-cell>
          <table:table-cell table:formula="of:=[.B139]" office:value-type="float" office:value="1" calcext:value-type="float">
            <text:p>1</text:p>
          </table:table-cell>
          <table:table-cell table:formula="of:=AVERAGE([.B22];[.D22:.F22])" office:value-type="float" office:value="3.25" calcext:value-type="float">
            <text:p>3.25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35.4903" calcext:value-type="float">
            <text:p>235.4903</text:p>
          </table:table-cell>
          <table:table-cell table:formula="of:=[.B62]" office:value-type="float" office:value="4" calcext:value-type="float">
            <text:p>4</text:p>
          </table:table-cell>
          <table:table-cell table:formula="of:=[.B101]" office:value-type="float" office:value="3" calcext:value-type="float">
            <text:p>3</text:p>
          </table:table-cell>
          <table:table-cell table:formula="of:=[.B140]" office:value-type="float" office:value="1" calcext:value-type="float">
            <text:p>1</text:p>
          </table:table-cell>
          <table:table-cell table:formula="of:=AVERAGE([.B23];[.D23:.F2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35.5516" calcext:value-type="float">
            <text:p>235.5516</text:p>
          </table:table-cell>
          <table:table-cell table:formula="of:=[.B63]" office:value-type="float" office:value="4" calcext:value-type="float">
            <text:p>4</text:p>
          </table:table-cell>
          <table:table-cell table:formula="of:=[.B102]" office:value-type="float" office:value="3" calcext:value-type="float">
            <text:p>3</text:p>
          </table:table-cell>
          <table:table-cell table:formula="of:=[.B141]" office:value-type="float" office:value="1" calcext:value-type="float">
            <text:p>1</text:p>
          </table:table-cell>
          <table:table-cell table:formula="of:=AVERAGE([.B24];[.D24:.F2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36.7118" calcext:value-type="float">
            <text:p>236.7118</text:p>
          </table:table-cell>
          <table:table-cell table:formula="of:=[.B64]" office:value-type="float" office:value="4" calcext:value-type="float">
            <text:p>4</text:p>
          </table:table-cell>
          <table:table-cell table:formula="of:=[.B103]" office:value-type="float" office:value="4" calcext:value-type="float">
            <text:p>4</text:p>
          </table:table-cell>
          <table:table-cell table:formula="of:=[.B142]" office:value-type="float" office:value="1" calcext:value-type="float">
            <text:p>1</text:p>
          </table:table-cell>
          <table:table-cell table:formula="of:=AVERAGE([.B25];[.D25:.F25])" office:value-type="float" office:value="3.25" calcext:value-type="float">
            <text:p>3.25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85.3065" calcext:value-type="float">
            <text:p>185.3065</text:p>
          </table:table-cell>
          <table:table-cell table:formula="of:=[.B65]" office:value-type="float" office:value="4" calcext:value-type="float">
            <text:p>4</text:p>
          </table:table-cell>
          <table:table-cell table:formula="of:=[.B104]" office:value-type="float" office:value="3" calcext:value-type="float">
            <text:p>3</text:p>
          </table:table-cell>
          <table:table-cell table:formula="of:=[.B143]" office:value-type="float" office:value="1" calcext:value-type="float">
            <text:p>1</text:p>
          </table:table-cell>
          <table:table-cell table:formula="of:=AVERAGE([.B26];[.D26:.F26])" office:value-type="float" office:value="3.25" calcext:value-type="float">
            <text:p>3.25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33.8489" calcext:value-type="float">
            <text:p>233.8489</text:p>
          </table:table-cell>
          <table:table-cell table:formula="of:=[.B66]" office:value-type="float" office:value="4" calcext:value-type="float">
            <text:p>4</text:p>
          </table:table-cell>
          <table:table-cell table:formula="of:=[.B105]" office:value-type="float" office:value="3" calcext:value-type="float">
            <text:p>3</text:p>
          </table:table-cell>
          <table:table-cell table:formula="of:=[.B144]" office:value-type="float" office:value="1" calcext:value-type="float">
            <text:p>1</text:p>
          </table:table-cell>
          <table:table-cell table:formula="of:=AVERAGE([.B27];[.D27:.F27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35.0994" calcext:value-type="float">
            <text:p>235.0994</text:p>
          </table:table-cell>
          <table:table-cell table:formula="of:=[.B67]" office:value-type="float" office:value="4" calcext:value-type="float">
            <text:p>4</text:p>
          </table:table-cell>
          <table:table-cell table:formula="of:=[.B106]" office:value-type="float" office:value="3" calcext:value-type="float">
            <text:p>3</text:p>
          </table:table-cell>
          <table:table-cell table:formula="of:=[.B145]" office:value-type="float" office:value="1" calcext:value-type="float">
            <text:p>1</text:p>
          </table:table-cell>
          <table:table-cell table:formula="of:=AVERAGE([.B28];[.D28:.F28])" office:value-type="float" office:value="3" calcext:value-type="float">
            <text:p>3</text:p>
          </table:table-cell>
          <table:table-cell table:number-columns-repeated="3"/>
          <table:table-cell>
            <draw:frame table:end-cell-address="'loc-vio'.R45" table:end-x="0.1091in" table:end-y="0.1469in" draw:z-index="3" draw:name="Chart 1" draw:style-name="gr5" draw:text-style-name="P1" svg:width="5.6354in" svg:height="3.5386in" svg:x="0.6862in" svg:y="0.15in">
              <draw:object draw:notify-on-update-of-ranges="'loc-vio'.D1:'loc-vio'.D1 'loc-vio'.D2:'loc-vio'.D4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33.2946" calcext:value-type="float">
            <text:p>233.2946</text:p>
          </table:table-cell>
          <table:table-cell table:formula="of:=[.B68]" office:value-type="float" office:value="4" calcext:value-type="float">
            <text:p>4</text:p>
          </table:table-cell>
          <table:table-cell table:formula="of:=[.B107]" office:value-type="float" office:value="3" calcext:value-type="float">
            <text:p>3</text:p>
          </table:table-cell>
          <table:table-cell table:formula="of:=[.B146]" office:value-type="float" office:value="1" calcext:value-type="float">
            <text:p>1</text:p>
          </table:table-cell>
          <table:table-cell table:formula="of:=AVERAGE([.B29];[.D29:.F2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32.6985" calcext:value-type="float">
            <text:p>232.6985</text:p>
          </table:table-cell>
          <table:table-cell table:formula="of:=[.B69]" office:value-type="float" office:value="4" calcext:value-type="float">
            <text:p>4</text:p>
          </table:table-cell>
          <table:table-cell table:formula="of:=[.B108]" office:value-type="float" office:value="3" calcext:value-type="float">
            <text:p>3</text:p>
          </table:table-cell>
          <table:table-cell table:formula="of:=[.B147]" office:value-type="float" office:value="1" calcext:value-type="float">
            <text:p>1</text:p>
          </table:table-cell>
          <table:table-cell table:formula="of:=AVERAGE([.B30];[.D30:.F30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85.463" calcext:value-type="float">
            <text:p>185.463</text:p>
          </table:table-cell>
          <table:table-cell table:formula="of:=[.B70]" office:value-type="float" office:value="4" calcext:value-type="float">
            <text:p>4</text:p>
          </table:table-cell>
          <table:table-cell table:formula="of:=[.B109]" office:value-type="float" office:value="3" calcext:value-type="float">
            <text:p>3</text:p>
          </table:table-cell>
          <table:table-cell table:formula="of:=[.B148]" office:value-type="float" office:value="1" calcext:value-type="float">
            <text:p>1</text:p>
          </table:table-cell>
          <table:table-cell table:formula="of:=AVERAGE([.B31];[.D31:.F31])" office:value-type="float" office:value="3.25" calcext:value-type="float">
            <text:p>3.25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64.4921" calcext:value-type="float">
            <text:p>164.4921</text:p>
          </table:table-cell>
          <table:table-cell table:formula="of:=[.B71]" office:value-type="float" office:value="4" calcext:value-type="float">
            <text:p>4</text:p>
          </table:table-cell>
          <table:table-cell table:formula="of:=[.B110]" office:value-type="float" office:value="1" calcext:value-type="float">
            <text:p>1</text:p>
          </table:table-cell>
          <table:table-cell table:formula="of:=[.B149]" office:value-type="float" office:value="0" calcext:value-type="float">
            <text:p>0</text:p>
          </table:table-cell>
          <table:table-cell table:formula="of:=AVERAGE([.B32];[.D32:.F32])" office:value-type="float" office:value="2.25" calcext:value-type="float">
            <text:p>2.25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93.6648" calcext:value-type="float">
            <text:p>193.6648</text:p>
          </table:table-cell>
          <table:table-cell table:formula="of:=[.B72]" office:value-type="float" office:value="4" calcext:value-type="float">
            <text:p>4</text:p>
          </table:table-cell>
          <table:table-cell table:formula="of:=[.B111]" office:value-type="float" office:value="2" calcext:value-type="float">
            <text:p>2</text:p>
          </table:table-cell>
          <table:table-cell table:formula="of:=[.B150]" office:value-type="float" office:value="0" calcext:value-type="float">
            <text:p>0</text:p>
          </table:table-cell>
          <table:table-cell table:formula="of:=AVERAGE([.B33];[.D33:.F33]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35.0505" calcext:value-type="float">
            <text:p>235.0505</text:p>
          </table:table-cell>
          <table:table-cell table:formula="of:=[.B73]" office:value-type="float" office:value="4" calcext:value-type="float">
            <text:p>4</text:p>
          </table:table-cell>
          <table:table-cell table:formula="of:=[.B112]" office:value-type="float" office:value="3" calcext:value-type="float">
            <text:p>3</text:p>
          </table:table-cell>
          <table:table-cell table:formula="of:=[.B151]" office:value-type="float" office:value="1" calcext:value-type="float">
            <text:p>1</text:p>
          </table:table-cell>
          <table:table-cell table:formula="of:=AVERAGE([.B34];[.D34:.F3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35.4172" calcext:value-type="float">
            <text:p>235.4172</text:p>
          </table:table-cell>
          <table:table-cell table:formula="of:=[.B74]" office:value-type="float" office:value="4" calcext:value-type="float">
            <text:p>4</text:p>
          </table:table-cell>
          <table:table-cell table:formula="of:=[.B113]" office:value-type="float" office:value="3" calcext:value-type="float">
            <text:p>3</text:p>
          </table:table-cell>
          <table:table-cell table:formula="of:=[.B152]" office:value-type="float" office:value="1" calcext:value-type="float">
            <text:p>1</text:p>
          </table:table-cell>
          <table:table-cell table:formula="of:=AVERAGE([.B35];[.D35:.F3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35.4534" calcext:value-type="float">
            <text:p>235.4534</text:p>
          </table:table-cell>
          <table:table-cell table:formula="of:=[.B75]" office:value-type="float" office:value="4" calcext:value-type="float">
            <text:p>4</text:p>
          </table:table-cell>
          <table:table-cell table:formula="of:=[.B114]" office:value-type="float" office:value="3" calcext:value-type="float">
            <text:p>3</text:p>
          </table:table-cell>
          <table:table-cell table:formula="of:=[.B153]" office:value-type="float" office:value="1" calcext:value-type="float">
            <text:p>1</text:p>
          </table:table-cell>
          <table:table-cell table:formula="of:=AVERAGE([.B36];[.D36:.F3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35.1381" calcext:value-type="float">
            <text:p>235.1381</text:p>
          </table:table-cell>
          <table:table-cell table:formula="of:=[.B76]" office:value-type="float" office:value="4" calcext:value-type="float">
            <text:p>4</text:p>
          </table:table-cell>
          <table:table-cell table:formula="of:=[.B115]" office:value-type="float" office:value="3" calcext:value-type="float">
            <text:p>3</text:p>
          </table:table-cell>
          <table:table-cell table:formula="of:=[.B154]" office:value-type="float" office:value="1" calcext:value-type="float">
            <text:p>1</text:p>
          </table:table-cell>
          <table:table-cell table:formula="of:=AVERAGE([.B37];[.D37:.F37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31.175" calcext:value-type="float">
            <text:p>231.175</text:p>
          </table:table-cell>
          <table:table-cell table:formula="of:=[.B77]" office:value-type="float" office:value="4" calcext:value-type="float">
            <text:p>4</text:p>
          </table:table-cell>
          <table:table-cell table:formula="of:=[.B116]" office:value-type="float" office:value="3" calcext:value-type="float">
            <text:p>3</text:p>
          </table:table-cell>
          <table:table-cell table:formula="of:=[.B155]" office:value-type="float" office:value="1" calcext:value-type="float">
            <text:p>1</text:p>
          </table:table-cell>
          <table:table-cell table:formula="of:=AVERAGE([.B38];[.D38:.F3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31.814" calcext:value-type="float">
            <text:p>231.814</text:p>
          </table:table-cell>
          <table:table-cell table:formula="of:=[.B78]" office:value-type="float" office:value="4" calcext:value-type="float">
            <text:p>4</text:p>
          </table:table-cell>
          <table:table-cell table:formula="of:=[.B117]" office:value-type="float" office:value="3" calcext:value-type="float">
            <text:p>3</text:p>
          </table:table-cell>
          <table:table-cell table:formula="of:=[.B156]" office:value-type="float" office:value="1" calcext:value-type="float">
            <text:p>1</text:p>
          </table:table-cell>
          <table:table-cell table:formula="of:=AVERAGE([.B39];[.D39:.F3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19.9783" calcext:value-type="float">
            <text:p>219.9783</text:p>
          </table:table-cell>
          <table:table-cell table:formula="of:=[.B79]" office:value-type="float" office:value="4" calcext:value-type="float">
            <text:p>4</text:p>
          </table:table-cell>
          <table:table-cell table:formula="of:=[.B118]" office:value-type="float" office:value="2" calcext:value-type="float">
            <text:p>2</text:p>
          </table:table-cell>
          <table:table-cell table:formula="of:=[.B157]" office:value-type="float" office:value="0" calcext:value-type="float">
            <text:p>0</text:p>
          </table:table-cell>
          <table:table-cell table:formula="of:=AVERAGE([.B40];[.D40:.F40]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6.9741" calcext:value-type="float">
            <text:p>216.9741</text:p>
          </table:table-cell>
          <table:table-cell>
            <draw:frame table:end-cell-address="'loc-vio'.K58" table:end-x="0.0437in" table:end-y="0.198in" draw:z-index="2" draw:name="Chart 1" draw:style-name="gr4" draw:text-style-name="P1" svg:width="5.6378in" svg:height="3.5402in" svg:x="0.6193in" svg:y="0.2004in">
              <draw:object draw:notify-on-update-of-ranges="'loc-vio'.F1:'loc-vio'.F1 'loc-vio'.F2:'loc-vio'.F40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4.1441" calcext:value-type="float">
            <text:p>224.144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6.7595" calcext:value-type="float">
            <text:p>226.759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2.5393" calcext:value-type="float">
            <text:p>182.5393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61.9655" calcext:value-type="float">
            <text:p>161.965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4.2979" calcext:value-type="float">
            <text:p>194.2979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7.3817" calcext:value-type="float">
            <text:p>197.381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8.4945" calcext:value-type="float">
            <text:p>198.4945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7.5372" calcext:value-type="float">
            <text:p>207.537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6.9656" calcext:value-type="float">
            <text:p>186.9656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90.0896" calcext:value-type="float">
            <text:p>190.0896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0.1524" calcext:value-type="float">
            <text:p>200.1524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9.6282" calcext:value-type="float">
            <text:p>209.628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31.5507" calcext:value-type="float">
            <text:p>231.5507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30.3543" calcext:value-type="float">
            <text:p>230.3543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29.0877" calcext:value-type="float">
            <text:p>229.0877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28.2399" calcext:value-type="float">
            <text:p>228.2399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27.8472" calcext:value-type="float">
            <text:p>227.8472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28.1773" calcext:value-type="float">
            <text:p>228.1773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28.5197" calcext:value-type="float">
            <text:p>228.5197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28.6996" calcext:value-type="float">
            <text:p>228.6996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27.9401" calcext:value-type="float">
            <text:p>227.9401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27.9999" calcext:value-type="float">
            <text:p>227.9999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29.1526" calcext:value-type="float">
            <text:p>229.1526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24.047" calcext:value-type="float">
            <text:p>224.047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26.2689" calcext:value-type="float">
            <text:p>226.2689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27.5239" calcext:value-type="float">
            <text:p>227.5239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25.705" calcext:value-type="float">
            <text:p>225.705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25.1131" calcext:value-type="float">
            <text:p>225.1131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24.1196" calcext:value-type="float">
            <text:p>224.1196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57.3278" calcext:value-type="float">
            <text:p>157.3278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86.2218" calcext:value-type="float">
            <text:p>186.2218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27.5063" calcext:value-type="float">
            <text:p>227.5063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27.87" calcext:value-type="float">
            <text:p>227.87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27.904" calcext:value-type="float">
            <text:p>227.904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27.5883" calcext:value-type="float">
            <text:p>227.5883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23.6014" calcext:value-type="float">
            <text:p>223.6014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24.2328" calcext:value-type="float">
            <text:p>224.2328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12.4278" calcext:value-type="float">
            <text:p>212.4278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.94563" calcext:value-type="float">
            <text:p>74.9456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2.17555" calcext:value-type="float">
            <text:p>82.17555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4.98031" calcext:value-type="float">
            <text:p>84.98031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7.64586" calcext:value-type="float">
            <text:p>87.64586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8.614" calcext:value-type="float">
            <text:p>88.614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9.96181" calcext:value-type="float">
            <text:p>89.96181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2.12454" calcext:value-type="float">
            <text:p>92.12454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2.65181" calcext:value-type="float">
            <text:p>92.65181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1.5713" calcext:value-type="float">
            <text:p>101.5713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.428" calcext:value-type="float">
            <text:p>100.428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7.15507" calcext:value-type="float">
            <text:p>97.1550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1.2621" calcext:value-type="float">
            <text:p>101.2621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8.78613" calcext:value-type="float">
            <text:p>78.78613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7.57611" calcext:value-type="float">
            <text:p>67.57611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5.75604" calcext:value-type="float">
            <text:p>65.75604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4.36292" calcext:value-type="float">
            <text:p>64.36292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5.20984" calcext:value-type="float">
            <text:p>85.20984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5.2429" calcext:value-type="float">
            <text:p>85.2429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3.57683" calcext:value-type="float">
            <text:p>63.57683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3.88026" calcext:value-type="float">
            <text:p>63.88026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3.99995" calcext:value-type="float">
            <text:p>63.99995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4.4274" calcext:value-type="float">
            <text:p>84.4274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4.4638" calcext:value-type="float">
            <text:p>84.4638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4.4079" calcext:value-type="float">
            <text:p>64.4079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1.18053" calcext:value-type="float">
            <text:p>81.18053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3.11321" calcext:value-type="float">
            <text:p>83.11321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4.4376" calcext:value-type="float">
            <text:p>84.437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2.19905" calcext:value-type="float">
            <text:p>82.19905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81.57874" calcext:value-type="float">
            <text:p>81.57874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2.16178" calcext:value-type="float">
            <text:p>82.1617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4.80014" calcext:value-type="float">
            <text:p>64.80014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9.34033" calcext:value-type="float">
            <text:p>99.34033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4.05153" calcext:value-type="float">
            <text:p>84.05153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4.41558" calcext:value-type="float">
            <text:p>84.41558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4.39771" calcext:value-type="float">
            <text:p>84.39771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4.01331" calcext:value-type="float">
            <text:p>84.01331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80.6725" calcext:value-type="float">
            <text:p>80.6725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0.61206" calcext:value-type="float">
            <text:p>80.61206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06.526" calcext:value-type="float">
            <text:p>106.526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.80824" calcext:value-type="float">
            <text:p>12.80824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.28631" calcext:value-type="float">
            <text:p>18.28631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.91793" calcext:value-type="float">
            <text:p>29.91793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.924921" calcext:value-type="float">
            <text:p>8.924921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.35078" calcext:value-type="float">
            <text:p>12.3507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.47665" calcext:value-type="float">
            <text:p>13.47665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.67118" calcext:value-type="float">
            <text:p>14.67118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6.08092" calcext:value-type="float">
            <text:p>16.08092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3.04697" calcext:value-type="float">
            <text:p>13.04697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.26492" calcext:value-type="float">
            <text:p>13.26492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3.28683" calcext:value-type="float">
            <text:p>13.28683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2.86919" calcext:value-type="float">
            <text:p>12.86919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.87763" calcext:value-type="float">
            <text:p>12.8776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3.50105" calcext:value-type="float">
            <text:p>13.50105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1.94023" calcext:value-type="float">
            <text:p>11.94023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.18803" calcext:value-type="float">
            <text:p>13.18803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4.0663" calcext:value-type="float">
            <text:p>14.0663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.52504" calcext:value-type="float">
            <text:p>12.5250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2.13428" calcext:value-type="float">
            <text:p>12.13428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2.84649" calcext:value-type="float">
            <text:p>12.84649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2.64329" calcext:value-type="float">
            <text:p>12.64329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2.84371" calcext:value-type="float">
            <text:p>12.84371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2.89003" calcext:value-type="float">
            <text:p>12.89003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2.63303" calcext:value-type="float">
            <text:p>12.63303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1.70149" calcext:value-type="float">
            <text:p>11.70149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1.48046" calcext:value-type="float">
            <text:p>11.48046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2.67016" calcext:value-type="float">
            <text:p>52.670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.72446" calcext:value-type="float">
            <text:p>50.724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.63834" calcext:value-type="float">
            <text:p>58.63834</text:p>
          </table:table-cell>
          <table:table-cell table:number-columns-repeated="1022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int" table:style-name="ta6">
        <office:forms form:automatic-focus="false" form:apply-design-mode="false"/>
        <table:shapes>
          <draw:frame draw:z-index="3" draw:style-name="gr1" draw:text-style-name="P1" svg:width="6.2988in" svg:height="3.5429in" svg:x="3.9343in" svg:y="44.1378in">
            <draw:object draw:notify-on-update-of-ranges="joint.A217:joint.A220 joint.B216:joint.B216 joint.B217:joint.B220 joint.C216:joint.C216 joint.C217:joint.C220 joint.D216:joint.D216 joint.D217:joint.D220 joint.E216:joint.E216 joint.E217:joint.E220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3" table:default-cell-style-name="ce1"/>
        <table:table-column table:style-name="co1" table:number-columns-repeated="256" table:default-cell-style-name="ce1"/>
        <table:table-column table:style-name="co1" table:number-columns-repeated="767" table:default-cell-style-name="Default"/>
        <table:table-row table:style-name="ro1">
          <table:table-cell table:style-name="ce4" office:value-type="string" calcext:value-type="string">
            <text:p>MID-100M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_No</text:p>
          </table:table-cell>
          <table:table-cell office:value-type="string" calcext:value-type="string">
            <text:p>Co-location</text:p>
          </table:table-cell>
          <table:table-cell office:value-type="string" calcext:value-type="string">
            <text:p>Only DC</text:p>
          </table:table-cell>
          <table:table-cell office:value-type="string" calcext:value-type="string">
            <text:p>Only WF</text:p>
          </table:table-cell>
          <table:table-cell office:value-type="string" calcext:value-type="string">
            <text:p>Jointly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.874" calcext:value-type="float">
            <text:p>50.874</text:p>
          </table:table-cell>
          <table:table-cell table:style-name="Default" office:value-type="float" office:value="51.92428" calcext:value-type="float">
            <text:p>51.92428</text:p>
          </table:table-cell>
          <table:table-cell office:value-type="float" office:value="49.5251" calcext:value-type="float">
            <text:p>49.5251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.432" calcext:value-type="float">
            <text:p>50.432</text:p>
          </table:table-cell>
          <table:table-cell table:style-name="Default" office:value-type="float" office:value="50.86272" calcext:value-type="float">
            <text:p>50.86272</text:p>
          </table:table-cell>
          <table:table-cell office:value-type="float" office:value="50.0631" calcext:value-type="float">
            <text:p>50.0631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.618" calcext:value-type="float">
            <text:p>50.618</text:p>
          </table:table-cell>
          <table:table-cell table:style-name="Default" office:value-type="float" office:value="51.25322" calcext:value-type="float">
            <text:p>51.25322</text:p>
          </table:table-cell>
          <table:table-cell office:value-type="float" office:value="49.7835" calcext:value-type="float">
            <text:p>49.7835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.695" calcext:value-type="float">
            <text:p>50.695</text:p>
          </table:table-cell>
          <table:table-cell table:style-name="Default" office:value-type="float" office:value="51.38646" calcext:value-type="float">
            <text:p>51.38646</text:p>
          </table:table-cell>
          <table:table-cell office:value-type="float" office:value="49.6379" calcext:value-type="float">
            <text:p>49.6379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.41" calcext:value-type="float">
            <text:p>50.41</text:p>
          </table:table-cell>
          <table:table-cell table:style-name="Default" office:value-type="float" office:value="50.68896" calcext:value-type="float">
            <text:p>50.68896</text:p>
          </table:table-cell>
          <table:table-cell office:value-type="float" office:value="49.9725" calcext:value-type="float">
            <text:p>49.9725</text:p>
          </table:table-cell>
          <table:table-cell office:value-type="float" office:value="44.6312" calcext:value-type="float">
            <text:p>44.6312</text:p>
          </table:table-cell>
          <table:table-cell>
            <draw:frame table:end-cell-address="joint.Q41" table:end-x="0.2965in" table:end-y="0.1232in" draw:z-index="0" draw:name="Chart 2" draw:style-name="gr2" draw:text-style-name="P1" svg:width="9.8598in" svg:height="7.1217in" svg:x="0.2in" svg:y="0.0854in">
              <draw:object draw:notify-on-update-of-ranges="joint.A3:joint.A41 joint.B2:joint.B2 joint.B3:joint.B41 joint.C2:joint.C2 joint.C3:joint.C41 joint.D2:joint.D2 joint.D3:joint.D41 joint.E2:joint.E2 joint.E3:joint.E4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.278" calcext:value-type="float">
            <text:p>50.278</text:p>
          </table:table-cell>
          <table:table-cell table:style-name="Default" office:value-type="float" office:value="50.37185" calcext:value-type="float">
            <text:p>50.37185</text:p>
          </table:table-cell>
          <table:table-cell office:value-type="float" office:value="50.1327" calcext:value-type="float">
            <text:p>50.1327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.572" calcext:value-type="float">
            <text:p>50.572</text:p>
          </table:table-cell>
          <table:table-cell table:style-name="Default" office:value-type="float" office:value="51.08183" calcext:value-type="float">
            <text:p>51.08183</text:p>
          </table:table-cell>
          <table:table-cell office:value-type="float" office:value="49.7794" calcext:value-type="float">
            <text:p>49.7794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.67" calcext:value-type="float">
            <text:p>50.67</text:p>
          </table:table-cell>
          <table:table-cell table:style-name="Default" office:value-type="float" office:value="51.31429" calcext:value-type="float">
            <text:p>51.31429</text:p>
          </table:table-cell>
          <table:table-cell office:value-type="float" office:value="49.6569" calcext:value-type="float">
            <text:p>49.6569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828" calcext:value-type="float">
            <text:p>50.828</text:p>
          </table:table-cell>
          <table:table-cell table:style-name="Default" office:value-type="float" office:value="51.77663" calcext:value-type="float">
            <text:p>51.77663</text:p>
          </table:table-cell>
          <table:table-cell office:value-type="float" office:value="49.5452" calcext:value-type="float">
            <text:p>49.5452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.998" calcext:value-type="float">
            <text:p>49.998</text:p>
          </table:table-cell>
          <table:table-cell table:style-name="Default" office:value-type="float" office:value="49.77191" calcext:value-type="float">
            <text:p>49.77191</text:p>
          </table:table-cell>
          <table:table-cell office:value-type="float" office:value="50.5437" calcext:value-type="float">
            <text:p>50.5437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.101" calcext:value-type="float">
            <text:p>50.101</text:p>
          </table:table-cell>
          <table:table-cell table:style-name="Default" office:value-type="float" office:value="49.99748" calcext:value-type="float">
            <text:p>49.99748</text:p>
          </table:table-cell>
          <table:table-cell office:value-type="float" office:value="50.3965" calcext:value-type="float">
            <text:p>50.3965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.135" calcext:value-type="float">
            <text:p>50.135</text:p>
          </table:table-cell>
          <table:table-cell table:style-name="Default" office:value-type="float" office:value="50.12909" calcext:value-type="float">
            <text:p>50.12909</text:p>
          </table:table-cell>
          <table:table-cell office:value-type="float" office:value="50.4062" calcext:value-type="float">
            <text:p>50.4062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.126" calcext:value-type="float">
            <text:p>50.126</text:p>
          </table:table-cell>
          <table:table-cell table:style-name="Default" office:value-type="float" office:value="50.07338" calcext:value-type="float">
            <text:p>50.07338</text:p>
          </table:table-cell>
          <table:table-cell office:value-type="float" office:value="50.3844" calcext:value-type="float">
            <text:p>50.3844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.415" calcext:value-type="float">
            <text:p>50.415</text:p>
          </table:table-cell>
          <table:table-cell table:style-name="Default" office:value-type="float" office:value="50.74903" calcext:value-type="float">
            <text:p>50.74903</text:p>
          </table:table-cell>
          <table:table-cell office:value-type="float" office:value="50.0143" calcext:value-type="float">
            <text:p>50.0143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.41" calcext:value-type="float">
            <text:p>50.41</text:p>
          </table:table-cell>
          <table:table-cell table:style-name="Default" office:value-type="float" office:value="50.80107" calcext:value-type="float">
            <text:p>50.80107</text:p>
          </table:table-cell>
          <table:table-cell office:value-type="float" office:value="50.0829" calcext:value-type="float">
            <text:p>50.0829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.15" calcext:value-type="float">
            <text:p>50.15</text:p>
          </table:table-cell>
          <table:table-cell table:style-name="Default" office:value-type="float" office:value="50.208" calcext:value-type="float">
            <text:p>50.208</text:p>
          </table:table-cell>
          <table:table-cell office:value-type="float" office:value="50.4291" calcext:value-type="float">
            <text:p>50.4291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.223" calcext:value-type="float">
            <text:p>50.223</text:p>
          </table:table-cell>
          <table:table-cell table:style-name="Default" office:value-type="float" office:value="50.37518" calcext:value-type="float">
            <text:p>50.37518</text:p>
          </table:table-cell>
          <table:table-cell office:value-type="float" office:value="50.3316" calcext:value-type="float">
            <text:p>50.3316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.414" calcext:value-type="float">
            <text:p>50.414</text:p>
          </table:table-cell>
          <table:table-cell table:style-name="Default" office:value-type="float" office:value="50.81071" calcext:value-type="float">
            <text:p>50.81071</text:p>
          </table:table-cell>
          <table:table-cell office:value-type="float" office:value="50.0761" calcext:value-type="float">
            <text:p>50.0761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.623" calcext:value-type="float">
            <text:p>49.623</text:p>
          </table:table-cell>
          <table:table-cell table:style-name="Default" office:value-type="float" office:value="49.07621" calcext:value-type="float">
            <text:p>49.07621</text:p>
          </table:table-cell>
          <table:table-cell office:value-type="float" office:value="51.2032" calcext:value-type="float">
            <text:p>51.2032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.772" calcext:value-type="float">
            <text:p>49.772</text:p>
          </table:table-cell>
          <table:table-cell table:style-name="Default" office:value-type="float" office:value="49.46375" calcext:value-type="float">
            <text:p>49.46375</text:p>
          </table:table-cell>
          <table:table-cell office:value-type="float" office:value="51.0519" calcext:value-type="float">
            <text:p>51.0519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.905" calcext:value-type="float">
            <text:p>49.905</text:p>
          </table:table-cell>
          <table:table-cell table:style-name="Default" office:value-type="float" office:value="49.678" calcext:value-type="float">
            <text:p>49.678</text:p>
          </table:table-cell>
          <table:table-cell office:value-type="float" office:value="50.7867" calcext:value-type="float">
            <text:p>50.7867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.478" calcext:value-type="float">
            <text:p>49.478</text:p>
          </table:table-cell>
          <table:table-cell table:style-name="Default" office:value-type="float" office:value="48.71429" calcext:value-type="float">
            <text:p>48.71429</text:p>
          </table:table-cell>
          <table:table-cell office:value-type="float" office:value="51.3659" calcext:value-type="float">
            <text:p>51.3659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.482" calcext:value-type="float">
            <text:p>49.482</text:p>
          </table:table-cell>
          <table:table-cell table:style-name="Default" office:value-type="float" office:value="48.72963" calcext:value-type="float">
            <text:p>48.72963</text:p>
          </table:table-cell>
          <table:table-cell office:value-type="float" office:value="51.3664" calcext:value-type="float">
            <text:p>51.3664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.142" calcext:value-type="float">
            <text:p>50.142</text:p>
          </table:table-cell>
          <table:table-cell table:style-name="Default" office:value-type="float" office:value="50.20491" calcext:value-type="float">
            <text:p>50.20491</text:p>
          </table:table-cell>
          <table:table-cell office:value-type="float" office:value="50.456" calcext:value-type="float">
            <text:p>50.456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.003" calcext:value-type="float">
            <text:p>49.003</text:p>
          </table:table-cell>
          <table:table-cell table:style-name="Default" office:value-type="float" office:value="47.75362" calcext:value-type="float">
            <text:p>47.75362</text:p>
          </table:table-cell>
          <table:table-cell office:value-type="float" office:value="52.1188" calcext:value-type="float">
            <text:p>52.1188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.484" calcext:value-type="float">
            <text:p>49.484</text:p>
          </table:table-cell>
          <table:table-cell table:style-name="Default" office:value-type="float" office:value="48.78546" calcext:value-type="float">
            <text:p>48.78546</text:p>
          </table:table-cell>
          <table:table-cell office:value-type="float" office:value="51.4156" calcext:value-type="float">
            <text:p>51.4156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.001" calcext:value-type="float">
            <text:p>50.001</text:p>
          </table:table-cell>
          <table:table-cell table:style-name="Default" office:value-type="float" office:value="49.92742" calcext:value-type="float">
            <text:p>49.92742</text:p>
          </table:table-cell>
          <table:table-cell office:value-type="float" office:value="50.6885" calcext:value-type="float">
            <text:p>50.6885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.897" calcext:value-type="float">
            <text:p>48.897</text:p>
          </table:table-cell>
          <table:table-cell table:style-name="Default" office:value-type="float" office:value="47.57136" calcext:value-type="float">
            <text:p>47.57136</text:p>
          </table:table-cell>
          <table:table-cell office:value-type="float" office:value="52.3246" calcext:value-type="float">
            <text:p>52.3246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.523" calcext:value-type="float">
            <text:p>48.523</text:p>
          </table:table-cell>
          <table:table-cell table:style-name="Default" office:value-type="float" office:value="46.71645" calcext:value-type="float">
            <text:p>46.71645</text:p>
          </table:table-cell>
          <table:table-cell office:value-type="float" office:value="52.8238" calcext:value-type="float">
            <text:p>52.8238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.436" calcext:value-type="float">
            <text:p>50.436</text:p>
          </table:table-cell>
          <table:table-cell table:style-name="Default" office:value-type="float" office:value="50.86987" calcext:value-type="float">
            <text:p>50.86987</text:p>
          </table:table-cell>
          <table:table-cell office:value-type="float" office:value="50.0581" calcext:value-type="float">
            <text:p>50.0581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.212" calcext:value-type="float">
            <text:p>50.212</text:p>
          </table:table-cell>
          <table:table-cell table:style-name="Default" office:value-type="float" office:value="50.212" calcext:value-type="float">
            <text:p>50.212</text:p>
          </table:table-cell>
          <table:table-cell office:value-type="float" office:value="50.212" calcext:value-type="float">
            <text:p>50.212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.979" calcext:value-type="float">
            <text:p>49.979</text:p>
          </table:table-cell>
          <table:table-cell table:style-name="Default" office:value-type="float" office:value="49.72923" calcext:value-type="float">
            <text:p>49.72923</text:p>
          </table:table-cell>
          <table:table-cell office:value-type="float" office:value="50.5727" calcext:value-type="float">
            <text:p>50.5727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.24" calcext:value-type="float">
            <text:p>49.24</text:p>
          </table:table-cell>
          <table:table-cell table:style-name="Default" office:value-type="float" office:value="48.23104" calcext:value-type="float">
            <text:p>48.23104</text:p>
          </table:table-cell>
          <table:table-cell office:value-type="float" office:value="51.7445" calcext:value-type="float">
            <text:p>51.7445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.385" calcext:value-type="float">
            <text:p>49.385</text:p>
          </table:table-cell>
          <table:table-cell table:style-name="Default" office:value-type="float" office:value="48.61967" calcext:value-type="float">
            <text:p>48.61967</text:p>
          </table:table-cell>
          <table:table-cell office:value-type="float" office:value="51.6061" calcext:value-type="float">
            <text:p>51.6061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.473" calcext:value-type="float">
            <text:p>49.473</text:p>
          </table:table-cell>
          <table:table-cell table:style-name="Default" office:value-type="float" office:value="48.70396" calcext:value-type="float">
            <text:p>48.70396</text:p>
          </table:table-cell>
          <table:table-cell office:value-type="float" office:value="51.3751" calcext:value-type="float">
            <text:p>51.3751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.239" calcext:value-type="float">
            <text:p>49.239</text:p>
          </table:table-cell>
          <table:table-cell table:style-name="Default" office:value-type="float" office:value="48.19768" calcext:value-type="float">
            <text:p>48.19768</text:p>
          </table:table-cell>
          <table:table-cell office:value-type="float" office:value="51.7137" calcext:value-type="float">
            <text:p>51.7137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.695" calcext:value-type="float">
            <text:p>48.695</text:p>
          </table:table-cell>
          <table:table-cell table:style-name="Default" office:value-type="float" office:value="47.08162" calcext:value-type="float">
            <text:p>47.08162</text:p>
          </table:table-cell>
          <table:table-cell office:value-type="float" office:value="52.5649" calcext:value-type="float">
            <text:p>52.5649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7.955" calcext:value-type="float">
            <text:p>47.955</text:p>
          </table:table-cell>
          <table:table-cell table:style-name="Default" office:value-type="float" office:value="45.44924" calcext:value-type="float">
            <text:p>45.44924</text:p>
          </table:table-cell>
          <table:table-cell office:value-type="float" office:value="53.6117" calcext:value-type="float">
            <text:p>53.6117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.895" calcext:value-type="float">
            <text:p>50.895</text:p>
          </table:table-cell>
          <table:table-cell table:style-name="Default" office:value-type="float" office:value="51.95382" calcext:value-type="float">
            <text:p>51.95382</text:p>
          </table:table-cell>
          <table:table-cell office:value-type="float" office:value="49.4811" calcext:value-type="float">
            <text:p>49.4811</text:p>
          </table:table-cell>
          <table:table-cell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formula="of:=MIN([.B3:.B41])" office:value-type="float" office:value="47.955" calcext:value-type="float">
            <text:p>47.955</text:p>
          </table:table-cell>
          <table:table-cell table:formula="of:=MIN([.C3:.C41])" office:value-type="float" office:value="45.44924" calcext:value-type="float">
            <text:p>45.44924</text:p>
          </table:table-cell>
          <table:table-cell table:formula="of:=MIN([.D3:.D41])" office:value-type="float" office:value="49.4811" calcext:value-type="float">
            <text:p>49.4811</text:p>
          </table:table-cell>
          <table:table-cell table:formula="of:=MIN([.E3:.E41])"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4" office:value-type="string" calcext:value-type="string">
            <text:p>HIGH-50MW</text:p>
          </table:table-cell>
          <table:table-cell table:number-columns-repeated="1023"/>
        </table:table-row>
        <table:table-row table:style-name="ro1">
          <table:table-cell table:number-columns-repeated="5"/>
          <table:table-cell>
            <draw:frame table:end-cell-address="joint.Q87" table:end-x="0.4795in" table:end-y="0.1441in" draw:z-index="1" draw:name="Chart 3" draw:style-name="gr2" draw:text-style-name="P1" svg:width="9.9138in" svg:height="7.3602in" svg:x="0.3291in" svg:y="0.0756in">
              <draw:object draw:notify-on-update-of-ranges="joint.B57:joint.B95 joint.C57:joint.C95 joint.D57:joint.D9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us_No</text:p>
          </table:table-cell>
          <table:table-cell office:value-type="string" calcext:value-type="string">
            <text:p>Co-location</text:p>
          </table:table-cell>
          <table:table-cell office:value-type="string" calcext:value-type="string">
            <text:p>Only DC</text:p>
          </table:table-cell>
          <table:table-cell office:value-type="string" calcext:value-type="string">
            <text:p>Only WF</text:p>
          </table:table-cell>
          <table:table-cell office:value-type="string" calcext:value-type="string">
            <text:p>Jointly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.5955" calcext:value-type="float">
            <text:p>49.5955</text:p>
          </table:table-cell>
          <table:table-cell office:value-type="float" office:value="50.98714" calcext:value-type="float">
            <text:p>50.98714</text:p>
          </table:table-cell>
          <table:table-cell office:value-type="float" office:value="49.1347" calcext:value-type="float">
            <text:p>49.1347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.0725" calcext:value-type="float">
            <text:p>50.0725</text:p>
          </table:table-cell>
          <table:table-cell office:value-type="float" office:value="50.4747" calcext:value-type="float">
            <text:p>50.4747</text:p>
          </table:table-cell>
          <table:table-cell office:value-type="float" office:value="50.0545" calcext:value-type="float">
            <text:p>50.0545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.828" calcext:value-type="float">
            <text:p>49.828</text:p>
          </table:table-cell>
          <table:table-cell office:value-type="float" office:value="50.68629" calcext:value-type="float">
            <text:p>50.68629</text:p>
          </table:table-cell>
          <table:table-cell office:value-type="float" office:value="49.5323" calcext:value-type="float">
            <text:p>49.5323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.7022" calcext:value-type="float">
            <text:p>49.7022</text:p>
          </table:table-cell>
          <table:table-cell office:value-type="float" office:value="50.77278" calcext:value-type="float">
            <text:p>50.77278</text:p>
          </table:table-cell>
          <table:table-cell office:value-type="float" office:value="49.2415" calcext:value-type="float">
            <text:p>49.2415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.9996" calcext:value-type="float">
            <text:p>49.9996</text:p>
          </table:table-cell>
          <table:table-cell office:value-type="float" office:value="50.44151" calcext:value-type="float">
            <text:p>50.44151</text:p>
          </table:table-cell>
          <table:table-cell office:value-type="float" office:value="49.8036" calcext:value-type="float">
            <text:p>49.8036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.1417" calcext:value-type="float">
            <text:p>50.1417</text:p>
          </table:table-cell>
          <table:table-cell office:value-type="float" office:value="50.28856" calcext:value-type="float">
            <text:p>50.28856</text:p>
          </table:table-cell>
          <table:table-cell office:value-type="float" office:value="50.0771" calcext:value-type="float">
            <text:p>50.0771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.8281" calcext:value-type="float">
            <text:p>49.8281</text:p>
          </table:table-cell>
          <table:table-cell office:value-type="float" office:value="50.62942" calcext:value-type="float">
            <text:p>50.62942</text:p>
          </table:table-cell>
          <table:table-cell office:value-type="float" office:value="49.4763" calcext:value-type="float">
            <text:p>49.4763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.7197" calcext:value-type="float">
            <text:p>49.7197</text:p>
          </table:table-cell>
          <table:table-cell office:value-type="float" office:value="50.74295" calcext:value-type="float">
            <text:p>50.74295</text:p>
          </table:table-cell>
          <table:table-cell office:value-type="float" office:value="49.2644" calcext:value-type="float">
            <text:p>49.2644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.6156" calcext:value-type="float">
            <text:p>49.6156</text:p>
          </table:table-cell>
          <table:table-cell office:value-type="float" office:value="50.93113" calcext:value-type="float">
            <text:p>50.93113</text:p>
          </table:table-cell>
          <table:table-cell office:value-type="float" office:value="49.1389" calcext:value-type="float">
            <text:p>49.1389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5016" calcext:value-type="float">
            <text:p>50.5016</text:p>
          </table:table-cell>
          <table:table-cell office:value-type="float" office:value="49.96855" calcext:value-type="float">
            <text:p>49.96855</text:p>
          </table:table-cell>
          <table:table-cell office:value-type="float" office:value="50.8368" calcext:value-type="float">
            <text:p>50.8368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.3725" calcext:value-type="float">
            <text:p>50.3725</text:p>
          </table:table-cell>
          <table:table-cell office:value-type="float" office:value="50.08676" calcext:value-type="float">
            <text:p>50.08676</text:p>
          </table:table-cell>
          <table:table-cell office:value-type="float" office:value="50.5677" calcext:value-type="float">
            <text:p>50.5677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.3779" calcext:value-type="float">
            <text:p>50.3779</text:p>
          </table:table-cell>
          <table:table-cell office:value-type="float" office:value="50.12857" calcext:value-type="float">
            <text:p>50.12857</text:p>
          </table:table-cell>
          <table:table-cell office:value-type="float" office:value="50.6251" calcext:value-type="float">
            <text:p>50.6251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.3607" calcext:value-type="float">
            <text:p>50.3607</text:p>
          </table:table-cell>
          <table:table-cell office:value-type="float" office:value="50.11594" calcext:value-type="float">
            <text:p>50.11594</text:p>
          </table:table-cell>
          <table:table-cell office:value-type="float" office:value="50.5612" calcext:value-type="float">
            <text:p>50.5612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.0337" calcext:value-type="float">
            <text:p>50.0337</text:p>
          </table:table-cell>
          <table:table-cell office:value-type="float" office:value="50.44995" calcext:value-type="float">
            <text:p>50.44995</text:p>
          </table:table-cell>
          <table:table-cell office:value-type="float" office:value="49.9136" calcext:value-type="float">
            <text:p>49.9136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.0905" calcext:value-type="float">
            <text:p>50.0905</text:p>
          </table:table-cell>
          <table:table-cell office:value-type="float" office:value="50.44803" calcext:value-type="float">
            <text:p>50.44803</text:p>
          </table:table-cell>
          <table:table-cell office:value-type="float" office:value="50.0815" calcext:value-type="float">
            <text:p>50.0815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.3956" calcext:value-type="float">
            <text:p>50.3956</text:p>
          </table:table-cell>
          <table:table-cell office:value-type="float" office:value="50.14877" calcext:value-type="float">
            <text:p>50.14877</text:p>
          </table:table-cell>
          <table:table-cell office:value-type="float" office:value="50.698" calcext:value-type="float">
            <text:p>50.698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.3097" calcext:value-type="float">
            <text:p>50.3097</text:p>
          </table:table-cell>
          <table:table-cell office:value-type="float" office:value="50.23311" calcext:value-type="float">
            <text:p>50.23311</text:p>
          </table:table-cell>
          <table:table-cell office:value-type="float" office:value="50.5243" calcext:value-type="float">
            <text:p>50.5243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.0846" calcext:value-type="float">
            <text:p>50.0846</text:p>
          </table:table-cell>
          <table:table-cell office:value-type="float" office:value="50.45324" calcext:value-type="float">
            <text:p>50.45324</text:p>
          </table:table-cell>
          <table:table-cell office:value-type="float" office:value="50.069" calcext:value-type="float">
            <text:p>50.069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.0737" calcext:value-type="float">
            <text:p>51.0737</text:p>
          </table:table-cell>
          <table:table-cell office:value-type="float" office:value="49.54562" calcext:value-type="float">
            <text:p>49.54562</text:p>
          </table:table-cell>
          <table:table-cell office:value-type="float" office:value="52.1295" calcext:value-type="float">
            <text:p>52.1295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.9376" calcext:value-type="float">
            <text:p>50.9376</text:p>
          </table:table-cell>
          <table:table-cell office:value-type="float" office:value="49.71996" calcext:value-type="float">
            <text:p>49.71996</text:p>
          </table:table-cell>
          <table:table-cell office:value-type="float" office:value="51.895" calcext:value-type="float">
            <text:p>51.895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.709" calcext:value-type="float">
            <text:p>50.709</text:p>
          </table:table-cell>
          <table:table-cell office:value-type="float" office:value="49.86774" calcext:value-type="float">
            <text:p>49.86774</text:p>
          </table:table-cell>
          <table:table-cell office:value-type="float" office:value="51.3573" calcext:value-type="float">
            <text:p>51.3573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.2187" calcext:value-type="float">
            <text:p>51.2187</text:p>
          </table:table-cell>
          <table:table-cell office:value-type="float" office:value="49.37686" calcext:value-type="float">
            <text:p>49.37686</text:p>
          </table:table-cell>
          <table:table-cell office:value-type="float" office:value="52.3964" calcext:value-type="float">
            <text:p>52.3964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.2188" calcext:value-type="float">
            <text:p>51.2188</text:p>
          </table:table-cell>
          <table:table-cell office:value-type="float" office:value="49.38193" calcext:value-type="float">
            <text:p>49.38193</text:p>
          </table:table-cell>
          <table:table-cell office:value-type="float" office:value="52.4018" calcext:value-type="float">
            <text:p>52.4018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.4184" calcext:value-type="float">
            <text:p>50.4184</text:p>
          </table:table-cell>
          <table:table-cell office:value-type="float" office:value="50.14011" calcext:value-type="float">
            <text:p>50.14011</text:p>
          </table:table-cell>
          <table:table-cell office:value-type="float" office:value="50.7577" calcext:value-type="float">
            <text:p>50.7577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8754" calcext:value-type="float">
            <text:p>51.8754</text:p>
          </table:table-cell>
          <table:table-cell office:value-type="float" office:value="48.83681" calcext:value-type="float">
            <text:p>48.83681</text:p>
          </table:table-cell>
          <table:table-cell office:value-type="float" office:value="53.8236" calcext:value-type="float">
            <text:p>53.8236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.2593" calcext:value-type="float">
            <text:p>51.2593</text:p>
          </table:table-cell>
          <table:table-cell office:value-type="float" office:value="49.38653" calcext:value-type="float">
            <text:p>49.38653</text:p>
          </table:table-cell>
          <table:table-cell office:value-type="float" office:value="52.5263" calcext:value-type="float">
            <text:p>52.5263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.6208" calcext:value-type="float">
            <text:p>50.6208</text:p>
          </table:table-cell>
          <table:table-cell office:value-type="float" office:value="49.97994" calcext:value-type="float">
            <text:p>49.97994</text:p>
          </table:table-cell>
          <table:table-cell office:value-type="float" office:value="51.2038" calcext:value-type="float">
            <text:p>51.2038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2.053" calcext:value-type="float">
            <text:p>52.053</text:p>
          </table:table-cell>
          <table:table-cell office:value-type="float" office:value="48.71776" calcext:value-type="float">
            <text:p>48.71776</text:p>
          </table:table-cell>
          <table:table-cell office:value-type="float" office:value="54.2408" calcext:value-type="float">
            <text:p>54.2408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.4928" calcext:value-type="float">
            <text:p>52.4928</text:p>
          </table:table-cell>
          <table:table-cell office:value-type="float" office:value="48.28673" calcext:value-type="float">
            <text:p>48.28673</text:p>
          </table:table-cell>
          <table:table-cell office:value-type="float" office:value="55.1308" calcext:value-type="float">
            <text:p>55.1308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.0681" calcext:value-type="float">
            <text:p>50.0681</text:p>
          </table:table-cell>
          <table:table-cell office:value-type="float" office:value="50.47862" calcext:value-type="float">
            <text:p>50.47862</text:p>
          </table:table-cell>
          <table:table-cell office:value-type="float" office:value="50.0454" calcext:value-type="float">
            <text:p>50.0454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50.212" calcext:value-type="float">
            <text:p>50.212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.527" calcext:value-type="float">
            <text:p>50.527</text:p>
          </table:table-cell>
          <table:table-cell office:value-type="float" office:value="49.94601" calcext:value-type="float">
            <text:p>49.94601</text:p>
          </table:table-cell>
          <table:table-cell office:value-type="float" office:value="50.8908" calcext:value-type="float">
            <text:p>50.8908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.5489" calcext:value-type="float">
            <text:p>51.5489</text:p>
          </table:table-cell>
          <table:table-cell office:value-type="float" office:value="49.10561" calcext:value-type="float">
            <text:p>49.10561</text:p>
          </table:table-cell>
          <table:table-cell office:value-type="float" office:value="53.1156" calcext:value-type="float">
            <text:p>53.1156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.4238" calcext:value-type="float">
            <text:p>51.4238</text:p>
          </table:table-cell>
          <table:table-cell office:value-type="float" office:value="49.27659" calcext:value-type="float">
            <text:p>49.27659</text:p>
          </table:table-cell>
          <table:table-cell office:value-type="float" office:value="52.9105" calcext:value-type="float">
            <text:p>52.9105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1.2267" calcext:value-type="float">
            <text:p>51.2267</text:p>
          </table:table-cell>
          <table:table-cell office:value-type="float" office:value="49.37087" calcext:value-type="float">
            <text:p>49.37087</text:p>
          </table:table-cell>
          <table:table-cell office:value-type="float" office:value="52.4147" calcext:value-type="float">
            <text:p>52.4147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.5235" calcext:value-type="float">
            <text:p>51.5235</text:p>
          </table:table-cell>
          <table:table-cell office:value-type="float" office:value="49.10335" calcext:value-type="float">
            <text:p>49.10335</text:p>
          </table:table-cell>
          <table:table-cell office:value-type="float" office:value="53.0383" calcext:value-type="float">
            <text:p>53.0383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.2665" calcext:value-type="float">
            <text:p>52.2665</text:p>
          </table:table-cell>
          <table:table-cell office:value-type="float" office:value="48.48294" calcext:value-type="float">
            <text:p>48.48294</text:p>
          </table:table-cell>
          <table:table-cell office:value-type="float" office:value="54.6448" calcext:value-type="float">
            <text:p>54.6448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.1852" calcext:value-type="float">
            <text:p>53.1852</text:p>
          </table:table-cell>
          <table:table-cell office:value-type="float" office:value="47.63411" calcext:value-type="float">
            <text:p>47.63411</text:p>
          </table:table-cell>
          <table:table-cell office:value-type="float" office:value="56.5576" calcext:value-type="float">
            <text:p>56.5576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.5576" calcext:value-type="float">
            <text:p>49.5576</text:p>
          </table:table-cell>
          <table:table-cell office:value-type="float" office:value="51.00957" calcext:value-type="float">
            <text:p>51.00957</text:p>
          </table:table-cell>
          <table:table-cell office:value-type="float" office:value="49.0435" calcext:value-type="float">
            <text:p>49.0435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-location</text:p>
          </table:table-cell>
          <table:table-cell office:value-type="string" calcext:value-type="string">
            <text:p>Only DC</text:p>
          </table:table-cell>
          <table:table-cell office:value-type="string" calcext:value-type="string">
            <text:p>Only WF</text:p>
          </table:table-cell>
          <table:table-cell office:value-type="string" calcext:value-type="string">
            <text:p>Joint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mal</text:p>
          </table:table-cell>
          <table:table-cell table:formula="of:=MIN([.B57:.B95])" office:value-type="float" office:value="49.5576" calcext:value-type="float">
            <text:p>49.5576</text:p>
          </table:table-cell>
          <table:table-cell table:formula="of:=MIN([.C57:.C95])" office:value-type="float" office:value="47.63411" calcext:value-type="float">
            <text:p>47.63411</text:p>
          </table:table-cell>
          <table:table-cell table:formula="of:=MIN([.D57:.D95])" office:value-type="float" office:value="49.0435" calcext:value-type="float">
            <text:p>49.0435</text:p>
          </table:table-cell>
          <table:table-cell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4" office:value-type="string" calcext:value-type="string">
            <text:p>HIGH-100MW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-location</text:p>
          </table:table-cell>
          <table:table-cell office:value-type="string" calcext:value-type="string">
            <text:p>Only DC</text:p>
          </table:table-cell>
          <table:table-cell office:value-type="string" calcext:value-type="string">
            <text:p>Only WF</text:p>
          </table:table-cell>
          <table:table-cell office:value-type="string" calcext:value-type="string">
            <text:p>Jointly</text:p>
          </table:table-cell>
          <table:table-cell table:number-columns-repeated="1019"/>
        </table:table-row>
        <table:table-row table:style-name="ro2">
          <table:table-cell/>
          <table:table-cell table:number-columns-repeated="3" office:value-type="float" office:value="50.212" calcext:value-type="float">
            <text:p>50.21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.212" calcext:value-type="float">
            <text:p>50.212</text:p>
          </table:table-cell>
          <table:table-cell office:value-type="float" office:value="51.9243" calcext:value-type="float">
            <text:p>51.9243</text:p>
          </table:table-cell>
          <table:table-cell office:value-type="float" office:value="49.1347" calcext:value-type="float">
            <text:p>49.1347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.212" calcext:value-type="float">
            <text:p>50.212</text:p>
          </table:table-cell>
          <table:table-cell office:value-type="float" office:value="50.8627" calcext:value-type="float">
            <text:p>50.8627</text:p>
          </table:table-cell>
          <table:table-cell office:value-type="float" office:value="50.0545" calcext:value-type="float">
            <text:p>50.0545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0.212" calcext:value-type="float">
            <text:p>50.212</text:p>
          </table:table-cell>
          <table:table-cell office:value-type="float" office:value="51.2532" calcext:value-type="float">
            <text:p>51.2532</text:p>
          </table:table-cell>
          <table:table-cell office:value-type="float" office:value="49.5323" calcext:value-type="float">
            <text:p>49.5323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.212" calcext:value-type="float">
            <text:p>50.212</text:p>
          </table:table-cell>
          <table:table-cell office:value-type="float" office:value="51.3865" calcext:value-type="float">
            <text:p>51.3865</text:p>
          </table:table-cell>
          <table:table-cell office:value-type="float" office:value="49.2415" calcext:value-type="float">
            <text:p>49.2415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0.212" calcext:value-type="float">
            <text:p>50.212</text:p>
          </table:table-cell>
          <table:table-cell office:value-type="float" office:value="50.689" calcext:value-type="float">
            <text:p>50.689</text:p>
          </table:table-cell>
          <table:table-cell office:value-type="float" office:value="49.8036" calcext:value-type="float">
            <text:p>49.8036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0.212" calcext:value-type="float">
            <text:p>50.212</text:p>
          </table:table-cell>
          <table:table-cell office:value-type="float" office:value="50.3719" calcext:value-type="float">
            <text:p>50.3719</text:p>
          </table:table-cell>
          <table:table-cell office:value-type="float" office:value="50.0771" calcext:value-type="float">
            <text:p>50.0771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0.212" calcext:value-type="float">
            <text:p>50.212</text:p>
          </table:table-cell>
          <table:table-cell office:value-type="float" office:value="51.0818" calcext:value-type="float">
            <text:p>51.0818</text:p>
          </table:table-cell>
          <table:table-cell office:value-type="float" office:value="49.4763" calcext:value-type="float">
            <text:p>49.4763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.212" calcext:value-type="float">
            <text:p>50.212</text:p>
          </table:table-cell>
          <table:table-cell office:value-type="float" office:value="51.3143" calcext:value-type="float">
            <text:p>51.3143</text:p>
          </table:table-cell>
          <table:table-cell office:value-type="float" office:value="49.2644" calcext:value-type="float">
            <text:p>49.2644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0.212" calcext:value-type="float">
            <text:p>50.212</text:p>
          </table:table-cell>
          <table:table-cell office:value-type="float" office:value="51.7766" calcext:value-type="float">
            <text:p>51.7766</text:p>
          </table:table-cell>
          <table:table-cell office:value-type="float" office:value="49.1389" calcext:value-type="float">
            <text:p>49.1389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.212" calcext:value-type="float">
            <text:p>50.212</text:p>
          </table:table-cell>
          <table:table-cell office:value-type="float" office:value="49.7719" calcext:value-type="float">
            <text:p>49.7719</text:p>
          </table:table-cell>
          <table:table-cell office:value-type="float" office:value="50.8368" calcext:value-type="float">
            <text:p>50.8368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0.212" calcext:value-type="float">
            <text:p>50.212</text:p>
          </table:table-cell>
          <table:table-cell office:value-type="float" office:value="49.9975" calcext:value-type="float">
            <text:p>49.9975</text:p>
          </table:table-cell>
          <table:table-cell office:value-type="float" office:value="50.5677" calcext:value-type="float">
            <text:p>50.5677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0.212" calcext:value-type="float">
            <text:p>50.212</text:p>
          </table:table-cell>
          <table:table-cell office:value-type="float" office:value="50.1291" calcext:value-type="float">
            <text:p>50.1291</text:p>
          </table:table-cell>
          <table:table-cell office:value-type="float" office:value="50.6251" calcext:value-type="float">
            <text:p>50.6251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0.212" calcext:value-type="float">
            <text:p>50.212</text:p>
          </table:table-cell>
          <table:table-cell office:value-type="float" office:value="50.0734" calcext:value-type="float">
            <text:p>50.0734</text:p>
          </table:table-cell>
          <table:table-cell office:value-type="float" office:value="50.5612" calcext:value-type="float">
            <text:p>50.5612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0.212" calcext:value-type="float">
            <text:p>50.212</text:p>
          </table:table-cell>
          <table:table-cell office:value-type="float" office:value="50.749" calcext:value-type="float">
            <text:p>50.749</text:p>
          </table:table-cell>
          <table:table-cell office:value-type="float" office:value="49.9136" calcext:value-type="float">
            <text:p>49.9136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0.212" calcext:value-type="float">
            <text:p>50.212</text:p>
          </table:table-cell>
          <table:table-cell office:value-type="float" office:value="50.8011" calcext:value-type="float">
            <text:p>50.8011</text:p>
          </table:table-cell>
          <table:table-cell office:value-type="float" office:value="50.0815" calcext:value-type="float">
            <text:p>50.0815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.212" calcext:value-type="float">
            <text:p>50.212</text:p>
          </table:table-cell>
          <table:table-cell office:value-type="float" office:value="50.208" calcext:value-type="float">
            <text:p>50.208</text:p>
          </table:table-cell>
          <table:table-cell office:value-type="float" office:value="50.698" calcext:value-type="float">
            <text:p>50.698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0.212" calcext:value-type="float">
            <text:p>50.212</text:p>
          </table:table-cell>
          <table:table-cell office:value-type="float" office:value="50.3752" calcext:value-type="float">
            <text:p>50.3752</text:p>
          </table:table-cell>
          <table:table-cell office:value-type="float" office:value="50.5243" calcext:value-type="float">
            <text:p>50.5243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0.212" calcext:value-type="float">
            <text:p>50.212</text:p>
          </table:table-cell>
          <table:table-cell office:value-type="float" office:value="50.8107" calcext:value-type="float">
            <text:p>50.8107</text:p>
          </table:table-cell>
          <table:table-cell office:value-type="float" office:value="50.069" calcext:value-type="float">
            <text:p>50.069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0.212" calcext:value-type="float">
            <text:p>50.212</text:p>
          </table:table-cell>
          <table:table-cell office:value-type="float" office:value="49.0762" calcext:value-type="float">
            <text:p>49.0762</text:p>
          </table:table-cell>
          <table:table-cell office:value-type="float" office:value="52.1295" calcext:value-type="float">
            <text:p>52.1295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0.212" calcext:value-type="float">
            <text:p>50.212</text:p>
          </table:table-cell>
          <table:table-cell office:value-type="float" office:value="49.4637" calcext:value-type="float">
            <text:p>49.4637</text:p>
          </table:table-cell>
          <table:table-cell office:value-type="float" office:value="51.895" calcext:value-type="float">
            <text:p>51.895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0.212" calcext:value-type="float">
            <text:p>50.212</text:p>
          </table:table-cell>
          <table:table-cell office:value-type="float" office:value="49.678" calcext:value-type="float">
            <text:p>49.678</text:p>
          </table:table-cell>
          <table:table-cell office:value-type="float" office:value="51.3573" calcext:value-type="float">
            <text:p>51.3573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0.212" calcext:value-type="float">
            <text:p>50.212</text:p>
          </table:table-cell>
          <table:table-cell office:value-type="float" office:value="48.7143" calcext:value-type="float">
            <text:p>48.7143</text:p>
          </table:table-cell>
          <table:table-cell office:value-type="float" office:value="52.3964" calcext:value-type="float">
            <text:p>52.3964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0.212" calcext:value-type="float">
            <text:p>50.212</text:p>
          </table:table-cell>
          <table:table-cell office:value-type="float" office:value="48.7296" calcext:value-type="float">
            <text:p>48.7296</text:p>
          </table:table-cell>
          <table:table-cell office:value-type="float" office:value="52.4018" calcext:value-type="float">
            <text:p>52.4018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.212" calcext:value-type="float">
            <text:p>50.212</text:p>
          </table:table-cell>
          <table:table-cell office:value-type="float" office:value="50.2049" calcext:value-type="float">
            <text:p>50.2049</text:p>
          </table:table-cell>
          <table:table-cell office:value-type="float" office:value="50.7577" calcext:value-type="float">
            <text:p>50.7577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0.212" calcext:value-type="float">
            <text:p>50.212</text:p>
          </table:table-cell>
          <table:table-cell office:value-type="float" office:value="47.7536" calcext:value-type="float">
            <text:p>47.7536</text:p>
          </table:table-cell>
          <table:table-cell office:value-type="float" office:value="53.8236" calcext:value-type="float">
            <text:p>53.8236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0.212" calcext:value-type="float">
            <text:p>50.212</text:p>
          </table:table-cell>
          <table:table-cell office:value-type="float" office:value="48.7855" calcext:value-type="float">
            <text:p>48.7855</text:p>
          </table:table-cell>
          <table:table-cell office:value-type="float" office:value="52.5263" calcext:value-type="float">
            <text:p>52.5263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0.212" calcext:value-type="float">
            <text:p>50.212</text:p>
          </table:table-cell>
          <table:table-cell office:value-type="float" office:value="49.9274" calcext:value-type="float">
            <text:p>49.9274</text:p>
          </table:table-cell>
          <table:table-cell office:value-type="float" office:value="51.2038" calcext:value-type="float">
            <text:p>51.2038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0.212" calcext:value-type="float">
            <text:p>50.212</text:p>
          </table:table-cell>
          <table:table-cell office:value-type="float" office:value="47.5714" calcext:value-type="float">
            <text:p>47.5714</text:p>
          </table:table-cell>
          <table:table-cell office:value-type="float" office:value="54.2408" calcext:value-type="float">
            <text:p>54.2408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0.212" calcext:value-type="float">
            <text:p>50.212</text:p>
          </table:table-cell>
          <table:table-cell office:value-type="float" office:value="46.7165" calcext:value-type="float">
            <text:p>46.7165</text:p>
          </table:table-cell>
          <table:table-cell office:value-type="float" office:value="55.1308" calcext:value-type="float">
            <text:p>55.1308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0.212" calcext:value-type="float">
            <text:p>50.212</text:p>
          </table:table-cell>
          <table:table-cell office:value-type="float" office:value="50.8699" calcext:value-type="float">
            <text:p>50.8699</text:p>
          </table:table-cell>
          <table:table-cell office:value-type="float" office:value="50.0454" calcext:value-type="float">
            <text:p>50.0454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" office:value-type="float" office:value="50.212" calcext:value-type="float">
            <text:p>50.212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.212" calcext:value-type="float">
            <text:p>50.212</text:p>
          </table:table-cell>
          <table:table-cell office:value-type="float" office:value="49.7292" calcext:value-type="float">
            <text:p>49.7292</text:p>
          </table:table-cell>
          <table:table-cell office:value-type="float" office:value="50.8908" calcext:value-type="float">
            <text:p>50.8908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0.212" calcext:value-type="float">
            <text:p>50.212</text:p>
          </table:table-cell>
          <table:table-cell office:value-type="float" office:value="48.231" calcext:value-type="float">
            <text:p>48.231</text:p>
          </table:table-cell>
          <table:table-cell office:value-type="float" office:value="53.1156" calcext:value-type="float">
            <text:p>53.1156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0.212" calcext:value-type="float">
            <text:p>50.212</text:p>
          </table:table-cell>
          <table:table-cell office:value-type="float" office:value="48.6197" calcext:value-type="float">
            <text:p>48.6197</text:p>
          </table:table-cell>
          <table:table-cell office:value-type="float" office:value="52.9105" calcext:value-type="float">
            <text:p>52.9105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0.212" calcext:value-type="float">
            <text:p>50.212</text:p>
          </table:table-cell>
          <table:table-cell office:value-type="float" office:value="48.704" calcext:value-type="float">
            <text:p>48.704</text:p>
          </table:table-cell>
          <table:table-cell office:value-type="float" office:value="52.4147" calcext:value-type="float">
            <text:p>52.4147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0.212" calcext:value-type="float">
            <text:p>50.212</text:p>
          </table:table-cell>
          <table:table-cell office:value-type="float" office:value="48.1977" calcext:value-type="float">
            <text:p>48.1977</text:p>
          </table:table-cell>
          <table:table-cell office:value-type="float" office:value="53.0383" calcext:value-type="float">
            <text:p>53.0383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0.212" calcext:value-type="float">
            <text:p>50.212</text:p>
          </table:table-cell>
          <table:table-cell office:value-type="float" office:value="47.0816" calcext:value-type="float">
            <text:p>47.0816</text:p>
          </table:table-cell>
          <table:table-cell office:value-type="float" office:value="54.6448" calcext:value-type="float">
            <text:p>54.6448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0.212" calcext:value-type="float">
            <text:p>50.212</text:p>
          </table:table-cell>
          <table:table-cell office:value-type="float" office:value="45.4492" calcext:value-type="float">
            <text:p>45.4492</text:p>
          </table:table-cell>
          <table:table-cell office:value-type="float" office:value="56.5576" calcext:value-type="float">
            <text:p>56.5576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0.212" calcext:value-type="float">
            <text:p>50.212</text:p>
          </table:table-cell>
          <table:table-cell office:value-type="float" office:value="51.9538" calcext:value-type="float">
            <text:p>51.9538</text:p>
          </table:table-cell>
          <table:table-cell office:value-type="float" office:value="49.0435" calcext:value-type="float">
            <text:p>49.0435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-location</text:p>
          </table:table-cell>
          <table:table-cell office:value-type="string" calcext:value-type="string">
            <text:p>Only DC</text:p>
          </table:table-cell>
          <table:table-cell office:value-type="string" calcext:value-type="string">
            <text:p>Only WF</text:p>
          </table:table-cell>
          <table:table-cell office:value-type="string" calcext:value-type="string">
            <text:p>Jointl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imal</text:p>
          </table:table-cell>
          <table:table-cell table:formula="of:=MIN([.B108:.B146])" office:value-type="float" office:value="50.212" calcext:value-type="float">
            <text:p>50.212</text:p>
          </table:table-cell>
          <table:table-cell table:formula="of:=MIN([.C108:.C146])" office:value-type="float" office:value="45.4492" calcext:value-type="float">
            <text:p>45.4492</text:p>
          </table:table-cell>
          <table:table-cell table:formula="of:=MIN([.D108:.D146])" office:value-type="float" office:value="49.0435" calcext:value-type="float">
            <text:p>49.0435</text:p>
          </table:table-cell>
          <table:table-cell office:value-type="float" office:value="44.1297" calcext:value-type="float">
            <text:p>44.1297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4" office:value-type="string" calcext:value-type="string">
            <text:p>MID-50MW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Co-location</text:p>
          </table:table-cell>
          <table:table-cell office:value-type="string" calcext:value-type="string">
            <text:p>Only DC</text:p>
          </table:table-cell>
          <table:table-cell office:value-type="string" calcext:value-type="string">
            <text:p>Only WF</text:p>
          </table:table-cell>
          <table:table-cell office:value-type="string" calcext:value-type="string">
            <text:p>Jointly</text:p>
          </table:table-cell>
          <table:table-cell table:number-columns-repeated="1019"/>
        </table:table-row>
        <table:table-row table:style-name="ro2">
          <table:table-cell/>
          <table:table-cell table:number-columns-repeated="3" office:value-type="float" office:value="50.212" calcext:value-type="float">
            <text:p>50.21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.1207" calcext:value-type="float">
            <text:p>50.1207</text:p>
          </table:table-cell>
          <table:table-cell office:value-type="float" office:value="50.9871" calcext:value-type="float">
            <text:p>50.9871</text:p>
          </table:table-cell>
          <table:table-cell office:value-type="float" office:value="49.5251" calcext:value-type="float">
            <text:p>49.525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.1863" calcext:value-type="float">
            <text:p>50.1863</text:p>
          </table:table-cell>
          <table:table-cell office:value-type="float" office:value="50.4747" calcext:value-type="float">
            <text:p>50.4747</text:p>
          </table:table-cell>
          <table:table-cell office:value-type="float" office:value="50.0631" calcext:value-type="float">
            <text:p>50.0631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0.1556" calcext:value-type="float">
            <text:p>50.1556</text:p>
          </table:table-cell>
          <table:table-cell office:value-type="float" office:value="50.6863" calcext:value-type="float">
            <text:p>50.6863</text:p>
          </table:table-cell>
          <table:table-cell office:value-type="float" office:value="49.7835" calcext:value-type="float">
            <text:p>49.7835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.1411" calcext:value-type="float">
            <text:p>50.1411</text:p>
          </table:table-cell>
          <table:table-cell office:value-type="float" office:value="50.7728" calcext:value-type="float">
            <text:p>50.7728</text:p>
          </table:table-cell>
          <table:table-cell office:value-type="float" office:value="49.6379" calcext:value-type="float">
            <text:p>49.6379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0.1827" calcext:value-type="float">
            <text:p>50.1827</text:p>
          </table:table-cell>
          <table:table-cell office:value-type="float" office:value="50.4415" calcext:value-type="float">
            <text:p>50.4415</text:p>
          </table:table-cell>
          <table:table-cell office:value-type="float" office:value="49.9725" calcext:value-type="float">
            <text:p>49.9725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0.2023" calcext:value-type="float">
            <text:p>50.2023</text:p>
          </table:table-cell>
          <table:table-cell office:value-type="float" office:value="50.2886" calcext:value-type="float">
            <text:p>50.2886</text:p>
          </table:table-cell>
          <table:table-cell office:value-type="float" office:value="50.1327" calcext:value-type="float">
            <text:p>50.1327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0.1589" calcext:value-type="float">
            <text:p>50.1589</text:p>
          </table:table-cell>
          <table:table-cell office:value-type="float" office:value="50.6294" calcext:value-type="float">
            <text:p>50.6294</text:p>
          </table:table-cell>
          <table:table-cell office:value-type="float" office:value="49.7794" calcext:value-type="float">
            <text:p>49.7794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.1442" calcext:value-type="float">
            <text:p>50.1442</text:p>
          </table:table-cell>
          <table:table-cell office:value-type="float" office:value="50.743" calcext:value-type="float">
            <text:p>50.743</text:p>
          </table:table-cell>
          <table:table-cell office:value-type="float" office:value="49.6569" calcext:value-type="float">
            <text:p>49.6569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0.1255" calcext:value-type="float">
            <text:p>50.1255</text:p>
          </table:table-cell>
          <table:table-cell office:value-type="float" office:value="50.9311" calcext:value-type="float">
            <text:p>50.9311</text:p>
          </table:table-cell>
          <table:table-cell office:value-type="float" office:value="49.5452" calcext:value-type="float">
            <text:p>49.5452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.248" calcext:value-type="float">
            <text:p>50.248</text:p>
          </table:table-cell>
          <table:table-cell office:value-type="float" office:value="49.9686" calcext:value-type="float">
            <text:p>49.9686</text:p>
          </table:table-cell>
          <table:table-cell office:value-type="float" office:value="50.5437" calcext:value-type="float">
            <text:p>50.5437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0.2314" calcext:value-type="float">
            <text:p>50.2314</text:p>
          </table:table-cell>
          <table:table-cell office:value-type="float" office:value="50.0868" calcext:value-type="float">
            <text:p>50.0868</text:p>
          </table:table-cell>
          <table:table-cell office:value-type="float" office:value="50.3965" calcext:value-type="float">
            <text:p>50.3965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0.2294" calcext:value-type="float">
            <text:p>50.2294</text:p>
          </table:table-cell>
          <table:table-cell office:value-type="float" office:value="50.1286" calcext:value-type="float">
            <text:p>50.1286</text:p>
          </table:table-cell>
          <table:table-cell office:value-type="float" office:value="50.4062" calcext:value-type="float">
            <text:p>50.4062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0.2288" calcext:value-type="float">
            <text:p>50.2288</text:p>
          </table:table-cell>
          <table:table-cell office:value-type="float" office:value="50.1159" calcext:value-type="float">
            <text:p>50.1159</text:p>
          </table:table-cell>
          <table:table-cell office:value-type="float" office:value="50.3844" calcext:value-type="float">
            <text:p>50.3844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0.1848" calcext:value-type="float">
            <text:p>50.1848</text:p>
          </table:table-cell>
          <table:table-cell office:value-type="float" office:value="50.45" calcext:value-type="float">
            <text:p>50.45</text:p>
          </table:table-cell>
          <table:table-cell office:value-type="float" office:value="50.0143" calcext:value-type="float">
            <text:p>50.0143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0.1892" calcext:value-type="float">
            <text:p>50.1892</text:p>
          </table:table-cell>
          <table:table-cell office:value-type="float" office:value="50.448" calcext:value-type="float">
            <text:p>50.448</text:p>
          </table:table-cell>
          <table:table-cell office:value-type="float" office:value="50.0829" calcext:value-type="float">
            <text:p>50.0829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.2296" calcext:value-type="float">
            <text:p>50.2296</text:p>
          </table:table-cell>
          <table:table-cell office:value-type="float" office:value="50.1488" calcext:value-type="float">
            <text:p>50.1488</text:p>
          </table:table-cell>
          <table:table-cell office:value-type="float" office:value="50.4291" calcext:value-type="float">
            <text:p>50.4291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0.2182" calcext:value-type="float">
            <text:p>50.2182</text:p>
          </table:table-cell>
          <table:table-cell office:value-type="float" office:value="50.2331" calcext:value-type="float">
            <text:p>50.2331</text:p>
          </table:table-cell>
          <table:table-cell office:value-type="float" office:value="50.3316" calcext:value-type="float">
            <text:p>50.3316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0.1885" calcext:value-type="float">
            <text:p>50.1885</text:p>
          </table:table-cell>
          <table:table-cell office:value-type="float" office:value="50.4532" calcext:value-type="float">
            <text:p>50.4532</text:p>
          </table:table-cell>
          <table:table-cell office:value-type="float" office:value="50.0761" calcext:value-type="float">
            <text:p>50.0761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0.3156" calcext:value-type="float">
            <text:p>50.3156</text:p>
          </table:table-cell>
          <table:table-cell office:value-type="float" office:value="49.5456" calcext:value-type="float">
            <text:p>49.5456</text:p>
          </table:table-cell>
          <table:table-cell office:value-type="float" office:value="51.2032" calcext:value-type="float">
            <text:p>51.2032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0.2953" calcext:value-type="float">
            <text:p>50.2953</text:p>
          </table:table-cell>
          <table:table-cell office:value-type="float" office:value="49.72" calcext:value-type="float">
            <text:p>49.72</text:p>
          </table:table-cell>
          <table:table-cell office:value-type="float" office:value="51.0519" calcext:value-type="float">
            <text:p>51.0519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0.2695" calcext:value-type="float">
            <text:p>50.2695</text:p>
          </table:table-cell>
          <table:table-cell office:value-type="float" office:value="49.8677" calcext:value-type="float">
            <text:p>49.8677</text:p>
          </table:table-cell>
          <table:table-cell office:value-type="float" office:value="50.7867" calcext:value-type="float">
            <text:p>50.7867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0.3363" calcext:value-type="float">
            <text:p>50.3363</text:p>
          </table:table-cell>
          <table:table-cell office:value-type="float" office:value="49.3769" calcext:value-type="float">
            <text:p>49.3769</text:p>
          </table:table-cell>
          <table:table-cell office:value-type="float" office:value="51.3659" calcext:value-type="float">
            <text:p>51.3659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0.3361" calcext:value-type="float">
            <text:p>50.3361</text:p>
          </table:table-cell>
          <table:table-cell office:value-type="float" office:value="49.3819" calcext:value-type="float">
            <text:p>49.3819</text:p>
          </table:table-cell>
          <table:table-cell office:value-type="float" office:value="51.3664" calcext:value-type="float">
            <text:p>51.3664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.2318" calcext:value-type="float">
            <text:p>50.2318</text:p>
          </table:table-cell>
          <table:table-cell office:value-type="float" office:value="50.1401" calcext:value-type="float">
            <text:p>50.1401</text:p>
          </table:table-cell>
          <table:table-cell office:value-type="float" office:value="50.456" calcext:value-type="float">
            <text:p>50.456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0.4172" calcext:value-type="float">
            <text:p>50.4172</text:p>
          </table:table-cell>
          <table:table-cell office:value-type="float" office:value="48.8368" calcext:value-type="float">
            <text:p>48.8368</text:p>
          </table:table-cell>
          <table:table-cell office:value-type="float" office:value="52.1188" calcext:value-type="float">
            <text:p>52.1188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0.3389" calcext:value-type="float">
            <text:p>50.3389</text:p>
          </table:table-cell>
          <table:table-cell office:value-type="float" office:value="49.3865" calcext:value-type="float">
            <text:p>49.3865</text:p>
          </table:table-cell>
          <table:table-cell office:value-type="float" office:value="51.4156" calcext:value-type="float">
            <text:p>51.4156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0.2563" calcext:value-type="float">
            <text:p>50.2563</text:p>
          </table:table-cell>
          <table:table-cell office:value-type="float" office:value="49.9799" calcext:value-type="float">
            <text:p>49.9799</text:p>
          </table:table-cell>
          <table:table-cell office:value-type="float" office:value="50.6885" calcext:value-type="float">
            <text:p>50.6885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0.4374" calcext:value-type="float">
            <text:p>50.4374</text:p>
          </table:table-cell>
          <table:table-cell office:value-type="float" office:value="48.7178" calcext:value-type="float">
            <text:p>48.7178</text:p>
          </table:table-cell>
          <table:table-cell office:value-type="float" office:value="52.3246" calcext:value-type="float">
            <text:p>52.3246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0.4955" calcext:value-type="float">
            <text:p>50.4955</text:p>
          </table:table-cell>
          <table:table-cell office:value-type="float" office:value="48.2867" calcext:value-type="float">
            <text:p>48.2867</text:p>
          </table:table-cell>
          <table:table-cell office:value-type="float" office:value="52.8238" calcext:value-type="float">
            <text:p>52.8238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0.1858" calcext:value-type="float">
            <text:p>50.1858</text:p>
          </table:table-cell>
          <table:table-cell office:value-type="float" office:value="50.4786" calcext:value-type="float">
            <text:p>50.4786</text:p>
          </table:table-cell>
          <table:table-cell office:value-type="float" office:value="50.0581" calcext:value-type="float">
            <text:p>50.0581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" office:value-type="float" office:value="50.212" calcext:value-type="float">
            <text:p>50.212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.2512" calcext:value-type="float">
            <text:p>50.2512</text:p>
          </table:table-cell>
          <table:table-cell office:value-type="float" office:value="49.946" calcext:value-type="float">
            <text:p>49.946</text:p>
          </table:table-cell>
          <table:table-cell office:value-type="float" office:value="50.5727" calcext:value-type="float">
            <text:p>50.5727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0.377" calcext:value-type="float">
            <text:p>50.377</text:p>
          </table:table-cell>
          <table:table-cell office:value-type="float" office:value="49.1056" calcext:value-type="float">
            <text:p>49.1056</text:p>
          </table:table-cell>
          <table:table-cell office:value-type="float" office:value="51.7445" calcext:value-type="float">
            <text:p>51.7445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0.3576" calcext:value-type="float">
            <text:p>50.3576</text:p>
          </table:table-cell>
          <table:table-cell office:value-type="float" office:value="49.2766" calcext:value-type="float">
            <text:p>49.2766</text:p>
          </table:table-cell>
          <table:table-cell office:value-type="float" office:value="51.6061" calcext:value-type="float">
            <text:p>51.6061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0.3373" calcext:value-type="float">
            <text:p>50.3373</text:p>
          </table:table-cell>
          <table:table-cell office:value-type="float" office:value="49.3709" calcext:value-type="float">
            <text:p>49.3709</text:p>
          </table:table-cell>
          <table:table-cell office:value-type="float" office:value="51.3751" calcext:value-type="float">
            <text:p>51.3751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0.3751" calcext:value-type="float">
            <text:p>50.3751</text:p>
          </table:table-cell>
          <table:table-cell office:value-type="float" office:value="49.1033" calcext:value-type="float">
            <text:p>49.1033</text:p>
          </table:table-cell>
          <table:table-cell office:value-type="float" office:value="51.7137" calcext:value-type="float">
            <text:p>51.7137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0.4672" calcext:value-type="float">
            <text:p>50.4672</text:p>
          </table:table-cell>
          <table:table-cell office:value-type="float" office:value="48.4829" calcext:value-type="float">
            <text:p>48.4829</text:p>
          </table:table-cell>
          <table:table-cell office:value-type="float" office:value="52.5649" calcext:value-type="float">
            <text:p>52.5649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0.5855" calcext:value-type="float">
            <text:p>50.5855</text:p>
          </table:table-cell>
          <table:table-cell office:value-type="float" office:value="47.6341" calcext:value-type="float">
            <text:p>47.6341</text:p>
          </table:table-cell>
          <table:table-cell office:value-type="float" office:value="53.6117" calcext:value-type="float">
            <text:p>53.6117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0.1165" calcext:value-type="float">
            <text:p>50.1165</text:p>
          </table:table-cell>
          <table:table-cell office:value-type="float" office:value="51.0096" calcext:value-type="float">
            <text:p>51.0096</text:p>
          </table:table-cell>
          <table:table-cell office:value-type="float" office:value="49.4811" calcext:value-type="float">
            <text:p>49.4811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-location</text:p>
          </table:table-cell>
          <table:table-cell office:value-type="string" calcext:value-type="string">
            <text:p>Only DC</text:p>
          </table:table-cell>
          <table:table-cell office:value-type="string" calcext:value-type="string">
            <text:p>Only WF</text:p>
          </table:table-cell>
          <table:table-cell office:value-type="string" calcext:value-type="string">
            <text:p>Jointl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imal</text:p>
          </table:table-cell>
          <table:table-cell table:formula="of:=MIN([.B157:.B195])" office:value-type="float" office:value="50.1207" calcext:value-type="float">
            <text:p>50.1207</text:p>
          </table:table-cell>
          <table:table-cell table:formula="of:=MIN([.C158:.C196])" office:value-type="float" office:value="47.6341" calcext:value-type="float">
            <text:p>47.6341</text:p>
          </table:table-cell>
          <table:table-cell table:formula="of:=MIN([.D158:.D196])" office:value-type="float" office:value="49.4811" calcext:value-type="float">
            <text:p>49.4811</text:p>
          </table:table-cell>
          <table:table-cell office:value-type="float" office:value="46.86" calcext:value-type="float">
            <text:p>46.86</text:p>
          </table:table-cell>
          <table:table-cell table:number-columns-repeated="1019"/>
        </table:table-row>
        <table:table-row table:style-name="ro1">
          <table:table-cell table:number-columns-repeated="6"/>
          <table:table-cell>
            <draw:frame table:end-cell-address="joint.N220" table:end-x="0.4898in" table:end-y="0.0311in" draw:z-index="2" draw:name="Chart 4" draw:style-name="gr6" draw:text-style-name="P1" svg:width="6.2858in" svg:height="3.7508in" svg:x="0.4169in" svg:y="0.0303in">
              <draw:object draw:notify-on-update-of-ranges="joint.A217:joint.A220 joint.B216:joint.B216 joint.B217:joint.B220 joint.C216:joint.C216 joint.C217:joint.C220 joint.D216:joint.D216 joint.D217:joint.D220 joint.E216:joint.E216 joint.E217:joint.E22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5"/>
          <table:table-cell table:style-name="ce6" office:value-type="string" calcext:value-type="string">
            <text:p>Co-location</text:p>
          </table:table-cell>
          <table:table-cell table:style-name="ce6" office:value-type="string" calcext:value-type="string">
            <text:p>Only DC</text:p>
          </table:table-cell>
          <table:table-cell table:style-name="ce6" office:value-type="string" calcext:value-type="string">
            <text:p>Only WF</text:p>
          </table:table-cell>
          <table:table-cell table:style-name="ce6" office:value-type="string" calcext:value-type="string">
            <text:p>Jointly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MID-50MW</text:p>
          </table:table-cell>
          <table:table-cell table:style-name="ce5" office:value-type="float" office:value="50.1207" calcext:value-type="float">
            <text:p>50.1207</text:p>
          </table:table-cell>
          <table:table-cell table:style-name="ce5" office:value-type="float" office:value="47.6341" calcext:value-type="float">
            <text:p>47.6341</text:p>
          </table:table-cell>
          <table:table-cell table:style-name="ce5" office:value-type="float" office:value="49.4811" calcext:value-type="float">
            <text:p>49.4811</text:p>
          </table:table-cell>
          <table:table-cell table:style-name="ce5" office:value-type="float" office:value="46.86" calcext:value-type="float">
            <text:p>46.8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MID-100MW</text:p>
          </table:table-cell>
          <table:table-cell table:style-name="ce5" office:value-type="float" office:value="47.955" calcext:value-type="float">
            <text:p>47.955</text:p>
          </table:table-cell>
          <table:table-cell table:style-name="ce5" office:value-type="float" office:value="45.44924" calcext:value-type="float">
            <text:p>45.44924</text:p>
          </table:table-cell>
          <table:table-cell table:style-name="ce5" office:value-type="float" office:value="49.4811" calcext:value-type="float">
            <text:p>49.4811</text:p>
          </table:table-cell>
          <table:table-cell table:style-name="ce5" office:value-type="float" office:value="44.6312" calcext:value-type="float">
            <text:p>44.631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IGH-50MW</text:p>
          </table:table-cell>
          <table:table-cell table:style-name="ce5" office:value-type="float" office:value="49.5576" calcext:value-type="float">
            <text:p>49.5576</text:p>
          </table:table-cell>
          <table:table-cell table:style-name="ce5" office:value-type="float" office:value="47.63411" calcext:value-type="float">
            <text:p>47.63411</text:p>
          </table:table-cell>
          <table:table-cell table:style-name="ce5" office:value-type="float" office:value="49.0435" calcext:value-type="float">
            <text:p>49.0435</text:p>
          </table:table-cell>
          <table:table-cell table:style-name="ce5" office:value-type="float" office:value="46.39" calcext:value-type="float">
            <text:p>46.3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IGH-100MW</text:p>
          </table:table-cell>
          <table:table-cell table:style-name="ce5" office:value-type="float" office:value="50.212" calcext:value-type="float">
            <text:p>50.212</text:p>
          </table:table-cell>
          <table:table-cell table:style-name="ce5" office:value-type="float" office:value="45.4492" calcext:value-type="float">
            <text:p>45.4492</text:p>
          </table:table-cell>
          <table:table-cell table:style-name="ce5" office:value-type="float" office:value="49.0435" calcext:value-type="float">
            <text:p>49.0435</text:p>
          </table:table-cell>
          <table:table-cell table:style-name="ce5" office:value-type="float" office:value="44.1297" calcext:value-type="float">
            <text:p>44.1297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ASE</text:p>
          </table:table-cell>
          <table:table-cell table:number-columns-repeated="4" table:style-name="ce8" office:value-type="float" office:value="50.212" calcext:value-type="float">
            <text:p>50.212</text:p>
          </table:table-cell>
          <table:table-cell table:number-columns-repeated="1019"/>
        </table:table-row>
        <table:table-row table:style-name="ro1" table:number-rows-repeated="10483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d-on impact" table:style-name="ta7">
        <office:forms form:automatic-focus="false" form:apply-design-mode="false"/>
        <table:shapes>
          <draw:frame draw:z-index="0" draw:style-name="gr1" draw:text-style-name="P1" svg:width="6.7811in" svg:height="3.9079in" svg:x="4.0421in" svg:y="3.9559in">
            <draw:object draw:notify-on-update-of-ranges="'add-on impact'.A1:'add-on impact'.H1 'add-on impact'.A2:'add-on impact'.H2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4">
          <table:table-cell office:value-type="string" calcext:value-type="string">
            <text:p>BAS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LOW_WF</text:p>
          </table:table-cell>
          <table:table-cell office:value-type="string" calcext:value-type="string">
            <text:p>MED_WF</text:p>
          </table:table-cell>
          <table:table-cell office:value-type="string" calcext:value-type="string">
            <text:p>HIGH_WF</text:p>
          </table:table-cell>
          <table:table-cell office:value-type="string" calcext:value-type="string">
            <text:p>DC&amp;LOW_WF</text:p>
          </table:table-cell>
          <table:table-cell office:value-type="string" calcext:value-type="string">
            <text:p>DC&amp;MED_WF</text:p>
          </table:table-cell>
          <table:table-cell office:value-type="string" calcext:value-type="string">
            <text:p>DC&amp;HIGH_WF</text:p>
          </table:table-cell>
        </table:table-row>
        <table:table-row table:style-name="ro5">
          <table:table-cell office:value-type="float" office:value="50.212" calcext:value-type="float">
            <text:p>50.212</text:p>
          </table:table-cell>
          <table:table-cell office:value-type="float" office:value="45.45" calcext:value-type="float">
            <text:p>45.45</text:p>
          </table:table-cell>
          <table:table-cell office:value-type="float" office:value="50.1783" calcext:value-type="float">
            <text:p>50.1783</text:p>
          </table:table-cell>
          <table:table-cell office:value-type="float" office:value="49.4811" calcext:value-type="float">
            <text:p>49.4811</text:p>
          </table:table-cell>
          <table:table-cell office:value-type="float" office:value="49.0435" calcext:value-type="float">
            <text:p>49.0435</text:p>
          </table:table-cell>
          <table:table-cell office:value-type="float" office:value="45.4119" calcext:value-type="float">
            <text:p>45.4119</text:p>
          </table:table-cell>
          <table:table-cell table:style-name="ce5" office:value-type="float" office:value="44.6312" calcext:value-type="float">
            <text:p>44.6312</text:p>
          </table:table-cell>
          <table:table-cell table:style-name="ce5" office:value-type="float" office:value="44.1297" calcext:value-type="float">
            <text:p>44.1297</text:p>
          </table:table-cell>
        </table:table-row>
      </table:table>
      <table:table table:name="oneday" table:style-name="ta7">
        <office:forms form:automatic-focus="false" form:apply-design-mode="false"/>
        <table:shapes>
          <draw:frame draw:z-index="0" draw:style-name="gr1" draw:text-style-name="P1" svg:width="7.9169in" svg:height="5.2787in" svg:x="7.5949in" svg:y="1.9488in">
            <draw:object draw:notify-on-update-of-ranges="oneday.A3:oneday.A26 oneday.B2:oneday.B2 oneday.B3:oneday.B26 oneday.C2:oneday.C2 oneday.C3:oneday.C26 oneday.D2:oneday.D2 oneday.D3:oneday.D26 oneday.E2:oneday.E2 oneday.E3:oneday.E26 oneday.F2:oneday.F2 oneday.F3:oneday.F26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" draw:style-name="gr1" draw:text-style-name="P1" svg:width="8.3661in" svg:height="4.7346in" svg:x="3.8181in" svg:y="7.4898in">
            <draw:object draw:notify-on-update-of-ranges="oneday.O2:oneday.O2 oneday.O3:oneday.O26 oneday.P2:oneday.P2 oneday.P3:oneday.P2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7.689in" svg:height="4.926in" svg:x="4.1272in" svg:y="13.1185in">
            <draw:object draw:notify-on-update-of-ranges="oneday.B68:oneday.B68 oneday.B69:oneday.B92 oneday.C68:oneday.C68 oneday.C69:oneday.C92 oneday.D68:oneday.D68 oneday.D69:oneday.D92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5" table:number-columns-repeated="16" table:default-cell-style-name="Default"/>
        <table:table-row table:style-name="ro5">
          <table:table-cell table:number-columns-repeated="16"/>
        </table:table-row>
        <table:table-row table:style-name="ro5">
          <table:table-cell office:value-type="string" calcext:value-type="string">
            <text:p>hour</text:p>
          </table:table-cell>
          <table:table-cell office:value-type="string" calcext:value-type="string">
            <text:p><text:a xlink:href="mailto:DC@bus38" xlink:type="simple">DC@bus38</text:a></text:p>
          </table:table-cell>
          <table:table-cell office:value-type="string" calcext:value-type="string">
            <text:p><text:a xlink:href="mailto:DC@bus1" xlink:type="simple">DC@bus1</text:a></text:p>
          </table:table-cell>
          <table:table-cell office:value-type="string" calcext:value-type="string">
            <text:p><text:a xlink:href="mailto:rev@bus" xlink:type="simple">rev@bus</text:a>38</text:p>
          </table:table-cell>
          <table:table-cell office:value-type="string" calcext:value-type="string">
            <text:p><text:a xlink:href="mailto:rev@bus1" xlink:type="simple">rev@bus1</text:a></text:p>
          </table:table-cell>
          <table:table-cell office:value-type="string" calcext:value-type="string">
            <text:p>const-100MW</text:p>
          </table:table-cell>
          <table:table-cell table:number-columns-repeated="8"/>
          <table:table-cell office:value-type="string" calcext:value-type="string">
            <text:p>DC Load</text:p>
          </table:table-cell>
          <table:table-cell office:value-type="string" calcext:value-type="string">
            <text:p>DC load Rev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45.11234" calcext:value-type="float">
            <text:p>45.11234</text:p>
          </table:table-cell>
          <table:table-cell office:value-type="float" office:value="46.34304" calcext:value-type="float">
            <text:p>46.34304</text:p>
          </table:table-cell>
          <table:table-cell office:value-type="float" office:value="42.7977" calcext:value-type="float">
            <text:p>42.7977</text:p>
          </table:table-cell>
          <table:table-cell office:value-type="float" office:value="47.49865" calcext:value-type="float">
            <text:p>47.49865</text:p>
          </table:table-cell>
          <table:table-cell office:value-type="float" office:value="42.15296" calcext:value-type="float">
            <text:p>42.15296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47.1336" calcext:value-type="float">
            <text:p>47.1336</text:p>
          </table:table-cell>
          <table:table-cell office:value-type="float" office:value="47.78355" calcext:value-type="float">
            <text:p>47.78355</text:p>
          </table:table-cell>
          <table:table-cell office:value-type="float" office:value="43.72196" calcext:value-type="float">
            <text:p>43.72196</text:p>
          </table:table-cell>
          <table:table-cell office:value-type="float" office:value="49.23909" calcext:value-type="float">
            <text:p>49.23909</text:p>
          </table:table-cell>
          <table:table-cell office:value-type="float" office:value="43.36632" calcext:value-type="float">
            <text:p>43.3663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45.90644" calcext:value-type="float">
            <text:p>45.90644</text:p>
          </table:table-cell>
          <table:table-cell office:value-type="float" office:value="46.5385" calcext:value-type="float">
            <text:p>46.5385</text:p>
          </table:table-cell>
          <table:table-cell office:value-type="float" office:value="42.28366" calcext:value-type="float">
            <text:p>42.28366</text:p>
          </table:table-cell>
          <table:table-cell office:value-type="float" office:value="48.18943" calcext:value-type="float">
            <text:p>48.18943</text:p>
          </table:table-cell>
          <table:table-cell office:value-type="float" office:value="42.28366" calcext:value-type="float">
            <text:p>42.2836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46.01251" calcext:value-type="float">
            <text:p>46.01251</text:p>
          </table:table-cell>
          <table:table-cell office:value-type="float" office:value="46.65812" calcext:value-type="float">
            <text:p>46.65812</text:p>
          </table:table-cell>
          <table:table-cell office:value-type="float" office:value="42.28978" calcext:value-type="float">
            <text:p>42.28978</text:p>
          </table:table-cell>
          <table:table-cell office:value-type="float" office:value="48.32944" calcext:value-type="float">
            <text:p>48.32944</text:p>
          </table:table-cell>
          <table:table-cell office:value-type="float" office:value="42.28978" calcext:value-type="float">
            <text:p>42.2897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6.89664" calcext:value-type="float">
            <text:p>46.89664</text:p>
          </table:table-cell>
          <table:table-cell office:value-type="float" office:value="47.65781" calcext:value-type="float">
            <text:p>47.65781</text:p>
          </table:table-cell>
          <table:table-cell office:value-type="float" office:value="43.68272" calcext:value-type="float">
            <text:p>43.68272</text:p>
          </table:table-cell>
          <table:table-cell office:value-type="float" office:value="49.06729" calcext:value-type="float">
            <text:p>49.06729</text:p>
          </table:table-cell>
          <table:table-cell office:value-type="float" office:value="43.33985" calcext:value-type="float">
            <text:p>43.33985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45.33098" calcext:value-type="float">
            <text:p>45.33098</text:p>
          </table:table-cell>
          <table:table-cell office:value-type="float" office:value="46.2575" calcext:value-type="float">
            <text:p>46.2575</text:p>
          </table:table-cell>
          <table:table-cell office:value-type="float" office:value="42.7977" calcext:value-type="float">
            <text:p>42.7977</text:p>
          </table:table-cell>
          <table:table-cell office:value-type="float" office:value="47.49865" calcext:value-type="float">
            <text:p>47.49865</text:p>
          </table:table-cell>
          <table:table-cell office:value-type="float" office:value="42.15296" calcext:value-type="float">
            <text:p>42.15296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51.38584" calcext:value-type="float">
            <text:p>51.38584</text:p>
          </table:table-cell>
          <table:table-cell office:value-type="float" office:value="53.28597" calcext:value-type="float">
            <text:p>53.28597</text:p>
          </table:table-cell>
          <table:table-cell office:value-type="float" office:value="48.28476" calcext:value-type="float">
            <text:p>48.28476</text:p>
          </table:table-cell>
          <table:table-cell office:value-type="float" office:value="54.15589" calcext:value-type="float">
            <text:p>54.15589</text:p>
          </table:table-cell>
          <table:table-cell office:value-type="float" office:value="47.27527" calcext:value-type="float">
            <text:p>47.27527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49.77472" calcext:value-type="float">
            <text:p>49.77472</text:p>
          </table:table-cell>
          <table:table-cell office:value-type="float" office:value="52.33321" calcext:value-type="float">
            <text:p>52.33321</text:p>
          </table:table-cell>
          <table:table-cell office:value-type="float" office:value="47.39528" calcext:value-type="float">
            <text:p>47.39528</text:p>
          </table:table-cell>
          <table:table-cell office:value-type="float" office:value="53.07351" calcext:value-type="float">
            <text:p>53.07351</text:p>
          </table:table-cell>
          <table:table-cell office:value-type="float" office:value="46.4399" calcext:value-type="float">
            <text:p>46.4399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50.58834" calcext:value-type="float">
            <text:p>50.58834</text:p>
          </table:table-cell>
          <table:table-cell office:value-type="float" office:value="53.61162" calcext:value-type="float">
            <text:p>53.61162</text:p>
          </table:table-cell>
          <table:table-cell office:value-type="float" office:value="48.63207" calcext:value-type="float">
            <text:p>48.63207</text:p>
          </table:table-cell>
          <table:table-cell office:value-type="float" office:value="54.17595" calcext:value-type="float">
            <text:p>54.17595</text:p>
          </table:table-cell>
          <table:table-cell office:value-type="float" office:value="47.35291" calcext:value-type="float">
            <text:p>47.35291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48.78326" calcext:value-type="float">
            <text:p>48.78326</text:p>
          </table:table-cell>
          <table:table-cell office:value-type="float" office:value="52.49053" calcext:value-type="float">
            <text:p>52.49053</text:p>
          </table:table-cell>
          <table:table-cell office:value-type="float" office:value="47.6987" calcext:value-type="float">
            <text:p>47.6987</text:p>
          </table:table-cell>
          <table:table-cell office:value-type="float" office:value="52.82255" calcext:value-type="float">
            <text:p>52.82255</text:p>
          </table:table-cell>
          <table:table-cell office:value-type="float" office:value="46.19002" calcext:value-type="float">
            <text:p>46.19002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49.23989" calcext:value-type="float">
            <text:p>49.23989</text:p>
          </table:table-cell>
          <table:table-cell office:value-type="float" office:value="53.71383" calcext:value-type="float">
            <text:p>53.71383</text:p>
          </table:table-cell>
          <table:table-cell office:value-type="float" office:value="49.80579" calcext:value-type="float">
            <text:p>49.80579</text:p>
          </table:table-cell>
          <table:table-cell office:value-type="float" office:value="53.55782" calcext:value-type="float">
            <text:p>53.55782</text:p>
          </table:table-cell>
          <table:table-cell office:value-type="float" office:value="47.13348" calcext:value-type="float">
            <text:p>47.13348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48.67097" calcext:value-type="float">
            <text:p>48.67097</text:p>
          </table:table-cell>
          <table:table-cell office:value-type="float" office:value="53.85926" calcext:value-type="float">
            <text:p>53.85926</text:p>
          </table:table-cell>
          <table:table-cell office:value-type="float" office:value="50.36803" calcext:value-type="float">
            <text:p>50.36803</text:p>
          </table:table-cell>
          <table:table-cell office:value-type="float" office:value="53.38978" calcext:value-type="float">
            <text:p>53.38978</text:p>
          </table:table-cell>
          <table:table-cell office:value-type="float" office:value="47.11544" calcext:value-type="float">
            <text:p>47.11544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49.28901" calcext:value-type="float">
            <text:p>49.28901</text:p>
          </table:table-cell>
          <table:table-cell office:value-type="float" office:value="55.32672" calcext:value-type="float">
            <text:p>55.32672</text:p>
          </table:table-cell>
          <table:table-cell office:value-type="float" office:value="52.87576" calcext:value-type="float">
            <text:p>52.87576</text:p>
          </table:table-cell>
          <table:table-cell office:value-type="float" office:value="54.44236" calcext:value-type="float">
            <text:p>54.44236</text:p>
          </table:table-cell>
          <table:table-cell office:value-type="float" office:value="48.21902" calcext:value-type="float">
            <text:p>48.21902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48.75085" calcext:value-type="float">
            <text:p>48.75085</text:p>
          </table:table-cell>
          <table:table-cell office:value-type="float" office:value="55.36657" calcext:value-type="float">
            <text:p>55.36657</text:p>
          </table:table-cell>
          <table:table-cell office:value-type="float" office:value="53.40038" calcext:value-type="float">
            <text:p>53.40038</text:p>
          </table:table-cell>
          <table:table-cell office:value-type="float" office:value="54.17321" calcext:value-type="float">
            <text:p>54.17321</text:p>
          </table:table-cell>
          <table:table-cell office:value-type="float" office:value="48.24004" calcext:value-type="float">
            <text:p>48.24004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50.17676" calcext:value-type="float">
            <text:p>50.17676</text:p>
          </table:table-cell>
          <table:table-cell office:value-type="float" office:value="57.97289" calcext:value-type="float">
            <text:p>57.97289</text:p>
          </table:table-cell>
          <table:table-cell office:value-type="float" office:value="55.86968" calcext:value-type="float">
            <text:p>55.86968</text:p>
          </table:table-cell>
          <table:table-cell office:value-type="float" office:value="56.69218" calcext:value-type="float">
            <text:p>56.69218</text:p>
          </table:table-cell>
          <table:table-cell office:value-type="float" office:value="50.17676" calcext:value-type="float">
            <text:p>50.17676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50.17676" calcext:value-type="float">
            <text:p>50.17676</text:p>
          </table:table-cell>
          <table:table-cell office:value-type="float" office:value="57.97289" calcext:value-type="float">
            <text:p>57.97289</text:p>
          </table:table-cell>
          <table:table-cell office:value-type="float" office:value="55.86968" calcext:value-type="float">
            <text:p>55.86968</text:p>
          </table:table-cell>
          <table:table-cell office:value-type="float" office:value="56.69218" calcext:value-type="float">
            <text:p>56.69218</text:p>
          </table:table-cell>
          <table:table-cell office:value-type="float" office:value="50.17676" calcext:value-type="float">
            <text:p>50.17676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49.66242" calcext:value-type="float">
            <text:p>49.66242</text:p>
          </table:table-cell>
          <table:table-cell office:value-type="float" office:value="56.64211" calcext:value-type="float">
            <text:p>56.64211</text:p>
          </table:table-cell>
          <table:table-cell office:value-type="float" office:value="54.52861" calcext:value-type="float">
            <text:p>54.52861</text:p>
          </table:table-cell>
          <table:table-cell office:value-type="float" office:value="55.50388" calcext:value-type="float">
            <text:p>55.50388</text:p>
          </table:table-cell>
          <table:table-cell office:value-type="float" office:value="49.10762" calcext:value-type="float">
            <text:p>49.10762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48.5084" calcext:value-type="float">
            <text:p>48.5084</text:p>
          </table:table-cell>
          <table:table-cell office:value-type="float" office:value="54.37664" calcext:value-type="float">
            <text:p>54.37664</text:p>
          </table:table-cell>
          <table:table-cell office:value-type="float" office:value="52.23717" calcext:value-type="float">
            <text:p>52.23717</text:p>
          </table:table-cell>
          <table:table-cell office:value-type="float" office:value="53.3835" calcext:value-type="float">
            <text:p>53.3835</text:p>
          </table:table-cell>
          <table:table-cell office:value-type="float" office:value="47.49432" calcext:value-type="float">
            <text:p>47.49432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48.14692" calcext:value-type="float">
            <text:p>48.14692</text:p>
          </table:table-cell>
          <table:table-cell office:value-type="float" office:value="53.71514" calcext:value-type="float">
            <text:p>53.71514</text:p>
          </table:table-cell>
          <table:table-cell office:value-type="float" office:value="51.0437" calcext:value-type="float">
            <text:p>51.0437</text:p>
          </table:table-cell>
          <table:table-cell office:value-type="float" office:value="52.84797" calcext:value-type="float">
            <text:p>52.84797</text:p>
          </table:table-cell>
          <table:table-cell office:value-type="float" office:value="47.21063" calcext:value-type="float">
            <text:p>47.21063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46.32162" calcext:value-type="float">
            <text:p>46.32162</text:p>
          </table:table-cell>
          <table:table-cell office:value-type="float" office:value="51.44846" calcext:value-type="float">
            <text:p>51.44846</text:p>
          </table:table-cell>
          <table:table-cell office:value-type="float" office:value="48.3112" calcext:value-type="float">
            <text:p>48.3112</text:p>
          </table:table-cell>
          <table:table-cell office:value-type="float" office:value="50.62718" calcext:value-type="float">
            <text:p>50.62718</text:p>
          </table:table-cell>
          <table:table-cell office:value-type="float" office:value="45.53973" calcext:value-type="float">
            <text:p>45.53973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44.68068" calcext:value-type="float">
            <text:p>44.68068</text:p>
          </table:table-cell>
          <table:table-cell office:value-type="float" office:value="49.13009" calcext:value-type="float">
            <text:p>49.13009</text:p>
          </table:table-cell>
          <table:table-cell office:value-type="float" office:value="46.05212" calcext:value-type="float">
            <text:p>46.05212</text:p>
          </table:table-cell>
          <table:table-cell office:value-type="float" office:value="48.48931" calcext:value-type="float">
            <text:p>48.48931</text:p>
          </table:table-cell>
          <table:table-cell office:value-type="float" office:value="43.81866" calcext:value-type="float">
            <text:p>43.81866</text:p>
          </table:table-cell>
          <table:table-cell table:number-columns-repeated="8"/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44.99303" calcext:value-type="float">
            <text:p>44.99303</text:p>
          </table:table-cell>
          <table:table-cell office:value-type="float" office:value="49.45021" calcext:value-type="float">
            <text:p>49.45021</text:p>
          </table:table-cell>
          <table:table-cell office:value-type="float" office:value="45.84567" calcext:value-type="float">
            <text:p>45.84567</text:p>
          </table:table-cell>
          <table:table-cell office:value-type="float" office:value="49.07591" calcext:value-type="float">
            <text:p>49.07591</text:p>
          </table:table-cell>
          <table:table-cell office:value-type="float" office:value="43.83267" calcext:value-type="float">
            <text:p>43.83267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46.34925" calcext:value-type="float">
            <text:p>46.34925</text:p>
          </table:table-cell>
          <table:table-cell office:value-type="float" office:value="49.56859" calcext:value-type="float">
            <text:p>49.56859</text:p>
          </table:table-cell>
          <table:table-cell office:value-type="float" office:value="45.91686" calcext:value-type="float">
            <text:p>45.91686</text:p>
          </table:table-cell>
          <table:table-cell office:value-type="float" office:value="49.75211" calcext:value-type="float">
            <text:p>49.75211</text:p>
          </table:table-cell>
          <table:table-cell office:value-type="float" office:value="44.34536" calcext:value-type="float">
            <text:p>44.34536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49.58056" calcext:value-type="float">
            <text:p>49.58056</text:p>
          </table:table-cell>
          <table:table-cell office:value-type="float" office:value="52.29469" calcext:value-type="float">
            <text:p>52.29469</text:p>
          </table:table-cell>
          <table:table-cell office:value-type="float" office:value="48.18723" calcext:value-type="float">
            <text:p>48.18723</text:p>
          </table:table-cell>
          <table:table-cell office:value-type="float" office:value="52.8389" calcext:value-type="float">
            <text:p>52.8389</text:p>
          </table:table-cell>
          <table:table-cell office:value-type="float" office:value="46.93614" calcext:value-type="float">
            <text:p>46.93614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5">
          <table:table-cell table:number-columns-repeated="16"/>
        </table:table-row>
        <table:table-row table:style-name="ro5">
          <table:table-cell table:style-name="ce2" office:value-type="string" calcext:value-type="string">
            <text:p>stdev</text:p>
          </table:table-cell>
          <table:table-cell table:formula="of:=STDEV([.B3:.B26])" office:value-type="float" office:value="2.00554993522933" calcext:value-type="float">
            <text:p>2.0055499352</text:p>
          </table:table-cell>
          <table:table-cell table:formula="of:=STDEV([.C3:.C26])" office:value-type="float" office:value="3.70174377804853" calcext:value-type="float">
            <text:p>3.701743778</text:p>
          </table:table-cell>
          <table:table-cell table:formula="of:=STDEV([.D3:.D26])" office:value-type="float" office:value="4.28905183690259" calcext:value-type="float">
            <text:p>4.2890518369</text:p>
          </table:table-cell>
          <table:table-cell table:formula="of:=STDEV([.E3:.E26])" office:value-type="float" office:value="2.93555540966111" calcext:value-type="float">
            <text:p>2.9355554097</text:p>
          </table:table-cell>
          <table:table-cell table:number-columns-repeated="11"/>
        </table:table-row>
        <table:table-row table:style-name="ro5">
          <table:table-cell table:number-columns-repeated="16"/>
        </table:table-row>
        <table:table-row table:style-name="ro5">
          <table:table-cell table:style-name="ce2"/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table:style-name="ce2"/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table:style-name="ce2"/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table:style-name="ce2"/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table:style-name="ce2"/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table:style-name="ce2"/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table:style-name="ce2"/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table:style-name="ce2"/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table:style-name="ce2"/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table:style-name="ce2"/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table:style-name="ce2"/>
          <table:table-cell table:number-columns-repeated="15"/>
        </table:table-row>
        <table:table-row table:style-name="ro4" table:number-rows-repeated="17">
          <table:table-cell table:number-columns-repeated="16"/>
        </table:table-row>
        <table:table-row table:style-name="ro5">
          <table:table-cell/>
          <table:table-cell office:value-type="string" calcext:value-type="string">
            <text:p>6DC-normal</text:p>
          </table:table-cell>
          <table:table-cell office:value-type="string" calcext:value-type="string">
            <text:p>6DC-rev</text:p>
          </table:table-cell>
          <table:table-cell office:value-type="string" calcext:value-type="string">
            <text:p>6DC-const</text:p>
          </table:table-cell>
          <table:table-cell table:number-columns-repeated="1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46.21537" calcext:value-type="float">
            <text:p>46.21537</text:p>
          </table:table-cell>
          <table:table-cell office:value-type="float" office:value="45.76587" calcext:value-type="float">
            <text:p>45.76587</text:p>
          </table:table-cell>
          <table:table-cell office:value-type="float" office:value="46.01071" calcext:value-type="float">
            <text:p>46.01071</text:p>
          </table:table-cell>
          <table:table-cell table:number-columns-repeated="1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48.75293" calcext:value-type="float">
            <text:p>48.75293</text:p>
          </table:table-cell>
          <table:table-cell office:value-type="float" office:value="47.56369" calcext:value-type="float">
            <text:p>47.56369</text:p>
          </table:table-cell>
          <table:table-cell office:value-type="float" office:value="47.63094" calcext:value-type="float">
            <text:p>47.63094</text:p>
          </table:table-cell>
          <table:table-cell table:number-columns-repeated="1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47.42663" calcext:value-type="float">
            <text:p>47.42663</text:p>
          </table:table-cell>
          <table:table-cell table:number-columns-repeated="2" office:value-type="float" office:value="46.38761" calcext:value-type="float">
            <text:p>46.38761</text:p>
          </table:table-cell>
          <table:table-cell table:number-columns-repeated="1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47.46461" calcext:value-type="float">
            <text:p>47.46461</text:p>
          </table:table-cell>
          <table:table-cell table:number-columns-repeated="2" office:value-type="float" office:value="46.50507" calcext:value-type="float">
            <text:p>46.50507</text:p>
          </table:table-cell>
          <table:table-cell table:number-columns-repeated="12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8.54114" calcext:value-type="float">
            <text:p>48.54114</text:p>
          </table:table-cell>
          <table:table-cell office:value-type="float" office:value="47.41093" calcext:value-type="float">
            <text:p>47.41093</text:p>
          </table:table-cell>
          <table:table-cell office:value-type="float" office:value="47.47607" calcext:value-type="float">
            <text:p>47.47607</text:p>
          </table:table-cell>
          <table:table-cell table:number-columns-repeated="12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46.32657" calcext:value-type="float">
            <text:p>46.32657</text:p>
          </table:table-cell>
          <table:table-cell office:value-type="float" office:value="45.76587" calcext:value-type="float">
            <text:p>45.76587</text:p>
          </table:table-cell>
          <table:table-cell office:value-type="float" office:value="46.01071" calcext:value-type="float">
            <text:p>46.01071</text:p>
          </table:table-cell>
          <table:table-cell table:number-columns-repeated="12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54.96792" calcext:value-type="float">
            <text:p>54.96792</text:p>
          </table:table-cell>
          <table:table-cell office:value-type="float" office:value="53.24307" calcext:value-type="float">
            <text:p>53.24307</text:p>
          </table:table-cell>
          <table:table-cell office:value-type="float" office:value="52.9539" calcext:value-type="float">
            <text:p>52.9539</text:p>
          </table:table-cell>
          <table:table-cell table:number-columns-repeated="12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53.27278" calcext:value-type="float">
            <text:p>53.27278</text:p>
          </table:table-cell>
          <table:table-cell office:value-type="float" office:value="52.07963" calcext:value-type="float">
            <text:p>52.07963</text:p>
          </table:table-cell>
          <table:table-cell office:value-type="float" office:value="51.84649" calcext:value-type="float">
            <text:p>51.84649</text:p>
          </table:table-cell>
          <table:table-cell table:number-columns-repeated="12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54.48401" calcext:value-type="float">
            <text:p>54.48401</text:p>
          </table:table-cell>
          <table:table-cell office:value-type="float" office:value="53.45598" calcext:value-type="float">
            <text:p>53.45598</text:p>
          </table:table-cell>
          <table:table-cell office:value-type="float" office:value="53.06181" calcext:value-type="float">
            <text:p>53.06181</text:p>
          </table:table-cell>
          <table:table-cell table:number-columns-repeated="12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52.70753" calcext:value-type="float">
            <text:p>52.70753</text:p>
          </table:table-cell>
          <table:table-cell office:value-type="float" office:value="52.19568" calcext:value-type="float">
            <text:p>52.19568</text:p>
          </table:table-cell>
          <table:table-cell office:value-type="float" office:value="51.77192" calcext:value-type="float">
            <text:p>51.77192</text:p>
          </table:table-cell>
          <table:table-cell table:number-columns-repeated="12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53.70961" calcext:value-type="float">
            <text:p>53.70961</text:p>
          </table:table-cell>
          <table:table-cell office:value-type="float" office:value="54.03088" calcext:value-type="float">
            <text:p>54.03088</text:p>
          </table:table-cell>
          <table:table-cell office:value-type="float" office:value="52.87247" calcext:value-type="float">
            <text:p>52.87247</text:p>
          </table:table-cell>
          <table:table-cell table:number-columns-repeated="12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53.40269" calcext:value-type="float">
            <text:p>53.40269</text:p>
          </table:table-cell>
          <table:table-cell office:value-type="float" office:value="54.35691" calcext:value-type="float">
            <text:p>54.35691</text:p>
          </table:table-cell>
          <table:table-cell office:value-type="float" office:value="52.85226" calcext:value-type="float">
            <text:p>52.85226</text:p>
          </table:table-cell>
          <table:table-cell table:number-columns-repeated="12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54.61346" calcext:value-type="float">
            <text:p>54.61346</text:p>
          </table:table-cell>
          <table:table-cell office:value-type="float" office:value="56.9184" calcext:value-type="float">
            <text:p>56.9184</text:p>
          </table:table-cell>
          <table:table-cell office:value-type="float" office:value="54.19778" calcext:value-type="float">
            <text:p>54.19778</text:p>
          </table:table-cell>
          <table:table-cell table:number-columns-repeated="12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54.2251" calcext:value-type="float">
            <text:p>54.2251</text:p>
          </table:table-cell>
          <table:table-cell office:value-type="float" office:value="57.20196" calcext:value-type="float">
            <text:p>57.20196</text:p>
          </table:table-cell>
          <table:table-cell office:value-type="float" office:value="54.05234" calcext:value-type="float">
            <text:p>54.05234</text:p>
          </table:table-cell>
          <table:table-cell table:number-columns-repeated="12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56.5811" calcext:value-type="float">
            <text:p>56.5811</text:p>
          </table:table-cell>
          <table:table-cell office:value-type="float" office:value="60.45318" calcext:value-type="float">
            <text:p>60.45318</text:p>
          </table:table-cell>
          <table:table-cell office:value-type="float" office:value="56.5811" calcext:value-type="float">
            <text:p>56.5811</text:p>
          </table:table-cell>
          <table:table-cell table:number-columns-repeated="12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56.5811" calcext:value-type="float">
            <text:p>56.5811</text:p>
          </table:table-cell>
          <table:table-cell office:value-type="float" office:value="60.45318" calcext:value-type="float">
            <text:p>60.45318</text:p>
          </table:table-cell>
          <table:table-cell office:value-type="float" office:value="56.5811" calcext:value-type="float">
            <text:p>56.5811</text:p>
          </table:table-cell>
          <table:table-cell table:number-columns-repeated="12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55.57542" calcext:value-type="float">
            <text:p>55.57542</text:p>
          </table:table-cell>
          <table:table-cell office:value-type="float" office:value="58.74585" calcext:value-type="float">
            <text:p>58.74585</text:p>
          </table:table-cell>
          <table:table-cell office:value-type="float" office:value="55.36263" calcext:value-type="float">
            <text:p>55.36263</text:p>
          </table:table-cell>
          <table:table-cell table:number-columns-repeated="12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53.51308" calcext:value-type="float">
            <text:p>53.51308</text:p>
          </table:table-cell>
          <table:table-cell office:value-type="float" office:value="55.78776" calcext:value-type="float">
            <text:p>55.78776</text:p>
          </table:table-cell>
          <table:table-cell office:value-type="float" office:value="53.19221" calcext:value-type="float">
            <text:p>53.19221</text:p>
          </table:table-cell>
          <table:table-cell table:number-columns-repeated="12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52.79131" calcext:value-type="float">
            <text:p>52.79131</text:p>
          </table:table-cell>
          <table:table-cell office:value-type="float" office:value="54.47429" calcext:value-type="float">
            <text:p>54.47429</text:p>
          </table:table-cell>
          <table:table-cell office:value-type="float" office:value="52.51713" calcext:value-type="float">
            <text:p>52.51713</text:p>
          </table:table-cell>
          <table:table-cell table:number-columns-repeated="12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50.06514" calcext:value-type="float">
            <text:p>50.06514</text:p>
          </table:table-cell>
          <table:table-cell office:value-type="float" office:value="50.73488" calcext:value-type="float">
            <text:p>50.73488</text:p>
          </table:table-cell>
          <table:table-cell office:value-type="float" office:value="50.07942" calcext:value-type="float">
            <text:p>50.07942</text:p>
          </table:table-cell>
          <table:table-cell table:number-columns-repeated="12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47.79892" calcext:value-type="float">
            <text:p>47.79892</text:p>
          </table:table-cell>
          <table:table-cell office:value-type="float" office:value="48.22585" calcext:value-type="float">
            <text:p>48.22585</text:p>
          </table:table-cell>
          <table:table-cell office:value-type="float" office:value="47.85456" calcext:value-type="float">
            <text:p>47.85456</text:p>
          </table:table-cell>
          <table:table-cell table:number-columns-repeated="12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48.18801" calcext:value-type="float">
            <text:p>48.18801</text:p>
          </table:table-cell>
          <table:table-cell office:value-type="float" office:value="48.38666" calcext:value-type="float">
            <text:p>48.38666</text:p>
          </table:table-cell>
          <table:table-cell office:value-type="float" office:value="48.25439" calcext:value-type="float">
            <text:p>48.25439</text:p>
          </table:table-cell>
          <table:table-cell table:number-columns-repeated="12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48.91063" calcext:value-type="float">
            <text:p>48.91063</text:p>
          </table:table-cell>
          <table:table-cell office:value-type="float" office:value="48.78223" calcext:value-type="float">
            <text:p>48.78223</text:p>
          </table:table-cell>
          <table:table-cell office:value-type="float" office:value="48.74866" calcext:value-type="float">
            <text:p>48.74866</text:p>
          </table:table-cell>
          <table:table-cell table:number-columns-repeated="12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52.26346" calcext:value-type="float">
            <text:p>52.26346</text:p>
          </table:table-cell>
          <table:table-cell office:value-type="float" office:value="51.74709" calcext:value-type="float">
            <text:p>51.74709</text:p>
          </table:table-cell>
          <table:table-cell office:value-type="float" office:value="51.66009" calcext:value-type="float">
            <text:p>51.66009</text:p>
          </table:table-cell>
          <table:table-cell table:number-columns-repeated="12"/>
        </table:table-row>
        <table:table-row table:style-name="ro5" table:number-rows-repeated="32">
          <table:table-cell table:number-columns-repeated="16"/>
        </table:table-row>
        <table:table-row table:style-name="ro5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FZSongS-Extended(SIP)" svg:font-family="FZSongS-Extended(SIP)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FreeSans" style:language-asian="zh" style:country-asian="CN" style:font-name-complex="FreeSerif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FreeSans" style:font-size-asian="24pt" style:language-asian="zh" style:country-asian="CN" style:font-name-complex="Free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48P2" style:volatile="true"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 style:vertical-align="top"/>
      <style:text-properties style:font-name="Arial" fo:font-family="Arial" style:font-name-asian="FZSongS-Extended(SIP)" style:font-family-asian="FZSongS-Extended(SIP)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_5b_0_5d_" style:display-name="Comma [0]" style:family="table-cell" style:parent-style-name="Default" style:data-style-name="N124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_5b_0_5d_" style:display-name="Currency [0]" style:family="table-cell" style:parent-style-name="Default" style:data-style-name="N128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66in" fo:margin-bottom="0.7866in" fo:margin-left="0.7866in" fo:margin-right="0.7866in" style:scale-to="100%" style:writing-mode="lr-tb"/>
      <style:header-style>
        <style:header-footer-properties fo:min-height="0.2953in" fo:margin-left="0in" fo:margin-right="0in" fo:margin-bottom="0.0992in"/>
      </style:header-style>
      <style:footer-style>
        <style:header-footer-properties fo:min-height="0.2953in" fo:margin-left="0in" fo:margin-right="0in" fo:margin-top="0.0992in"/>
      </style:footer-style>
    </style:page-layout>
    <style:page-layout style:name="Mpm4">
      <style:page-layout-properties style:num-format="1" style:print-orientation="portrait" fo:margin-top="0.7866in" fo:margin-bottom="0.7866in" fo:margin-left="0.7866in" fo:margin-right="0.7866in" style:first-page-number="continue" style:scale-to="100%" style:writing-mode="lr-tb"/>
      <style:header-style>
        <style:header-footer-properties fo:min-height="0.2953in" fo:margin-left="0in" fo:margin-right="0in" fo:margin-bottom="0.0992in"/>
      </style:header-style>
      <style:footer-style>
        <style:header-footer-properties fo:min-height="0.2953in" fo:margin-left="0in" fo:margin-right="0in" fo:margin-top="0.0992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 style:data-style-name="N2" text:time-value="16:02:59.427159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tered" style:display-name="PageStyle_filtered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vio_5f_stat" style:display-name="PageStyle_vio_sta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cation" style:display-name="PageStyle_lo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c-vio" style:display-name="PageStyle_loc-vi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joint" style:display-name="PageStyle_jo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w191</meta:initial-creator>
    <meta:creation-date>2014-09-26T06:28:52</meta:creation-date>
    <dc:date>2015-01-19T16:33:48.234516790</dc:date>
    <meta:editing-duration>PT6H59M30S</meta:editing-duration>
    <meta:editing-cycles>26</meta:editing-cycles>
    <meta:generator>LibreOffice/4.2.7.2$Linux_X86_64 LibreOffice_project/420m0$Build-2</meta:generator>
    <meta:document-statistic meta:table-count="9" meta:cell-count="3876" meta:object-count="26"/>
    <meta:user-defined meta:name="KSOProductBuildVer">1033-9.1.0.475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808080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800000" fo:font-family="宋体" fo:font-size="10pt" style:font-family-asian="宋体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graphic-properties svg:stroke-color="#b3b3b3"/>
      <style:text-properties fo:color="#800000" fo:font-family="宋体" fo:font-size="10pt" style:font-family-asian="宋体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800000" fo:font-family="宋体" fo:font-size="10pt" style:font-family-asian="宋体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6.124cm" svg:height="8.997cm" xlink:href=".." xlink:type="simple" chart:class="chart:bar" chart:style-name="ch1">
        <chart:subtitle svg:x="7.317cm" svg:y="0.179cm" chart:style-name="ch2">
          <text:p>sub-title</text:p>
        </chart:subtitle>
        <chart:legend chart:legend-position="end" svg:x="14.099cm" svg:y="3.504cm" style:legend-expansion="high" chart:style-name="ch3"/>
        <chart:plot-area chart:style-name="ch4" table:cell-range-address="vio_stat.A2:vio_stat.A12 vio_stat.G1:vio_stat.G12 vio_stat.K2:vio_stat.K12 vio_stat.O2:vio_stat.O12 vio_stat.S2:vio_stat.S12" chart:data-source-has-labels="both" svg:x="0.322cm" svg:y="1.067cm" svg:width="13.455cm" svg:height="7.751cm">
          <chartooo:coordinate-region svg:x="1.049cm" svg:y="1.254cm" svg:width="12.728cm" svg:height="6.943cm"/>
          <chart:axis chart:dimension="x" chart:name="primary-x" chart:style-name="ch5" chartooo:axis-type="auto">
            <chartooo:date-scale/>
            <chart:categories table:cell-range-address="vio_stat.A2:vio_stat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vio_stat.G2:vio_stat.G12" chart:label-cell-address="vio_stat.G1:vio_stat.G1" chart:class="chart:bar">
            <chart:data-point chart:repeated="11"/>
          </chart:series>
          <chart:series chart:style-name="ch9" chart:values-cell-range-address="vio_stat.K2:vio_stat.K12" chart:class="chart:bar">
            <chart:data-point chart:repeated="11"/>
          </chart:series>
          <chart:series chart:style-name="ch10" chart:values-cell-range-address="vio_stat.O2:vio_stat.O12" chart:class="chart:bar">
            <chart:data-point chart:repeated="11"/>
          </chart:series>
          <chart:series chart:style-name="ch11" chart:values-cell-range-address="vio_stat.S2:vio_stat.S1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@bus25</text:p>
                <draw:g>
                  <svg:desc>vio_stat.G1:vio_stat.G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O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vio_stat.A2:vio_stat.A12</svg:desc>
                </draw:g>
              </table:table-cell>
              <table:table-cell office:value-type="float" office:value="0">
                <text:p>0</text:p>
                <draw:g>
                  <svg:desc>vio_stat.G2:vio_stat.G12</svg:desc>
                </draw:g>
              </table:table-cell>
              <table:table-cell office:value-type="float" office:value="0">
                <text:p>0</text:p>
                <draw:g>
                  <svg:desc>vio_stat.K2:vio_stat.K12</svg:desc>
                </draw:g>
              </table:table-cell>
              <table:table-cell office:value-type="float" office:value="0">
                <text:p>0</text:p>
                <draw:g>
                  <svg:desc>vio_stat.O2:vio_stat.O12</svg:desc>
                </draw:g>
              </table:table-cell>
              <table:table-cell office:value-type="float" office:value="0">
                <text:p>0</text:p>
                <draw:g>
                  <svg:desc>vio_stat.S2:vio_stat.S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minimum="40" chart:maximum="6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7.026cm" svg:y="0.275cm" style:legend-expansion="custom" chartooo:width="1.947cm" chartooo:height="0.598cm" style:legend-expansion-aspect-ratio="3.25585284280936" chart:style-name="ch2"/>
        <chart:plot-area chart:style-name="ch3" table:cell-range-address="location.E1:location.E40" chart:data-source-has-labels="row" svg:x="-0.587cm" svg:y="0.855cm" svg:width="15.937cm" svg:height="7.445cm">
          <chartooo:coordinate-region svg:x="1.331cm" svg:y="1.054cm" svg:width="14cm" svg:height="6.626cm"/>
          <chart:axis chart:dimension="x" chart:name="primary-x" chart:style-name="ch4">
            <chart:title svg:x="5.181cm" svg:y="8.44cm" chart:style-name="ch5">
              <text:p>Data center location (bus No.)</text:p>
            </chart:title>
          </chart:axis>
          <chart:axis chart:dimension="y" chart:name="primary-y" chart:style-name="ch6">
            <chart:title svg:x="0cm" svg:y="6.381cm" chart:style-name="ch7">
              <text:p>Total power losses (MW)</text:p>
            </chart:title>
            <chart:grid chart:style-name="ch8" chart:class="major"/>
          </chart:axis>
          <chart:series chart:style-name="ch9" chart:values-cell-range-address="location.E2:location.E40" chart:label-cell-address="location.E1:location.E1" chart:class="chart:bar">
            <chart:data-point chart:repeated="13"/>
            <chart:data-point chart:style-name="ch10"/>
            <chart:data-point chart:repeated="17"/>
            <chart:data-point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</text:p>
                <draw:g>
                  <svg:desc>location.E1:locatio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56202">
                <text:p>58.56202</text:p>
                <draw:g>
                  <svg:desc>location.E2:location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32155">
                <text:p>57.32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69594">
                <text:p>57.69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.06781">
                <text:p>58.06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57342">
                <text:p>57.573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30959">
                <text:p>57.30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97327">
                <text:p>57.97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.18046">
                <text:p>58.18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.50874">
                <text:p>58.508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59006">
                <text:p>56.59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85476">
                <text:p>56.85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94234">
                <text:p>56.94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84616">
                <text:p>56.84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40277">
                <text:p>57.402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16252">
                <text:p>57.16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.43136">
                <text:p>56.431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54538">
                <text:p>56.545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.04902">
                <text:p>57.049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30172">
                <text:p>55.30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.68693">
                <text:p>55.686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.86773">
                <text:p>55.867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87278">
                <text:p>54.872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86514">
                <text:p>54.865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.41738">
                <text:p>56.417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40446">
                <text:p>53.404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48138">
                <text:p>54.481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85603">
                <text:p>55.85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.91022">
                <text:p>52.91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.04443">
                <text:p>52.04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32897">
                <text:p>57.328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.19864">
                <text:p>57.198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55157">
                <text:p>56.551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.46096">
                <text:p>54.460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.84817">
                <text:p>54.848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.86063">
                <text:p>54.860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.29557">
                <text:p>54.295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.67016">
                <text:p>52.67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.72446">
                <text:p>50.724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.63834">
                <text:p>58.6383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808080"/>
    </style:style>
    <style:style style:name="ch2" style:family="chart">
      <style:graphic-properties draw:stroke="none" svg:stroke-color="#3c3c3c" draw:fill="none" draw:fill-color="#000000"/>
      <style:text-properties fo:color="#2c001e" fo:font-family="Ubuntu" style:font-style-name="Regular" fo:font-size="10pt" style:font-family-asian="宋体" style:font-size-asian="10pt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 style:rotation-angle="90"/>
      <style:graphic-properties svg:stroke-color="#b3b3b3"/>
      <style:text-properties fo:color="#2c001e" fo:font-family="Ubuntu" style:font-style-name="Regular" fo:font-size="10pt" style:font-family-asian="宋体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c001e" fo:font-family="Ubuntu" style:font-style-name="Regular" fo:font-size="10pt" style:font-family-asian="宋体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svg:stroke-color="#3c3c3c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4.325cm" svg:height="8.997cm" xlink:href=".." xlink:type="simple" chart:class="chart:bar" chart:style-name="ch1">
        <chart:legend svg:x="5.668cm" svg:y="0.228cm" style:legend-expansion="custom" chartooo:width="2.174cm" chartooo:height="1.038cm" style:legend-expansion-aspect-ratio="2.09441233140655" chart:style-name="ch2"/>
        <chart:plot-area chart:style-name="ch3" table:cell-range-address="'loc-vio'.B1:'loc-vio'.B40" chart:data-source-has-labels="row" svg:x="0.868cm" svg:y="0.85cm" svg:width="13.31cm" svg:height="7.338cm">
          <chartooo:coordinate-region svg:x="1.304cm" svg:y="1.062cm" svg:width="12.827cm" svg:height="6.506cm"/>
          <chart:axis chart:dimension="x" chart:name="primary-x" chart:style-name="ch4">
            <chart:title svg:x="5.323cm" svg:y="8.367cm" chart:style-name="ch5">
              <text:p>Data center location (bus No.)</text:p>
            </chart:title>
          </chart:axis>
          <chart:axis chart:dimension="y" chart:name="primary-y" chart:style-name="ch6">
            <chart:title svg:x="0.022cm" svg:y="6.058cm" chart:style-name="ch7">
              <text:p>Number of violations</text:p>
            </chart:title>
            <chart:grid chart:style-name="ch8" chart:class="major"/>
          </chart:axis>
          <chart:series chart:style-name="ch9" chart:values-cell-range-address="'loc-vio'.B2:'loc-vio'.B40" chart:label-cell-address="'loc-vio'.B1:'loc-vio'.B1" chart:class="chart:bar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RO</text:p>
                <draw:g>
                  <svg:desc>'loc-vio'.B1:'loc-vio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loc-vio'.B2:'loc-vio'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808080"/>
    </style:style>
    <style:style style:name="ch2" style:family="chart">
      <style:graphic-properties draw:stroke="none" svg:stroke-color="#3c3c3c" draw:fill="none" draw:fill-color="#000000"/>
      <style:text-properties fo:color="#2c001e" fo:font-family="Ubuntu" style:font-style-name="Regular" fo:font-size="10pt" style:font-family-asian="宋体" style:font-size-asian="10pt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 style:rotation-angle="90"/>
      <style:graphic-properties svg:stroke-color="#b3b3b3"/>
      <style:text-properties fo:color="#2c001e" fo:font-family="Ubuntu" style:font-style-name="Regular" fo:font-size="10pt" style:font-family-asian="宋体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1" chart:tick-mark-position="at-axis"/>
      <style:graphic-properties svg:stroke-color="#b3b3b3"/>
      <style:text-properties fo:color="#2c001e" fo:font-family="Ubuntu" style:font-style-name="Regular" fo:font-size="10pt" style:font-family-asian="宋体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svg:stroke-color="#3c3c3c" draw:fill="hatch" draw:fill-color="#009933" draw:fill-hatch-name="Black_20_-45_20_Degrees" draw:fill-hatch-solid="tru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4.325cm" svg:height="8.997cm" xlink:href=".." xlink:type="simple" chart:class="chart:bar" chart:style-name="ch1">
        <chart:legend svg:x="5.668cm" svg:y="0.228cm" style:legend-expansion="custom" chartooo:width="2.174cm" chartooo:height="1.038cm" style:legend-expansion-aspect-ratio="2.09441233140655" chart:style-name="ch2"/>
        <chart:plot-area chart:style-name="ch3" table:cell-range-address="'loc-vio'.F1:'loc-vio'.F40" chart:data-source-has-labels="row" svg:x="0.868cm" svg:y="0.85cm" svg:width="13.31cm" svg:height="7.338cm">
          <chartooo:coordinate-region svg:x="1.304cm" svg:y="1.062cm" svg:width="12.827cm" svg:height="6.506cm"/>
          <chart:axis chart:dimension="x" chart:name="primary-x" chart:style-name="ch4">
            <chart:title svg:x="5.323cm" svg:y="8.367cm" chart:style-name="ch5">
              <text:p>Data center location (bus No.)</text:p>
            </chart:title>
          </chart:axis>
          <chart:axis chart:dimension="y" chart:name="primary-y" chart:style-name="ch6">
            <chart:title svg:x="0.022cm" svg:y="6.058cm" chart:style-name="ch7">
              <text:p>Number of violations</text:p>
            </chart:title>
            <chart:grid chart:style-name="ch8" chart:class="major"/>
          </chart:axis>
          <chart:series chart:style-name="ch9" chart:values-cell-range-address="'loc-vio'.F2:'loc-vio'.F40" chart:label-cell-address="'loc-vio'.F1:'loc-vio'.F1" chart:class="chart:bar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</text:p>
                <draw:g>
                  <svg:desc>'loc-vio'.F1:'loc-vio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oc-vio'.F2:'loc-vio'.F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-45_20_Degrees" draw:display-name="Black -45 Degrees" draw:style="single" draw:color="#000000" draw:distance="0.102cm" draw:rotation="3150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808080"/>
    </style:style>
    <style:style style:name="ch2" style:family="chart">
      <style:graphic-properties draw:stroke="none" svg:stroke-color="#3c3c3c" draw:fill="none" draw:fill-color="#000000"/>
      <style:text-properties fo:color="#2c001e" fo:font-family="Ubuntu" style:font-style-name="Regular" fo:font-size="10pt" style:font-family-asian="宋体" style:font-size-asian="10pt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 style:rotation-angle="90"/>
      <style:graphic-properties svg:stroke-color="#b3b3b3"/>
      <style:text-properties fo:color="#2c001e" fo:font-family="Ubuntu" style:font-style-name="Regular" fo:font-size="10pt" style:font-family-asian="宋体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1" chart:tick-mark-position="at-axis"/>
      <style:graphic-properties svg:stroke-color="#b3b3b3"/>
      <style:text-properties fo:color="#2c001e" fo:font-family="Ubuntu" style:font-style-name="Regular" fo:font-size="10pt" style:font-family-asian="宋体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svg:stroke-color="#3c3c3c" draw:fill-color="#ffff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4.321cm" svg:height="8.995cm" xlink:href=".." xlink:type="simple" chart:class="chart:bar" chart:style-name="ch1">
        <chart:legend svg:x="5.666cm" svg:y="0.227cm" style:legend-expansion="custom" chartooo:width="2.173cm" chartooo:height="1.037cm" style:legend-expansion-aspect-ratio="2.09546769527483" chart:style-name="ch2"/>
        <chart:plot-area chart:style-name="ch3" table:cell-range-address="'loc-vio'.D1:'loc-vio'.D40" chart:data-source-has-labels="row" svg:x="0.867cm" svg:y="0.849cm" svg:width="13.307cm" svg:height="7.336cm">
          <chartooo:coordinate-region svg:x="1.303cm" svg:y="1.061cm" svg:width="12.824cm" svg:height="6.504cm"/>
          <chart:axis chart:dimension="x" chart:name="primary-x" chart:style-name="ch4">
            <chart:title svg:x="5.32cm" svg:y="8.364cm" chart:style-name="ch5">
              <text:p>Data center location (bus No.)</text:p>
            </chart:title>
          </chart:axis>
          <chart:axis chart:dimension="y" chart:name="primary-y" chart:style-name="ch6">
            <chart:title svg:x="0.021cm" svg:y="6.056cm" chart:style-name="ch7">
              <text:p>Number of violations</text:p>
            </chart:title>
            <chart:grid chart:style-name="ch8" chart:class="major"/>
          </chart:axis>
          <chart:series chart:style-name="ch9" chart:values-cell-range-address="'loc-vio'.D2:'loc-vio'.D40" chart:label-cell-address="'loc-vio'.D1:'loc-vio'.D1" chart:class="chart:bar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loc-vio'.D1:'loc-vio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loc-vio'.D2:'loc-vio'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fill-color="#ccffc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25cm" svg:height="9.927cm" xlink:href=".." xlink:type="simple" chart:class="chart:bar" chart:style-name="ch1">
        <chart:plot-area chart:style-name="ch2" table:cell-range-address="'add-on impact'.A1:'add-on impact'.H2" chart:data-source-has-labels="row" svg:x="0.862cm" svg:y="0.412cm" svg:width="15.866cm" svg:height="8.62cm">
          <chartooo:coordinate-region svg:x="1.483cm" svg:y="0.611cm" svg:width="15.047cm" svg:height="7.376cm"/>
          <chart:axis chart:dimension="x" chart:name="primary-x" chart:style-name="ch3" chartooo:axis-type="auto">
            <chartooo:date-scale/>
            <chart:title svg:x="7.746cm" svg:y="9.23cm" chart:style-name="ch4">
              <text:p>Add-on cases</text:p>
            </chart:title>
            <chart:categories table:cell-range-address="'add-on impact'.A1:'add-on impact'.H1"/>
          </chart:axis>
          <chart:axis chart:dimension="y" chart:name="primary-y" chart:style-name="ch5">
            <chart:title svg:x="0cm" svg:y="6.526cm" chart:style-name="ch6">
              <text:p>Total power losses (MW)</text:p>
            </chart:title>
            <chart:grid chart:style-name="ch7" chart:class="major"/>
          </chart:axis>
          <chart:series chart:style-name="ch8" chart:values-cell-range-address="'add-on impact'.A2:'add-on impact'.H2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  <draw:g>
                  <svg:desc>'add-on impact'.A1:'add-on impact'.H1</svg:desc>
                </draw:g>
              </table:table-cell>
              <table:table-cell office:value-type="string">
                <text:p>DC</text:p>
              </table:table-cell>
              <table:table-cell office:value-type="string">
                <text:p>LOW_WF</text:p>
              </table:table-cell>
              <table:table-cell office:value-type="string">
                <text:p>MED_WF</text:p>
              </table:table-cell>
              <table:table-cell office:value-type="string">
                <text:p>HIGH_WF</text:p>
              </table:table-cell>
              <table:table-cell office:value-type="string">
                <text:p>DC&amp;LOW_WF</text:p>
              </table:table-cell>
              <table:table-cell office:value-type="string">
                <text:p>DC&amp;MED_WF</text:p>
              </table:table-cell>
              <table:table-cell office:value-type="string">
                <text:p>DC&amp;HIGH_WF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50.212">
                <text:p>50.212</text:p>
                <draw:g>
                  <svg:desc>'add-on impact'.A2:'add-on impact'.H2</svg:desc>
                </draw:g>
              </table:table-cell>
              <table:table-cell office:value-type="float" office:value="45.45">
                <text:p>45.45</text:p>
              </table:table-cell>
              <table:table-cell office:value-type="float" office:value="50.1783">
                <text:p>50.1783</text:p>
              </table:table-cell>
              <table:table-cell office:value-type="float" office:value="49.4811">
                <text:p>49.4811</text:p>
              </table:table-cell>
              <table:table-cell office:value-type="float" office:value="49.0435">
                <text:p>49.0435</text:p>
              </table:table-cell>
              <table:table-cell office:value-type="float" office:value="45.4119">
                <text:p>45.4119</text:p>
              </table:table-cell>
              <table:table-cell office:value-type="float" office:value="44.6312">
                <text:p>44.6312</text:p>
              </table:table-cell>
              <table:table-cell office:value-type="float" office:value="44.1297">
                <text:p>44.129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ccffcc" draw:fill-hatch-name="Black_20_45_20_Degrees_20_Wide" draw:fill-hatch-solid="true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fill="hatch" draw:fill-color="#ffccff" draw:fill-hatch-name="Black_20_0_20_Degrees" draw:fill-hatch-solid="tru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ffffcc" draw:fill-hatch-name="Black_20_-45_20_Degrees" draw:fill-hatch-solid="tru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3.673cm" svg:y="0cm" style:legend-expansion="custom" chartooo:width="10.214cm" chartooo:height="1.24cm" style:legend-expansion-aspect-ratio="8.23709677419355" chart:style-name="ch2"/>
        <chart:plot-area chart:style-name="ch3" table:cell-range-address="joint.A216:joint.E220" chart:data-source-has-labels="both" svg:x="1.331cm" svg:y="0.18cm" svg:width="14.349cm" svg:height="7.659cm">
          <chartooo:coordinate-region svg:x="1.952cm" svg:y="0.38cm" svg:width="13.728cm" svg:height="6.813cm"/>
          <chart:axis chart:dimension="x" chart:name="primary-x" chart:style-name="ch4" chartooo:axis-type="auto">
            <chartooo:date-scale/>
            <chart:title svg:x="5.326cm" svg:y="8.019cm" chart:style-name="ch5">
              <text:p>Settings of wind speed and data center size</text:p>
            </chart:title>
            <chart:categories table:cell-range-address="joint.A217:joint.A220"/>
          </chart:axis>
          <chart:axis chart:dimension="y" chart:name="primary-y" chart:style-name="ch6">
            <chart:title svg:x="0.451cm" svg:y="5.813cm" chart:style-name="ch7">
              <text:p>Total power losses (MW)</text:p>
            </chart:title>
            <chart:grid chart:style-name="ch8" chart:class="major"/>
          </chart:axis>
          <chart:series chart:style-name="ch9" chart:values-cell-range-address="joint.B217:joint.B220" chart:label-cell-address="joint.B216:joint.B216" chart:class="chart:bar">
            <chart:data-point chart:style-name="ch10"/>
            <chart:data-point chart:repeated="3"/>
          </chart:series>
          <chart:series chart:style-name="ch11" chart:values-cell-range-address="joint.C217:joint.C220" chart:label-cell-address="joint.C216:joint.C216" chart:class="chart:bar">
            <chart:data-point chart:repeated="4"/>
          </chart:series>
          <chart:series chart:style-name="ch12" chart:values-cell-range-address="joint.D217:joint.D220" chart:label-cell-address="joint.D216:joint.D216" chart:class="chart:bar">
            <chart:data-point chart:repeated="4"/>
          </chart:series>
          <chart:series chart:style-name="ch13" chart:values-cell-range-address="joint.E217:joint.E220" chart:label-cell-address="joint.E216:joint.E216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-location</text:p>
                <draw:g>
                  <svg:desc>joint.B216:joint.B216</svg:desc>
                </draw:g>
              </table:table-cell>
              <table:table-cell office:value-type="string">
                <text:p>Only DC</text:p>
                <draw:g>
                  <svg:desc>joint.C216:joint.C216</svg:desc>
                </draw:g>
              </table:table-cell>
              <table:table-cell office:value-type="string">
                <text:p>Only WF</text:p>
                <draw:g>
                  <svg:desc>joint.D216:joint.D216</svg:desc>
                </draw:g>
              </table:table-cell>
              <table:table-cell office:value-type="string">
                <text:p>Jointly</text:p>
                <draw:g>
                  <svg:desc>joint.E216:joint.E2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D-50MW</text:p>
                <draw:g>
                  <svg:desc>joint.A217:joint.A220</svg:desc>
                </draw:g>
              </table:table-cell>
              <table:table-cell office:value-type="float" office:value="50.1207">
                <text:p>50.1207</text:p>
                <draw:g>
                  <svg:desc>joint.B217:joint.B220</svg:desc>
                </draw:g>
              </table:table-cell>
              <table:table-cell office:value-type="float" office:value="47.6341">
                <text:p>47.6341</text:p>
                <draw:g>
                  <svg:desc>joint.C217:joint.C220</svg:desc>
                </draw:g>
              </table:table-cell>
              <table:table-cell office:value-type="float" office:value="49.4811">
                <text:p>49.4811</text:p>
                <draw:g>
                  <svg:desc>joint.D217:joint.D220</svg:desc>
                </draw:g>
              </table:table-cell>
              <table:table-cell office:value-type="float" office:value="46.86">
                <text:p>46.86</text:p>
                <draw:g>
                  <svg:desc>joint.E217:joint.E220</svg:desc>
                </draw:g>
              </table:table-cell>
            </table:table-row>
            <table:table-row>
              <table:table-cell office:value-type="string">
                <text:p>MID-100MW</text:p>
              </table:table-cell>
              <table:table-cell office:value-type="float" office:value="47.955">
                <text:p>47.955</text:p>
              </table:table-cell>
              <table:table-cell office:value-type="float" office:value="45.44924">
                <text:p>45.44924</text:p>
              </table:table-cell>
              <table:table-cell office:value-type="float" office:value="49.4811">
                <text:p>49.4811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string">
                <text:p>HIGH-50MW</text:p>
              </table:table-cell>
              <table:table-cell office:value-type="float" office:value="49.5576">
                <text:p>49.5576</text:p>
              </table:table-cell>
              <table:table-cell office:value-type="float" office:value="47.63411">
                <text:p>47.63411</text:p>
              </table:table-cell>
              <table:table-cell office:value-type="float" office:value="49.0435">
                <text:p>49.0435</text:p>
              </table:table-cell>
              <table:table-cell office:value-type="float" office:value="46.39">
                <text:p>46.39</text:p>
              </table:table-cell>
            </table:table-row>
            <table:table-row>
              <table:table-cell office:value-type="string">
                <text:p>HIGH-100MW</text:p>
              </table:table-cell>
              <table:table-cell office:value-type="float" office:value="50.212">
                <text:p>50.212</text:p>
              </table:table-cell>
              <table:table-cell office:value-type="float" office:value="45.4492">
                <text:p>45.4492</text:p>
              </table:table-cell>
              <table:table-cell office:value-type="float" office:value="49.0435">
                <text:p>49.0435</text:p>
              </table:table-cell>
              <table:table-cell office:value-type="float" office:value="44.1297">
                <text:p>44.129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" chart:maximum="8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1cm" svg:height="10.003cm" xlink:href=".." xlink:type="simple" chart:class="chart:line" chart:style-name="ch1">
        <chart:title svg:x="7.308cm" svg:y="0.336cm" chart:style-name="ch2">
          <text:p>ZERO</text:p>
        </chart:title>
        <chart:legend svg:x="1.893cm" svg:y="1.454cm" style:legend-expansion="custom" chartooo:width="2.563cm" chartooo:height="4.084cm" style:legend-expansion-aspect-ratio="0.627571008814887" chart:style-name="ch3"/>
        <chart:plot-area chart:style-name="ch4" table:cell-range-address="filtered.A24:filtered.E34 filtered.B23:filtered.E23 filtered.B2:filtered.E13" chart:data-source-has-labels="both" svg:x="0.708cm" svg:y="0.328cm" svg:width="14.926cm" svg:height="9.022cm">
          <chartooo:coordinate-region svg:x="1.329cm" svg:y="0.527cm" svg:width="14.025cm" svg:height="8.176cm"/>
          <chart:axis chart:dimension="x" chart:name="primary-x" chart:style-name="ch5" chartooo:axis-type="auto">
            <chartooo:date-scale/>
            <chart:title svg:x="6.526cm" svg:y="9.443cm" chart:style-name="ch6">
              <text:p>Data center size (MW)</text:p>
            </chart:title>
            <chart:categories table:cell-range-address="filtered.A24:filtered.A34"/>
          </chart:axis>
          <chart:axis chart:dimension="y" chart:name="primary-y" chart:style-name="ch7">
            <chart:title svg:x="0cm" svg:y="6.643cm" chart:style-name="ch8">
              <text:p>Total power losses (MW)</text:p>
            </chart:title>
          </chart:axis>
          <chart:series chart:style-name="ch9" chart:values-cell-range-address="filtered.B24:filtered.B34" chart:label-cell-address="filtered.B23:filtered.B23" chart:class="chart:line">
            <chart:data-point chart:repeated="11"/>
          </chart:series>
          <chart:series chart:style-name="ch10" chart:values-cell-range-address="filtered.B3:filtered.B13" chart:label-cell-address="filtered.B2:filtered.B2" chart:class="chart:line">
            <chart:data-point chart:repeated="11"/>
          </chart:series>
          <chart:series chart:style-name="ch11" chart:values-cell-range-address="filtered.C3:filtered.C13" chart:label-cell-address="filtered.C2:filtered.C2" chart:class="chart:line">
            <chart:data-point chart:repeated="11"/>
          </chart:series>
          <chart:series chart:style-name="ch12" chart:values-cell-range-address="filtered.D3:filtered.D13" chart:label-cell-address="filtered.D2:filtered.D2" chart:class="chart:line">
            <chart:data-point chart:repeated="11"/>
          </chart:series>
          <chart:series chart:style-name="ch13" chart:values-cell-range-address="filtered.E3:filtered.E13" chart:label-cell-address="filtered.E2:filtered.E2" chart:class="chart:line">
            <chart:data-point chart:repeated="11"/>
          </chart:series>
          <chart:series chart:style-name="ch14" chart:values-cell-range-address="filtered.C24:filtered.C34" chart:label-cell-address="filtered.C23:filtered.C23" chart:class="chart:line">
            <chart:data-point chart:repeated="11"/>
          </chart:series>
          <chart:series chart:style-name="ch15" chart:values-cell-range-address="filtered.D24:filtered.D34" chart:label-cell-address="filtered.D23:filtered.D23" chart:class="chart:line">
            <chart:data-point chart:repeated="11"/>
          </chart:series>
          <chart:series chart:style-name="ch16" chart:values-cell-range-address="filtered.E24:filtered.E34" chart:label-cell-address="filtered.E23:filtered.E23" chart:class="chart:line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@Bus 1</text:p>
                <draw:g>
                  <svg:desc>filtered.B23:filtered.B23</svg:desc>
                </draw:g>
              </table:table-cell>
              <table:table-cell office:value-type="string">
                <text:p>@Bus 2</text:p>
                <draw:g>
                  <svg:desc>filtered.B2:filtered.B2</svg:desc>
                </draw:g>
              </table:table-cell>
              <table:table-cell office:value-type="string">
                <text:p>@Bus 18</text:p>
                <draw:g>
                  <svg:desc>filtered.C2:filtered.C2</svg:desc>
                </draw:g>
              </table:table-cell>
              <table:table-cell office:value-type="string">
                <text:p>@Bus 25</text:p>
                <draw:g>
                  <svg:desc>filtered.D2:filtered.D2</svg:desc>
                </draw:g>
              </table:table-cell>
              <table:table-cell office:value-type="string">
                <text:p>@Bus 36</text:p>
                <draw:g>
                  <svg:desc>filtered.E2:filtered.E2</svg:desc>
                </draw:g>
              </table:table-cell>
              <table:table-cell office:value-type="string">
                <text:p>@Bus 31</text:p>
                <draw:g>
                  <svg:desc>filtered.C23:filtered.C23</svg:desc>
                </draw:g>
              </table:table-cell>
              <table:table-cell office:value-type="string">
                <text:p>@Bus 38</text:p>
                <draw:g>
                  <svg:desc>filtered.D23:filtered.D23</svg:desc>
                </draw:g>
              </table:table-cell>
              <table:table-cell office:value-type="string">
                <text:p>@Bus 39</text:p>
                <draw:g>
                  <svg:desc>filtered.E23:filtered.E2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iltered.A24:filtered.A34</svg:desc>
                </draw:g>
              </table:table-cell>
              <table:table-cell office:value-type="float" office:value="44.94527">
                <text:p>44.94527</text:p>
                <draw:g>
                  <svg:desc>filtered.B24:filtered.B34</svg:desc>
                </draw:g>
              </table:table-cell>
              <table:table-cell office:value-type="float" office:value="44.94527">
                <text:p>44.94527</text:p>
                <draw:g>
                  <svg:desc>filtered.B3:filtered.B13</svg:desc>
                </draw:g>
              </table:table-cell>
              <table:table-cell office:value-type="float" office:value="44.94527">
                <text:p>44.94527</text:p>
                <draw:g>
                  <svg:desc>filtered.C3:filtered.C13</svg:desc>
                </draw:g>
              </table:table-cell>
              <table:table-cell office:value-type="float" office:value="44.94527">
                <text:p>44.94527</text:p>
                <draw:g>
                  <svg:desc>filtered.D3:filtered.D13</svg:desc>
                </draw:g>
              </table:table-cell>
              <table:table-cell office:value-type="float" office:value="44.94527">
                <text:p>44.94527</text:p>
                <draw:g>
                  <svg:desc>filtered.E3:filtered.E13</svg:desc>
                </draw:g>
              </table:table-cell>
              <table:table-cell office:value-type="float" office:value="44.94527">
                <text:p>44.94527</text:p>
                <draw:g>
                  <svg:desc>filtered.C24:filtered.C34</svg:desc>
                </draw:g>
              </table:table-cell>
              <table:table-cell office:value-type="float" office:value="44.94527">
                <text:p>44.94527</text:p>
                <draw:g>
                  <svg:desc>filtered.D24:filtered.D34</svg:desc>
                </draw:g>
              </table:table-cell>
              <table:table-cell office:value-type="float" office:value="44.94527">
                <text:p>44.94527</text:p>
                <draw:g>
                  <svg:desc>filtered.E24:filtered.E3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5.98714">
                <text:p>45.98714</text:p>
              </table:table-cell>
              <table:table-cell office:value-type="float" office:value="45.59171">
                <text:p>45.59171</text:p>
              </table:table-cell>
              <table:table-cell office:value-type="float" office:value="45.71993">
                <text:p>45.71993</text:p>
              </table:table-cell>
              <table:table-cell office:value-type="float" office:value="44.48914">
                <text:p>44.48914</text:p>
              </table:table-cell>
              <table:table-cell office:value-type="float" office:value="44.45387">
                <text:p>44.45387</text:p>
              </table:table-cell>
              <table:table-cell office:value-type="float" office:value="44.94527">
                <text:p>44.94527</text:p>
              </table:table-cell>
              <table:table-cell office:value-type="float" office:value="43.52307">
                <text:p>43.52307</text:p>
              </table:table-cell>
              <table:table-cell office:value-type="float" office:value="45.97814">
                <text:p>45.978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7.20471">
                <text:p>47.20471</text:p>
              </table:table-cell>
              <table:table-cell office:value-type="float" office:value="46.37687">
                <text:p>46.37687</text:p>
              </table:table-cell>
              <table:table-cell office:value-type="float" office:value="46.62645">
                <text:p>46.62645</text:p>
              </table:table-cell>
              <table:table-cell office:value-type="float" office:value="44.3442">
                <text:p>44.3442</text:p>
              </table:table-cell>
              <table:table-cell office:value-type="float" office:value="44.17743">
                <text:p>44.17743</text:p>
              </table:table-cell>
              <table:table-cell office:value-type="float" office:value="44.94527">
                <text:p>44.94527</text:p>
              </table:table-cell>
              <table:table-cell office:value-type="float" office:value="42.50632">
                <text:p>42.50632</text:p>
              </table:table-cell>
              <table:table-cell office:value-type="float" office:value="47.17178">
                <text:p>47.1717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8.60397">
                <text:p>48.60397</text:p>
              </table:table-cell>
              <table:table-cell office:value-type="float" office:value="47.30533">
                <text:p>47.30533</text:p>
              </table:table-cell>
              <table:table-cell office:value-type="float" office:value="47.67">
                <text:p>47.67</text:p>
              </table:table-cell>
              <table:table-cell office:value-type="float" office:value="44.51752">
                <text:p>44.51752</text:p>
              </table:table-cell>
              <table:table-cell office:value-type="float" office:value="44.1192">
                <text:p>44.1192</text:p>
              </table:table-cell>
              <table:table-cell office:value-type="float" office:value="44.94527">
                <text:p>44.94527</text:p>
              </table:table-cell>
              <table:table-cell office:value-type="float" office:value="41.89887">
                <text:p>41.89887</text:p>
              </table:table-cell>
              <table:table-cell office:value-type="float" office:value="48.5324">
                <text:p>48.53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0.19184">
                <text:p>50.19184</text:p>
              </table:table-cell>
              <table:table-cell office:value-type="float" office:value="48.38235">
                <text:p>48.38235</text:p>
              </table:table-cell>
              <table:table-cell office:value-type="float" office:value="48.85652">
                <text:p>48.85652</text:p>
              </table:table-cell>
              <table:table-cell office:value-type="float" office:value="45.01712">
                <text:p>45.01712</text:p>
              </table:table-cell>
              <table:table-cell office:value-type="float" office:value="44.28337">
                <text:p>44.28337</text:p>
              </table:table-cell>
              <table:table-cell office:value-type="float" office:value="44.94527">
                <text:p>44.94527</text:p>
              </table:table-cell>
              <table:table-cell office:value-type="float" office:value="41.70643">
                <text:p>41.70643</text:p>
              </table:table-cell>
              <table:table-cell office:value-type="float" office:value="50.06724">
                <text:p>50.0672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1.9763">
                <text:p>51.9763</text:p>
              </table:table-cell>
              <table:table-cell office:value-type="float" office:value="49.61402">
                <text:p>49.61402</text:p>
              </table:table-cell>
              <table:table-cell office:value-type="float" office:value="50.19286">
                <text:p>50.19286</text:p>
              </table:table-cell>
              <table:table-cell office:value-type="float" office:value="45.85213">
                <text:p>45.85213</text:p>
              </table:table-cell>
              <table:table-cell office:value-type="float" office:value="44.6752">
                <text:p>44.6752</text:p>
              </table:table-cell>
              <table:table-cell office:value-type="float" office:value="44.94527">
                <text:p>44.94527</text:p>
              </table:table-cell>
              <table:table-cell office:value-type="float" office:value="41.93671">
                <text:p>41.93671</text:p>
              </table:table-cell>
              <table:table-cell office:value-type="float" office:value="51.78474">
                <text:p>51.7847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3.96667">
                <text:p>53.96667</text:p>
              </table:table-cell>
              <table:table-cell office:value-type="float" office:value="51.00745">
                <text:p>51.00745</text:p>
              </table:table-cell>
              <table:table-cell office:value-type="float" office:value="51.68698">
                <text:p>51.68698</text:p>
              </table:table-cell>
              <table:table-cell office:value-type="float" office:value="47.03298">
                <text:p>47.03298</text:p>
              </table:table-cell>
              <table:table-cell office:value-type="float" office:value="45.30111">
                <text:p>45.30111</text:p>
              </table:table-cell>
              <table:table-cell office:value-type="float" office:value="44.94527">
                <text:p>44.94527</text:p>
              </table:table-cell>
              <table:table-cell office:value-type="float" office:value="42.59966">
                <text:p>42.59966</text:p>
              </table:table-cell>
              <table:table-cell office:value-type="float" office:value="53.69478">
                <text:p>53.694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56.17385">
                <text:p>56.17385</text:p>
              </table:table-cell>
              <table:table-cell office:value-type="float" office:value="52.57093">
                <text:p>52.57093</text:p>
              </table:table-cell>
              <table:table-cell office:value-type="float" office:value="53.34818">
                <text:p>53.34818</text:p>
              </table:table-cell>
              <table:table-cell office:value-type="float" office:value="48.57166">
                <text:p>48.57166</text:p>
              </table:table-cell>
              <table:table-cell office:value-type="float" office:value="46.16893">
                <text:p>46.16893</text:p>
              </table:table-cell>
              <table:table-cell office:value-type="float" office:value="44.94527">
                <text:p>44.94527</text:p>
              </table:table-cell>
              <table:table-cell office:value-type="float" office:value="43.70776">
                <text:p>43.70776</text:p>
              </table:table-cell>
              <table:table-cell office:value-type="float" office:value="55.80897">
                <text:p>55.8089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8.61066">
                <text:p>58.61066</text:p>
              </table:table-cell>
              <table:table-cell office:value-type="float" office:value="54.31422">
                <text:p>54.31422</text:p>
              </table:table-cell>
              <table:table-cell office:value-type="float" office:value="55.18739">
                <text:p>55.18739</text:p>
              </table:table-cell>
              <table:table-cell office:value-type="float" office:value="50.48206">
                <text:p>50.48206</text:p>
              </table:table-cell>
              <table:table-cell office:value-type="float" office:value="47.28817">
                <text:p>47.28817</text:p>
              </table:table-cell>
              <table:table-cell office:value-type="float" office:value="44.94527">
                <text:p>44.94527</text:p>
              </table:table-cell>
              <table:table-cell office:value-type="float" office:value="45.27645">
                <text:p>45.27645</text:p>
              </table:table-cell>
              <table:table-cell office:value-type="float" office:value="58.14113">
                <text:p>58.1411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61.29239">
                <text:p>61.29239</text:p>
              </table:table-cell>
              <table:table-cell office:value-type="float" office:value="56.24889">
                <text:p>56.24889</text:p>
              </table:table-cell>
              <table:table-cell office:value-type="float" office:value="57.21758">
                <text:p>57.21758</text:p>
              </table:table-cell>
              <table:table-cell office:value-type="float" office:value="52.78036">
                <text:p>52.78036</text:p>
              </table:table-cell>
              <table:table-cell office:value-type="float" office:value="48.67029">
                <text:p>48.67029</text:p>
              </table:table-cell>
              <table:table-cell office:value-type="float" office:value="44.94527">
                <text:p>44.94527</text:p>
              </table:table-cell>
              <table:table-cell office:value-type="float" office:value="47.32464">
                <text:p>47.32464</text:p>
              </table:table-cell>
              <table:table-cell office:value-type="float" office:value="60.70778">
                <text:p>60.7077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4.23743">
                <text:p>64.23743</text:p>
              </table:table-cell>
              <table:table-cell office:value-type="float" office:value="58.38885">
                <text:p>58.38885</text:p>
              </table:table-cell>
              <table:table-cell office:value-type="float" office:value="59.4543">
                <text:p>59.4543</text:p>
              </table:table-cell>
              <table:table-cell office:value-type="float" office:value="55.48569">
                <text:p>55.48569</text:p>
              </table:table-cell>
              <table:table-cell office:value-type="float" office:value="50.32925">
                <text:p>50.32925</text:p>
              </table:table-cell>
              <table:table-cell office:value-type="float" office:value="44.94527">
                <text:p>44.94527</text:p>
              </table:table-cell>
              <table:table-cell office:value-type="float" office:value="49.87552">
                <text:p>49.87552</text:p>
              </table:table-cell>
              <table:table-cell office:value-type="float" office:value="63.52898">
                <text:p>63.5289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" chart:maximum="8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1cm" svg:height="10.003cm" xlink:href=".." xlink:type="simple" chart:class="chart:line" chart:style-name="ch1">
        <chart:title svg:x="7.414cm" svg:y="0.336cm" chart:style-name="ch2">
          <text:p>LOW</text:p>
        </chart:title>
        <chart:legend svg:x="1.976cm" svg:y="0.899cm" style:legend-expansion="custom" chartooo:width="2.563cm" chartooo:height="4.084cm" style:legend-expansion-aspect-ratio="0.627571008814887" chart:style-name="ch3"/>
        <chart:plot-area chart:style-name="ch4" table:cell-range-address="filtered.A24:filtered.A34 filtered.B23:filtered.E23 filtered.F24:filtered.I34 filtered.B2:filtered.E2 filtered.F3:filtered.I13" chart:data-source-has-labels="both" svg:x="0.708cm" svg:y="0.328cm" svg:width="14.926cm" svg:height="9.022cm">
          <chartooo:coordinate-region svg:x="1.329cm" svg:y="0.527cm" svg:width="14.025cm" svg:height="8.176cm"/>
          <chart:axis chart:dimension="x" chart:name="primary-x" chart:style-name="ch5" chartooo:axis-type="auto">
            <chartooo:date-scale/>
            <chart:title svg:x="6.526cm" svg:y="9.443cm" chart:style-name="ch6">
              <text:p>Data center size (MW)</text:p>
            </chart:title>
            <chart:categories table:cell-range-address="filtered.A24:filtered.A34"/>
          </chart:axis>
          <chart:axis chart:dimension="y" chart:name="primary-y" chart:style-name="ch7">
            <chart:title svg:x="0cm" svg:y="6.643cm" chart:style-name="ch8">
              <text:p>Total power losses (MW)</text:p>
            </chart:title>
          </chart:axis>
          <chart:series chart:style-name="ch9" chart:values-cell-range-address="filtered.F24:filtered.F34" chart:label-cell-address="filtered.B23:filtered.B23" chart:class="chart:line">
            <chart:data-point chart:repeated="11"/>
          </chart:series>
          <chart:series chart:style-name="ch10" chart:values-cell-range-address="filtered.F3:filtered.F13" chart:label-cell-address="filtered.B2:filtered.B2" chart:class="chart:line">
            <chart:data-point chart:repeated="11"/>
          </chart:series>
          <chart:series chart:style-name="ch11" chart:values-cell-range-address="filtered.G3:filtered.G13" chart:label-cell-address="filtered.C2:filtered.C2" chart:class="chart:line">
            <chart:data-point chart:repeated="11"/>
          </chart:series>
          <chart:series chart:style-name="ch12" chart:values-cell-range-address="filtered.H3:filtered.H13" chart:label-cell-address="filtered.D2:filtered.D2" chart:class="chart:line">
            <chart:data-point chart:repeated="11"/>
          </chart:series>
          <chart:series chart:style-name="ch13" chart:values-cell-range-address="filtered.I3:filtered.I13" chart:label-cell-address="filtered.E2:filtered.E2" chart:class="chart:line">
            <chart:data-point chart:repeated="11"/>
          </chart:series>
          <chart:series chart:style-name="ch14" chart:values-cell-range-address="filtered.G24:filtered.G34" chart:label-cell-address="filtered.C23:filtered.C23" chart:class="chart:line">
            <chart:data-point chart:repeated="11"/>
          </chart:series>
          <chart:series chart:style-name="ch15" chart:values-cell-range-address="filtered.H24:filtered.H34" chart:label-cell-address="filtered.D23:filtered.D23" chart:class="chart:line">
            <chart:data-point chart:repeated="11"/>
          </chart:series>
          <chart:series chart:style-name="ch16" chart:values-cell-range-address="filtered.I24:filtered.I34" chart:label-cell-address="filtered.E23:filtered.E23" chart:class="chart:line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@Bus 1</text:p>
                <draw:g>
                  <svg:desc>filtered.B23:filtered.B23</svg:desc>
                </draw:g>
              </table:table-cell>
              <table:table-cell office:value-type="string">
                <text:p>@Bus 2</text:p>
                <draw:g>
                  <svg:desc>filtered.B2:filtered.B2</svg:desc>
                </draw:g>
              </table:table-cell>
              <table:table-cell office:value-type="string">
                <text:p>@Bus 18</text:p>
                <draw:g>
                  <svg:desc>filtered.C2:filtered.C2</svg:desc>
                </draw:g>
              </table:table-cell>
              <table:table-cell office:value-type="string">
                <text:p>@Bus 25</text:p>
                <draw:g>
                  <svg:desc>filtered.D2:filtered.D2</svg:desc>
                </draw:g>
              </table:table-cell>
              <table:table-cell office:value-type="string">
                <text:p>@Bus 36</text:p>
                <draw:g>
                  <svg:desc>filtered.E2:filtered.E2</svg:desc>
                </draw:g>
              </table:table-cell>
              <table:table-cell office:value-type="string">
                <text:p>@Bus 31</text:p>
                <draw:g>
                  <svg:desc>filtered.C23:filtered.C23</svg:desc>
                </draw:g>
              </table:table-cell>
              <table:table-cell office:value-type="string">
                <text:p>@Bus 38</text:p>
                <draw:g>
                  <svg:desc>filtered.D23:filtered.D23</svg:desc>
                </draw:g>
              </table:table-cell>
              <table:table-cell office:value-type="string">
                <text:p>@Bus 39</text:p>
                <draw:g>
                  <svg:desc>filtered.E23:filtered.E2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iltered.A24:filtered.A34</svg:desc>
                </draw:g>
              </table:table-cell>
              <table:table-cell office:value-type="float" office:value="45.07242">
                <text:p>45.07242</text:p>
                <draw:g>
                  <svg:desc>filtered.F24:filtered.F34</svg:desc>
                </draw:g>
              </table:table-cell>
              <table:table-cell office:value-type="float" office:value="45.07242">
                <text:p>45.07242</text:p>
                <draw:g>
                  <svg:desc>filtered.F3:filtered.F13</svg:desc>
                </draw:g>
              </table:table-cell>
              <table:table-cell office:value-type="float" office:value="45.07242">
                <text:p>45.07242</text:p>
                <draw:g>
                  <svg:desc>filtered.G3:filtered.G13</svg:desc>
                </draw:g>
              </table:table-cell>
              <table:table-cell office:value-type="float" office:value="45.07242">
                <text:p>45.07242</text:p>
                <draw:g>
                  <svg:desc>filtered.H3:filtered.H13</svg:desc>
                </draw:g>
              </table:table-cell>
              <table:table-cell office:value-type="float" office:value="45.07242">
                <text:p>45.07242</text:p>
                <draw:g>
                  <svg:desc>filtered.I3:filtered.I13</svg:desc>
                </draw:g>
              </table:table-cell>
              <table:table-cell office:value-type="float" office:value="45.07242">
                <text:p>45.07242</text:p>
                <draw:g>
                  <svg:desc>filtered.G24:filtered.G34</svg:desc>
                </draw:g>
              </table:table-cell>
              <table:table-cell office:value-type="float" office:value="45.07242">
                <text:p>45.07242</text:p>
                <draw:g>
                  <svg:desc>filtered.H24:filtered.H34</svg:desc>
                </draw:g>
              </table:table-cell>
              <table:table-cell office:value-type="float" office:value="45.07242">
                <text:p>45.07242</text:p>
                <draw:g>
                  <svg:desc>filtered.I24:filtered.I3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6.10192">
                <text:p>46.10192</text:p>
              </table:table-cell>
              <table:table-cell office:value-type="float" office:value="45.70162">
                <text:p>45.70162</text:p>
              </table:table-cell>
              <table:table-cell office:value-type="float" office:value="45.8235">
                <text:p>45.8235</text:p>
              </table:table-cell>
              <table:table-cell office:value-type="float" office:value="44.57674">
                <text:p>44.57674</text:p>
              </table:table-cell>
              <table:table-cell office:value-type="float" office:value="44.55423">
                <text:p>44.55423</text:p>
              </table:table-cell>
              <table:table-cell office:value-type="float" office:value="45.07242">
                <text:p>45.07242</text:p>
              </table:table-cell>
              <table:table-cell office:value-type="float" office:value="43.60114">
                <text:p>43.60114</text:p>
              </table:table-cell>
              <table:table-cell office:value-type="float" office:value="46.09425">
                <text:p>46.094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7.30636">
                <text:p>47.30636</text:p>
              </table:table-cell>
              <table:table-cell office:value-type="float" office:value="46.4688">
                <text:p>46.4688</text:p>
              </table:table-cell>
              <table:table-cell office:value-type="float" office:value="46.70558">
                <text:p>46.70558</text:p>
              </table:table-cell>
              <table:table-cell office:value-type="float" office:value="44.39119">
                <text:p>44.39119</text:p>
              </table:table-cell>
              <table:table-cell office:value-type="float" office:value="44.25027">
                <text:p>44.25027</text:p>
              </table:table-cell>
              <table:table-cell office:value-type="float" office:value="45.07242">
                <text:p>45.07242</text:p>
              </table:table-cell>
              <table:table-cell office:value-type="float" office:value="42.53446">
                <text:p>42.53446</text:p>
              </table:table-cell>
              <table:table-cell office:value-type="float" office:value="47.27607">
                <text:p>47.2760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8.69161">
                <text:p>48.69161</text:p>
              </table:table-cell>
              <table:table-cell office:value-type="float" office:value="47.37839">
                <text:p>47.37839</text:p>
              </table:table-cell>
              <table:table-cell office:value-type="float" office:value="47.72366">
                <text:p>47.72366</text:p>
              </table:table-cell>
              <table:table-cell office:value-type="float" office:value="44.52271">
                <text:p>44.52271</text:p>
              </table:table-cell>
              <table:table-cell office:value-type="float" office:value="44.16367">
                <text:p>44.16367</text:p>
              </table:table-cell>
              <table:table-cell office:value-type="float" office:value="45.07242">
                <text:p>45.07242</text:p>
              </table:table-cell>
              <table:table-cell office:value-type="float" office:value="41.876">
                <text:p>41.876</text:p>
              </table:table-cell>
              <table:table-cell office:value-type="float" office:value="48.62397">
                <text:p>48.623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0.26443">
                <text:p>50.26443</text:p>
              </table:table-cell>
              <table:table-cell office:value-type="float" office:value="48.43551">
                <text:p>48.43551</text:p>
              </table:table-cell>
              <table:table-cell office:value-type="float" office:value="48.88353">
                <text:p>48.88353</text:p>
              </table:table-cell>
              <table:table-cell office:value-type="float" office:value="44.97912">
                <text:p>44.97912</text:p>
              </table:table-cell>
              <table:table-cell office:value-type="float" office:value="44.29846">
                <text:p>44.29846</text:p>
              </table:table-cell>
              <table:table-cell office:value-type="float" office:value="45.07242">
                <text:p>45.07242</text:p>
              </table:table-cell>
              <table:table-cell office:value-type="float" office:value="41.63121">
                <text:p>41.63121</text:p>
              </table:table-cell>
              <table:table-cell office:value-type="float" office:value="50.14504">
                <text:p>50.1450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2.03266">
                <text:p>52.03266</text:p>
              </table:table-cell>
              <table:table-cell office:value-type="float" office:value="49.64609">
                <text:p>49.64609</text:p>
              </table:table-cell>
              <table:table-cell office:value-type="float" office:value="50.19186">
                <text:p>50.19186</text:p>
              </table:table-cell>
              <table:table-cell office:value-type="float" office:value="45.76936">
                <text:p>45.76936</text:p>
              </table:table-cell>
              <table:table-cell office:value-type="float" office:value="44.6597">
                <text:p>44.6597</text:p>
              </table:table-cell>
              <table:table-cell office:value-type="float" office:value="45.07242">
                <text:p>45.07242</text:p>
              </table:table-cell>
              <table:table-cell office:value-type="float" office:value="41.80751">
                <text:p>41.80751</text:p>
              </table:table-cell>
              <table:table-cell office:value-type="float" office:value="51.84754">
                <text:p>51.8475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4.00538">
                <text:p>54.00538</text:p>
              </table:table-cell>
              <table:table-cell office:value-type="float" office:value="51.01704">
                <text:p>51.01704</text:p>
              </table:table-cell>
              <table:table-cell office:value-type="float" office:value="51.65639">
                <text:p>51.65639</text:p>
              </table:table-cell>
              <table:table-cell office:value-type="float" office:value="46.90359">
                <text:p>46.90359</text:p>
              </table:table-cell>
              <table:table-cell office:value-type="float" office:value="45.25361">
                <text:p>45.25361</text:p>
              </table:table-cell>
              <table:table-cell office:value-type="float" office:value="45.07242">
                <text:p>45.07242</text:p>
              </table:table-cell>
              <table:table-cell office:value-type="float" office:value="42.41451">
                <text:p>42.41451</text:p>
              </table:table-cell>
              <table:table-cell office:value-type="float" office:value="53.74111">
                <text:p>53.741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56.19323">
                <text:p>56.19323</text:p>
              </table:table-cell>
              <table:table-cell office:value-type="float" office:value="52.5564">
                <text:p>52.5564</text:p>
              </table:table-cell>
              <table:table-cell office:value-type="float" office:value="53.28612">
                <text:p>53.28612</text:p>
              </table:table-cell>
              <table:table-cell office:value-type="float" office:value="48.39352">
                <text:p>48.39352</text:p>
              </table:table-cell>
              <table:table-cell office:value-type="float" office:value="46.08777">
                <text:p>46.08777</text:p>
              </table:table-cell>
              <table:table-cell office:value-type="float" office:value="45.07242">
                <text:p>45.07242</text:p>
              </table:table-cell>
              <table:table-cell office:value-type="float" office:value="43.46429">
                <text:p>43.46429</text:p>
              </table:table-cell>
              <table:table-cell office:value-type="float" office:value="55.8371">
                <text:p>55.837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8.60872">
                <text:p>58.60872</text:p>
              </table:table-cell>
              <table:table-cell office:value-type="float" office:value="54.27363">
                <text:p>54.27363</text:p>
              </table:table-cell>
              <table:table-cell office:value-type="float" office:value="55.09165">
                <text:p>55.09165</text:p>
              </table:table-cell>
              <table:table-cell office:value-type="float" office:value="50.25263">
                <text:p>50.25263</text:p>
              </table:table-cell>
              <table:table-cell office:value-type="float" office:value="47.17136">
                <text:p>47.17136</text:p>
              </table:table-cell>
              <table:table-cell office:value-type="float" office:value="45.07242">
                <text:p>45.07242</text:p>
              </table:table-cell>
              <table:table-cell office:value-type="float" office:value="44.97181">
                <text:p>44.97181</text:p>
              </table:table-cell>
              <table:table-cell office:value-type="float" office:value="58.14897">
                <text:p>58.1489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61.26671">
                <text:p>61.26671</text:p>
              </table:table-cell>
              <table:table-cell office:value-type="float" office:value="56.17993">
                <text:p>56.17993</text:p>
              </table:table-cell>
              <table:table-cell office:value-type="float" office:value="57.08552">
                <text:p>57.08552</text:p>
              </table:table-cell>
              <table:table-cell office:value-type="float" office:value="52.49667">
                <text:p>52.49667</text:p>
              </table:table-cell>
              <table:table-cell office:value-type="float" office:value="48.51546">
                <text:p>48.51546</text:p>
              </table:table-cell>
              <table:table-cell office:value-type="float" office:value="45.07242">
                <text:p>45.07242</text:p>
              </table:table-cell>
              <table:table-cell office:value-type="float" office:value="46.95538">
                <text:p>46.95538</text:p>
              </table:table-cell>
              <table:table-cell office:value-type="float" office:value="60.69279">
                <text:p>60.6927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4.18504">
                <text:p>64.18504</text:p>
              </table:table-cell>
              <table:table-cell office:value-type="float" office:value="58.28871">
                <text:p>58.28871</text:p>
              </table:table-cell>
              <table:table-cell office:value-type="float" office:value="59.28271">
                <text:p>59.28271</text:p>
              </table:table-cell>
              <table:table-cell office:value-type="float" office:value="55.14415">
                <text:p>55.14415</text:p>
              </table:table-cell>
              <table:table-cell office:value-type="float" office:value="50.13355">
                <text:p>50.13355</text:p>
              </table:table-cell>
              <table:table-cell office:value-type="float" office:value="45.07242">
                <text:p>45.07242</text:p>
              </table:table-cell>
              <table:table-cell office:value-type="float" office:value="49.43744">
                <text:p>49.43744</text:p>
              </table:table-cell>
              <table:table-cell office:value-type="float" office:value="63.48803">
                <text:p>63.4880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" chart:maximum="8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1cm" svg:height="10.003cm" xlink:href=".." xlink:type="simple" chart:class="chart:line" chart:style-name="ch1">
        <chart:title svg:x="7.017cm" svg:y="0.336cm" chart:style-name="ch2">
          <text:p>MEDIUM</text:p>
        </chart:title>
        <chart:legend svg:x="1.976cm" svg:y="0.899cm" style:legend-expansion="custom" chartooo:width="2.563cm" chartooo:height="4.084cm" style:legend-expansion-aspect-ratio="0.627571008814887" chart:style-name="ch3"/>
        <chart:plot-area chart:style-name="ch4" table:cell-range-address="filtered.A24:filtered.A34 filtered.B23:filtered.E23 filtered.J24:filtered.M34 filtered.B2:filtered.E2 filtered.J3:filtered.M13" chart:data-source-has-labels="both" svg:x="0.708cm" svg:y="0.328cm" svg:width="14.926cm" svg:height="9.022cm">
          <chartooo:coordinate-region svg:x="1.329cm" svg:y="0.527cm" svg:width="14.025cm" svg:height="8.176cm"/>
          <chart:axis chart:dimension="x" chart:name="primary-x" chart:style-name="ch5" chartooo:axis-type="auto">
            <chartooo:date-scale/>
            <chart:title svg:x="6.526cm" svg:y="9.443cm" chart:style-name="ch6">
              <text:p>Data center size (MW)</text:p>
            </chart:title>
            <chart:categories table:cell-range-address="filtered.A24:filtered.A34"/>
          </chart:axis>
          <chart:axis chart:dimension="y" chart:name="primary-y" chart:style-name="ch7">
            <chart:title svg:x="0cm" svg:y="6.643cm" chart:style-name="ch8">
              <text:p>Total power losses (MW)</text:p>
            </chart:title>
          </chart:axis>
          <chart:series chart:style-name="ch9" chart:values-cell-range-address="filtered.J24:filtered.J34" chart:label-cell-address="filtered.B23:filtered.B23" chart:class="chart:line">
            <chart:data-point chart:repeated="11"/>
          </chart:series>
          <chart:series chart:style-name="ch10" chart:values-cell-range-address="filtered.J3:filtered.J13" chart:label-cell-address="filtered.B2:filtered.B2" chart:class="chart:line">
            <chart:data-point chart:repeated="11"/>
          </chart:series>
          <chart:series chart:style-name="ch11" chart:values-cell-range-address="filtered.K3:filtered.K13" chart:label-cell-address="filtered.C2:filtered.C2" chart:class="chart:line">
            <chart:data-point chart:repeated="11"/>
          </chart:series>
          <chart:series chart:style-name="ch12" chart:values-cell-range-address="filtered.L3:filtered.L13" chart:label-cell-address="filtered.D2:filtered.D2" chart:class="chart:line">
            <chart:data-point chart:repeated="11"/>
          </chart:series>
          <chart:series chart:style-name="ch13" chart:values-cell-range-address="filtered.M3:filtered.M13" chart:label-cell-address="filtered.E2:filtered.E2" chart:class="chart:line">
            <chart:data-point chart:repeated="11"/>
          </chart:series>
          <chart:series chart:style-name="ch14" chart:values-cell-range-address="filtered.K24:filtered.K34" chart:label-cell-address="filtered.C23:filtered.C23" chart:class="chart:line">
            <chart:data-point chart:repeated="11"/>
          </chart:series>
          <chart:series chart:style-name="ch15" chart:values-cell-range-address="filtered.L24:filtered.L34" chart:label-cell-address="filtered.D23:filtered.D23" chart:class="chart:line">
            <chart:data-point chart:repeated="11"/>
          </chart:series>
          <chart:series chart:style-name="ch16" chart:values-cell-range-address="filtered.M24:filtered.M34" chart:label-cell-address="filtered.E23:filtered.E23" chart:class="chart:line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@Bus 1</text:p>
                <draw:g>
                  <svg:desc>filtered.B23:filtered.B23</svg:desc>
                </draw:g>
              </table:table-cell>
              <table:table-cell office:value-type="string">
                <text:p>@Bus 2</text:p>
                <draw:g>
                  <svg:desc>filtered.B2:filtered.B2</svg:desc>
                </draw:g>
              </table:table-cell>
              <table:table-cell office:value-type="string">
                <text:p>@Bus 18</text:p>
                <draw:g>
                  <svg:desc>filtered.C2:filtered.C2</svg:desc>
                </draw:g>
              </table:table-cell>
              <table:table-cell office:value-type="string">
                <text:p>@Bus 25</text:p>
                <draw:g>
                  <svg:desc>filtered.D2:filtered.D2</svg:desc>
                </draw:g>
              </table:table-cell>
              <table:table-cell office:value-type="string">
                <text:p>@Bus 36</text:p>
                <draw:g>
                  <svg:desc>filtered.E2:filtered.E2</svg:desc>
                </draw:g>
              </table:table-cell>
              <table:table-cell office:value-type="string">
                <text:p>@Bus 31</text:p>
                <draw:g>
                  <svg:desc>filtered.C23:filtered.C23</svg:desc>
                </draw:g>
              </table:table-cell>
              <table:table-cell office:value-type="string">
                <text:p>@Bus 38</text:p>
                <draw:g>
                  <svg:desc>filtered.D23:filtered.D23</svg:desc>
                </draw:g>
              </table:table-cell>
              <table:table-cell office:value-type="string">
                <text:p>@Bus 39</text:p>
                <draw:g>
                  <svg:desc>filtered.E23:filtered.E2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iltered.A24:filtered.A34</svg:desc>
                </draw:g>
              </table:table-cell>
              <table:table-cell office:value-type="float" office:value="50.212">
                <text:p>50.212</text:p>
                <draw:g>
                  <svg:desc>filtered.J24:filtered.J34</svg:desc>
                </draw:g>
              </table:table-cell>
              <table:table-cell office:value-type="float" office:value="50.212">
                <text:p>50.212</text:p>
                <draw:g>
                  <svg:desc>filtered.J3:filtered.J13</svg:desc>
                </draw:g>
              </table:table-cell>
              <table:table-cell office:value-type="float" office:value="50.212">
                <text:p>50.212</text:p>
                <draw:g>
                  <svg:desc>filtered.K3:filtered.K13</svg:desc>
                </draw:g>
              </table:table-cell>
              <table:table-cell office:value-type="float" office:value="50.212">
                <text:p>50.212</text:p>
                <draw:g>
                  <svg:desc>filtered.L3:filtered.L13</svg:desc>
                </draw:g>
              </table:table-cell>
              <table:table-cell office:value-type="float" office:value="50.212">
                <text:p>50.212</text:p>
                <draw:g>
                  <svg:desc>filtered.M3:filtered.M13</svg:desc>
                </draw:g>
              </table:table-cell>
              <table:table-cell office:value-type="float" office:value="50.212">
                <text:p>50.212</text:p>
                <draw:g>
                  <svg:desc>filtered.K24:filtered.K34</svg:desc>
                </draw:g>
              </table:table-cell>
              <table:table-cell office:value-type="float" office:value="50.212">
                <text:p>50.212</text:p>
                <draw:g>
                  <svg:desc>filtered.L24:filtered.L34</svg:desc>
                </draw:g>
              </table:table-cell>
              <table:table-cell office:value-type="float" office:value="50.212">
                <text:p>50.212</text:p>
                <draw:g>
                  <svg:desc>filtered.M24:filtered.M3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.98714">
                <text:p>50.98714</text:p>
              </table:table-cell>
              <table:table-cell office:value-type="float" office:value="50.4747">
                <text:p>50.4747</text:p>
              </table:table-cell>
              <table:table-cell office:value-type="float" office:value="50.45324">
                <text:p>50.45324</text:p>
              </table:table-cell>
              <table:table-cell office:value-type="float" office:value="48.83681">
                <text:p>48.83681</text:p>
              </table:table-cell>
              <table:table-cell office:value-type="float" office:value="49.10335">
                <text:p>49.10335</text:p>
              </table:table-cell>
              <table:table-cell office:value-type="float" office:value="50.212">
                <text:p>50.212</text:p>
              </table:table-cell>
              <table:table-cell office:value-type="float" office:value="47.63411">
                <text:p>47.63411</text:p>
              </table:table-cell>
              <table:table-cell office:value-type="float" office:value="51.00957">
                <text:p>51.0095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1.92428">
                <text:p>51.92428</text:p>
              </table:table-cell>
              <table:table-cell office:value-type="float" office:value="50.86272">
                <text:p>50.86272</text:p>
              </table:table-cell>
              <table:table-cell office:value-type="float" office:value="50.81071">
                <text:p>50.81071</text:p>
              </table:table-cell>
              <table:table-cell office:value-type="float" office:value="47.75362">
                <text:p>47.75362</text:p>
              </table:table-cell>
              <table:table-cell office:value-type="float" office:value="48.19768">
                <text:p>48.19768</text:p>
              </table:table-cell>
              <table:table-cell office:value-type="float" office:value="50.212">
                <text:p>50.212</text:p>
              </table:table-cell>
              <table:table-cell office:value-type="float" office:value="45.44924">
                <text:p>45.44924</text:p>
              </table:table-cell>
              <table:table-cell office:value-type="float" office:value="51.95382">
                <text:p>51.9538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3.02733">
                <text:p>53.02733</text:p>
              </table:table-cell>
              <table:table-cell office:value-type="float" office:value="51.37849">
                <text:p>51.37849</text:p>
              </table:table-cell>
              <table:table-cell office:value-type="float" office:value="51.28717">
                <text:p>51.28717</text:p>
              </table:table-cell>
              <table:table-cell office:value-type="float" office:value="46.96674">
                <text:p>46.96674</text:p>
              </table:table-cell>
              <table:table-cell office:value-type="float" office:value="47.49575">
                <text:p>47.49575</text:p>
              </table:table-cell>
              <table:table-cell office:value-type="float" office:value="50.212">
                <text:p>50.212</text:p>
              </table:table-cell>
              <table:table-cell office:value-type="float" office:value="43.65658">
                <text:p>43.65658</text:p>
              </table:table-cell>
              <table:table-cell office:value-type="float" office:value="53.04874">
                <text:p>53.0487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4.3007">
                <text:p>54.3007</text:p>
              </table:table-cell>
              <table:table-cell office:value-type="float" office:value="52.02483">
                <text:p>52.02483</text:p>
              </table:table-cell>
              <table:table-cell office:value-type="float" office:value="51.88579">
                <text:p>51.88579</text:p>
              </table:table-cell>
              <table:table-cell office:value-type="float" office:value="46.48102">
                <text:p>46.48102</text:p>
              </table:table-cell>
              <table:table-cell office:value-type="float" office:value="46.99891">
                <text:p>46.99891</text:p>
              </table:table-cell>
              <table:table-cell office:value-type="float" office:value="50.212">
                <text:p>50.212</text:p>
              </table:table-cell>
              <table:table-cell office:value-type="float" office:value="42.2568">
                <text:p>42.2568</text:p>
              </table:table-cell>
              <table:table-cell office:value-type="float" office:value="54.29894">
                <text:p>54.2989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5.74949">
                <text:p>55.74949</text:p>
              </table:table-cell>
              <table:table-cell office:value-type="float" office:value="52.80499">
                <text:p>52.80499</text:p>
              </table:table-cell>
              <table:table-cell office:value-type="float" office:value="52.6102">
                <text:p>52.6102</text:p>
              </table:table-cell>
              <table:table-cell office:value-type="float" office:value="46.30194">
                <text:p>46.30194</text:p>
              </table:table-cell>
              <table:table-cell office:value-type="float" office:value="46.7092">
                <text:p>46.7092</text:p>
              </table:table-cell>
              <table:table-cell office:value-type="float" office:value="50.212">
                <text:p>50.212</text:p>
              </table:table-cell>
              <table:table-cell office:value-type="float" office:value="41.25208">
                <text:p>41.25208</text:p>
              </table:table-cell>
              <table:table-cell office:value-type="float" office:value="55.70974">
                <text:p>55.7097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7.37949">
                <text:p>57.37949</text:p>
              </table:table-cell>
              <table:table-cell office:value-type="float" office:value="53.72271">
                <text:p>53.72271</text:p>
              </table:table-cell>
              <table:table-cell office:value-type="float" office:value="53.46457">
                <text:p>53.46457</text:p>
              </table:table-cell>
              <table:table-cell office:value-type="float" office:value="46.43565">
                <text:p>46.43565</text:p>
              </table:table-cell>
              <table:table-cell office:value-type="float" office:value="46.62933">
                <text:p>46.62933</text:p>
              </table:table-cell>
              <table:table-cell office:value-type="float" office:value="50.212">
                <text:p>50.212</text:p>
              </table:table-cell>
              <table:table-cell office:value-type="float" office:value="40.64616">
                <text:p>40.64616</text:p>
              </table:table-cell>
              <table:table-cell office:value-type="float" office:value="57.28726">
                <text:p>57.2872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59.19734">
                <text:p>59.19734</text:p>
              </table:table-cell>
              <table:table-cell office:value-type="float" office:value="54.7823">
                <text:p>54.7823</text:p>
              </table:table-cell>
              <table:table-cell office:value-type="float" office:value="54.45367">
                <text:p>54.45367</text:p>
              </table:table-cell>
              <table:table-cell office:value-type="float" office:value="46.88907">
                <text:p>46.88907</text:p>
              </table:table-cell>
              <table:table-cell office:value-type="float" office:value="46.76282">
                <text:p>46.76282</text:p>
              </table:table-cell>
              <table:table-cell office:value-type="float" office:value="50.212">
                <text:p>50.212</text:p>
              </table:table-cell>
              <table:table-cell office:value-type="float" office:value="40.44439">
                <text:p>40.44439</text:p>
              </table:table-cell>
              <table:table-cell office:value-type="float" office:value="59.03856">
                <text:p>59.0385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1.21065">
                <text:p>61.21065</text:p>
              </table:table-cell>
              <table:table-cell office:value-type="float" office:value="55.98871">
                <text:p>55.98871</text:p>
              </table:table-cell>
              <table:table-cell office:value-type="float" office:value="55.58298">
                <text:p>55.58298</text:p>
              </table:table-cell>
              <table:table-cell office:value-type="float" office:value="47.67003">
                <text:p>47.67003</text:p>
              </table:table-cell>
              <table:table-cell office:value-type="float" office:value="47.11401">
                <text:p>47.11401</text:p>
              </table:table-cell>
              <table:table-cell office:value-type="float" office:value="50.212">
                <text:p>50.212</text:p>
              </table:table-cell>
              <table:table-cell office:value-type="float" office:value="40.65392">
                <text:p>40.65392</text:p>
              </table:table-cell>
              <table:table-cell office:value-type="float" office:value="60.97177">
                <text:p>60.9717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63.42818">
                <text:p>63.42818</text:p>
              </table:table-cell>
              <table:table-cell office:value-type="float" office:value="57.34765">
                <text:p>57.34765</text:p>
              </table:table-cell>
              <table:table-cell office:value-type="float" office:value="56.85879">
                <text:p>56.85879</text:p>
              </table:table-cell>
              <table:table-cell office:value-type="float" office:value="48.78737">
                <text:p>48.78737</text:p>
              </table:table-cell>
              <table:table-cell office:value-type="float" office:value="47.68821">
                <text:p>47.68821</text:p>
              </table:table-cell>
              <table:table-cell office:value-type="float" office:value="50.212">
                <text:p>50.212</text:p>
              </table:table-cell>
              <table:table-cell office:value-type="float" office:value="41.28379">
                <text:p>41.28379</text:p>
              </table:table-cell>
              <table:table-cell office:value-type="float" office:value="63.09635">
                <text:p>63.0963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5.86008">
                <text:p>65.86008</text:p>
              </table:table-cell>
              <table:table-cell office:value-type="float" office:value="58.86572">
                <text:p>58.86572</text:p>
              </table:table-cell>
              <table:table-cell office:value-type="float" office:value="58.2884">
                <text:p>58.2884</text:p>
              </table:table-cell>
              <table:table-cell office:value-type="float" office:value="50.25113">
                <text:p>50.25113</text:p>
              </table:table-cell>
              <table:table-cell office:value-type="float" office:value="48.49183">
                <text:p>48.49183</text:p>
              </table:table-cell>
              <table:table-cell office:value-type="float" office:value="50.212">
                <text:p>50.212</text:p>
              </table:table-cell>
              <table:table-cell office:value-type="float" office:value="42.34524">
                <text:p>42.34524</text:p>
              </table:table-cell>
              <table:table-cell office:value-type="float" office:value="65.42332">
                <text:p>65.4233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" chart:maximum="8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1cm" svg:height="10.003cm" xlink:href=".." xlink:type="simple" chart:class="chart:line" chart:style-name="ch1">
        <chart:title svg:x="7.361cm" svg:y="0.336cm" chart:style-name="ch2">
          <text:p>HIGH</text:p>
        </chart:title>
        <chart:legend svg:x="1.509cm" svg:y="0.446cm" style:legend-expansion="custom" chartooo:width="2.563cm" chartooo:height="4.084cm" style:legend-expansion-aspect-ratio="0.627571008814887" chart:style-name="ch3"/>
        <chart:plot-area chart:style-name="ch4" table:cell-range-address="filtered.A24:filtered.A34 filtered.B23:filtered.E23 filtered.N24:filtered.Q34 filtered.B2:filtered.E2 filtered.N3:filtered.Q13" chart:data-source-has-labels="both" svg:x="0.626cm" svg:y="0.298cm" svg:width="15.133cm" svg:height="9.02cm">
          <chartooo:coordinate-region svg:x="1.247cm" svg:y="0.498cm" svg:width="14.232cm" svg:height="8.173cm"/>
          <chart:axis chart:dimension="x" chart:name="primary-x" chart:style-name="ch5" chartooo:axis-type="auto">
            <chartooo:date-scale/>
            <chart:title svg:x="6.547cm" svg:y="9.443cm" chart:style-name="ch6">
              <text:p>Data center size (MW)</text:p>
            </chart:title>
            <chart:categories table:cell-range-address="filtered.A24:filtered.A34"/>
          </chart:axis>
          <chart:axis chart:dimension="y" chart:name="primary-y" chart:style-name="ch7">
            <chart:title svg:x="0cm" svg:y="6.612cm" chart:style-name="ch8">
              <text:p>Total power losses (MW)</text:p>
            </chart:title>
          </chart:axis>
          <chart:series chart:style-name="ch9" chart:values-cell-range-address="filtered.N24:filtered.N34" chart:label-cell-address="filtered.B23:filtered.B23" chart:class="chart:line">
            <chart:data-point chart:repeated="11"/>
          </chart:series>
          <chart:series chart:style-name="ch10" chart:values-cell-range-address="filtered.N3:filtered.N13" chart:label-cell-address="filtered.B2:filtered.B2" chart:class="chart:line">
            <chart:data-point chart:repeated="11"/>
          </chart:series>
          <chart:series chart:style-name="ch11" chart:values-cell-range-address="filtered.O3:filtered.O13" chart:label-cell-address="filtered.C2:filtered.C2" chart:class="chart:line">
            <chart:data-point chart:repeated="11"/>
          </chart:series>
          <chart:series chart:style-name="ch12" chart:values-cell-range-address="filtered.P3:filtered.P13" chart:label-cell-address="filtered.D2:filtered.D2" chart:class="chart:line">
            <chart:data-point chart:repeated="11"/>
          </chart:series>
          <chart:series chart:style-name="ch13" chart:values-cell-range-address="filtered.Q3:filtered.Q13" chart:label-cell-address="filtered.E2:filtered.E2" chart:class="chart:line">
            <chart:data-point chart:repeated="11"/>
          </chart:series>
          <chart:series chart:style-name="ch14" chart:values-cell-range-address="filtered.O24:filtered.O34" chart:label-cell-address="filtered.C23:filtered.C23" chart:class="chart:line">
            <chart:data-point chart:repeated="11"/>
          </chart:series>
          <chart:series chart:style-name="ch15" chart:values-cell-range-address="filtered.P24:filtered.P34" chart:label-cell-address="filtered.D23:filtered.D23" chart:class="chart:line">
            <chart:data-point chart:repeated="11"/>
          </chart:series>
          <chart:series chart:style-name="ch16" chart:values-cell-range-address="filtered.Q24:filtered.Q34" chart:label-cell-address="filtered.E23:filtered.E23" chart:class="chart:line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@Bus 1</text:p>
                <draw:g>
                  <svg:desc>filtered.B23:filtered.B23</svg:desc>
                </draw:g>
              </table:table-cell>
              <table:table-cell office:value-type="string">
                <text:p>@Bus 2</text:p>
                <draw:g>
                  <svg:desc>filtered.B2:filtered.B2</svg:desc>
                </draw:g>
              </table:table-cell>
              <table:table-cell office:value-type="string">
                <text:p>@Bus 18</text:p>
                <draw:g>
                  <svg:desc>filtered.C2:filtered.C2</svg:desc>
                </draw:g>
              </table:table-cell>
              <table:table-cell office:value-type="string">
                <text:p>@Bus 25</text:p>
                <draw:g>
                  <svg:desc>filtered.D2:filtered.D2</svg:desc>
                </draw:g>
              </table:table-cell>
              <table:table-cell office:value-type="string">
                <text:p>@Bus 36</text:p>
                <draw:g>
                  <svg:desc>filtered.E2:filtered.E2</svg:desc>
                </draw:g>
              </table:table-cell>
              <table:table-cell office:value-type="string">
                <text:p>@Bus 31</text:p>
                <draw:g>
                  <svg:desc>filtered.C23:filtered.C23</svg:desc>
                </draw:g>
              </table:table-cell>
              <table:table-cell office:value-type="string">
                <text:p>@Bus 38</text:p>
                <draw:g>
                  <svg:desc>filtered.D23:filtered.D23</svg:desc>
                </draw:g>
              </table:table-cell>
              <table:table-cell office:value-type="string">
                <text:p>@Bus 39</text:p>
                <draw:g>
                  <svg:desc>filtered.E23:filtered.E2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iltered.A24:filtered.A34</svg:desc>
                </draw:g>
              </table:table-cell>
              <table:table-cell office:value-type="float" office:value="57.19864">
                <text:p>57.19864</text:p>
                <draw:g>
                  <svg:desc>filtered.N24:filtered.N34</svg:desc>
                </draw:g>
              </table:table-cell>
              <table:table-cell office:value-type="float" office:value="57.19864">
                <text:p>57.19864</text:p>
                <draw:g>
                  <svg:desc>filtered.N3:filtered.N13</svg:desc>
                </draw:g>
              </table:table-cell>
              <table:table-cell office:value-type="float" office:value="57.19864">
                <text:p>57.19864</text:p>
                <draw:g>
                  <svg:desc>filtered.O3:filtered.O13</svg:desc>
                </draw:g>
              </table:table-cell>
              <table:table-cell office:value-type="float" office:value="57.19864">
                <text:p>57.19864</text:p>
                <draw:g>
                  <svg:desc>filtered.P3:filtered.P13</svg:desc>
                </draw:g>
              </table:table-cell>
              <table:table-cell office:value-type="float" office:value="57.19864">
                <text:p>57.19864</text:p>
                <draw:g>
                  <svg:desc>filtered.Q3:filtered.Q13</svg:desc>
                </draw:g>
              </table:table-cell>
              <table:table-cell office:value-type="float" office:value="57.19864">
                <text:p>57.19864</text:p>
                <draw:g>
                  <svg:desc>filtered.O24:filtered.O34</svg:desc>
                </draw:g>
              </table:table-cell>
              <table:table-cell office:value-type="float" office:value="57.19864">
                <text:p>57.19864</text:p>
                <draw:g>
                  <svg:desc>filtered.P24:filtered.P34</svg:desc>
                </draw:g>
              </table:table-cell>
              <table:table-cell office:value-type="float" office:value="57.19864">
                <text:p>57.19864</text:p>
                <draw:g>
                  <svg:desc>filtered.Q24:filtered.Q3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7.80212">
                <text:p>57.80212</text:p>
              </table:table-cell>
              <table:table-cell office:value-type="float" office:value="57.19997">
                <text:p>57.19997</text:p>
              </table:table-cell>
              <table:table-cell office:value-type="float" office:value="57.06877">
                <text:p>57.06877</text:p>
              </table:table-cell>
              <table:table-cell office:value-type="float" office:value="55.15961">
                <text:p>55.15961</text:p>
              </table:table-cell>
              <table:table-cell office:value-type="float" office:value="55.64722">
                <text:p>55.64722</text:p>
              </table:table-cell>
              <table:table-cell office:value-type="float" office:value="57.19864">
                <text:p>57.19864</text:p>
              </table:table-cell>
              <table:table-cell office:value-type="float" office:value="53.76513">
                <text:p>53.76513</text:p>
              </table:table-cell>
              <table:table-cell office:value-type="float" office:value="57.84815">
                <text:p>57.848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8.56202">
                <text:p>58.56202</text:p>
              </table:table-cell>
              <table:table-cell office:value-type="float" office:value="57.32155">
                <text:p>57.32155</text:p>
              </table:table-cell>
              <table:table-cell office:value-type="float" office:value="57.04902">
                <text:p>57.04902</text:p>
              </table:table-cell>
              <table:table-cell office:value-type="float" office:value="53.40446">
                <text:p>53.40446</text:p>
              </table:table-cell>
              <table:table-cell office:value-type="float" office:value="54.29557">
                <text:p>54.29557</text:p>
              </table:table-cell>
              <table:table-cell office:value-type="float" office:value="57.19864">
                <text:p>57.19864</text:p>
              </table:table-cell>
              <table:table-cell office:value-type="float" office:value="50.72446">
                <text:p>50.72446</text:p>
              </table:table-cell>
              <table:table-cell office:value-type="float" office:value="58.63834">
                <text:p>58.6383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9.48131">
                <text:p>59.48131</text:p>
              </table:table-cell>
              <table:table-cell office:value-type="float" office:value="57.56484">
                <text:p>57.56484</text:p>
              </table:table-cell>
              <table:table-cell office:value-type="float" office:value="57.14104">
                <text:p>57.14104</text:p>
              </table:table-cell>
              <table:table-cell office:value-type="float" office:value="51.93616">
                <text:p>51.93616</text:p>
              </table:table-cell>
              <table:table-cell office:value-type="float" office:value="53.14311">
                <text:p>53.14311</text:p>
              </table:table-cell>
              <table:table-cell office:value-type="float" office:value="57.19864">
                <text:p>57.19864</text:p>
              </table:table-cell>
              <table:table-cell office:value-type="float" office:value="48.07293">
                <text:p>48.07293</text:p>
              </table:table-cell>
              <table:table-cell office:value-type="float" office:value="59.57218">
                <text:p>59.5721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0.56335">
                <text:p>60.56335</text:p>
              </table:table-cell>
              <table:table-cell office:value-type="float" office:value="57.93157">
                <text:p>57.93157</text:p>
              </table:table-cell>
              <table:table-cell office:value-type="float" office:value="57.34676">
                <text:p>57.34676</text:p>
              </table:table-cell>
              <table:table-cell office:value-type="float" office:value="50.75809">
                <text:p>50.75809</text:p>
              </table:table-cell>
              <table:table-cell office:value-type="float" office:value="52.18981">
                <text:p>52.18981</text:p>
              </table:table-cell>
              <table:table-cell office:value-type="float" office:value="57.19864">
                <text:p>57.19864</text:p>
              </table:table-cell>
              <table:table-cell office:value-type="float" office:value="45.80829">
                <text:p>45.80829</text:p>
              </table:table-cell>
              <table:table-cell office:value-type="float" office:value="60.65315">
                <text:p>60.6531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1.812">
                <text:p>61.812</text:p>
              </table:table-cell>
              <table:table-cell office:value-type="float" office:value="58.42378">
                <text:p>58.42378</text:p>
              </table:table-cell>
              <table:table-cell office:value-type="float" office:value="57.66845">
                <text:p>57.66845</text:p>
              </table:table-cell>
              <table:table-cell office:value-type="float" office:value="49.87409">
                <text:p>49.87409</text:p>
              </table:table-cell>
              <table:table-cell office:value-type="float" office:value="51.43618">
                <text:p>51.43618</text:p>
              </table:table-cell>
              <table:table-cell office:value-type="float" office:value="57.19864">
                <text:p>57.19864</text:p>
              </table:table-cell>
              <table:table-cell office:value-type="float" office:value="43.92969">
                <text:p>43.92969</text:p>
              </table:table-cell>
              <table:table-cell office:value-type="float" office:value="61.88523">
                <text:p>61.8852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3.23166">
                <text:p>63.23166</text:p>
              </table:table-cell>
              <table:table-cell office:value-type="float" office:value="59.04383">
                <text:p>59.04383</text:p>
              </table:table-cell>
              <table:table-cell office:value-type="float" office:value="58.10873">
                <text:p>58.10873</text:p>
              </table:table-cell>
              <table:table-cell office:value-type="float" office:value="49.28848">
                <text:p>49.28848</text:p>
              </table:table-cell>
              <table:table-cell office:value-type="float" office:value="50.88329">
                <text:p>50.88329</text:p>
              </table:table-cell>
              <table:table-cell office:value-type="float" office:value="57.19864">
                <text:p>57.19864</text:p>
              </table:table-cell>
              <table:table-cell office:value-type="float" office:value="42.43765">
                <text:p>42.43765</text:p>
              </table:table-cell>
              <table:table-cell office:value-type="float" office:value="63.27299">
                <text:p>63.2729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4.82734">
                <text:p>64.82734</text:p>
              </table:table-cell>
              <table:table-cell office:value-type="float" office:value="59.79447">
                <text:p>59.79447</text:p>
              </table:table-cell>
              <table:table-cell office:value-type="float" office:value="58.6706">
                <text:p>58.6706</text:p>
              </table:table-cell>
              <table:table-cell office:value-type="float" office:value="49.00612">
                <text:p>49.00612</text:p>
              </table:table-cell>
              <table:table-cell office:value-type="float" office:value="50.5328">
                <text:p>50.5328</text:p>
              </table:table-cell>
              <table:table-cell office:value-type="float" office:value="57.19864">
                <text:p>57.19864</text:p>
              </table:table-cell>
              <table:table-cell office:value-type="float" office:value="41.33411">
                <text:p>41.33411</text:p>
              </table:table-cell>
              <table:table-cell office:value-type="float" office:value="64.8217">
                <text:p>64.821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6.60472">
                <text:p>66.60472</text:p>
              </table:table-cell>
              <table:table-cell office:value-type="float" office:value="60.67887">
                <text:p>60.67887</text:p>
              </table:table-cell>
              <table:table-cell office:value-type="float" office:value="59.35751">
                <text:p>59.35751</text:p>
              </table:table-cell>
              <table:table-cell office:value-type="float" office:value="49.03246">
                <text:p>49.03246</text:p>
              </table:table-cell>
              <table:table-cell office:value-type="float" office:value="50.387">
                <text:p>50.387</text:p>
              </table:table-cell>
              <table:table-cell office:value-type="float" office:value="57.19864">
                <text:p>57.19864</text:p>
              </table:table-cell>
              <table:table-cell office:value-type="float" office:value="40.62242">
                <text:p>40.62242</text:p>
              </table:table-cell>
              <table:table-cell office:value-type="float" office:value="66.53735">
                <text:p>66.5373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68.57027">
                <text:p>68.57027</text:p>
              </table:table-cell>
              <table:table-cell office:value-type="float" office:value="61.70065">
                <text:p>61.70065</text:p>
              </table:table-cell>
              <table:table-cell office:value-type="float" office:value="60.17342">
                <text:p>60.17342</text:p>
              </table:table-cell>
              <table:table-cell office:value-type="float" office:value="49.37362">
                <text:p>49.37362</text:p>
              </table:table-cell>
              <table:table-cell office:value-type="float" office:value="50.44884">
                <text:p>50.44884</text:p>
              </table:table-cell>
              <table:table-cell office:value-type="float" office:value="57.19864">
                <text:p>57.19864</text:p>
              </table:table-cell>
              <table:table-cell office:value-type="float" office:value="40.30745">
                <text:p>40.30745</text:p>
              </table:table-cell>
              <table:table-cell office:value-type="float" office:value="68.42687">
                <text:p>68.4268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0.73137">
                <text:p>70.73137</text:p>
              </table:table-cell>
              <table:table-cell office:value-type="float" office:value="62.86396">
                <text:p>62.86396</text:p>
              </table:table-cell>
              <table:table-cell office:value-type="float" office:value="61.12284">
                <text:p>61.12284</text:p>
              </table:table-cell>
              <table:table-cell office:value-type="float" office:value="50.03648">
                <text:p>50.03648</text:p>
              </table:table-cell>
              <table:table-cell office:value-type="float" office:value="50.72203">
                <text:p>50.72203</text:p>
              </table:table-cell>
              <table:table-cell office:value-type="float" office:value="57.19864">
                <text:p>57.19864</text:p>
              </table:table-cell>
              <table:table-cell office:value-type="float" office:value="40.39565">
                <text:p>40.39565</text:p>
              </table:table-cell>
              <table:table-cell office:value-type="float" office:value="70.49817">
                <text:p>70.4981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808080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800000" fo:font-family="宋体" fo:font-size="10pt" style:font-family-asian="宋体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graphic-properties svg:stroke-color="#b3b3b3"/>
      <style:text-properties fo:color="#800000" fo:font-family="宋体" fo:font-size="10pt" style:font-family-asian="宋体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800000" fo:font-family="宋体" fo:font-size="10pt" style:font-family-asian="宋体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105cm" chart:symbol-height="0.105cm" chart:link-data-style-to-source="true">
        <chart:label-separator>
          <text:p><text:line-break/></text:p>
        </chart:label-separator>
      </style:chart-properties>
      <style:graphic-properties svg:stroke-width="0.07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05cm" chart:symbol-height="0.105cm" chart:link-data-style-to-source="true">
        <chart:label-separator>
          <text:p><text:line-break/></text:p>
        </chart:label-separator>
      </style:chart-properties>
      <style:graphic-properties svg:stroke-width="0.07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105cm" chart:symbol-height="0.105cm" chart:link-data-style-to-source="true">
        <chart:label-separator>
          <text:p><text:line-break/></text:p>
        </chart:label-separator>
      </style:chart-properties>
      <style:graphic-properties svg:stroke-width="0.07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105cm" chart:symbol-height="0.105cm" chart:link-data-style-to-source="true">
        <chart:label-separator>
          <text:p><text:line-break/></text:p>
        </chart:label-separator>
      </style:chart-properties>
      <style:graphic-properties svg:stroke-width="0.07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5.959cm" svg:height="8.995cm" xlink:href=".." xlink:type="simple" chart:class="chart:line" chart:style-name="ch1">
        <chart:subtitle svg:x="7.234cm" svg:y="0.179cm" chart:style-name="ch2">
          <text:p>sub-title</text:p>
        </chart:subtitle>
        <chart:legend chart:legend-position="end" svg:x="13.345cm" svg:y="3.503cm" style:legend-expansion="high" chart:style-name="ch3"/>
        <chart:plot-area chart:style-name="ch4" table:cell-range-address="vio_stat.A2:vio_stat.A12 vio_stat.G1:vio_stat.G12 vio_stat.E1:vio_stat.E12 vio_stat.F2:vio_stat.F12 vio_stat.H2:vio_stat.H12" chart:data-source-has-labels="both" svg:x="0.319cm" svg:y="1.067cm" svg:width="12.707cm" svg:height="7.749cm">
          <chartooo:coordinate-region svg:x="1.046cm" svg:y="1.253cm" svg:width="11.82cm" svg:height="6.942cm"/>
          <chart:axis chart:dimension="x" chart:name="primary-x" chart:style-name="ch5" chartooo:axis-type="auto">
            <chartooo:date-scale/>
            <chart:categories table:cell-range-address="vio_stat.A2:vio_stat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vio_stat.G2:vio_stat.G12" chart:label-cell-address="vio_stat.G1:vio_stat.G1" chart:class="chart:line">
            <chart:data-point chart:repeated="11"/>
          </chart:series>
          <chart:series chart:style-name="ch9" chart:values-cell-range-address="vio_stat.E2:vio_stat.E12" chart:label-cell-address="vio_stat.E1:vio_stat.E1" chart:class="chart:line">
            <chart:data-point chart:repeated="11"/>
          </chart:series>
          <chart:series chart:style-name="ch10" chart:values-cell-range-address="vio_stat.F2:vio_stat.F12" chart:class="chart:line">
            <chart:data-point chart:repeated="11"/>
          </chart:series>
          <chart:series chart:style-name="ch11" chart:values-cell-range-address="vio_stat.H2:vio_stat.H1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@bus25</text:p>
                <draw:g>
                  <svg:desc>vio_stat.G1:vio_stat.G1</svg:desc>
                </draw:g>
              </table:table-cell>
              <table:table-cell office:value-type="string">
                <text:p>@bus2</text:p>
                <draw:g>
                  <svg:desc>vio_stat.E1:vio_stat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vio_stat.A2:vio_stat.A12</svg:desc>
                </draw:g>
              </table:table-cell>
              <table:table-cell office:value-type="float" office:value="0">
                <text:p>0</text:p>
                <draw:g>
                  <svg:desc>vio_stat.G2:vio_stat.G12</svg:desc>
                </draw:g>
              </table:table-cell>
              <table:table-cell office:value-type="float" office:value="0">
                <text:p>0</text:p>
                <draw:g>
                  <svg:desc>vio_stat.E2:vio_stat.E12</svg:desc>
                </draw:g>
              </table:table-cell>
              <table:table-cell office:value-type="float" office:value="0">
                <text:p>0</text:p>
                <draw:g>
                  <svg:desc>vio_stat.F2:vio_stat.F12</svg:desc>
                </draw:g>
              </table:table-cell>
              <table:table-cell office:value-type="float" office:value="0">
                <text:p>0</text:p>
                <draw:g>
                  <svg:desc>vio_stat.H2:vio_stat.H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1cm" svg:height="13.409cm" xlink:href=".." xlink:type="simple" chart:class="chart:line" chart:style-name="ch1">
        <chart:legend svg:x="1.323cm" svg:y="1.207cm" style:legend-expansion="custom" chartooo:width="4.96cm" chartooo:height="2.501cm" style:legend-expansion-aspect-ratio="1.98320671731307" chart:style-name="ch2"/>
        <chart:plot-area chart:style-name="ch3" table:cell-range-address="oneday.A2:oneday.F26" chart:data-source-has-labels="both" svg:x="0.402cm" svg:y="0.268cm" svg:width="19.306cm" svg:height="12.873cm">
          <chartooo:coordinate-region svg:x="1.023cm" svg:y="0.467cm" svg:width="18.498cm" svg:height="12.027cm"/>
          <chart:axis chart:dimension="x" chart:name="primary-x" chart:style-name="ch4" chartooo:axis-type="auto">
            <chartooo:date-scale/>
            <chart:categories table:cell-range-address="oneday.A3:oneday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neday.B3:oneday.B26" chart:label-cell-address="oneday.B2:oneday.B2" chart:class="chart:line">
            <chart:data-point chart:repeated="24"/>
          </chart:series>
          <chart:series chart:style-name="ch8" chart:values-cell-range-address="oneday.C3:oneday.C26" chart:label-cell-address="oneday.C2:oneday.C2" chart:class="chart:line">
            <chart:data-point chart:repeated="24"/>
          </chart:series>
          <chart:series chart:style-name="ch9" chart:values-cell-range-address="oneday.D3:oneday.D26" chart:label-cell-address="oneday.D2:oneday.D2" chart:class="chart:line">
            <chart:data-point chart:repeated="24"/>
          </chart:series>
          <chart:series chart:style-name="ch10" chart:values-cell-range-address="oneday.E3:oneday.E26" chart:label-cell-address="oneday.E2:oneday.E2" chart:class="chart:line">
            <chart:data-point chart:repeated="24"/>
          </chart:series>
          <chart:series chart:style-name="ch11" chart:values-cell-range-address="oneday.F3:oneday.F26" chart:label-cell-address="oneday.F2:oneday.F2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@bus38</text:p>
                <draw:g>
                  <svg:desc>oneday.B2:oneday.B2</svg:desc>
                </draw:g>
              </table:table-cell>
              <table:table-cell office:value-type="string">
                <text:p>DC@bus1</text:p>
                <draw:g>
                  <svg:desc>oneday.C2:oneday.C2</svg:desc>
                </draw:g>
              </table:table-cell>
              <table:table-cell office:value-type="string">
                <text:p>rev@bus38</text:p>
                <draw:g>
                  <svg:desc>oneday.D2:oneday.D2</svg:desc>
                </draw:g>
              </table:table-cell>
              <table:table-cell office:value-type="string">
                <text:p>rev@bus1</text:p>
                <draw:g>
                  <svg:desc>oneday.E2:oneday.E2</svg:desc>
                </draw:g>
              </table:table-cell>
              <table:table-cell office:value-type="string">
                <text:p>const-100MW</text:p>
                <draw:g>
                  <svg:desc>oneday.F2:oneday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oneday.A3:oneday.A26</svg:desc>
                </draw:g>
              </table:table-cell>
              <table:table-cell office:value-type="float" office:value="45.11234">
                <text:p>45.11234</text:p>
                <draw:g>
                  <svg:desc>oneday.B3:oneday.B26</svg:desc>
                </draw:g>
              </table:table-cell>
              <table:table-cell office:value-type="float" office:value="46.34304">
                <text:p>46.34304</text:p>
                <draw:g>
                  <svg:desc>oneday.C3:oneday.C26</svg:desc>
                </draw:g>
              </table:table-cell>
              <table:table-cell office:value-type="float" office:value="42.7977">
                <text:p>42.7977</text:p>
                <draw:g>
                  <svg:desc>oneday.D3:oneday.D26</svg:desc>
                </draw:g>
              </table:table-cell>
              <table:table-cell office:value-type="float" office:value="47.49865">
                <text:p>47.49865</text:p>
                <draw:g>
                  <svg:desc>oneday.E3:oneday.E26</svg:desc>
                </draw:g>
              </table:table-cell>
              <table:table-cell office:value-type="float" office:value="42.15296">
                <text:p>42.15296</text:p>
                <draw:g>
                  <svg:desc>oneday.F3:oneday.F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7.1336">
                <text:p>47.1336</text:p>
              </table:table-cell>
              <table:table-cell office:value-type="float" office:value="47.78355">
                <text:p>47.78355</text:p>
              </table:table-cell>
              <table:table-cell office:value-type="float" office:value="43.72196">
                <text:p>43.72196</text:p>
              </table:table-cell>
              <table:table-cell office:value-type="float" office:value="49.23909">
                <text:p>49.23909</text:p>
              </table:table-cell>
              <table:table-cell office:value-type="float" office:value="43.36632">
                <text:p>43.3663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5.90644">
                <text:p>45.90644</text:p>
              </table:table-cell>
              <table:table-cell office:value-type="float" office:value="46.5385">
                <text:p>46.5385</text:p>
              </table:table-cell>
              <table:table-cell office:value-type="float" office:value="42.28366">
                <text:p>42.28366</text:p>
              </table:table-cell>
              <table:table-cell office:value-type="float" office:value="48.18943">
                <text:p>48.18943</text:p>
              </table:table-cell>
              <table:table-cell office:value-type="float" office:value="42.28366">
                <text:p>42.2836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6.01251">
                <text:p>46.01251</text:p>
              </table:table-cell>
              <table:table-cell office:value-type="float" office:value="46.65812">
                <text:p>46.65812</text:p>
              </table:table-cell>
              <table:table-cell office:value-type="float" office:value="42.28978">
                <text:p>42.28978</text:p>
              </table:table-cell>
              <table:table-cell office:value-type="float" office:value="48.32944">
                <text:p>48.32944</text:p>
              </table:table-cell>
              <table:table-cell office:value-type="float" office:value="42.28978">
                <text:p>42.2897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6.89664">
                <text:p>46.89664</text:p>
              </table:table-cell>
              <table:table-cell office:value-type="float" office:value="47.65781">
                <text:p>47.65781</text:p>
              </table:table-cell>
              <table:table-cell office:value-type="float" office:value="43.68272">
                <text:p>43.68272</text:p>
              </table:table-cell>
              <table:table-cell office:value-type="float" office:value="49.06729">
                <text:p>49.06729</text:p>
              </table:table-cell>
              <table:table-cell office:value-type="float" office:value="43.33985">
                <text:p>43.3398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5.33098">
                <text:p>45.33098</text:p>
              </table:table-cell>
              <table:table-cell office:value-type="float" office:value="46.2575">
                <text:p>46.2575</text:p>
              </table:table-cell>
              <table:table-cell office:value-type="float" office:value="42.7977">
                <text:p>42.7977</text:p>
              </table:table-cell>
              <table:table-cell office:value-type="float" office:value="47.49865">
                <text:p>47.49865</text:p>
              </table:table-cell>
              <table:table-cell office:value-type="float" office:value="42.15296">
                <text:p>42.152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1.38584">
                <text:p>51.38584</text:p>
              </table:table-cell>
              <table:table-cell office:value-type="float" office:value="53.28597">
                <text:p>53.28597</text:p>
              </table:table-cell>
              <table:table-cell office:value-type="float" office:value="48.28476">
                <text:p>48.28476</text:p>
              </table:table-cell>
              <table:table-cell office:value-type="float" office:value="54.15589">
                <text:p>54.15589</text:p>
              </table:table-cell>
              <table:table-cell office:value-type="float" office:value="47.27527">
                <text:p>47.2752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9.77472">
                <text:p>49.77472</text:p>
              </table:table-cell>
              <table:table-cell office:value-type="float" office:value="52.33321">
                <text:p>52.33321</text:p>
              </table:table-cell>
              <table:table-cell office:value-type="float" office:value="47.39528">
                <text:p>47.39528</text:p>
              </table:table-cell>
              <table:table-cell office:value-type="float" office:value="53.07351">
                <text:p>53.07351</text:p>
              </table:table-cell>
              <table:table-cell office:value-type="float" office:value="46.4399">
                <text:p>46.439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0.58834">
                <text:p>50.58834</text:p>
              </table:table-cell>
              <table:table-cell office:value-type="float" office:value="53.61162">
                <text:p>53.61162</text:p>
              </table:table-cell>
              <table:table-cell office:value-type="float" office:value="48.63207">
                <text:p>48.63207</text:p>
              </table:table-cell>
              <table:table-cell office:value-type="float" office:value="54.17595">
                <text:p>54.17595</text:p>
              </table:table-cell>
              <table:table-cell office:value-type="float" office:value="47.35291">
                <text:p>47.352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8.78326">
                <text:p>48.78326</text:p>
              </table:table-cell>
              <table:table-cell office:value-type="float" office:value="52.49053">
                <text:p>52.49053</text:p>
              </table:table-cell>
              <table:table-cell office:value-type="float" office:value="47.6987">
                <text:p>47.6987</text:p>
              </table:table-cell>
              <table:table-cell office:value-type="float" office:value="52.82255">
                <text:p>52.82255</text:p>
              </table:table-cell>
              <table:table-cell office:value-type="float" office:value="46.19002">
                <text:p>46.1900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9.23989">
                <text:p>49.23989</text:p>
              </table:table-cell>
              <table:table-cell office:value-type="float" office:value="53.71383">
                <text:p>53.71383</text:p>
              </table:table-cell>
              <table:table-cell office:value-type="float" office:value="49.80579">
                <text:p>49.80579</text:p>
              </table:table-cell>
              <table:table-cell office:value-type="float" office:value="53.55782">
                <text:p>53.55782</text:p>
              </table:table-cell>
              <table:table-cell office:value-type="float" office:value="47.13348">
                <text:p>47.133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8.67097">
                <text:p>48.67097</text:p>
              </table:table-cell>
              <table:table-cell office:value-type="float" office:value="53.85926">
                <text:p>53.85926</text:p>
              </table:table-cell>
              <table:table-cell office:value-type="float" office:value="50.36803">
                <text:p>50.36803</text:p>
              </table:table-cell>
              <table:table-cell office:value-type="float" office:value="53.38978">
                <text:p>53.38978</text:p>
              </table:table-cell>
              <table:table-cell office:value-type="float" office:value="47.11544">
                <text:p>47.115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9.28901">
                <text:p>49.28901</text:p>
              </table:table-cell>
              <table:table-cell office:value-type="float" office:value="55.32672">
                <text:p>55.32672</text:p>
              </table:table-cell>
              <table:table-cell office:value-type="float" office:value="52.87576">
                <text:p>52.87576</text:p>
              </table:table-cell>
              <table:table-cell office:value-type="float" office:value="54.44236">
                <text:p>54.44236</text:p>
              </table:table-cell>
              <table:table-cell office:value-type="float" office:value="48.21902">
                <text:p>48.219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8.75085">
                <text:p>48.75085</text:p>
              </table:table-cell>
              <table:table-cell office:value-type="float" office:value="55.36657">
                <text:p>55.36657</text:p>
              </table:table-cell>
              <table:table-cell office:value-type="float" office:value="53.40038">
                <text:p>53.40038</text:p>
              </table:table-cell>
              <table:table-cell office:value-type="float" office:value="54.17321">
                <text:p>54.17321</text:p>
              </table:table-cell>
              <table:table-cell office:value-type="float" office:value="48.24004">
                <text:p>48.2400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0.17676">
                <text:p>50.17676</text:p>
              </table:table-cell>
              <table:table-cell office:value-type="float" office:value="57.97289">
                <text:p>57.97289</text:p>
              </table:table-cell>
              <table:table-cell office:value-type="float" office:value="55.86968">
                <text:p>55.86968</text:p>
              </table:table-cell>
              <table:table-cell office:value-type="float" office:value="56.69218">
                <text:p>56.69218</text:p>
              </table:table-cell>
              <table:table-cell office:value-type="float" office:value="50.17676">
                <text:p>50.1767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.17676">
                <text:p>50.17676</text:p>
              </table:table-cell>
              <table:table-cell office:value-type="float" office:value="57.97289">
                <text:p>57.97289</text:p>
              </table:table-cell>
              <table:table-cell office:value-type="float" office:value="55.86968">
                <text:p>55.86968</text:p>
              </table:table-cell>
              <table:table-cell office:value-type="float" office:value="56.69218">
                <text:p>56.69218</text:p>
              </table:table-cell>
              <table:table-cell office:value-type="float" office:value="50.17676">
                <text:p>50.1767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9.66242">
                <text:p>49.66242</text:p>
              </table:table-cell>
              <table:table-cell office:value-type="float" office:value="56.64211">
                <text:p>56.64211</text:p>
              </table:table-cell>
              <table:table-cell office:value-type="float" office:value="54.52861">
                <text:p>54.52861</text:p>
              </table:table-cell>
              <table:table-cell office:value-type="float" office:value="55.50388">
                <text:p>55.50388</text:p>
              </table:table-cell>
              <table:table-cell office:value-type="float" office:value="49.10762">
                <text:p>49.107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8.5084">
                <text:p>48.5084</text:p>
              </table:table-cell>
              <table:table-cell office:value-type="float" office:value="54.37664">
                <text:p>54.37664</text:p>
              </table:table-cell>
              <table:table-cell office:value-type="float" office:value="52.23717">
                <text:p>52.23717</text:p>
              </table:table-cell>
              <table:table-cell office:value-type="float" office:value="53.3835">
                <text:p>53.3835</text:p>
              </table:table-cell>
              <table:table-cell office:value-type="float" office:value="47.49432">
                <text:p>47.4943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8.14692">
                <text:p>48.14692</text:p>
              </table:table-cell>
              <table:table-cell office:value-type="float" office:value="53.71514">
                <text:p>53.71514</text:p>
              </table:table-cell>
              <table:table-cell office:value-type="float" office:value="51.0437">
                <text:p>51.0437</text:p>
              </table:table-cell>
              <table:table-cell office:value-type="float" office:value="52.84797">
                <text:p>52.84797</text:p>
              </table:table-cell>
              <table:table-cell office:value-type="float" office:value="47.21063">
                <text:p>47.210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6.32162">
                <text:p>46.32162</text:p>
              </table:table-cell>
              <table:table-cell office:value-type="float" office:value="51.44846">
                <text:p>51.44846</text:p>
              </table:table-cell>
              <table:table-cell office:value-type="float" office:value="48.3112">
                <text:p>48.3112</text:p>
              </table:table-cell>
              <table:table-cell office:value-type="float" office:value="50.62718">
                <text:p>50.62718</text:p>
              </table:table-cell>
              <table:table-cell office:value-type="float" office:value="45.53973">
                <text:p>45.5397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4.68068">
                <text:p>44.68068</text:p>
              </table:table-cell>
              <table:table-cell office:value-type="float" office:value="49.13009">
                <text:p>49.13009</text:p>
              </table:table-cell>
              <table:table-cell office:value-type="float" office:value="46.05212">
                <text:p>46.05212</text:p>
              </table:table-cell>
              <table:table-cell office:value-type="float" office:value="48.48931">
                <text:p>48.48931</text:p>
              </table:table-cell>
              <table:table-cell office:value-type="float" office:value="43.81866">
                <text:p>43.8186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4.99303">
                <text:p>44.99303</text:p>
              </table:table-cell>
              <table:table-cell office:value-type="float" office:value="49.45021">
                <text:p>49.45021</text:p>
              </table:table-cell>
              <table:table-cell office:value-type="float" office:value="45.84567">
                <text:p>45.84567</text:p>
              </table:table-cell>
              <table:table-cell office:value-type="float" office:value="49.07591">
                <text:p>49.07591</text:p>
              </table:table-cell>
              <table:table-cell office:value-type="float" office:value="43.83267">
                <text:p>43.8326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6.34925">
                <text:p>46.34925</text:p>
              </table:table-cell>
              <table:table-cell office:value-type="float" office:value="49.56859">
                <text:p>49.56859</text:p>
              </table:table-cell>
              <table:table-cell office:value-type="float" office:value="45.91686">
                <text:p>45.91686</text:p>
              </table:table-cell>
              <table:table-cell office:value-type="float" office:value="49.75211">
                <text:p>49.75211</text:p>
              </table:table-cell>
              <table:table-cell office:value-type="float" office:value="44.34536">
                <text:p>44.3453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9.58056">
                <text:p>49.58056</text:p>
              </table:table-cell>
              <table:table-cell office:value-type="float" office:value="52.29469">
                <text:p>52.29469</text:p>
              </table:table-cell>
              <table:table-cell office:value-type="float" office:value="48.18723">
                <text:p>48.18723</text:p>
              </table:table-cell>
              <table:table-cell office:value-type="float" office:value="52.8389">
                <text:p>52.8389</text:p>
              </table:table-cell>
              <table:table-cell office:value-type="float" office:value="46.93614">
                <text:p>46.9361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531cm" svg:height="12.513cm" xlink:href=".." xlink:type="simple" chart:class="chart:line" chart:style-name="ch1">
        <chart:legend chart:legend-position="end" svg:x="16.388cm" svg:y="5.459cm" style:legend-expansion="high" chart:style-name="ch2"/>
        <chart:plot-area chart:style-name="ch3" table:cell-range-address="oneday.B68:oneday.D92" chart:data-source-has-labels="row" svg:x="0.39cm" svg:y="0.25cm" svg:width="15.608cm" svg:height="12.013cm">
          <chartooo:coordinate-region svg:x="1.011cm" svg:y="0.449cm" svg:width="14.8cm" svg:height="11.1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neday.B69:oneday.B92" chart:label-cell-address="oneday.B68:oneday.B68" chart:class="chart:line">
            <chart:data-point chart:repeated="24"/>
          </chart:series>
          <chart:series chart:style-name="ch8" chart:values-cell-range-address="oneday.C69:oneday.C92" chart:label-cell-address="oneday.C68:oneday.C68" chart:class="chart:line">
            <chart:data-point chart:repeated="24"/>
          </chart:series>
          <chart:series chart:style-name="ch9" chart:values-cell-range-address="oneday.D69:oneday.D92" chart:label-cell-address="oneday.D68:oneday.D68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DC-normal</text:p>
                <draw:g>
                  <svg:desc>oneday.B68:oneday.B68</svg:desc>
                </draw:g>
              </table:table-cell>
              <table:table-cell office:value-type="string">
                <text:p>6DC-rev</text:p>
                <draw:g>
                  <svg:desc>oneday.C68:oneday.C68</svg:desc>
                </draw:g>
              </table:table-cell>
              <table:table-cell office:value-type="string">
                <text:p>6DC-const</text:p>
                <draw:g>
                  <svg:desc>oneday.D68:oneday.D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.21537">
                <text:p>46.21537</text:p>
                <draw:g>
                  <svg:desc>oneday.B69:oneday.B92</svg:desc>
                </draw:g>
              </table:table-cell>
              <table:table-cell office:value-type="float" office:value="45.76587">
                <text:p>45.76587</text:p>
                <draw:g>
                  <svg:desc>oneday.C69:oneday.C92</svg:desc>
                </draw:g>
              </table:table-cell>
              <table:table-cell office:value-type="float" office:value="46.01071">
                <text:p>46.01071</text:p>
                <draw:g>
                  <svg:desc>oneday.D69:oneday.D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75293">
                <text:p>48.75293</text:p>
              </table:table-cell>
              <table:table-cell office:value-type="float" office:value="47.56369">
                <text:p>47.56369</text:p>
              </table:table-cell>
              <table:table-cell office:value-type="float" office:value="47.63094">
                <text:p>47.63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42663">
                <text:p>47.42663</text:p>
              </table:table-cell>
              <table:table-cell office:value-type="float" office:value="46.38761">
                <text:p>46.38761</text:p>
              </table:table-cell>
              <table:table-cell office:value-type="float" office:value="46.38761">
                <text:p>46.38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46461">
                <text:p>47.46461</text:p>
              </table:table-cell>
              <table:table-cell office:value-type="float" office:value="46.50507">
                <text:p>46.50507</text:p>
              </table:table-cell>
              <table:table-cell office:value-type="float" office:value="46.50507">
                <text:p>46.50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.54114">
                <text:p>48.54114</text:p>
              </table:table-cell>
              <table:table-cell office:value-type="float" office:value="47.41093">
                <text:p>47.41093</text:p>
              </table:table-cell>
              <table:table-cell office:value-type="float" office:value="47.47607">
                <text:p>47.476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.32657">
                <text:p>46.32657</text:p>
              </table:table-cell>
              <table:table-cell office:value-type="float" office:value="45.76587">
                <text:p>45.76587</text:p>
              </table:table-cell>
              <table:table-cell office:value-type="float" office:value="46.01071">
                <text:p>46.01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96792">
                <text:p>54.96792</text:p>
              </table:table-cell>
              <table:table-cell office:value-type="float" office:value="53.24307">
                <text:p>53.24307</text:p>
              </table:table-cell>
              <table:table-cell office:value-type="float" office:value="52.9539">
                <text:p>52.9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27278">
                <text:p>53.27278</text:p>
              </table:table-cell>
              <table:table-cell office:value-type="float" office:value="52.07963">
                <text:p>52.07963</text:p>
              </table:table-cell>
              <table:table-cell office:value-type="float" office:value="51.84649">
                <text:p>51.84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48401">
                <text:p>54.48401</text:p>
              </table:table-cell>
              <table:table-cell office:value-type="float" office:value="53.45598">
                <text:p>53.45598</text:p>
              </table:table-cell>
              <table:table-cell office:value-type="float" office:value="53.06181">
                <text:p>53.061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70753">
                <text:p>52.70753</text:p>
              </table:table-cell>
              <table:table-cell office:value-type="float" office:value="52.19568">
                <text:p>52.19568</text:p>
              </table:table-cell>
              <table:table-cell office:value-type="float" office:value="51.77192">
                <text:p>51.77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70961">
                <text:p>53.70961</text:p>
              </table:table-cell>
              <table:table-cell office:value-type="float" office:value="54.03088">
                <text:p>54.03088</text:p>
              </table:table-cell>
              <table:table-cell office:value-type="float" office:value="52.87247">
                <text:p>52.872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40269">
                <text:p>53.40269</text:p>
              </table:table-cell>
              <table:table-cell office:value-type="float" office:value="54.35691">
                <text:p>54.35691</text:p>
              </table:table-cell>
              <table:table-cell office:value-type="float" office:value="52.85226">
                <text:p>52.85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61346">
                <text:p>54.61346</text:p>
              </table:table-cell>
              <table:table-cell office:value-type="float" office:value="56.9184">
                <text:p>56.9184</text:p>
              </table:table-cell>
              <table:table-cell office:value-type="float" office:value="54.19778">
                <text:p>54.19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2251">
                <text:p>54.2251</text:p>
              </table:table-cell>
              <table:table-cell office:value-type="float" office:value="57.20196">
                <text:p>57.20196</text:p>
              </table:table-cell>
              <table:table-cell office:value-type="float" office:value="54.05234">
                <text:p>54.052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.5811">
                <text:p>56.5811</text:p>
              </table:table-cell>
              <table:table-cell office:value-type="float" office:value="60.45318">
                <text:p>60.45318</text:p>
              </table:table-cell>
              <table:table-cell office:value-type="float" office:value="56.5811">
                <text:p>56.5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.5811">
                <text:p>56.5811</text:p>
              </table:table-cell>
              <table:table-cell office:value-type="float" office:value="60.45318">
                <text:p>60.45318</text:p>
              </table:table-cell>
              <table:table-cell office:value-type="float" office:value="56.5811">
                <text:p>56.58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57542">
                <text:p>55.57542</text:p>
              </table:table-cell>
              <table:table-cell office:value-type="float" office:value="58.74585">
                <text:p>58.74585</text:p>
              </table:table-cell>
              <table:table-cell office:value-type="float" office:value="55.36263">
                <text:p>55.362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51308">
                <text:p>53.51308</text:p>
              </table:table-cell>
              <table:table-cell office:value-type="float" office:value="55.78776">
                <text:p>55.78776</text:p>
              </table:table-cell>
              <table:table-cell office:value-type="float" office:value="53.19221">
                <text:p>53.19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79131">
                <text:p>52.79131</text:p>
              </table:table-cell>
              <table:table-cell office:value-type="float" office:value="54.47429">
                <text:p>54.47429</text:p>
              </table:table-cell>
              <table:table-cell office:value-type="float" office:value="52.51713">
                <text:p>52.517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.06514">
                <text:p>50.06514</text:p>
              </table:table-cell>
              <table:table-cell office:value-type="float" office:value="50.73488">
                <text:p>50.73488</text:p>
              </table:table-cell>
              <table:table-cell office:value-type="float" office:value="50.07942">
                <text:p>50.079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79892">
                <text:p>47.79892</text:p>
              </table:table-cell>
              <table:table-cell office:value-type="float" office:value="48.22585">
                <text:p>48.22585</text:p>
              </table:table-cell>
              <table:table-cell office:value-type="float" office:value="47.85456">
                <text:p>47.85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.18801">
                <text:p>48.18801</text:p>
              </table:table-cell>
              <table:table-cell office:value-type="float" office:value="48.38666">
                <text:p>48.38666</text:p>
              </table:table-cell>
              <table:table-cell office:value-type="float" office:value="48.25439">
                <text:p>48.254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.91063">
                <text:p>48.91063</text:p>
              </table:table-cell>
              <table:table-cell office:value-type="float" office:value="48.78223">
                <text:p>48.78223</text:p>
              </table:table-cell>
              <table:table-cell office:value-type="float" office:value="48.74866">
                <text:p>48.748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.26346">
                <text:p>52.26346</text:p>
              </table:table-cell>
              <table:table-cell office:value-type="float" office:value="51.74709">
                <text:p>51.74709</text:p>
              </table:table-cell>
              <table:table-cell office:value-type="float" office:value="51.66009">
                <text:p>51.6600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251cm" svg:height="12.027cm" xlink:href=".." xlink:type="simple" chart:class="chart:line" chart:style-name="ch1">
        <chart:legend chart:legend-position="end" svg:x="17.976cm" svg:y="5.465cm" style:legend-expansion="high" chart:style-name="ch2"/>
        <chart:plot-area chart:style-name="ch3" table:cell-range-address="oneday.O2:oneday.P26" chart:data-source-has-labels="row" svg:x="0.425cm" svg:y="0.24cm" svg:width="17.126cm" svg:height="11.547cm">
          <chartooo:coordinate-region svg:x="1.232cm" svg:y="0.439cm" svg:width="16.132cm" svg:height="10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neday.O3:oneday.O26" chart:label-cell-address="oneday.O2:oneday.O2" chart:class="chart:line">
            <chart:data-point chart:repeated="24"/>
          </chart:series>
          <chart:series chart:style-name="ch7" chart:values-cell-range-address="oneday.P3:oneday.P26" chart:label-cell-address="oneday.P2:oneday.P2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 Load</text:p>
                <draw:g>
                  <svg:desc>oneday.O2:oneday.O2</svg:desc>
                </draw:g>
              </table:table-cell>
              <table:table-cell office:value-type="string">
                <text:p>DC load Rev</text:p>
                <draw:g>
                  <svg:desc>oneday.P2:oneday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oneday.O3:oneday.O26</svg:desc>
                </draw:g>
              </table:table-cell>
              <table:table-cell office:value-type="float" office:value="80">
                <text:p>80</text:p>
                <draw:g>
                  <svg:desc>oneday.P3:oneday.P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" chart:maximum="6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6.937cm" svg:y="0.295cm" style:legend-expansion="custom" chartooo:width="1.498cm" chartooo:height="0.598cm" style:legend-expansion-aspect-ratio="2.50501672240803" chart:style-name="ch2"/>
        <chart:plot-area chart:style-name="ch3" table:cell-range-address="location_wf_change_to_30.A1:location_wf_change_to_30.B40" chart:data-source-has-labels="both" svg:x="0.71cm" svg:y="0.855cm" svg:width="14.64cm" svg:height="7.445cm">
          <chartooo:coordinate-region svg:x="1.331cm" svg:y="1.054cm" svg:width="14cm" svg:height="6.626cm"/>
          <chart:axis chart:dimension="x" chart:name="primary-x" chart:style-name="ch4" chartooo:axis-type="auto">
            <chartooo:date-scale/>
            <chart:title svg:x="5.83cm" svg:y="8.44cm" chart:style-name="ch5">
              <text:p>Data center location (bus No.)</text:p>
            </chart:title>
            <chart:categories table:cell-range-address="location_wf_change_to_30.A2:location_wf_change_to_30.A40"/>
          </chart:axis>
          <chart:axis chart:dimension="y" chart:name="primary-y" chart:style-name="ch6">
            <chart:title svg:x="0cm" svg:y="6.381cm" chart:style-name="ch7">
              <text:p>Total power losses (MW)</text:p>
            </chart:title>
            <chart:grid chart:style-name="ch8" chart:class="major"/>
          </chart:axis>
          <chart:series chart:style-name="ch9" chart:values-cell-range-address="location_wf_change_to_30.B2:location_wf_change_to_30.B40" chart:label-cell-address="location_wf_change_to_30.B1:location_wf_change_to_30.B1" chart:class="chart:bar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RO</text:p>
                <draw:g>
                  <svg:desc>location_wf_change_to_30.B1:location_wf_change_to_30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location_wf_change_to_30.A2:location_wf_change_to_30.A40</svg:desc>
                </draw:g>
              </table:table-cell>
              <table:table-cell office:value-type="float" office:value="47.20471">
                <text:p>47.20471</text:p>
                <draw:g>
                  <svg:desc>location_wf_change_to_30.B2:location_wf_change_to_30.B4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6.376873">
                <text:p>46.37687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6.797449">
                <text:p>46.7974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6.608465">
                <text:p>46.60846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5.61302">
                <text:p>45.6130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5.215598">
                <text:p>45.21559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6.003712">
                <text:p>46.00371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6.275244">
                <text:p>46.2752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6.929704">
                <text:p>46.9297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4.775864">
                <text:p>44.77586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4.94956">
                <text:p>44.9495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5.145325">
                <text:p>45.14532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5.144501">
                <text:p>45.14450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5.996356">
                <text:p>45.99635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6.450707">
                <text:p>46.45070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6.037353">
                <text:p>46.03735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6.279007">
                <text:p>46.27900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6.626454">
                <text:p>46.62645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4.894445">
                <text:p>44.8944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5.286447">
                <text:p>45.28644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5.546285">
                <text:p>45.54628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4.617205">
                <text:p>44.61720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4.663028">
                <text:p>44.66302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6.048495">
                <text:p>46.04849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4.344202">
                <text:p>44.3442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5.312301">
                <text:p>45.31230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6.154025">
                <text:p>46.15402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4.554976">
                <text:p>44.55497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3.708732">
                <text:p>43.7087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6.382586">
                <text:p>46.38258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4.945271">
                <text:p>44.94527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4.721215">
                <text:p>44.72121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4.040729">
                <text:p>44.04072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4.433417">
                <text:p>44.43341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4.608273">
                <text:p>44.60827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4.177428">
                <text:p>44.17742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3.747711">
                <text:p>43.74771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2.506317">
                <text:p>42.50631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7.171776">
                <text:p>47.17177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" chart:maximum="6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link-data-style-to-source="true"/>
      <style:graphic-properties draw:fill-color="#ffffc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6.937cm" svg:y="0.295cm" style:legend-expansion="custom" chartooo:width="1.498cm" chartooo:height="0.598cm" style:legend-expansion-aspect-ratio="2.50501672240803" chart:style-name="ch2"/>
        <chart:plot-area chart:style-name="ch3" table:cell-range-address="location_wf_change_to_30.C1:location_wf_change_to_30.C40" chart:data-source-has-labels="row" svg:x="0.71cm" svg:y="0.855cm" svg:width="14.64cm" svg:height="7.445cm">
          <chartooo:coordinate-region svg:x="1.331cm" svg:y="1.054cm" svg:width="14cm" svg:height="6.626cm"/>
          <chart:axis chart:dimension="x" chart:name="primary-x" chart:style-name="ch4">
            <chart:title svg:x="5.83cm" svg:y="8.44cm" chart:style-name="ch5">
              <text:p>Data center location (bus No.)</text:p>
            </chart:title>
          </chart:axis>
          <chart:axis chart:dimension="y" chart:name="primary-y" chart:style-name="ch6">
            <chart:title svg:x="0cm" svg:y="6.381cm" chart:style-name="ch7">
              <text:p>Total power losses (MW)</text:p>
            </chart:title>
            <chart:grid chart:style-name="ch8" chart:class="major"/>
          </chart:axis>
          <chart:series chart:style-name="ch9" chart:values-cell-range-address="location_wf_change_to_30.C2:location_wf_change_to_30.C40" chart:label-cell-address="location_wf_change_to_30.C1:location_wf_change_to_30.C1" chart:class="chart:bar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location_wf_change_to_30.C1:location_wf_change_to_3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252897">
                <text:p>47.252897</text:p>
                <draw:g>
                  <svg:desc>location_wf_change_to_30.C2:location_wf_change_to_30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413416">
                <text:p>46.413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836684">
                <text:p>46.836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662742">
                <text:p>46.662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680525">
                <text:p>45.680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286804">
                <text:p>45.286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07091">
                <text:p>46.070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.340499">
                <text:p>46.3404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984811">
                <text:p>46.9848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84079">
                <text:p>44.84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016503">
                <text:p>45.0165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209565">
                <text:p>45.2095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206563">
                <text:p>45.206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.050893">
                <text:p>46.0508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490692">
                <text:p>46.490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.071215">
                <text:p>46.0712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.307725">
                <text:p>46.3077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.657047">
                <text:p>46.657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.929065">
                <text:p>44.929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320846">
                <text:p>45.3208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.580541">
                <text:p>45.580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652062">
                <text:p>44.6520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697858">
                <text:p>44.6978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082349">
                <text:p>46.0823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.34252">
                <text:p>44.342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31446">
                <text:p>45.314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.16898">
                <text:p>46.168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.538429">
                <text:p>44.538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.691964">
                <text:p>43.6919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.419264">
                <text:p>46.4192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.022639">
                <text:p>45.0226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786831">
                <text:p>44.7868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.075774">
                <text:p>44.075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.46822">
                <text:p>44.468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643143">
                <text:p>44.643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212515">
                <text:p>44.2125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.743099">
                <text:p>43.7430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48697">
                <text:p>42.486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.223338">
                <text:p>47.22333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" chart:maximum="6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link-data-style-to-source="true"/>
      <style:graphic-properties draw:fill-color="#ff8080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7.026cm" svg:y="0.275cm" style:legend-expansion="custom" chartooo:width="1.947cm" chartooo:height="0.598cm" style:legend-expansion-aspect-ratio="3.25585284280936" chart:style-name="ch2"/>
        <chart:plot-area chart:style-name="ch3" table:cell-range-address="location_wf_change_to_30.D1:location_wf_change_to_30.D40" chart:data-source-has-labels="row" svg:x="0.71cm" svg:y="0.855cm" svg:width="14.64cm" svg:height="7.445cm">
          <chartooo:coordinate-region svg:x="1.331cm" svg:y="1.054cm" svg:width="14cm" svg:height="6.626cm"/>
          <chart:axis chart:dimension="x" chart:name="primary-x" chart:style-name="ch4">
            <chart:title svg:x="5.83cm" svg:y="8.44cm" chart:style-name="ch5">
              <text:p>Data center location (bus No.)</text:p>
            </chart:title>
          </chart:axis>
          <chart:axis chart:dimension="y" chart:name="primary-y" chart:style-name="ch6">
            <chart:title svg:x="0cm" svg:y="6.381cm" chart:style-name="ch7">
              <text:p>Total power losses (MW)</text:p>
            </chart:title>
            <chart:grid chart:style-name="ch8" chart:class="major"/>
          </chart:axis>
          <chart:series chart:style-name="ch9" chart:values-cell-range-address="location_wf_change_to_30.D2:location_wf_change_to_30.D40" chart:label-cell-address="location_wf_change_to_30.D1:location_wf_change_to_30.D1" chart:class="chart:bar">
            <chart:data-point chart:repeated="13"/>
            <chart:data-point chart:style-name="ch10"/>
            <chart:data-point chart:repeated="17"/>
            <chart:data-point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UM</text:p>
                <draw:g>
                  <svg:desc>location_wf_change_to_30.D1:location_wf_change_to_3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.50278">
                <text:p>50.50278</text:p>
                <draw:g>
                  <svg:desc>location_wf_change_to_30.D2:location_wf_change_to_30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394436">
                <text:p>49.394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884565">
                <text:p>49.884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049204">
                <text:p>50.049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350497">
                <text:p>49.350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035067">
                <text:p>49.035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.73882">
                <text:p>49.738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967777">
                <text:p>49.967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39131">
                <text:p>50.39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.446918">
                <text:p>48.4469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668651">
                <text:p>48.668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803621">
                <text:p>48.8036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751623">
                <text:p>48.7516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.435701">
                <text:p>49.435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.552884">
                <text:p>49.5528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992006">
                <text:p>48.992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.113303">
                <text:p>49.1133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.507194">
                <text:p>49.5071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862443">
                <text:p>47.8624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.249975">
                <text:p>48.2499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.507492">
                <text:p>48.507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.589229">
                <text:p>47.589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.634541">
                <text:p>47.6345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.002923">
                <text:p>49.0029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.446445">
                <text:p>46.4464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.507261">
                <text:p>47.5072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.660534">
                <text:p>48.6605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.29358">
                <text:p>46.293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.4386">
                <text:p>45.43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.403086">
                <text:p>49.4030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877011">
                <text:p>48.877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404734">
                <text:p>48.4047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01723">
                <text:p>47.017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.40543">
                <text:p>47.405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58011">
                <text:p>47.580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.153631">
                <text:p>47.1536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.776208">
                <text:p>45.7762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.171107">
                <text:p>44.1711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.550173">
                <text:p>50.550173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" chart:maximum="6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7.026cm" svg:y="0.275cm" style:legend-expansion="custom" chartooo:width="1.947cm" chartooo:height="0.598cm" style:legend-expansion-aspect-ratio="3.25585284280936" chart:style-name="ch2"/>
        <chart:plot-area chart:style-name="ch3" table:cell-range-address="location_wf_change_to_30.E1:location_wf_change_to_30.E40" chart:data-source-has-labels="row" svg:x="0.71cm" svg:y="0.855cm" svg:width="14.64cm" svg:height="7.445cm">
          <chartooo:coordinate-region svg:x="1.331cm" svg:y="1.054cm" svg:width="14cm" svg:height="6.626cm"/>
          <chart:axis chart:dimension="x" chart:name="primary-x" chart:style-name="ch4">
            <chart:title svg:x="5.83cm" svg:y="8.44cm" chart:style-name="ch5">
              <text:p>Data center location (bus No.)</text:p>
            </chart:title>
          </chart:axis>
          <chart:axis chart:dimension="y" chart:name="primary-y" chart:style-name="ch6">
            <chart:title svg:x="0cm" svg:y="6.381cm" chart:style-name="ch7">
              <text:p>Total power losses (MW)</text:p>
            </chart:title>
            <chart:grid chart:style-name="ch8" chart:class="major"/>
          </chart:axis>
          <chart:series chart:style-name="ch9" chart:values-cell-range-address="location_wf_change_to_30.E2:location_wf_change_to_30.E40" chart:label-cell-address="location_wf_change_to_30.E1:location_wf_change_to_30.E1" chart:class="chart:bar">
            <chart:data-point chart:repeated="13"/>
            <chart:data-point chart:style-name="ch10"/>
            <chart:data-point chart:repeated="17"/>
            <chart:data-point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</text:p>
                <draw:g>
                  <svg:desc>location_wf_change_to_30.E1:location_wf_change_to_30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.874945">
                <text:p>55.874945</text:p>
                <draw:g>
                  <svg:desc>location_wf_change_to_30.E2:location_wf_change_to_30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551341">
                <text:p>54.551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.101317">
                <text:p>55.1013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527797">
                <text:p>55.527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030973">
                <text:p>55.030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76997">
                <text:p>54.76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.42302">
                <text:p>55.42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624202">
                <text:p>55.624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.885348">
                <text:p>55.885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071179">
                <text:p>54.0711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329106">
                <text:p>54.329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422582">
                <text:p>54.422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332958">
                <text:p>54.332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904375">
                <text:p>54.90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779058">
                <text:p>54.7790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105409">
                <text:p>54.1054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.139066">
                <text:p>54.1390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56925">
                <text:p>54.56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979957">
                <text:p>52.9799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.365117">
                <text:p>53.365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.622228">
                <text:p>53.6222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.707722">
                <text:p>52.7077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.752826">
                <text:p>52.752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.116128">
                <text:p>54.116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91683">
                <text:p>50.916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.046073">
                <text:p>52.0460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.441211">
                <text:p>53.4412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.475557">
                <text:p>50.4755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.609594">
                <text:p>49.6095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.561441">
                <text:p>54.5614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.661577">
                <text:p>54.6615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.033686">
                <text:p>54.0336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.139196">
                <text:p>52.1391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.525584">
                <text:p>52.5255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.697808">
                <text:p>52.6978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.273663">
                <text:p>52.2736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186278">
                <text:p>50.1862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.289068">
                <text:p>48.289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.982846">
                <text:p>55.98284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808080"/>
    </style:style>
    <style:style style:name="ch2" style:family="chart">
      <style:graphic-properties draw:stroke="none" svg:stroke-color="#3c3c3c" draw:fill="none" draw:fill-color="#000000"/>
      <style:text-properties fo:color="#2c001e" fo:font-family="Ubuntu" style:font-style-name="Regular" fo:font-size="10pt" style:font-family-asian="宋体" style:font-size-asian="10pt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 style:rotation-angle="90"/>
      <style:graphic-properties svg:stroke-color="#b3b3b3"/>
      <style:text-properties fo:color="#2c001e" fo:font-family="Ubuntu" style:font-style-name="Regular" fo:font-size="10pt" style:font-family-asian="宋体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1" chart:tick-mark-position="at-axis"/>
      <style:graphic-properties svg:stroke-color="#b3b3b3"/>
      <style:text-properties fo:color="#2c001e" fo:font-family="Ubuntu" style:font-style-name="Regular" fo:font-size="10pt" style:font-family-asian="宋体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svg:stroke-color="#3c3c3c" draw:fill-color="#cc33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4.327cm" svg:height="8.997cm" xlink:href=".." xlink:type="simple" chart:class="chart:bar" chart:style-name="ch1">
        <chart:legend svg:x="5.669cm" svg:y="0.228cm" style:legend-expansion="custom" chartooo:width="2.174cm" chartooo:height="1.038cm" style:legend-expansion-aspect-ratio="2.09441233140655" chart:style-name="ch2"/>
        <chart:plot-area chart:style-name="ch3" table:cell-range-address="'loc-vio'.E1:'loc-vio'.E40" chart:data-source-has-labels="row" svg:x="0.685cm" svg:y="0.849cm" svg:width="13.488cm" svg:height="7.336cm">
          <chartooo:coordinate-region svg:x="1.121cm" svg:y="1.061cm" svg:width="13.007cm" svg:height="6.504cm"/>
          <chart:axis chart:dimension="x" chart:name="primary-x" chart:style-name="ch4">
            <chart:title svg:x="5.229cm" svg:y="8.364cm" chart:style-name="ch5">
              <text:p>Data center location (bus No.)</text:p>
            </chart:title>
          </chart:axis>
          <chart:axis chart:dimension="y" chart:name="primary-y" chart:style-name="ch6">
            <chart:title svg:x="0cm" svg:y="6.056cm" chart:style-name="ch7">
              <text:p>Number of violations</text:p>
            </chart:title>
            <chart:grid chart:style-name="ch8" chart:class="major"/>
          </chart:axis>
          <chart:series chart:style-name="ch9" chart:values-cell-range-address="'loc-vio'.E2:'loc-vio'.E40" chart:label-cell-address="'loc-vio'.E1:'loc-vio'.E1" chart:class="chart:bar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UM</text:p>
                <draw:g>
                  <svg:desc>'loc-vio'.E1:'loc-vio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loc-vio'.E2:'loc-vio'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808080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800000" fo:font-family="宋体" fo:font-size="10pt" style:font-family-asian="宋体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graphic-properties svg:stroke-color="#b3b3b3"/>
      <style:text-properties fo:color="#800000" fo:font-family="宋体" fo:font-size="10pt" style:font-family-asian="宋体" style:font-size-asian="10pt" style:font-size-complex="10pt"/>
    </style:style>
    <style:style style:name="ch6" style:family="chart" style:data-style-name="N0">
      <style:chart-properties chart:display-label="true" chart:logarithmic="false" chart:minimum="40" chart:reverse-direction="false" text:line-break="false" chart:link-data-style-to-source="true" chart:axis-position="1" chart:tick-mark-position="at-axis"/>
      <style:graphic-properties svg:stroke-color="#b3b3b3"/>
      <style:text-properties fo:color="#800000" fo:font-family="宋体" fo:font-size="10pt" style:font-family-asian="宋体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176cm" chart:symbol-height="0.176cm" chart:link-data-style-to-source="true">
        <chart:label-separator>
          <text:p><text:line-break/></text:p>
        </chart:label-separator>
      </style:chart-properties>
      <style:graphic-properties svg:stroke-width="0.07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76cm" chart:symbol-height="0.176cm" chart:link-data-style-to-source="true">
        <chart:label-separator>
          <text:p><text:line-break/></text:p>
        </chart:label-separator>
      </style:chart-properties>
      <style:graphic-properties svg:stroke-width="0.07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176cm" chart:symbol-height="0.176cm" chart:link-data-style-to-source="true">
        <chart:label-separator>
          <text:p><text:line-break/></text:p>
        </chart:label-separator>
      </style:chart-properties>
      <style:graphic-properties svg:stroke-width="0.07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176cm" chart:symbol-height="0.176cm" chart:link-data-style-to-source="true">
        <chart:label-separator>
          <text:p><text:line-break/></text:p>
        </chart:label-separator>
      </style:chart-properties>
      <style:graphic-properties svg:stroke-width="0.07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5.049cm" svg:height="18.09cm" xlink:href=".." xlink:type="simple" chart:class="chart:line" chart:style-name="ch1">
        <chart:subtitle svg:x="11.779cm" svg:y="0.361cm" chart:style-name="ch2">
          <text:p>sub-title</text:p>
        </chart:subtitle>
        <chart:legend chart:legend-position="end" svg:x="21.959cm" svg:y="8.051cm" style:legend-expansion="high" chart:style-name="ch3"/>
        <chart:plot-area chart:style-name="ch4" table:cell-range-address="joint.A2:joint.E41" chart:data-source-has-labels="both" svg:x="0.5cm" svg:y="1.431cm" svg:width="20.959cm" svg:height="16.298cm">
          <chartooo:coordinate-region svg:x="1.069cm" svg:y="1.617cm" svg:width="20.23cm" svg:height="15.491cm"/>
          <chart:axis chart:dimension="x" chart:name="primary-x" chart:style-name="ch5" chartooo:axis-type="auto">
            <chartooo:date-scale/>
            <chart:categories table:cell-range-address="joint.A3:joint.A4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oint.B3:joint.B41" chart:label-cell-address="joint.B2:joint.B2" chart:class="chart:line">
            <chart:data-point chart:repeated="39"/>
          </chart:series>
          <chart:series chart:style-name="ch9" chart:values-cell-range-address="joint.C3:joint.C41" chart:label-cell-address="joint.C2:joint.C2" chart:class="chart:line">
            <chart:data-point chart:repeated="39"/>
          </chart:series>
          <chart:series chart:style-name="ch10" chart:values-cell-range-address="joint.D3:joint.D41" chart:label-cell-address="joint.D2:joint.D2" chart:class="chart:line">
            <chart:data-point chart:repeated="39"/>
          </chart:series>
          <chart:series chart:style-name="ch11" chart:values-cell-range-address="joint.E3:joint.E41" chart:label-cell-address="joint.E2:joint.E2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-location</text:p>
                <draw:g>
                  <svg:desc>joint.B2:joint.B2</svg:desc>
                </draw:g>
              </table:table-cell>
              <table:table-cell office:value-type="string">
                <text:p>Only DC</text:p>
                <draw:g>
                  <svg:desc>joint.C2:joint.C2</svg:desc>
                </draw:g>
              </table:table-cell>
              <table:table-cell office:value-type="string">
                <text:p>Only WF</text:p>
                <draw:g>
                  <svg:desc>joint.D2:joint.D2</svg:desc>
                </draw:g>
              </table:table-cell>
              <table:table-cell office:value-type="string">
                <text:p>Jointly</text:p>
                <draw:g>
                  <svg:desc>joint.E2:joint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joint.A3:joint.A41</svg:desc>
                </draw:g>
              </table:table-cell>
              <table:table-cell office:value-type="float" office:value="50.874">
                <text:p>50.874</text:p>
                <draw:g>
                  <svg:desc>joint.B3:joint.B41</svg:desc>
                </draw:g>
              </table:table-cell>
              <table:table-cell office:value-type="float" office:value="51.92428">
                <text:p>51.92428</text:p>
                <draw:g>
                  <svg:desc>joint.C3:joint.C41</svg:desc>
                </draw:g>
              </table:table-cell>
              <table:table-cell office:value-type="float" office:value="49.5251">
                <text:p>49.5251</text:p>
                <draw:g>
                  <svg:desc>joint.D3:joint.D41</svg:desc>
                </draw:g>
              </table:table-cell>
              <table:table-cell office:value-type="float" office:value="44.6312">
                <text:p>44.6312</text:p>
                <draw:g>
                  <svg:desc>joint.E3:joint.E4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.432">
                <text:p>50.432</text:p>
              </table:table-cell>
              <table:table-cell office:value-type="float" office:value="50.86272">
                <text:p>50.86272</text:p>
              </table:table-cell>
              <table:table-cell office:value-type="float" office:value="50.0631">
                <text:p>50.0631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0.618">
                <text:p>50.618</text:p>
              </table:table-cell>
              <table:table-cell office:value-type="float" office:value="51.25322">
                <text:p>51.25322</text:p>
              </table:table-cell>
              <table:table-cell office:value-type="float" office:value="49.7835">
                <text:p>49.7835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0.695">
                <text:p>50.695</text:p>
              </table:table-cell>
              <table:table-cell office:value-type="float" office:value="51.38646">
                <text:p>51.38646</text:p>
              </table:table-cell>
              <table:table-cell office:value-type="float" office:value="49.6379">
                <text:p>49.6379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0.41">
                <text:p>50.41</text:p>
              </table:table-cell>
              <table:table-cell office:value-type="float" office:value="50.68896">
                <text:p>50.68896</text:p>
              </table:table-cell>
              <table:table-cell office:value-type="float" office:value="49.9725">
                <text:p>49.9725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0.278">
                <text:p>50.278</text:p>
              </table:table-cell>
              <table:table-cell office:value-type="float" office:value="50.37185">
                <text:p>50.37185</text:p>
              </table:table-cell>
              <table:table-cell office:value-type="float" office:value="50.1327">
                <text:p>50.1327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0.572">
                <text:p>50.572</text:p>
              </table:table-cell>
              <table:table-cell office:value-type="float" office:value="51.08183">
                <text:p>51.08183</text:p>
              </table:table-cell>
              <table:table-cell office:value-type="float" office:value="49.7794">
                <text:p>49.7794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0.67">
                <text:p>50.67</text:p>
              </table:table-cell>
              <table:table-cell office:value-type="float" office:value="51.31429">
                <text:p>51.31429</text:p>
              </table:table-cell>
              <table:table-cell office:value-type="float" office:value="49.6569">
                <text:p>49.6569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0.828">
                <text:p>50.828</text:p>
              </table:table-cell>
              <table:table-cell office:value-type="float" office:value="51.77663">
                <text:p>51.77663</text:p>
              </table:table-cell>
              <table:table-cell office:value-type="float" office:value="49.5452">
                <text:p>49.5452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9.998">
                <text:p>49.998</text:p>
              </table:table-cell>
              <table:table-cell office:value-type="float" office:value="49.77191">
                <text:p>49.77191</text:p>
              </table:table-cell>
              <table:table-cell office:value-type="float" office:value="50.5437">
                <text:p>50.5437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0.101">
                <text:p>50.101</text:p>
              </table:table-cell>
              <table:table-cell office:value-type="float" office:value="49.99748">
                <text:p>49.99748</text:p>
              </table:table-cell>
              <table:table-cell office:value-type="float" office:value="50.3965">
                <text:p>50.3965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0.135">
                <text:p>50.135</text:p>
              </table:table-cell>
              <table:table-cell office:value-type="float" office:value="50.12909">
                <text:p>50.12909</text:p>
              </table:table-cell>
              <table:table-cell office:value-type="float" office:value="50.4062">
                <text:p>50.4062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0.126">
                <text:p>50.126</text:p>
              </table:table-cell>
              <table:table-cell office:value-type="float" office:value="50.07338">
                <text:p>50.07338</text:p>
              </table:table-cell>
              <table:table-cell office:value-type="float" office:value="50.3844">
                <text:p>50.3844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0.415">
                <text:p>50.415</text:p>
              </table:table-cell>
              <table:table-cell office:value-type="float" office:value="50.74903">
                <text:p>50.74903</text:p>
              </table:table-cell>
              <table:table-cell office:value-type="float" office:value="50.0143">
                <text:p>50.0143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0.41">
                <text:p>50.41</text:p>
              </table:table-cell>
              <table:table-cell office:value-type="float" office:value="50.80107">
                <text:p>50.80107</text:p>
              </table:table-cell>
              <table:table-cell office:value-type="float" office:value="50.0829">
                <text:p>50.0829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.15">
                <text:p>50.15</text:p>
              </table:table-cell>
              <table:table-cell office:value-type="float" office:value="50.208">
                <text:p>50.208</text:p>
              </table:table-cell>
              <table:table-cell office:value-type="float" office:value="50.4291">
                <text:p>50.4291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0.223">
                <text:p>50.223</text:p>
              </table:table-cell>
              <table:table-cell office:value-type="float" office:value="50.37518">
                <text:p>50.37518</text:p>
              </table:table-cell>
              <table:table-cell office:value-type="float" office:value="50.3316">
                <text:p>50.3316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0.414">
                <text:p>50.414</text:p>
              </table:table-cell>
              <table:table-cell office:value-type="float" office:value="50.81071">
                <text:p>50.81071</text:p>
              </table:table-cell>
              <table:table-cell office:value-type="float" office:value="50.0761">
                <text:p>50.0761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9.623">
                <text:p>49.623</text:p>
              </table:table-cell>
              <table:table-cell office:value-type="float" office:value="49.07621">
                <text:p>49.07621</text:p>
              </table:table-cell>
              <table:table-cell office:value-type="float" office:value="51.2032">
                <text:p>51.2032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9.772">
                <text:p>49.772</text:p>
              </table:table-cell>
              <table:table-cell office:value-type="float" office:value="49.46375">
                <text:p>49.46375</text:p>
              </table:table-cell>
              <table:table-cell office:value-type="float" office:value="51.0519">
                <text:p>51.0519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9.905">
                <text:p>49.905</text:p>
              </table:table-cell>
              <table:table-cell office:value-type="float" office:value="49.678">
                <text:p>49.678</text:p>
              </table:table-cell>
              <table:table-cell office:value-type="float" office:value="50.7867">
                <text:p>50.7867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9.478">
                <text:p>49.478</text:p>
              </table:table-cell>
              <table:table-cell office:value-type="float" office:value="48.71429">
                <text:p>48.71429</text:p>
              </table:table-cell>
              <table:table-cell office:value-type="float" office:value="51.3659">
                <text:p>51.3659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9.482">
                <text:p>49.482</text:p>
              </table:table-cell>
              <table:table-cell office:value-type="float" office:value="48.72963">
                <text:p>48.72963</text:p>
              </table:table-cell>
              <table:table-cell office:value-type="float" office:value="51.3664">
                <text:p>51.3664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0.142">
                <text:p>50.142</text:p>
              </table:table-cell>
              <table:table-cell office:value-type="float" office:value="50.20491">
                <text:p>50.20491</text:p>
              </table:table-cell>
              <table:table-cell office:value-type="float" office:value="50.456">
                <text:p>50.456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9.003">
                <text:p>49.003</text:p>
              </table:table-cell>
              <table:table-cell office:value-type="float" office:value="47.75362">
                <text:p>47.75362</text:p>
              </table:table-cell>
              <table:table-cell office:value-type="float" office:value="52.1188">
                <text:p>52.1188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9.484">
                <text:p>49.484</text:p>
              </table:table-cell>
              <table:table-cell office:value-type="float" office:value="48.78546">
                <text:p>48.78546</text:p>
              </table:table-cell>
              <table:table-cell office:value-type="float" office:value="51.4156">
                <text:p>51.4156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0.001">
                <text:p>50.001</text:p>
              </table:table-cell>
              <table:table-cell office:value-type="float" office:value="49.92742">
                <text:p>49.92742</text:p>
              </table:table-cell>
              <table:table-cell office:value-type="float" office:value="50.6885">
                <text:p>50.6885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8.897">
                <text:p>48.897</text:p>
              </table:table-cell>
              <table:table-cell office:value-type="float" office:value="47.57136">
                <text:p>47.57136</text:p>
              </table:table-cell>
              <table:table-cell office:value-type="float" office:value="52.3246">
                <text:p>52.3246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8.523">
                <text:p>48.523</text:p>
              </table:table-cell>
              <table:table-cell office:value-type="float" office:value="46.71645">
                <text:p>46.71645</text:p>
              </table:table-cell>
              <table:table-cell office:value-type="float" office:value="52.8238">
                <text:p>52.8238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0.436">
                <text:p>50.436</text:p>
              </table:table-cell>
              <table:table-cell office:value-type="float" office:value="50.86987">
                <text:p>50.86987</text:p>
              </table:table-cell>
              <table:table-cell office:value-type="float" office:value="50.0581">
                <text:p>50.0581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0.212">
                <text:p>50.212</text:p>
              </table:table-cell>
              <table:table-cell office:value-type="float" office:value="50.212">
                <text:p>50.212</text:p>
              </table:table-cell>
              <table:table-cell office:value-type="float" office:value="50.212">
                <text:p>50.212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9.979">
                <text:p>49.979</text:p>
              </table:table-cell>
              <table:table-cell office:value-type="float" office:value="49.72923">
                <text:p>49.72923</text:p>
              </table:table-cell>
              <table:table-cell office:value-type="float" office:value="50.5727">
                <text:p>50.5727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9.24">
                <text:p>49.24</text:p>
              </table:table-cell>
              <table:table-cell office:value-type="float" office:value="48.23104">
                <text:p>48.23104</text:p>
              </table:table-cell>
              <table:table-cell office:value-type="float" office:value="51.7445">
                <text:p>51.7445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9.385">
                <text:p>49.385</text:p>
              </table:table-cell>
              <table:table-cell office:value-type="float" office:value="48.61967">
                <text:p>48.61967</text:p>
              </table:table-cell>
              <table:table-cell office:value-type="float" office:value="51.6061">
                <text:p>51.6061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9.473">
                <text:p>49.473</text:p>
              </table:table-cell>
              <table:table-cell office:value-type="float" office:value="48.70396">
                <text:p>48.70396</text:p>
              </table:table-cell>
              <table:table-cell office:value-type="float" office:value="51.3751">
                <text:p>51.3751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9.239">
                <text:p>49.239</text:p>
              </table:table-cell>
              <table:table-cell office:value-type="float" office:value="48.19768">
                <text:p>48.19768</text:p>
              </table:table-cell>
              <table:table-cell office:value-type="float" office:value="51.7137">
                <text:p>51.7137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8.695">
                <text:p>48.695</text:p>
              </table:table-cell>
              <table:table-cell office:value-type="float" office:value="47.08162">
                <text:p>47.08162</text:p>
              </table:table-cell>
              <table:table-cell office:value-type="float" office:value="52.5649">
                <text:p>52.5649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7.955">
                <text:p>47.955</text:p>
              </table:table-cell>
              <table:table-cell office:value-type="float" office:value="45.44924">
                <text:p>45.44924</text:p>
              </table:table-cell>
              <table:table-cell office:value-type="float" office:value="53.6117">
                <text:p>53.6117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50.895">
                <text:p>50.895</text:p>
              </table:table-cell>
              <table:table-cell office:value-type="float" office:value="51.95382">
                <text:p>51.95382</text:p>
              </table:table-cell>
              <table:table-cell office:value-type="float" office:value="49.4811">
                <text:p>49.4811</text:p>
              </table:table-cell>
              <table:table-cell office:value-type="float" office:value="44.6312">
                <text:p>44.63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808080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800000" fo:font-family="宋体" fo:font-size="10pt" style:font-family-asian="宋体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graphic-properties svg:stroke-color="#b3b3b3"/>
      <style:text-properties fo:color="#800000" fo:font-family="宋体" fo:font-size="10pt" style:font-family-asian="宋体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800000" fo:font-family="宋体" fo:font-size="10pt" style:font-family-asian="宋体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true">
        <chart:label-separator>
          <text:p><text:line-break/></text:p>
        </chart:label-separator>
      </style:chart-properties>
      <style:graphic-properties svg:stroke-width="0.07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46cm" chart:symbol-height="0.246cm" chart:link-data-style-to-source="true">
        <chart:label-separator>
          <text:p><text:line-break/></text:p>
        </chart:label-separator>
      </style:chart-properties>
      <style:graphic-properties svg:stroke-width="0.07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6cm" chart:symbol-height="0.246cm" chart:link-data-style-to-source="true">
        <chart:label-separator>
          <text:p><text:line-break/></text:p>
        </chart:label-separator>
      </style:chart-properties>
      <style:graphic-properties svg:stroke-width="0.07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6cm" chart:symbol-height="0.246cm" chart:link-data-style-to-source="true">
        <chart:label-separator>
          <text:p><text:line-break/></text:p>
        </chart:label-separator>
      </style:chart-properties>
      <style:graphic-properties draw:stroke="none" svg:stroke-color="#3c3c3c" draw:fill-color="#3c3c3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5.186cm" svg:height="18.7cm" xlink:href=".." xlink:type="simple" chart:class="chart:line" chart:style-name="ch1">
        <chart:subtitle svg:x="11.848cm" svg:y="0.374cm" chart:style-name="ch2">
          <text:p>sub-title</text:p>
        </chart:subtitle>
        <chart:legend chart:legend-position="end" svg:x="22.572cm" svg:y="8.592cm" style:legend-expansion="high" chart:style-name="ch3"/>
        <chart:plot-area chart:style-name="ch4" table:cell-range-address="joint.B57:joint.D95" svg:x="0.503cm" svg:y="1.457cm" svg:width="21.566cm" svg:height="16.869cm">
          <chartooo:coordinate-region svg:x="1.072cm" svg:y="1.643cm" svg:width="20.836cm" svg:height="16.0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joint.B57:joint.B95" chart:class="chart:line">
            <chart:data-point chart:repeated="39"/>
          </chart:series>
          <chart:series chart:style-name="ch9" chart:values-cell-range-address="joint.C57:joint.C95" chart:class="chart:line">
            <chart:data-point chart:repeated="39"/>
          </chart:series>
          <chart:series chart:style-name="ch10" chart:values-cell-range-address="joint.D57:joint.D95" chart:class="chart:line">
            <chart:data-point chart:repeated="39"/>
          </chart:series>
          <chart:series chart:style-name="ch11" chart:values-cell-range-address="" chart:class="chart:line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.5955">
                <text:p>49.5955</text:p>
                <draw:g>
                  <svg:desc>joint.B57:joint.B95</svg:desc>
                </draw:g>
              </table:table-cell>
              <table:table-cell office:value-type="float" office:value="50.98714">
                <text:p>50.98714</text:p>
                <draw:g>
                  <svg:desc>joint.C57:joint.C95</svg:desc>
                </draw:g>
              </table:table-cell>
              <table:table-cell office:value-type="float" office:value="49.1347">
                <text:p>49.1347</text:p>
                <draw:g>
                  <svg:desc>joint.D57:joint.D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0725">
                <text:p>50.0725</text:p>
              </table:table-cell>
              <table:table-cell office:value-type="float" office:value="50.4747">
                <text:p>50.4747</text:p>
              </table:table-cell>
              <table:table-cell office:value-type="float" office:value="50.0545">
                <text:p>50.0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828">
                <text:p>49.828</text:p>
              </table:table-cell>
              <table:table-cell office:value-type="float" office:value="50.68629">
                <text:p>50.68629</text:p>
              </table:table-cell>
              <table:table-cell office:value-type="float" office:value="49.5323">
                <text:p>49.5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7022">
                <text:p>49.7022</text:p>
              </table:table-cell>
              <table:table-cell office:value-type="float" office:value="50.77278">
                <text:p>50.77278</text:p>
              </table:table-cell>
              <table:table-cell office:value-type="float" office:value="49.2415">
                <text:p>49.2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9996">
                <text:p>49.9996</text:p>
              </table:table-cell>
              <table:table-cell office:value-type="float" office:value="50.44151">
                <text:p>50.44151</text:p>
              </table:table-cell>
              <table:table-cell office:value-type="float" office:value="49.8036">
                <text:p>49.8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417">
                <text:p>50.1417</text:p>
              </table:table-cell>
              <table:table-cell office:value-type="float" office:value="50.28856">
                <text:p>50.28856</text:p>
              </table:table-cell>
              <table:table-cell office:value-type="float" office:value="50.0771">
                <text:p>50.0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.8281">
                <text:p>49.8281</text:p>
              </table:table-cell>
              <table:table-cell office:value-type="float" office:value="50.62942">
                <text:p>50.62942</text:p>
              </table:table-cell>
              <table:table-cell office:value-type="float" office:value="49.4763">
                <text:p>49.47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7197">
                <text:p>49.7197</text:p>
              </table:table-cell>
              <table:table-cell office:value-type="float" office:value="50.74295">
                <text:p>50.74295</text:p>
              </table:table-cell>
              <table:table-cell office:value-type="float" office:value="49.2644">
                <text:p>49.2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.6156">
                <text:p>49.6156</text:p>
              </table:table-cell>
              <table:table-cell office:value-type="float" office:value="50.93113">
                <text:p>50.93113</text:p>
              </table:table-cell>
              <table:table-cell office:value-type="float" office:value="49.1389">
                <text:p>49.1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5016">
                <text:p>50.5016</text:p>
              </table:table-cell>
              <table:table-cell office:value-type="float" office:value="49.96855">
                <text:p>49.96855</text:p>
              </table:table-cell>
              <table:table-cell office:value-type="float" office:value="50.8368">
                <text:p>50.83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3725">
                <text:p>50.3725</text:p>
              </table:table-cell>
              <table:table-cell office:value-type="float" office:value="50.08676">
                <text:p>50.08676</text:p>
              </table:table-cell>
              <table:table-cell office:value-type="float" office:value="50.5677">
                <text:p>50.56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3779">
                <text:p>50.3779</text:p>
              </table:table-cell>
              <table:table-cell office:value-type="float" office:value="50.12857">
                <text:p>50.12857</text:p>
              </table:table-cell>
              <table:table-cell office:value-type="float" office:value="50.6251">
                <text:p>50.6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3607">
                <text:p>50.3607</text:p>
              </table:table-cell>
              <table:table-cell office:value-type="float" office:value="50.11594">
                <text:p>50.11594</text:p>
              </table:table-cell>
              <table:table-cell office:value-type="float" office:value="50.5612">
                <text:p>50.56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.0337">
                <text:p>50.0337</text:p>
              </table:table-cell>
              <table:table-cell office:value-type="float" office:value="50.44995">
                <text:p>50.44995</text:p>
              </table:table-cell>
              <table:table-cell office:value-type="float" office:value="49.9136">
                <text:p>49.9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0905">
                <text:p>50.0905</text:p>
              </table:table-cell>
              <table:table-cell office:value-type="float" office:value="50.44803">
                <text:p>50.44803</text:p>
              </table:table-cell>
              <table:table-cell office:value-type="float" office:value="50.0815">
                <text:p>50.0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3956">
                <text:p>50.3956</text:p>
              </table:table-cell>
              <table:table-cell office:value-type="float" office:value="50.14877">
                <text:p>50.14877</text:p>
              </table:table-cell>
              <table:table-cell office:value-type="float" office:value="50.698">
                <text:p>50.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.3097">
                <text:p>50.3097</text:p>
              </table:table-cell>
              <table:table-cell office:value-type="float" office:value="50.23311">
                <text:p>50.23311</text:p>
              </table:table-cell>
              <table:table-cell office:value-type="float" office:value="50.5243">
                <text:p>50.52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0846">
                <text:p>50.0846</text:p>
              </table:table-cell>
              <table:table-cell office:value-type="float" office:value="50.45324">
                <text:p>50.45324</text:p>
              </table:table-cell>
              <table:table-cell office:value-type="float" office:value="50.069">
                <text:p>50.0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.0737">
                <text:p>51.0737</text:p>
              </table:table-cell>
              <table:table-cell office:value-type="float" office:value="49.54562">
                <text:p>49.54562</text:p>
              </table:table-cell>
              <table:table-cell office:value-type="float" office:value="52.1295">
                <text:p>52.12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.9376">
                <text:p>50.9376</text:p>
              </table:table-cell>
              <table:table-cell office:value-type="float" office:value="49.71996">
                <text:p>49.71996</text:p>
              </table:table-cell>
              <table:table-cell office:value-type="float" office:value="51.895">
                <text:p>51.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.709">
                <text:p>50.709</text:p>
              </table:table-cell>
              <table:table-cell office:value-type="float" office:value="49.86774">
                <text:p>49.86774</text:p>
              </table:table-cell>
              <table:table-cell office:value-type="float" office:value="51.3573">
                <text:p>51.3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.2187">
                <text:p>51.2187</text:p>
              </table:table-cell>
              <table:table-cell office:value-type="float" office:value="49.37686">
                <text:p>49.37686</text:p>
              </table:table-cell>
              <table:table-cell office:value-type="float" office:value="52.3964">
                <text:p>52.39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2188">
                <text:p>51.2188</text:p>
              </table:table-cell>
              <table:table-cell office:value-type="float" office:value="49.38193">
                <text:p>49.38193</text:p>
              </table:table-cell>
              <table:table-cell office:value-type="float" office:value="52.4018">
                <text:p>52.40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4184">
                <text:p>50.4184</text:p>
              </table:table-cell>
              <table:table-cell office:value-type="float" office:value="50.14011">
                <text:p>50.14011</text:p>
              </table:table-cell>
              <table:table-cell office:value-type="float" office:value="50.7577">
                <text:p>50.75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8754">
                <text:p>51.8754</text:p>
              </table:table-cell>
              <table:table-cell office:value-type="float" office:value="48.83681">
                <text:p>48.83681</text:p>
              </table:table-cell>
              <table:table-cell office:value-type="float" office:value="53.8236">
                <text:p>53.8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.2593">
                <text:p>51.2593</text:p>
              </table:table-cell>
              <table:table-cell office:value-type="float" office:value="49.38653">
                <text:p>49.38653</text:p>
              </table:table-cell>
              <table:table-cell office:value-type="float" office:value="52.5263">
                <text:p>52.52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.6208">
                <text:p>50.6208</text:p>
              </table:table-cell>
              <table:table-cell office:value-type="float" office:value="49.97994">
                <text:p>49.97994</text:p>
              </table:table-cell>
              <table:table-cell office:value-type="float" office:value="51.2038">
                <text:p>51.20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.053">
                <text:p>52.053</text:p>
              </table:table-cell>
              <table:table-cell office:value-type="float" office:value="48.71776">
                <text:p>48.71776</text:p>
              </table:table-cell>
              <table:table-cell office:value-type="float" office:value="54.2408">
                <text:p>54.24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.4928">
                <text:p>52.4928</text:p>
              </table:table-cell>
              <table:table-cell office:value-type="float" office:value="48.28673">
                <text:p>48.28673</text:p>
              </table:table-cell>
              <table:table-cell office:value-type="float" office:value="55.1308">
                <text:p>55.1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.0681">
                <text:p>50.0681</text:p>
              </table:table-cell>
              <table:table-cell office:value-type="float" office:value="50.47862">
                <text:p>50.47862</text:p>
              </table:table-cell>
              <table:table-cell office:value-type="float" office:value="50.0454">
                <text:p>50.0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.212">
                <text:p>50.212</text:p>
              </table:table-cell>
              <table:table-cell office:value-type="float" office:value="50.212">
                <text:p>50.212</text:p>
              </table:table-cell>
              <table:table-cell office:value-type="float" office:value="50.212">
                <text:p>50.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.527">
                <text:p>50.527</text:p>
              </table:table-cell>
              <table:table-cell office:value-type="float" office:value="49.94601">
                <text:p>49.94601</text:p>
              </table:table-cell>
              <table:table-cell office:value-type="float" office:value="50.8908">
                <text:p>50.89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.5489">
                <text:p>51.5489</text:p>
              </table:table-cell>
              <table:table-cell office:value-type="float" office:value="49.10561">
                <text:p>49.10561</text:p>
              </table:table-cell>
              <table:table-cell office:value-type="float" office:value="53.1156">
                <text:p>53.1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.4238">
                <text:p>51.4238</text:p>
              </table:table-cell>
              <table:table-cell office:value-type="float" office:value="49.27659">
                <text:p>49.27659</text:p>
              </table:table-cell>
              <table:table-cell office:value-type="float" office:value="52.9105">
                <text:p>52.9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.2267">
                <text:p>51.2267</text:p>
              </table:table-cell>
              <table:table-cell office:value-type="float" office:value="49.37087">
                <text:p>49.37087</text:p>
              </table:table-cell>
              <table:table-cell office:value-type="float" office:value="52.4147">
                <text:p>52.41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.5235">
                <text:p>51.5235</text:p>
              </table:table-cell>
              <table:table-cell office:value-type="float" office:value="49.10335">
                <text:p>49.10335</text:p>
              </table:table-cell>
              <table:table-cell office:value-type="float" office:value="53.0383">
                <text:p>53.03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.2665">
                <text:p>52.2665</text:p>
              </table:table-cell>
              <table:table-cell office:value-type="float" office:value="48.48294">
                <text:p>48.48294</text:p>
              </table:table-cell>
              <table:table-cell office:value-type="float" office:value="54.6448">
                <text:p>54.64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.1852">
                <text:p>53.1852</text:p>
              </table:table-cell>
              <table:table-cell office:value-type="float" office:value="47.63411">
                <text:p>47.63411</text:p>
              </table:table-cell>
              <table:table-cell office:value-type="float" office:value="56.5576">
                <text:p>56.5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.5576">
                <text:p>49.5576</text:p>
              </table:table-cell>
              <table:table-cell office:value-type="float" office:value="51.00957">
                <text:p>51.00957</text:p>
              </table:table-cell>
              <table:table-cell office:value-type="float" office:value="49.0435">
                <text:p>49.04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808080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800000" fo:font-family="宋体" fo:font-size="10pt" style:font-family-asian="宋体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graphic-properties svg:stroke-color="#b3b3b3"/>
      <style:text-properties fo:color="#800000" fo:font-family="宋体" fo:font-size="10pt" style:font-family-asian="宋体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800000" fo:font-family="宋体" fo:font-size="10pt" style:font-family-asian="宋体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5.967cm" svg:height="8.999cm" xlink:href=".." xlink:type="simple" chart:class="chart:bar" chart:style-name="ch1">
        <chart:subtitle svg:x="7.238cm" svg:y="0.179cm" chart:style-name="ch2">
          <text:p>sub-title</text:p>
        </chart:subtitle>
        <chart:legend chart:legend-position="end" svg:x="13.466cm" svg:y="3.505cm" style:legend-expansion="high" chart:style-name="ch3"/>
        <chart:plot-area chart:style-name="ch4" table:cell-range-address="joint.A216:joint.E220" chart:data-source-has-labels="both" svg:x="0.319cm" svg:y="1.067cm" svg:width="12.828cm" svg:height="7.753cm">
          <chartooo:coordinate-region svg:x="0.888cm" svg:y="1.253cm" svg:width="12.259cm" svg:height="6.947cm"/>
          <chart:axis chart:dimension="x" chart:name="primary-x" chart:style-name="ch5" chartooo:axis-type="auto">
            <chartooo:date-scale/>
            <chart:categories table:cell-range-address="joint.A217:joint.A2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oint.B217:joint.B220" chart:label-cell-address="joint.B216:joint.B216" chart:class="chart:bar">
            <chart:data-point chart:repeated="4"/>
          </chart:series>
          <chart:series chart:style-name="ch9" chart:values-cell-range-address="joint.C217:joint.C220" chart:label-cell-address="joint.C216:joint.C216" chart:class="chart:bar">
            <chart:data-point chart:repeated="4"/>
          </chart:series>
          <chart:series chart:style-name="ch10" chart:values-cell-range-address="joint.D217:joint.D220" chart:label-cell-address="joint.D216:joint.D216" chart:class="chart:bar">
            <chart:data-point chart:repeated="4"/>
          </chart:series>
          <chart:series chart:style-name="ch11" chart:values-cell-range-address="joint.E217:joint.E220" chart:label-cell-address="joint.E216:joint.E21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-location</text:p>
                <draw:g>
                  <svg:desc>joint.B216:joint.B216</svg:desc>
                </draw:g>
              </table:table-cell>
              <table:table-cell office:value-type="string">
                <text:p>Only DC</text:p>
                <draw:g>
                  <svg:desc>joint.C216:joint.C216</svg:desc>
                </draw:g>
              </table:table-cell>
              <table:table-cell office:value-type="string">
                <text:p>Only WF</text:p>
                <draw:g>
                  <svg:desc>joint.D216:joint.D216</svg:desc>
                </draw:g>
              </table:table-cell>
              <table:table-cell office:value-type="string">
                <text:p>Jointly</text:p>
                <draw:g>
                  <svg:desc>joint.E216:joint.E2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D-50MW</text:p>
                <draw:g>
                  <svg:desc>joint.A217:joint.A220</svg:desc>
                </draw:g>
              </table:table-cell>
              <table:table-cell office:value-type="float" office:value="50.1207">
                <text:p>50.1207</text:p>
                <draw:g>
                  <svg:desc>joint.B217:joint.B220</svg:desc>
                </draw:g>
              </table:table-cell>
              <table:table-cell office:value-type="float" office:value="47.6341">
                <text:p>47.6341</text:p>
                <draw:g>
                  <svg:desc>joint.C217:joint.C220</svg:desc>
                </draw:g>
              </table:table-cell>
              <table:table-cell office:value-type="float" office:value="49.4811">
                <text:p>49.4811</text:p>
                <draw:g>
                  <svg:desc>joint.D217:joint.D220</svg:desc>
                </draw:g>
              </table:table-cell>
              <table:table-cell office:value-type="float" office:value="46.86">
                <text:p>46.86</text:p>
                <draw:g>
                  <svg:desc>joint.E217:joint.E220</svg:desc>
                </draw:g>
              </table:table-cell>
            </table:table-row>
            <table:table-row>
              <table:table-cell office:value-type="string">
                <text:p>MID-100MW</text:p>
              </table:table-cell>
              <table:table-cell office:value-type="float" office:value="47.955">
                <text:p>47.955</text:p>
              </table:table-cell>
              <table:table-cell office:value-type="float" office:value="45.44924">
                <text:p>45.44924</text:p>
              </table:table-cell>
              <table:table-cell office:value-type="float" office:value="49.4811">
                <text:p>49.4811</text:p>
              </table:table-cell>
              <table:table-cell office:value-type="float" office:value="44.6312">
                <text:p>44.6312</text:p>
              </table:table-cell>
            </table:table-row>
            <table:table-row>
              <table:table-cell office:value-type="string">
                <text:p>HIGH-50MW</text:p>
              </table:table-cell>
              <table:table-cell office:value-type="float" office:value="49.5576">
                <text:p>49.5576</text:p>
              </table:table-cell>
              <table:table-cell office:value-type="float" office:value="47.63411">
                <text:p>47.63411</text:p>
              </table:table-cell>
              <table:table-cell office:value-type="float" office:value="49.0435">
                <text:p>49.0435</text:p>
              </table:table-cell>
              <table:table-cell office:value-type="float" office:value="46.39">
                <text:p>46.39</text:p>
              </table:table-cell>
            </table:table-row>
            <table:table-row>
              <table:table-cell office:value-type="string">
                <text:p>HIGH-100MW</text:p>
              </table:table-cell>
              <table:table-cell office:value-type="float" office:value="50.212">
                <text:p>50.212</text:p>
              </table:table-cell>
              <table:table-cell office:value-type="float" office:value="45.4492">
                <text:p>45.4492</text:p>
              </table:table-cell>
              <table:table-cell office:value-type="float" office:value="49.0435">
                <text:p>49.0435</text:p>
              </table:table-cell>
              <table:table-cell office:value-type="float" office:value="44.1297">
                <text:p>44.12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" chart:maximum="6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6.937cm" svg:y="0.295cm" style:legend-expansion="custom" chartooo:width="1.498cm" chartooo:height="0.598cm" style:legend-expansion-aspect-ratio="2.50501672240803" chart:style-name="ch2"/>
        <chart:plot-area chart:style-name="ch3" table:cell-range-address="location.A2:location.B40 location.B1:location.B1" chart:data-source-has-labels="both" svg:x="0.71cm" svg:y="0.855cm" svg:width="14.64cm" svg:height="7.445cm">
          <chartooo:coordinate-region svg:x="1.331cm" svg:y="1.054cm" svg:width="14cm" svg:height="6.626cm"/>
          <chart:axis chart:dimension="x" chart:name="primary-x" chart:style-name="ch4" chartooo:axis-type="auto">
            <chartooo:date-scale/>
            <chart:title svg:x="5.83cm" svg:y="8.44cm" chart:style-name="ch5">
              <text:p>Data center location (bus No.)</text:p>
            </chart:title>
            <chart:categories table:cell-range-address="location.A2:location.A40"/>
          </chart:axis>
          <chart:axis chart:dimension="y" chart:name="primary-y" chart:style-name="ch6">
            <chart:title svg:x="0cm" svg:y="6.381cm" chart:style-name="ch7">
              <text:p>Total power losses (MW)</text:p>
            </chart:title>
            <chart:grid chart:style-name="ch8" chart:class="major"/>
          </chart:axis>
          <chart:series chart:style-name="ch9" chart:values-cell-range-address="location.B2:location.B40" chart:label-cell-address="location.B1:location.B1" chart:class="chart:bar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RO</text:p>
                <draw:g>
                  <svg:desc>location.B1:location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location.A2:location.A40</svg:desc>
                </draw:g>
              </table:table-cell>
              <table:table-cell office:value-type="float" office:value="47.20471">
                <text:p>47.20471</text:p>
                <draw:g>
                  <svg:desc>location.B2:location.B4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6.37687">
                <text:p>46.3768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6.79745">
                <text:p>46.7974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6.60847">
                <text:p>46.6084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5.61302">
                <text:p>45.6130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5.2156">
                <text:p>45.215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6.00371">
                <text:p>46.0037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6.27524">
                <text:p>46.275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6.9297">
                <text:p>46.92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4.77586">
                <text:p>44.7758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4.94956">
                <text:p>44.9495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5.14532">
                <text:p>45.1453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5.1445">
                <text:p>45.144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5.99636">
                <text:p>45.9963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6.45071">
                <text:p>46.4507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6.03735">
                <text:p>46.0373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6.27901">
                <text:p>46.2790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6.62645">
                <text:p>46.6264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4.89445">
                <text:p>44.894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5.28645">
                <text:p>45.2864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5.54628">
                <text:p>45.5462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4.6172">
                <text:p>44.617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4.66303">
                <text:p>44.6630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6.0485">
                <text:p>46.048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4.3442">
                <text:p>44.344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5.3123">
                <text:p>45.312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6.15403">
                <text:p>46.1540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4.55498">
                <text:p>44.5549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3.70873">
                <text:p>43.708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6.38259">
                <text:p>46.3825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4.94527">
                <text:p>44.9452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4.72121">
                <text:p>44.7212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4.04073">
                <text:p>44.0407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4.43342">
                <text:p>44.433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4.60827">
                <text:p>44.6082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4.17743">
                <text:p>44.1774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3.74771">
                <text:p>43.7477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2.50632">
                <text:p>42.5063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7.17178">
                <text:p>47.171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minimum="40" chart:maximum="6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link-data-style-to-source="true"/>
      <style:graphic-properties draw:fill-color="#ffffc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6.937cm" svg:y="0.295cm" style:legend-expansion="custom" chartooo:width="1.498cm" chartooo:height="0.598cm" style:legend-expansion-aspect-ratio="2.50501672240803" chart:style-name="ch2"/>
        <chart:plot-area chart:style-name="ch3" table:cell-range-address="location.C1:location.C40" chart:data-source-has-labels="row" svg:x="-0.587cm" svg:y="0.855cm" svg:width="15.937cm" svg:height="7.445cm">
          <chartooo:coordinate-region svg:x="1.331cm" svg:y="1.054cm" svg:width="14cm" svg:height="6.626cm"/>
          <chart:axis chart:dimension="x" chart:name="primary-x" chart:style-name="ch4">
            <chart:title svg:x="5.181cm" svg:y="8.44cm" chart:style-name="ch5">
              <text:p>Data center location (bus No.)</text:p>
            </chart:title>
          </chart:axis>
          <chart:axis chart:dimension="y" chart:name="primary-y" chart:style-name="ch6">
            <chart:title svg:x="0cm" svg:y="6.381cm" chart:style-name="ch7">
              <text:p>Total power losses (MW)</text:p>
            </chart:title>
            <chart:grid chart:style-name="ch8" chart:class="major"/>
          </chart:axis>
          <chart:series chart:style-name="ch9" chart:values-cell-range-address="location.C2:location.C40" chart:label-cell-address="location.C1:location.C1" chart:class="chart:bar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location.C1:loca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30636">
                <text:p>47.30636</text:p>
                <draw:g>
                  <svg:desc>location.C2:location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4688">
                <text:p>46.4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88793">
                <text:p>46.887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71265">
                <text:p>46.71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73048">
                <text:p>45.73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33668">
                <text:p>45.336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12106">
                <text:p>46.12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.3908">
                <text:p>46.3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03677">
                <text:p>47.03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89017">
                <text:p>44.89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06605">
                <text:p>45.06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25897">
                <text:p>45.258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25581">
                <text:p>45.255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.09979">
                <text:p>46.099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53687">
                <text:p>46.536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.11608">
                <text:p>46.116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.35452">
                <text:p>46.35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.70558">
                <text:p>46.70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.97385">
                <text:p>44.97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36563">
                <text:p>45.365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.62352">
                <text:p>45.623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69317">
                <text:p>44.693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73772">
                <text:p>44.73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12663">
                <text:p>46.126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.39119">
                <text:p>44.391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36196">
                <text:p>45.36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.21601">
                <text:p>46.216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.58591">
                <text:p>44.585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.73944">
                <text:p>43.73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.4746">
                <text:p>46.47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.07242">
                <text:p>45.072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8362">
                <text:p>44.83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.12056">
                <text:p>44.120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.51302">
                <text:p>44.513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6842">
                <text:p>44.68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25027">
                <text:p>44.250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.79172">
                <text:p>43.79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53446">
                <text:p>42.534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.27607">
                <text:p>47.276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minimum="40" chart:maximum="6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link-data-style-to-source="true"/>
      <style:graphic-properties draw:fill-color="#ff8080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7.026cm" svg:y="0.275cm" style:legend-expansion="custom" chartooo:width="1.947cm" chartooo:height="0.598cm" style:legend-expansion-aspect-ratio="3.25585284280936" chart:style-name="ch2"/>
        <chart:plot-area chart:style-name="ch3" table:cell-range-address="location.D1:location.D40" chart:data-source-has-labels="row" svg:x="-0.587cm" svg:y="0.855cm" svg:width="15.937cm" svg:height="7.445cm">
          <chartooo:coordinate-region svg:x="1.331cm" svg:y="1.054cm" svg:width="14cm" svg:height="6.626cm"/>
          <chart:axis chart:dimension="x" chart:name="primary-x" chart:style-name="ch4">
            <chart:title svg:x="5.181cm" svg:y="8.44cm" chart:style-name="ch5">
              <text:p>Data center location (bus No.)</text:p>
            </chart:title>
          </chart:axis>
          <chart:axis chart:dimension="y" chart:name="primary-y" chart:style-name="ch6">
            <chart:title svg:x="0cm" svg:y="6.381cm" chart:style-name="ch7">
              <text:p>Total power losses (MW)</text:p>
            </chart:title>
            <chart:grid chart:style-name="ch8" chart:class="major"/>
          </chart:axis>
          <chart:series chart:style-name="ch9" chart:values-cell-range-address="location.D2:location.D40" chart:label-cell-address="location.D1:location.D1" chart:class="chart:bar">
            <chart:data-point chart:repeated="13"/>
            <chart:data-point chart:style-name="ch10"/>
            <chart:data-point chart:repeated="17"/>
            <chart:data-point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UM</text:p>
                <draw:g>
                  <svg:desc>location.D1:loca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.92428">
                <text:p>51.92428</text:p>
                <draw:g>
                  <svg:desc>location.D2:location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86272">
                <text:p>50.86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.25322">
                <text:p>51.25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38646">
                <text:p>51.38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68896">
                <text:p>50.68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37185">
                <text:p>50.37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08183">
                <text:p>51.08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.31429">
                <text:p>51.3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77663">
                <text:p>51.776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.77191">
                <text:p>49.771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.99748">
                <text:p>49.99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12909">
                <text:p>50.12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07338">
                <text:p>50.07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.74903">
                <text:p>50.749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80107">
                <text:p>50.80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208">
                <text:p>50.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.37518">
                <text:p>50.375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81071">
                <text:p>50.81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.07621">
                <text:p>49.076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.46375">
                <text:p>49.46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.678">
                <text:p>49.6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.71429">
                <text:p>48.71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.72963">
                <text:p>48.729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20491">
                <text:p>50.20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.75362">
                <text:p>47.753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78546">
                <text:p>48.78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.92742">
                <text:p>49.927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57136">
                <text:p>47.571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.71645">
                <text:p>46.716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.86987">
                <text:p>50.869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.212">
                <text:p>50.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.72923">
                <text:p>49.729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.23104">
                <text:p>48.231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.61967">
                <text:p>48.619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.70396">
                <text:p>48.703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.19768">
                <text:p>48.19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.08162">
                <text:p>47.081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.44924">
                <text:p>45.449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.95382">
                <text:p>51.953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